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" table:style-name="ta1">
        <table:table-column table:style-name="co1" table:number-columns-repeated="43" table:default-cell-style-name="ce1"/>
        <table:table-row table:style-name="ro1">
          <table:table-cell office:value-type="string" table:style-name="ce1">
            <text:p>Specimen</text:p>
          </table:table-cell>
          <table:table-cell office:value-type="string" table:style-name="ce1">
            <text:p>Tooth</text:p>
          </table:table-cell>
          <table:table-cell office:value-type="string" table:style-name="ce1">
            <text:p>Location</text:p>
          </table:table-cell>
          <table:table-cell office:value-type="string" table:style-name="ce1">
            <text:p>Objective</text:p>
          </table:table-cell>
          <table:table-cell office:value-type="string" table:style-name="ce1">
            <text:p>Measurement</text:p>
          </table:table-cell>
          <table:table-cell office:value-type="string" table:style-name="ce1">
            <text:p>Position</text:p>
          </table:table-cell>
          <table:table-cell office:value-type="string" table:style-name="ce1">
            <text:p>NMP</text:p>
          </table:table-cell>
          <table:table-cell office:value-type="string" table:style-name="ce1">
            <text:p>NMP_cat</text:p>
          </table:table-cell>
          <table:table-cell office:value-type="string" table:style-name="ce1">
            <text:p>Sq</text:p>
          </table:table-cell>
          <table:table-cell office:value-type="string" table:style-name="ce1">
            <text:p>Ssk</text:p>
          </table:table-cell>
          <table:table-cell office:value-type="string" table:style-name="ce1">
            <text:p>Sku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Sv</text:p>
          </table:table-cell>
          <table:table-cell office:value-type="string" table:style-name="ce1">
            <text:p>Sz</text:p>
          </table:table-cell>
          <table:table-cell office:value-type="string" table:style-name="ce1">
            <text:p>Sa</text:p>
          </table:table-cell>
          <table:table-cell office:value-type="string" table:style-name="ce1">
            <text:p>Smr</text:p>
          </table:table-cell>
          <table:table-cell office:value-type="string" table:style-name="ce1">
            <text:p>Smc</text:p>
          </table:table-cell>
          <table:table-cell office:value-type="string" table:style-name="ce1">
            <text:p>Sxp</text:p>
          </table:table-cell>
          <table:table-cell office:value-type="string" table:style-name="ce1">
            <text:p>Sal</text:p>
          </table:table-cell>
          <table:table-cell office:value-type="string" table:style-name="ce1">
            <text:p>Str</text:p>
          </table:table-cell>
          <table:table-cell office:value-type="string" table:style-name="ce1">
            <text:p>Std</text:p>
          </table:table-cell>
          <table:table-cell office:value-type="string" table:style-name="ce1">
            <text:p>Ssw</text:p>
          </table:table-cell>
          <table:table-cell office:value-type="string" table:style-name="ce1">
            <text:p>Sdq</text:p>
          </table:table-cell>
          <table:table-cell office:value-type="string" table:style-name="ce1">
            <text:p>Sdr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Vv</text:p>
          </table:table-cell>
          <table:table-cell office:value-type="string" table:style-name="ce1">
            <text:p>Vmp</text:p>
          </table:table-cell>
          <table:table-cell office:value-type="string" table:style-name="ce1">
            <text:p>Vmc</text:p>
          </table:table-cell>
          <table:table-cell office:value-type="string" table:style-name="ce1">
            <text:p>Vvc</text:p>
          </table:table-cell>
          <table:table-cell office:value-type="string" table:style-name="ce1">
            <text:p>Vvv</text:p>
          </table:table-cell>
          <table:table-cell office:value-type="string" table:style-name="ce1">
            <text:p>Maximum.depth.of.furrows</text:p>
          </table:table-cell>
          <table:table-cell office:value-type="string" table:style-name="ce1">
            <text:p>Mean.depth.of.furrows</text:p>
          </table:table-cell>
          <table:table-cell office:value-type="string" table:style-name="ce1">
            <text:p>Mean.density.of.furrows</text:p>
          </table:table-cell>
          <table:table-cell office:value-type="string" table:style-name="ce1">
            <text:p>First.direction</text:p>
          </table:table-cell>
          <table:table-cell office:value-type="string" table:style-name="ce1">
            <text:p>Second.direction</text:p>
          </table:table-cell>
          <table:table-cell office:value-type="string" table:style-name="ce1">
            <text:p>Third.direction</text:p>
          </table:table-cell>
          <table:table-cell office:value-type="string" table:style-name="ce1">
            <text:p>Texture.isotropy</text:p>
          </table:table-cell>
          <table:table-cell office:value-type="string" table:style-name="ce1">
            <text:p>epLsar</text:p>
          </table:table-cell>
          <table:table-cell office:value-type="string" table:style-name="ce1">
            <text:p>NewEplsar</text:p>
          </table:table-cell>
          <table:table-cell office:value-type="string" table:style-name="ce1">
            <text:p>Asfc</text:p>
          </table:table-cell>
          <table:table-cell office:value-type="string" table:style-name="ce1">
            <text:p>Smfc</text:p>
          </table:table-cell>
          <table:table-cell office:value-type="string" table:style-name="ce1">
            <text:p>HAsfc9</text:p>
          </table:table-cell>
          <table:table-cell office:value-type="string" table:style-name="ce1">
            <text:p>HAsfc81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3.029439204" table:style-name="ce1">
            <text:p>3.029439204</text:p>
          </table:table-cell>
          <table:table-cell office:value-type="string" table:style-name="ce1">
            <text:p>&lt;10%</text:p>
          </table:table-cell>
          <table:table-cell office:value-type="float" office:value="1.216900608" table:style-name="ce1">
            <text:p>1.216900608</text:p>
          </table:table-cell>
          <table:table-cell office:value-type="float" office:value="-0.3324890965" table:style-name="ce1">
            <text:p>-0.3324890965</text:p>
          </table:table-cell>
          <table:table-cell office:value-type="float" office:value="2.531089278" table:style-name="ce1">
            <text:p>2.531089278</text:p>
          </table:table-cell>
          <table:table-cell office:value-type="float" office:value="2.73917" table:style-name="ce1">
            <text:p>2.73917</text:p>
          </table:table-cell>
          <table:table-cell office:value-type="float" office:value="3.419274" table:style-name="ce1">
            <text:p>3.419274</text:p>
          </table:table-cell>
          <table:table-cell office:value-type="float" office:value="6.158444" table:style-name="ce1">
            <text:p>6.158444</text:p>
          </table:table-cell>
          <table:table-cell office:value-type="float" office:value="0.9953219389" table:style-name="ce1">
            <text:p>0.9953219389</text:p>
          </table:table-cell>
          <table:table-cell office:value-type="float" office:value="5.865499589" table:style-name="ce1">
            <text:p>5.865499589</text:p>
          </table:table-cell>
          <table:table-cell office:value-type="float" office:value="1.501281603" table:style-name="ce1">
            <text:p>1.501281603</text:p>
          </table:table-cell>
          <table:table-cell office:value-type="float" office:value="2.616679335" table:style-name="ce1">
            <text:p>2.616679335</text:p>
          </table:table-cell>
          <table:table-cell office:value-type="float" office:value="20.72644025" table:style-name="ce1">
            <text:p>20.72644025</text:p>
          </table:table-cell>
          <table:table-cell office:value-type="float" office:value="0.5567233555" table:style-name="ce1">
            <text:p>0.5567233555</text:p>
          </table:table-cell>
          <table:table-cell office:value-type="float" office:value="58.51425571" table:style-name="ce1">
            <text:p>58.51425571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1788874174" table:style-name="ce1">
            <text:p>0.1788874174</text:p>
          </table:table-cell>
          <table:table-cell office:value-type="float" office:value="1.506668732" table:style-name="ce1">
            <text:p>1.506668732</text:p>
          </table:table-cell>
          <table:table-cell office:value-type="float" office:value="0.03822744137" table:style-name="ce1">
            <text:p>0.03822744137</text:p>
          </table:table-cell>
          <table:table-cell office:value-type="float" office:value="1.5395089" table:style-name="ce1">
            <text:p>1.5395089</text:p>
          </table:table-cell>
          <table:table-cell office:value-type="float" office:value="0.03822744137" table:style-name="ce1">
            <text:p>0.03822744137</text:p>
          </table:table-cell>
          <table:table-cell office:value-type="float" office:value="1.208084791" table:style-name="ce1">
            <text:p>1.208084791</text:p>
          </table:table-cell>
          <table:table-cell office:value-type="float" office:value="1.391427209" table:style-name="ce1">
            <text:p>1.391427209</text:p>
          </table:table-cell>
          <table:table-cell office:value-type="float" office:value="0.1480816912" table:style-name="ce1">
            <text:p>0.1480816912</text:p>
          </table:table-cell>
          <table:table-cell office:value-type="float" office:value="2.330753" table:style-name="ce1">
            <text:p>2.330753</text:p>
          </table:table-cell>
          <table:table-cell office:value-type="float" office:value="0.8337031417" table:style-name="ce1">
            <text:p>0.8337031417</text:p>
          </table:table-cell>
          <table:table-cell office:value-type="float" office:value="2026.883775" table:style-name="ce1">
            <text:p>2026.883775</text:p>
          </table:table-cell>
          <table:table-cell office:value-type="float" office:value="37.00334227" table:style-name="ce1">
            <text:p>37.00334227</text:p>
          </table:table-cell>
          <table:table-cell office:value-type="float" office:value="56.54719844" table:style-name="ce1">
            <text:p>56.54719844</text:p>
          </table:table-cell>
          <table:table-cell office:value-type="float" office:value="89.98706239" table:style-name="ce1">
            <text:p>89.98706239</text:p>
          </table:table-cell>
          <table:table-cell office:value-type="float" office:value="47.34345062" table:style-name="ce1">
            <text:p>47.34345062</text:p>
          </table:table-cell>
          <table:table-cell office:value-type="float" office:value="0.001190735023" table:style-name="ce1">
            <text:p>0.001190735023</text:p>
          </table:table-cell>
          <table:table-cell office:value-type="float" office:value="0.01718885164" table:style-name="ce1">
            <text:p>0.01718885164</text:p>
          </table:table-cell>
          <table:table-cell office:value-type="float" office:value="1.851713048" table:style-name="ce1">
            <text:p>1.851713048</text:p>
          </table:table-cell>
          <table:table-cell office:value-type="float" office:value="86.15294511" table:style-name="ce1">
            <text:p>86.15294511</text:p>
          </table:table-cell>
          <table:table-cell office:value-type="float" office:value="0.2487842445" table:style-name="ce1">
            <text:p>0.2487842445</text:p>
          </table:table-cell>
          <table:table-cell office:value-type="float" office:value="0.5906367797" table:style-name="ce1">
            <text:p>0.5906367797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3.049307211" table:style-name="ce1">
            <text:p>3.049307211</text:p>
          </table:table-cell>
          <table:table-cell office:value-type="string" table:style-name="ce1">
            <text:p>&lt;10%</text:p>
          </table:table-cell>
          <table:table-cell office:value-type="float" office:value="1.179617399" table:style-name="ce1">
            <text:p>1.179617399</text:p>
          </table:table-cell>
          <table:table-cell office:value-type="float" office:value="-0.3453719802" table:style-name="ce1">
            <text:p>-0.3453719802</text:p>
          </table:table-cell>
          <table:table-cell office:value-type="float" office:value="2.445013999" table:style-name="ce1">
            <text:p>2.445013999</text:p>
          </table:table-cell>
          <table:table-cell office:value-type="float" office:value="2.728211" table:style-name="ce1">
            <text:p>2.728211</text:p>
          </table:table-cell>
          <table:table-cell office:value-type="float" office:value="3.249398" table:style-name="ce1">
            <text:p>3.249398</text:p>
          </table:table-cell>
          <table:table-cell office:value-type="float" office:value="5.977609" table:style-name="ce1">
            <text:p>5.977609</text:p>
          </table:table-cell>
          <table:table-cell office:value-type="float" office:value="0.9692664579" table:style-name="ce1">
            <text:p>0.9692664579</text:p>
          </table:table-cell>
          <table:table-cell office:value-type="float" office:value="4.991384134" table:style-name="ce1">
            <text:p>4.991384134</text:p>
          </table:table-cell>
          <table:table-cell office:value-type="float" office:value="1.466514006" table:style-name="ce1">
            <text:p>1.466514006</text:p>
          </table:table-cell>
          <table:table-cell office:value-type="float" office:value="2.496966089" table:style-name="ce1">
            <text:p>2.496966089</text:p>
          </table:table-cell>
          <table:table-cell office:value-type="float" office:value="20.41661176" table:style-name="ce1">
            <text:p>20.41661176</text:p>
          </table:table-cell>
          <table:table-cell office:value-type="float" office:value="0.5302128307" table:style-name="ce1">
            <text:p>0.5302128307</text:p>
          </table:table-cell>
          <table:table-cell office:value-type="float" office:value="58.51580408" table:style-name="ce1">
            <text:p>58.51580408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1762587753" table:style-name="ce1">
            <text:p>0.1762587753</text:p>
          </table:table-cell>
          <table:table-cell office:value-type="float" office:value="1.467241585" table:style-name="ce1">
            <text:p>1.467241585</text:p>
          </table:table-cell>
          <table:table-cell office:value-type="float" office:value="0.0330068183" table:style-name="ce1">
            <text:p>0.0330068183</text:p>
          </table:table-cell>
          <table:table-cell office:value-type="float" office:value="1.499521272" table:style-name="ce1">
            <text:p>1.499521272</text:p>
          </table:table-cell>
          <table:table-cell office:value-type="float" office:value="0.0330068183" table:style-name="ce1">
            <text:p>0.0330068183</text:p>
          </table:table-cell>
          <table:table-cell office:value-type="float" office:value="1.177221836" table:style-name="ce1">
            <text:p>1.177221836</text:p>
          </table:table-cell>
          <table:table-cell office:value-type="float" office:value="1.351987164" table:style-name="ce1">
            <text:p>1.351987164</text:p>
          </table:table-cell>
          <table:table-cell office:value-type="float" office:value="0.1475341076" table:style-name="ce1">
            <text:p>0.1475341076</text:p>
          </table:table-cell>
          <table:table-cell office:value-type="float" office:value="2.286745" table:style-name="ce1">
            <text:p>2.286745</text:p>
          </table:table-cell>
          <table:table-cell office:value-type="float" office:value="0.8079500789" table:style-name="ce1">
            <text:p>0.8079500789</text:p>
          </table:table-cell>
          <table:table-cell office:value-type="float" office:value="2022.394225" table:style-name="ce1">
            <text:p>2022.394225</text:p>
          </table:table-cell>
          <table:table-cell office:value-type="float" office:value="37.00373754" table:style-name="ce1">
            <text:p>37.00373754</text:p>
          </table:table-cell>
          <table:table-cell office:value-type="float" office:value="90.00751472" table:style-name="ce1">
            <text:p>90.00751472</text:p>
          </table:table-cell>
          <table:table-cell office:value-type="float" office:value="56.55262414" table:style-name="ce1">
            <text:p>56.55262414</text:p>
          </table:table-cell>
          <table:table-cell office:value-type="float" office:value="51.88475238" table:style-name="ce1">
            <text:p>51.88475238</text:p>
          </table:table-cell>
          <table:table-cell office:value-type="float" office:value="0.001128927582" table:style-name="ce1">
            <text:p>0.001128927582</text:p>
          </table:table-cell>
          <table:table-cell office:value-type="float" office:value="0.01723833746" table:style-name="ce1">
            <text:p>0.01723833746</text:p>
          </table:table-cell>
          <table:table-cell office:value-type="float" office:value="1.787470208" table:style-name="ce1">
            <text:p>1.787470208</text:p>
          </table:table-cell>
          <table:table-cell office:value-type="float" office:value="48.78198793" table:style-name="ce1">
            <text:p>48.78198793</text:p>
          </table:table-cell>
          <table:table-cell office:value-type="float" office:value="0.2329558709" table:style-name="ce1">
            <text:p>0.2329558709</text:p>
          </table:table-cell>
          <table:table-cell office:value-type="float" office:value="0.5822596479" table:style-name="ce1">
            <text:p>0.5822596479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3.344563077" table:style-name="ce1">
            <text:p>3.344563077</text:p>
          </table:table-cell>
          <table:table-cell office:value-type="string" table:style-name="ce1">
            <text:p>&lt;10%</text:p>
          </table:table-cell>
          <table:table-cell office:value-type="float" office:value="1.159639001" table:style-name="ce1">
            <text:p>1.159639001</text:p>
          </table:table-cell>
          <table:table-cell office:value-type="float" office:value="-0.3552218013" table:style-name="ce1">
            <text:p>-0.3552218013</text:p>
          </table:table-cell>
          <table:table-cell office:value-type="float" office:value="2.419064276" table:style-name="ce1">
            <text:p>2.419064276</text:p>
          </table:table-cell>
          <table:table-cell office:value-type="float" office:value="2.691938" table:style-name="ce1">
            <text:p>2.691938</text:p>
          </table:table-cell>
          <table:table-cell office:value-type="float" office:value="3.171959" table:style-name="ce1">
            <text:p>3.171959</text:p>
          </table:table-cell>
          <table:table-cell office:value-type="float" office:value="5.863897" table:style-name="ce1">
            <text:p>5.863897</text:p>
          </table:table-cell>
          <table:table-cell office:value-type="float" office:value="0.9563751082" table:style-name="ce1">
            <text:p>0.9563751082</text:p>
          </table:table-cell>
          <table:table-cell office:value-type="float" office:value="4.781404113" table:style-name="ce1">
            <text:p>4.781404113</text:p>
          </table:table-cell>
          <table:table-cell office:value-type="float" office:value="1.433143613" table:style-name="ce1">
            <text:p>1.433143613</text:p>
          </table:table-cell>
          <table:table-cell office:value-type="float" office:value="2.478542335" table:style-name="ce1">
            <text:p>2.478542335</text:p>
          </table:table-cell>
          <table:table-cell office:value-type="float" office:value="20.34239013" table:style-name="ce1">
            <text:p>20.34239013</text:p>
          </table:table-cell>
          <table:table-cell office:value-type="float" office:value="0.537420982" table:style-name="ce1">
            <text:p>0.537420982</text:p>
          </table:table-cell>
          <table:table-cell office:value-type="float" office:value="58.51425845" table:style-name="ce1">
            <text:p>58.51425845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175793189" table:style-name="ce1">
            <text:p>0.175793189</text:p>
          </table:table-cell>
          <table:table-cell office:value-type="float" office:value="1.461777572" table:style-name="ce1">
            <text:p>1.461777572</text:p>
          </table:table-cell>
          <table:table-cell office:value-type="float" office:value="0.03196542188" table:style-name="ce1">
            <text:p>0.03196542188</text:p>
          </table:table-cell>
          <table:table-cell office:value-type="float" office:value="1.465109427" table:style-name="ce1">
            <text:p>1.465109427</text:p>
          </table:table-cell>
          <table:table-cell office:value-type="float" office:value="0.03196542188" table:style-name="ce1">
            <text:p>0.03196542188</text:p>
          </table:table-cell>
          <table:table-cell office:value-type="float" office:value="1.152959113" table:style-name="ce1">
            <text:p>1.152959113</text:p>
          </table:table-cell>
          <table:table-cell office:value-type="float" office:value="1.318488887" table:style-name="ce1">
            <text:p>1.318488887</text:p>
          </table:table-cell>
          <table:table-cell office:value-type="float" office:value="0.1466205402" table:style-name="ce1">
            <text:p>0.1466205402</text:p>
          </table:table-cell>
          <table:table-cell office:value-type="float" office:value="2.291874" table:style-name="ce1">
            <text:p>2.291874</text:p>
          </table:table-cell>
          <table:table-cell office:value-type="float" office:value="0.791866183" table:style-name="ce1">
            <text:p>0.791866183</text:p>
          </table:table-cell>
          <table:table-cell office:value-type="float" office:value="2033.563186" table:style-name="ce1">
            <text:p>2033.563186</text:p>
          </table:table-cell>
          <table:table-cell office:value-type="float" office:value="37.00463597" table:style-name="ce1">
            <text:p>37.00463597</text:p>
          </table:table-cell>
          <table:table-cell office:value-type="float" office:value="89.99659989" table:style-name="ce1">
            <text:p>89.99659989</text:p>
          </table:table-cell>
          <table:table-cell office:value-type="float" office:value="56.55125977" table:style-name="ce1">
            <text:p>56.55125977</text:p>
          </table:table-cell>
          <table:table-cell office:value-type="float" office:value="58.70931854" table:style-name="ce1">
            <text:p>58.70931854</text:p>
          </table:table-cell>
          <table:table-cell office:value-type="float" office:value="0.001244378768" table:style-name="ce1">
            <text:p>0.001244378768</text:p>
          </table:table-cell>
          <table:table-cell office:value-type="float" office:value="0.01734806878" table:style-name="ce1">
            <text:p>0.01734806878</text:p>
          </table:table-cell>
          <table:table-cell office:value-type="float" office:value="1.822077797" table:style-name="ce1">
            <text:p>1.822077797</text:p>
          </table:table-cell>
          <table:table-cell office:value-type="float" office:value="51.96430467" table:style-name="ce1">
            <text:p>51.96430467</text:p>
          </table:table-cell>
          <table:table-cell office:value-type="float" office:value="0.1722547748" table:style-name="ce1">
            <text:p>0.1722547748</text:p>
          </table:table-cell>
          <table:table-cell office:value-type="float" office:value="0.5164331512" table:style-name="ce1">
            <text:p>0.5164331512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12.53597484" table:style-name="ce1">
            <text:p>12.53597484</text:p>
          </table:table-cell>
          <table:table-cell office:value-type="string" table:style-name="ce1">
            <text:p>10-20%</text:p>
          </table:table-cell>
          <table:table-cell office:value-type="float" office:value="7.283898596" table:style-name="ce1">
            <text:p>7.283898596</text:p>
          </table:table-cell>
          <table:table-cell office:value-type="float" office:value="0.8300851265" table:style-name="ce1">
            <text:p>0.8300851265</text:p>
          </table:table-cell>
          <table:table-cell office:value-type="float" office:value="3.150190549" table:style-name="ce1">
            <text:p>3.150190549</text:p>
          </table:table-cell>
          <table:table-cell office:value-type="float" office:value="22.04176" table:style-name="ce1">
            <text:p>22.04176</text:p>
          </table:table-cell>
          <table:table-cell office:value-type="float" office:value="17.87937" table:style-name="ce1">
            <text:p>17.87937</text:p>
          </table:table-cell>
          <table:table-cell office:value-type="float" office:value="39.92113" table:style-name="ce1">
            <text:p>39.92113</text:p>
          </table:table-cell>
          <table:table-cell office:value-type="float" office:value="5.800399284" table:style-name="ce1">
            <text:p>5.800399284</text:p>
          </table:table-cell>
          <table:table-cell office:value-type="float" office:value="0.1894797908" table:style-name="ce1">
            <text:p>0.1894797908</text:p>
          </table:table-cell>
          <table:table-cell office:value-type="float" office:value="11.42281603" table:style-name="ce1">
            <text:p>11.42281603</text:p>
          </table:table-cell>
          <table:table-cell office:value-type="float" office:value="8.719022467" table:style-name="ce1">
            <text:p>8.719022467</text:p>
          </table:table-cell>
          <table:table-cell office:value-type="float" office:value="91.81795286" table:style-name="ce1">
            <text:p>91.81795286</text:p>
          </table:table-cell>
          <table:table-cell/>
          <table:table-cell office:value-type="float" office:value="58.5110445" table:style-name="ce1">
            <text:p>58.5110445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0.2516132152" table:style-name="ce1">
            <text:p>0.2516132152</text:p>
          </table:table-cell>
          <table:table-cell office:value-type="float" office:value="2.969515205" table:style-name="ce1">
            <text:p>2.969515205</text:p>
          </table:table-cell>
          <table:table-cell office:value-type="float" office:value="0.4188576829" table:style-name="ce1">
            <text:p>0.4188576829</text:p>
          </table:table-cell>
          <table:table-cell office:value-type="float" office:value="11.84167445" table:style-name="ce1">
            <text:p>11.84167445</text:p>
          </table:table-cell>
          <table:table-cell office:value-type="float" office:value="0.4188576829" table:style-name="ce1">
            <text:p>0.4188576829</text:p>
          </table:table-cell>
          <table:table-cell office:value-type="float" office:value="5.853783627" table:style-name="ce1">
            <text:p>5.853783627</text:p>
          </table:table-cell>
          <table:table-cell office:value-type="float" office:value="11.35490637" table:style-name="ce1">
            <text:p>11.35490637</text:p>
          </table:table-cell>
          <table:table-cell office:value-type="float" office:value="0.4867680817" table:style-name="ce1">
            <text:p>0.4867680817</text:p>
          </table:table-cell>
          <table:table-cell office:value-type="float" office:value="41.48378" table:style-name="ce1">
            <text:p>41.48378</text:p>
          </table:table-cell>
          <table:table-cell office:value-type="float" office:value="18.82234901" table:style-name="ce1">
            <text:p>18.82234901</text:p>
          </table:table-cell>
          <table:table-cell office:value-type="float" office:value="1353.924252" table:style-name="ce1">
            <text:p>1353.924252</text:p>
          </table:table-cell>
          <table:table-cell office:value-type="float" office:value="89.99845217" table:style-name="ce1">
            <text:p>89.99845217</text:p>
          </table:table-cell>
          <table:table-cell office:value-type="float" office:value="37.00582904" table:style-name="ce1">
            <text:p>37.00582904</text:p>
          </table:table-cell>
          <table:table-cell office:value-type="float" office:value="56.52640186" table:style-name="ce1">
            <text:p>56.52640186</text:p>
          </table:table-cell>
          <table:table-cell office:value-type="float" office:value="20.95764058" table:style-name="ce1">
            <text:p>20.95764058</text:p>
          </table:table-cell>
          <table:table-cell office:value-type="float" office:value="0.003465574812" table:style-name="ce1">
            <text:p>0.003465574812</text:p>
          </table:table-cell>
          <table:table-cell office:value-type="float" office:value="0.01632353201" table:style-name="ce1">
            <text:p>0.01632353201</text:p>
          </table:table-cell>
          <table:table-cell office:value-type="float" office:value="6.642577214" table:style-name="ce1">
            <text:p>6.642577214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0.363790019" table:style-name="ce1">
            <text:p>0.363790019</text:p>
          </table:table-cell>
          <table:table-cell office:value-type="float" office:value="0.4857648111" table:style-name="ce1">
            <text:p>0.4857648111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11.62748449" table:style-name="ce1">
            <text:p>11.62748449</text:p>
          </table:table-cell>
          <table:table-cell office:value-type="string" table:style-name="ce1">
            <text:p>10-20%</text:p>
          </table:table-cell>
          <table:table-cell office:value-type="float" office:value="7.291345911" table:style-name="ce1">
            <text:p>7.291345911</text:p>
          </table:table-cell>
          <table:table-cell office:value-type="float" office:value="0.8135181382" table:style-name="ce1">
            <text:p>0.8135181382</text:p>
          </table:table-cell>
          <table:table-cell office:value-type="float" office:value="3.143031876" table:style-name="ce1">
            <text:p>3.143031876</text:p>
          </table:table-cell>
          <table:table-cell office:value-type="float" office:value="22.00562" table:style-name="ce1">
            <text:p>22.00562</text:p>
          </table:table-cell>
          <table:table-cell office:value-type="float" office:value="19.03402" table:style-name="ce1">
            <text:p>19.03402</text:p>
          </table:table-cell>
          <table:table-cell office:value-type="float" office:value="41.03964" table:style-name="ce1">
            <text:p>41.03964</text:p>
          </table:table-cell>
          <table:table-cell office:value-type="float" office:value="5.802569308" table:style-name="ce1">
            <text:p>5.802569308</text:p>
          </table:table-cell>
          <table:table-cell office:value-type="float" office:value="0.1831192333" table:style-name="ce1">
            <text:p>0.1831192333</text:p>
          </table:table-cell>
          <table:table-cell office:value-type="float" office:value="11.44755672" table:style-name="ce1">
            <text:p>11.44755672</text:p>
          </table:table-cell>
          <table:table-cell office:value-type="float" office:value="8.835691013" table:style-name="ce1">
            <text:p>8.835691013</text:p>
          </table:table-cell>
          <table:table-cell office:value-type="float" office:value="91.52523204" table:style-name="ce1">
            <text:p>91.52523204</text:p>
          </table:table-cell>
          <table:table-cell/>
          <table:table-cell office:value-type="float" office:value="58.74993215" table:style-name="ce1">
            <text:p>58.74993215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0.256546437" table:style-name="ce1">
            <text:p>0.256546437</text:p>
          </table:table-cell>
          <table:table-cell office:value-type="float" office:value="3.077961634" table:style-name="ce1">
            <text:p>3.077961634</text:p>
          </table:table-cell>
          <table:table-cell office:value-type="float" office:value="0.4139914097" table:style-name="ce1">
            <text:p>0.4139914097</text:p>
          </table:table-cell>
          <table:table-cell office:value-type="float" office:value="11.86154823" table:style-name="ce1">
            <text:p>11.86154823</text:p>
          </table:table-cell>
          <table:table-cell office:value-type="float" office:value="0.4139914097" table:style-name="ce1">
            <text:p>0.4139914097</text:p>
          </table:table-cell>
          <table:table-cell office:value-type="float" office:value="5.876793133" table:style-name="ce1">
            <text:p>5.876793133</text:p>
          </table:table-cell>
          <table:table-cell office:value-type="float" office:value="11.36513687" table:style-name="ce1">
            <text:p>11.36513687</text:p>
          </table:table-cell>
          <table:table-cell office:value-type="float" office:value="0.4964113607" table:style-name="ce1">
            <text:p>0.4964113607</text:p>
          </table:table-cell>
          <table:table-cell office:value-type="float" office:value="39.054195" table:style-name="ce1">
            <text:p>39.054195</text:p>
          </table:table-cell>
          <table:table-cell office:value-type="float" office:value="18.34161537" table:style-name="ce1">
            <text:p>18.34161537</text:p>
          </table:table-cell>
          <table:table-cell office:value-type="float" office:value="1318.768123" table:style-name="ce1">
            <text:p>1318.768123</text:p>
          </table:table-cell>
          <table:table-cell office:value-type="float" office:value="90.00131652" table:style-name="ce1">
            <text:p>90.00131652</text:p>
          </table:table-cell>
          <table:table-cell office:value-type="float" office:value="37.00101484" table:style-name="ce1">
            <text:p>37.00101484</text:p>
          </table:table-cell>
          <table:table-cell office:value-type="float" office:value="56.51804076" table:style-name="ce1">
            <text:p>56.51804076</text:p>
          </table:table-cell>
          <table:table-cell office:value-type="float" office:value="20.96000293" table:style-name="ce1">
            <text:p>20.96000293</text:p>
          </table:table-cell>
          <table:table-cell office:value-type="float" office:value="0.003372057825" table:style-name="ce1">
            <text:p>0.003372057825</text:p>
          </table:table-cell>
          <table:table-cell office:value-type="float" office:value="0.01638855856" table:style-name="ce1">
            <text:p>0.01638855856</text:p>
          </table:table-cell>
          <table:table-cell office:value-type="float" office:value="6.88219875" table:style-name="ce1">
            <text:p>6.88219875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0.3629004051" table:style-name="ce1">
            <text:p>0.3629004051</text:p>
          </table:table-cell>
          <table:table-cell office:value-type="float" office:value="0.4593461291" table:style-name="ce1">
            <text:p>0.4593461291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11.53262868" table:style-name="ce1">
            <text:p>11.53262868</text:p>
          </table:table-cell>
          <table:table-cell office:value-type="string" table:style-name="ce1">
            <text:p>10-20%</text:p>
          </table:table-cell>
          <table:table-cell office:value-type="float" office:value="7.299769434" table:style-name="ce1">
            <text:p>7.299769434</text:p>
          </table:table-cell>
          <table:table-cell office:value-type="float" office:value="0.793751441" table:style-name="ce1">
            <text:p>0.793751441</text:p>
          </table:table-cell>
          <table:table-cell office:value-type="float" office:value="3.13368115" table:style-name="ce1">
            <text:p>3.13368115</text:p>
          </table:table-cell>
          <table:table-cell office:value-type="float" office:value="21.94729" table:style-name="ce1">
            <text:p>21.94729</text:p>
          </table:table-cell>
          <table:table-cell office:value-type="float" office:value="19.59701" table:style-name="ce1">
            <text:p>19.59701</text:p>
          </table:table-cell>
          <table:table-cell office:value-type="float" office:value="41.5443" table:style-name="ce1">
            <text:p>41.5443</text:p>
          </table:table-cell>
          <table:table-cell office:value-type="float" office:value="5.808929293" table:style-name="ce1">
            <text:p>5.808929293</text:p>
          </table:table-cell>
          <table:table-cell office:value-type="float" office:value="0.178916662" table:style-name="ce1">
            <text:p>0.178916662</text:p>
          </table:table-cell>
          <table:table-cell office:value-type="float" office:value="11.42032203" table:style-name="ce1">
            <text:p>11.42032203</text:p>
          </table:table-cell>
          <table:table-cell office:value-type="float" office:value="8.937201172" table:style-name="ce1">
            <text:p>8.937201172</text:p>
          </table:table-cell>
          <table:table-cell office:value-type="float" office:value="91.2669927" table:style-name="ce1">
            <text:p>91.2669927</text:p>
          </table:table-cell>
          <table:table-cell/>
          <table:table-cell office:value-type="float" office:value="58.50947814" table:style-name="ce1">
            <text:p>58.50947814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0.2573718105" table:style-name="ce1">
            <text:p>0.2573718105</text:p>
          </table:table-cell>
          <table:table-cell office:value-type="float" office:value="3.094444252" table:style-name="ce1">
            <text:p>3.094444252</text:p>
          </table:table-cell>
          <table:table-cell office:value-type="float" office:value="0.4132980737" table:style-name="ce1">
            <text:p>0.4132980737</text:p>
          </table:table-cell>
          <table:table-cell office:value-type="float" office:value="11.83361608" table:style-name="ce1">
            <text:p>11.83361608</text:p>
          </table:table-cell>
          <table:table-cell office:value-type="float" office:value="0.4132980737" table:style-name="ce1">
            <text:p>0.4132980737</text:p>
          </table:table-cell>
          <table:table-cell office:value-type="float" office:value="5.893694295" table:style-name="ce1">
            <text:p>5.893694295</text:p>
          </table:table-cell>
          <table:table-cell office:value-type="float" office:value="11.3269657" table:style-name="ce1">
            <text:p>11.3269657</text:p>
          </table:table-cell>
          <table:table-cell office:value-type="float" office:value="0.5066503792" table:style-name="ce1">
            <text:p>0.5066503792</text:p>
          </table:table-cell>
          <table:table-cell office:value-type="float" office:value="36.91157" table:style-name="ce1">
            <text:p>36.91157</text:p>
          </table:table-cell>
          <table:table-cell office:value-type="float" office:value="18.30324548" table:style-name="ce1">
            <text:p>18.30324548</text:p>
          </table:table-cell>
          <table:table-cell office:value-type="float" office:value="1322.120655" table:style-name="ce1">
            <text:p>1322.120655</text:p>
          </table:table-cell>
          <table:table-cell office:value-type="float" office:value="90.0097267" table:style-name="ce1">
            <text:p>90.0097267</text:p>
          </table:table-cell>
          <table:table-cell office:value-type="float" office:value="37.00584615" table:style-name="ce1">
            <text:p>37.00584615</text:p>
          </table:table-cell>
          <table:table-cell office:value-type="float" office:value="56.52724758" table:style-name="ce1">
            <text:p>56.52724758</text:p>
          </table:table-cell>
          <table:table-cell office:value-type="float" office:value="20.91598077" table:style-name="ce1">
            <text:p>20.91598077</text:p>
          </table:table-cell>
          <table:table-cell office:value-type="float" office:value="0.003303745105" table:style-name="ce1">
            <text:p>0.003303745105</text:p>
          </table:table-cell>
          <table:table-cell office:value-type="float" office:value="0.01641245114" table:style-name="ce1">
            <text:p>0.01641245114</text:p>
          </table:table-cell>
          <table:table-cell office:value-type="float" office:value="7.008047536" table:style-name="ce1">
            <text:p>7.008047536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0.369931044" table:style-name="ce1">
            <text:p>0.369931044</text:p>
          </table:table-cell>
          <table:table-cell office:value-type="float" office:value="0.4620557855" table:style-name="ce1">
            <text:p>0.4620557855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bottom</text:p>
          </table:table-cell>
          <table:table-cell office:value-type="float" office:value="9.838464462" table:style-name="ce1">
            <text:p>9.838464462</text:p>
          </table:table-cell>
          <table:table-cell office:value-type="string" table:style-name="ce1">
            <text:p>&lt;10%</text:p>
          </table:table-cell>
          <table:table-cell office:value-type="float" office:value="1.65633797" table:style-name="ce1">
            <text:p>1.65633797</text:p>
          </table:table-cell>
          <table:table-cell office:value-type="float" office:value="1.530409683" table:style-name="ce1">
            <text:p>1.530409683</text:p>
          </table:table-cell>
          <table:table-cell office:value-type="float" office:value="8.222024958" table:style-name="ce1">
            <text:p>8.222024958</text:p>
          </table:table-cell>
          <table:table-cell office:value-type="float" office:value="8.770563" table:style-name="ce1">
            <text:p>8.770563</text:p>
          </table:table-cell>
          <table:table-cell office:value-type="float" office:value="3.392293" table:style-name="ce1">
            <text:p>3.392293</text:p>
          </table:table-cell>
          <table:table-cell office:value-type="float" office:value="12.162856" table:style-name="ce1">
            <text:p>12.162856</text:p>
          </table:table-cell>
          <table:table-cell office:value-type="float" office:value="1.139739335" table:style-name="ce1">
            <text:p>1.139739335</text:p>
          </table:table-cell>
          <table:table-cell office:value-type="float" office:value="0.3605701096" table:style-name="ce1">
            <text:p>0.3605701096</text:p>
          </table:table-cell>
          <table:table-cell office:value-type="float" office:value="1.299871441" table:style-name="ce1">
            <text:p>1.299871441</text:p>
          </table:table-cell>
          <table:table-cell office:value-type="float" office:value="2.773391535" table:style-name="ce1">
            <text:p>2.773391535</text:p>
          </table:table-cell>
          <table:table-cell office:value-type="float" office:value="15.28406763" table:style-name="ce1">
            <text:p>15.28406763</text:p>
          </table:table-cell>
          <table:table-cell office:value-type="float" office:value="0.4082060191" table:style-name="ce1">
            <text:p>0.4082060191</text:p>
          </table:table-cell>
          <table:table-cell office:value-type="float" office:value="84.49349707" table:style-name="ce1">
            <text:p>84.4934970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4089966448" table:style-name="ce1">
            <text:p>0.4089966448</text:p>
          </table:table-cell>
          <table:table-cell office:value-type="float" office:value="4.86430055" table:style-name="ce1">
            <text:p>4.86430055</text:p>
          </table:table-cell>
          <table:table-cell office:value-type="float" office:value="0.2068188938" table:style-name="ce1">
            <text:p>0.2068188938</text:p>
          </table:table-cell>
          <table:table-cell office:value-type="float" office:value="1.506690424" table:style-name="ce1">
            <text:p>1.506690424</text:p>
          </table:table-cell>
          <table:table-cell office:value-type="float" office:value="0.2068188938" table:style-name="ce1">
            <text:p>0.2068188938</text:p>
          </table:table-cell>
          <table:table-cell office:value-type="float" office:value="1.155887439" table:style-name="ce1">
            <text:p>1.155887439</text:p>
          </table:table-cell>
          <table:table-cell office:value-type="float" office:value="1.352250561" table:style-name="ce1">
            <text:p>1.352250561</text:p>
          </table:table-cell>
          <table:table-cell office:value-type="float" office:value="0.1544398625" table:style-name="ce1">
            <text:p>0.1544398625</text:p>
          </table:table-cell>
          <table:table-cell office:value-type="float" office:value="4.505557" table:style-name="ce1">
            <text:p>4.505557</text:p>
          </table:table-cell>
          <table:table-cell office:value-type="float" office:value="1.292344205" table:style-name="ce1">
            <text:p>1.292344205</text:p>
          </table:table-cell>
          <table:table-cell office:value-type="float" office:value="2210.950438" table:style-name="ce1">
            <text:p>2210.950438</text:p>
          </table:table-cell>
          <table:table-cell office:value-type="float" office:value="90.0030828" table:style-name="ce1">
            <text:p>90.0030828</text:p>
          </table:table-cell>
          <table:table-cell office:value-type="float" office:value="84.27736442" table:style-name="ce1">
            <text:p>84.27736442</text:p>
          </table:table-cell>
          <table:table-cell office:value-type="float" office:value="78.66287422" table:style-name="ce1">
            <text:p>78.66287422</text:p>
          </table:table-cell>
          <table:table-cell office:value-type="float" office:value="72.77926151" table:style-name="ce1">
            <text:p>72.77926151</text:p>
          </table:table-cell>
          <table:table-cell office:value-type="float" office:value="0.001522344197" table:style-name="ce1">
            <text:p>0.001522344197</text:p>
          </table:table-cell>
          <table:table-cell office:value-type="float" office:value="0.01759509621" table:style-name="ce1">
            <text:p>0.01759509621</text:p>
          </table:table-cell>
          <table:table-cell office:value-type="float" office:value="9.401217498" table:style-name="ce1">
            <text:p>9.401217498</text:p>
          </table:table-cell>
          <table:table-cell office:value-type="float" office:value="37.88584608" table:style-name="ce1">
            <text:p>37.88584608</text:p>
          </table:table-cell>
          <table:table-cell office:value-type="float" office:value="3.110228385" table:style-name="ce1">
            <text:p>3.110228385</text:p>
          </table:table-cell>
          <table:table-cell office:value-type="float" office:value="4.705708272" table:style-name="ce1">
            <text:p>4.705708272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bottom</text:p>
          </table:table-cell>
          <table:table-cell office:value-type="float" office:value="9.778687675" table:style-name="ce1">
            <text:p>9.778687675</text:p>
          </table:table-cell>
          <table:table-cell office:value-type="string" table:style-name="ce1">
            <text:p>&lt;10%</text:p>
          </table:table-cell>
          <table:table-cell office:value-type="float" office:value="1.660076741" table:style-name="ce1">
            <text:p>1.660076741</text:p>
          </table:table-cell>
          <table:table-cell office:value-type="float" office:value="1.453657055" table:style-name="ce1">
            <text:p>1.453657055</text:p>
          </table:table-cell>
          <table:table-cell office:value-type="float" office:value="7.720734842" table:style-name="ce1">
            <text:p>7.720734842</text:p>
          </table:table-cell>
          <table:table-cell office:value-type="float" office:value="8.385795" table:style-name="ce1">
            <text:p>8.385795</text:p>
          </table:table-cell>
          <table:table-cell office:value-type="float" office:value="3.451509" table:style-name="ce1">
            <text:p>3.451509</text:p>
          </table:table-cell>
          <table:table-cell office:value-type="float" office:value="11.837304" table:style-name="ce1">
            <text:p>11.837304</text:p>
          </table:table-cell>
          <table:table-cell office:value-type="float" office:value="1.153874354" table:style-name="ce1">
            <text:p>1.153874354</text:p>
          </table:table-cell>
          <table:table-cell office:value-type="float" office:value="0.4047777849" table:style-name="ce1">
            <text:p>0.4047777849</text:p>
          </table:table-cell>
          <table:table-cell office:value-type="float" office:value="1.323790796" table:style-name="ce1">
            <text:p>1.323790796</text:p>
          </table:table-cell>
          <table:table-cell office:value-type="float" office:value="2.764029576" table:style-name="ce1">
            <text:p>2.764029576</text:p>
          </table:table-cell>
          <table:table-cell office:value-type="float" office:value="15.1579667" table:style-name="ce1">
            <text:p>15.1579667</text:p>
          </table:table-cell>
          <table:table-cell office:value-type="float" office:value="0.3964592042" table:style-name="ce1">
            <text:p>0.3964592042</text:p>
          </table:table-cell>
          <table:table-cell office:value-type="float" office:value="84.49087858" table:style-name="ce1">
            <text:p>84.49087858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395211015" table:style-name="ce1">
            <text:p>0.395211015</text:p>
          </table:table-cell>
          <table:table-cell office:value-type="float" office:value="4.711679313" table:style-name="ce1">
            <text:p>4.711679313</text:p>
          </table:table-cell>
          <table:table-cell office:value-type="float" office:value="0.2046669782" table:style-name="ce1">
            <text:p>0.2046669782</text:p>
          </table:table-cell>
          <table:table-cell office:value-type="float" office:value="1.528457814" table:style-name="ce1">
            <text:p>1.528457814</text:p>
          </table:table-cell>
          <table:table-cell office:value-type="float" office:value="0.2046669782" table:style-name="ce1">
            <text:p>0.2046669782</text:p>
          </table:table-cell>
          <table:table-cell office:value-type="float" office:value="1.17900082" table:style-name="ce1">
            <text:p>1.17900082</text:p>
          </table:table-cell>
          <table:table-cell office:value-type="float" office:value="1.37382118" table:style-name="ce1">
            <text:p>1.37382118</text:p>
          </table:table-cell>
          <table:table-cell office:value-type="float" office:value="0.1546366341" table:style-name="ce1">
            <text:p>0.1546366341</text:p>
          </table:table-cell>
          <table:table-cell office:value-type="float" office:value="4.5190945" table:style-name="ce1">
            <text:p>4.5190945</text:p>
          </table:table-cell>
          <table:table-cell office:value-type="float" office:value="1.286171059" table:style-name="ce1">
            <text:p>1.286171059</text:p>
          </table:table-cell>
          <table:table-cell office:value-type="float" office:value="2228.890208" table:style-name="ce1">
            <text:p>2228.890208</text:p>
          </table:table-cell>
          <table:table-cell office:value-type="float" office:value="89.99409374" table:style-name="ce1">
            <text:p>89.99409374</text:p>
          </table:table-cell>
          <table:table-cell office:value-type="float" office:value="84.26899352" table:style-name="ce1">
            <text:p>84.26899352</text:p>
          </table:table-cell>
          <table:table-cell office:value-type="float" office:value="78.65584447" table:style-name="ce1">
            <text:p>78.65584447</text:p>
          </table:table-cell>
          <table:table-cell office:value-type="float" office:value="68.00085859" table:style-name="ce1">
            <text:p>68.00085859</text:p>
          </table:table-cell>
          <table:table-cell office:value-type="float" office:value="0.001796345543" table:style-name="ce1">
            <text:p>0.001796345543</text:p>
          </table:table-cell>
          <table:table-cell office:value-type="float" office:value="0.01773082041" table:style-name="ce1">
            <text:p>0.01773082041</text:p>
          </table:table-cell>
          <table:table-cell office:value-type="float" office:value="7.539994264" table:style-name="ce1">
            <text:p>7.539994264</text:p>
          </table:table-cell>
          <table:table-cell office:value-type="float" office:value="62.8119098" table:style-name="ce1">
            <text:p>62.8119098</text:p>
          </table:table-cell>
          <table:table-cell office:value-type="float" office:value="1.589837679" table:style-name="ce1">
            <text:p>1.589837679</text:p>
          </table:table-cell>
          <table:table-cell office:value-type="float" office:value="5.05550126" table:style-name="ce1">
            <text:p>5.05550126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bottom</text:p>
          </table:table-cell>
          <table:table-cell office:value-type="float" office:value="9.676410629" table:style-name="ce1">
            <text:p>9.676410629</text:p>
          </table:table-cell>
          <table:table-cell office:value-type="string" table:style-name="ce1">
            <text:p>&lt;10%</text:p>
          </table:table-cell>
          <table:table-cell office:value-type="float" office:value="1.672438156" table:style-name="ce1">
            <text:p>1.672438156</text:p>
          </table:table-cell>
          <table:table-cell office:value-type="float" office:value="1.342817684" table:style-name="ce1">
            <text:p>1.342817684</text:p>
          </table:table-cell>
          <table:table-cell office:value-type="float" office:value="7.12333616" table:style-name="ce1">
            <text:p>7.12333616</text:p>
          </table:table-cell>
          <table:table-cell office:value-type="float" office:value="8.221306" table:style-name="ce1">
            <text:p>8.221306</text:p>
          </table:table-cell>
          <table:table-cell office:value-type="float" office:value="3.535302" table:style-name="ce1">
            <text:p>3.535302</text:p>
          </table:table-cell>
          <table:table-cell office:value-type="float" office:value="11.756608" table:style-name="ce1">
            <text:p>11.756608</text:p>
          </table:table-cell>
          <table:table-cell office:value-type="float" office:value="1.174520305" table:style-name="ce1">
            <text:p>1.174520305</text:p>
          </table:table-cell>
          <table:table-cell office:value-type="float" office:value="0.3790765609" table:style-name="ce1">
            <text:p>0.3790765609</text:p>
          </table:table-cell>
          <table:table-cell office:value-type="float" office:value="1.340443229" table:style-name="ce1">
            <text:p>1.340443229</text:p>
          </table:table-cell>
          <table:table-cell office:value-type="float" office:value="2.785412905" table:style-name="ce1">
            <text:p>2.785412905</text:p>
          </table:table-cell>
          <table:table-cell office:value-type="float" office:value="15.04553967" table:style-name="ce1">
            <text:p>15.04553967</text:p>
          </table:table-cell>
          <table:table-cell office:value-type="float" office:value="0.3796597473" table:style-name="ce1">
            <text:p>0.3796597473</text:p>
          </table:table-cell>
          <table:table-cell office:value-type="float" office:value="84.49233642" table:style-name="ce1">
            <text:p>84.49233642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4100509485" table:style-name="ce1">
            <text:p>0.4100509485</text:p>
          </table:table-cell>
          <table:table-cell office:value-type="float" office:value="4.876692902" table:style-name="ce1">
            <text:p>4.876692902</text:p>
          </table:table-cell>
          <table:table-cell office:value-type="float" office:value="0.2052963607" table:style-name="ce1">
            <text:p>0.2052963607</text:p>
          </table:table-cell>
          <table:table-cell office:value-type="float" office:value="1.545739333" table:style-name="ce1">
            <text:p>1.545739333</text:p>
          </table:table-cell>
          <table:table-cell office:value-type="float" office:value="0.2052963607" table:style-name="ce1">
            <text:p>0.2052963607</text:p>
          </table:table-cell>
          <table:table-cell office:value-type="float" office:value="1.218516407" table:style-name="ce1">
            <text:p>1.218516407</text:p>
          </table:table-cell>
          <table:table-cell office:value-type="float" office:value="1.389701593" table:style-name="ce1">
            <text:p>1.389701593</text:p>
          </table:table-cell>
          <table:table-cell office:value-type="float" office:value="0.1560377403" table:style-name="ce1">
            <text:p>0.1560377403</text:p>
          </table:table-cell>
          <table:table-cell office:value-type="float" office:value="4.589052" table:style-name="ce1">
            <text:p>4.589052</text:p>
          </table:table-cell>
          <table:table-cell office:value-type="float" office:value="1.312929646" table:style-name="ce1">
            <text:p>1.312929646</text:p>
          </table:table-cell>
          <table:table-cell office:value-type="float" office:value="2198.417807" table:style-name="ce1">
            <text:p>2198.417807</text:p>
          </table:table-cell>
          <table:table-cell office:value-type="float" office:value="90.00072798" table:style-name="ce1">
            <text:p>90.00072798</text:p>
          </table:table-cell>
          <table:table-cell office:value-type="float" office:value="84.2687718" table:style-name="ce1">
            <text:p>84.2687718</text:p>
          </table:table-cell>
          <table:table-cell office:value-type="float" office:value="142.9886268" table:style-name="ce1">
            <text:p>142.9886268</text:p>
          </table:table-cell>
          <table:table-cell office:value-type="float" office:value="65.80603066" table:style-name="ce1">
            <text:p>65.80603066</text:p>
          </table:table-cell>
          <table:table-cell office:value-type="float" office:value="0.001234299585" table:style-name="ce1">
            <text:p>0.001234299585</text:p>
          </table:table-cell>
          <table:table-cell office:value-type="float" office:value="0.01778691873" table:style-name="ce1">
            <text:p>0.01778691873</text:p>
          </table:table-cell>
          <table:table-cell office:value-type="float" office:value="7.913469285" table:style-name="ce1">
            <text:p>7.913469285</text:p>
          </table:table-cell>
          <table:table-cell office:value-type="float" office:value="51.96430467" table:style-name="ce1">
            <text:p>51.96430467</text:p>
          </table:table-cell>
          <table:table-cell office:value-type="float" office:value="1.203558347" table:style-name="ce1">
            <text:p>1.203558347</text:p>
          </table:table-cell>
          <table:table-cell office:value-type="float" office:value="3.910637467" table:style-name="ce1">
            <text:p>3.910637467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bottom</text:p>
          </table:table-cell>
          <table:table-cell office:value-type="float" office:value="23.11121324" table:style-name="ce1">
            <text:p>23.11121324</text:p>
          </table:table-cell>
          <table:table-cell office:value-type="string" table:style-name="ce1">
            <text:p>≥20%</text:p>
          </table:table-cell>
          <table:table-cell office:value-type="float" office:value="4.156065202" table:style-name="ce1">
            <text:p>4.156065202</text:p>
          </table:table-cell>
          <table:table-cell office:value-type="float" office:value="0.07862128448" table:style-name="ce1">
            <text:p>0.07862128448</text:p>
          </table:table-cell>
          <table:table-cell office:value-type="float" office:value="3.385310554" table:style-name="ce1">
            <text:p>3.385310554</text:p>
          </table:table-cell>
          <table:table-cell office:value-type="float" office:value="13.25282" table:style-name="ce1">
            <text:p>13.25282</text:p>
          </table:table-cell>
          <table:table-cell office:value-type="float" office:value="12.08426" table:style-name="ce1">
            <text:p>12.08426</text:p>
          </table:table-cell>
          <table:table-cell office:value-type="float" office:value="25.33708" table:style-name="ce1">
            <text:p>25.33708</text:p>
          </table:table-cell>
          <table:table-cell office:value-type="float" office:value="3.206180789" table:style-name="ce1">
            <text:p>3.206180789</text:p>
          </table:table-cell>
          <table:table-cell office:value-type="float" office:value="0.2665168817" table:style-name="ce1">
            <text:p>0.2665168817</text:p>
          </table:table-cell>
          <table:table-cell office:value-type="float" office:value="5.165735915" table:style-name="ce1">
            <text:p>5.165735915</text:p>
          </table:table-cell>
          <table:table-cell office:value-type="float" office:value="8.76855092" table:style-name="ce1">
            <text:p>8.76855092</text:p>
          </table:table-cell>
          <table:table-cell office:value-type="float" office:value="103.8043847" table:style-name="ce1">
            <text:p>103.8043847</text:p>
          </table:table-cell>
          <table:table-cell office:value-type="float" office:value="0.6688977524" table:style-name="ce1">
            <text:p>0.6688977524</text:p>
          </table:table-cell>
          <table:table-cell office:value-type="float" office:value="84.75993651" table:style-name="ce1">
            <text:p>84.75993651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825511224" table:style-name="ce1">
            <text:p>0.2825511224</text:p>
          </table:table-cell>
          <table:table-cell office:value-type="float" office:value="3.760748152" table:style-name="ce1">
            <text:p>3.760748152</text:p>
          </table:table-cell>
          <table:table-cell office:value-type="float" office:value="0.2496740951" table:style-name="ce1">
            <text:p>0.2496740951</text:p>
          </table:table-cell>
          <table:table-cell office:value-type="float" office:value="5.415414237" table:style-name="ce1">
            <text:p>5.415414237</text:p>
          </table:table-cell>
          <table:table-cell office:value-type="float" office:value="0.2496740951" table:style-name="ce1">
            <text:p>0.2496740951</text:p>
          </table:table-cell>
          <table:table-cell office:value-type="float" office:value="3.506463768" table:style-name="ce1">
            <text:p>3.506463768</text:p>
          </table:table-cell>
          <table:table-cell office:value-type="float" office:value="4.917986232" table:style-name="ce1">
            <text:p>4.917986232</text:p>
          </table:table-cell>
          <table:table-cell office:value-type="float" office:value="0.4974280048" table:style-name="ce1">
            <text:p>0.4974280048</text:p>
          </table:table-cell>
          <table:table-cell office:value-type="float" office:value="26.019535" table:style-name="ce1">
            <text:p>26.019535</text:p>
          </table:table-cell>
          <table:table-cell office:value-type="float" office:value="11.96297054" table:style-name="ce1">
            <text:p>11.96297054</text:p>
          </table:table-cell>
          <table:table-cell office:value-type="float" office:value="1630.213607" table:style-name="ce1">
            <text:p>1630.213607</text:p>
          </table:table-cell>
          <table:table-cell office:value-type="float" office:value="89.97788963" table:style-name="ce1">
            <text:p>89.97788963</text:p>
          </table:table-cell>
          <table:table-cell office:value-type="float" office:value="143.0060098" table:style-name="ce1">
            <text:p>143.0060098</text:p>
          </table:table-cell>
          <table:table-cell office:value-type="float" office:value="123.4466092" table:style-name="ce1">
            <text:p>123.4466092</text:p>
          </table:table-cell>
          <table:table-cell office:value-type="float" office:value="23.48963199" table:style-name="ce1">
            <text:p>23.48963199</text:p>
          </table:table-cell>
          <table:table-cell office:value-type="float" office:value="0.003031213385" table:style-name="ce1">
            <text:p>0.003031213385</text:p>
          </table:table-cell>
          <table:table-cell office:value-type="float" office:value="0.01682147127" table:style-name="ce1">
            <text:p>0.01682147127</text:p>
          </table:table-cell>
          <table:table-cell office:value-type="float" office:value="9.013476046" table:style-name="ce1">
            <text:p>9.013476046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0.1684859083" table:style-name="ce1">
            <text:p>0.1684859083</text:p>
          </table:table-cell>
          <table:table-cell office:value-type="float" office:value="0.2479349007" table:style-name="ce1">
            <text:p>0.2479349007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bottom</text:p>
          </table:table-cell>
          <table:table-cell office:value-type="float" office:value="23.19300034" table:style-name="ce1">
            <text:p>23.19300034</text:p>
          </table:table-cell>
          <table:table-cell office:value-type="string" table:style-name="ce1">
            <text:p>≥20%</text:p>
          </table:table-cell>
          <table:table-cell office:value-type="float" office:value="4.151320134" table:style-name="ce1">
            <text:p>4.151320134</text:p>
          </table:table-cell>
          <table:table-cell office:value-type="float" office:value="0.08953331126" table:style-name="ce1">
            <text:p>0.08953331126</text:p>
          </table:table-cell>
          <table:table-cell office:value-type="float" office:value="3.372166873" table:style-name="ce1">
            <text:p>3.372166873</text:p>
          </table:table-cell>
          <table:table-cell office:value-type="float" office:value="13.25175" table:style-name="ce1">
            <text:p>13.25175</text:p>
          </table:table-cell>
          <table:table-cell office:value-type="float" office:value="12.0453" table:style-name="ce1">
            <text:p>12.0453</text:p>
          </table:table-cell>
          <table:table-cell office:value-type="float" office:value="25.29705" table:style-name="ce1">
            <text:p>25.29705</text:p>
          </table:table-cell>
          <table:table-cell office:value-type="float" office:value="3.205475208" table:style-name="ce1">
            <text:p>3.205475208</text:p>
          </table:table-cell>
          <table:table-cell office:value-type="float" office:value="0.272055691" table:style-name="ce1">
            <text:p>0.272055691</text:p>
          </table:table-cell>
          <table:table-cell office:value-type="float" office:value="5.180450602" table:style-name="ce1">
            <text:p>5.180450602</text:p>
          </table:table-cell>
          <table:table-cell office:value-type="float" office:value="8.715243235" table:style-name="ce1">
            <text:p>8.715243235</text:p>
          </table:table-cell>
          <table:table-cell office:value-type="float" office:value="103.9997119" table:style-name="ce1">
            <text:p>103.9997119</text:p>
          </table:table-cell>
          <table:table-cell office:value-type="float" office:value="0.669827851" table:style-name="ce1">
            <text:p>0.669827851</text:p>
          </table:table-cell>
          <table:table-cell office:value-type="float" office:value="84.75681039" table:style-name="ce1">
            <text:p>84.75681039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827941372" table:style-name="ce1">
            <text:p>0.2827941372</text:p>
          </table:table-cell>
          <table:table-cell office:value-type="float" office:value="3.770827458" table:style-name="ce1">
            <text:p>3.770827458</text:p>
          </table:table-cell>
          <table:table-cell office:value-type="float" office:value="0.2492267489" table:style-name="ce1">
            <text:p>0.2492267489</text:p>
          </table:table-cell>
          <table:table-cell office:value-type="float" office:value="5.429674246" table:style-name="ce1">
            <text:p>5.429674246</text:p>
          </table:table-cell>
          <table:table-cell office:value-type="float" office:value="0.2492267489" table:style-name="ce1">
            <text:p>0.2492267489</text:p>
          </table:table-cell>
          <table:table-cell office:value-type="float" office:value="3.504600601" table:style-name="ce1">
            <text:p>3.504600601</text:p>
          </table:table-cell>
          <table:table-cell office:value-type="float" office:value="4.935559399" table:style-name="ce1">
            <text:p>4.935559399</text:p>
          </table:table-cell>
          <table:table-cell office:value-type="float" office:value="0.4941148472" table:style-name="ce1">
            <text:p>0.4941148472</text:p>
          </table:table-cell>
          <table:table-cell office:value-type="float" office:value="26.17369" table:style-name="ce1">
            <text:p>26.17369</text:p>
          </table:table-cell>
          <table:table-cell office:value-type="float" office:value="11.95183855" table:style-name="ce1">
            <text:p>11.95183855</text:p>
          </table:table-cell>
          <table:table-cell office:value-type="float" office:value="1624.918977" table:style-name="ce1">
            <text:p>1624.918977</text:p>
          </table:table-cell>
          <table:table-cell office:value-type="float" office:value="89.99584619" table:style-name="ce1">
            <text:p>89.99584619</text:p>
          </table:table-cell>
          <table:table-cell office:value-type="float" office:value="142.9959438" table:style-name="ce1">
            <text:p>142.9959438</text:p>
          </table:table-cell>
          <table:table-cell office:value-type="float" office:value="36.98638529" table:style-name="ce1">
            <text:p>36.98638529</text:p>
          </table:table-cell>
          <table:table-cell office:value-type="float" office:value="23.90048374" table:style-name="ce1">
            <text:p>23.90048374</text:p>
          </table:table-cell>
          <table:table-cell office:value-type="float" office:value="0.002912573862" table:style-name="ce1">
            <text:p>0.002912573862</text:p>
          </table:table-cell>
          <table:table-cell office:value-type="float" office:value="0.01681411698" table:style-name="ce1">
            <text:p>0.01681411698</text:p>
          </table:table-cell>
          <table:table-cell office:value-type="float" office:value="9.012213439" table:style-name="ce1">
            <text:p>9.012213439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0.1777462867" table:style-name="ce1">
            <text:p>0.1777462867</text:p>
          </table:table-cell>
          <table:table-cell office:value-type="float" office:value="0.2436039122" table:style-name="ce1">
            <text:p>0.2436039122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bottom</text:p>
          </table:table-cell>
          <table:table-cell office:value-type="float" office:value="23.24979894" table:style-name="ce1">
            <text:p>23.24979894</text:p>
          </table:table-cell>
          <table:table-cell office:value-type="string" table:style-name="ce1">
            <text:p>≥20%</text:p>
          </table:table-cell>
          <table:table-cell office:value-type="float" office:value="4.15492554" table:style-name="ce1">
            <text:p>4.15492554</text:p>
          </table:table-cell>
          <table:table-cell office:value-type="float" office:value="0.09596102145" table:style-name="ce1">
            <text:p>0.09596102145</text:p>
          </table:table-cell>
          <table:table-cell office:value-type="float" office:value="3.368310572" table:style-name="ce1">
            <text:p>3.368310572</text:p>
          </table:table-cell>
          <table:table-cell office:value-type="float" office:value="13.34997" table:style-name="ce1">
            <text:p>13.34997</text:p>
          </table:table-cell>
          <table:table-cell office:value-type="float" office:value="12.09389" table:style-name="ce1">
            <text:p>12.09389</text:p>
          </table:table-cell>
          <table:table-cell office:value-type="float" office:value="25.44386" table:style-name="ce1">
            <text:p>25.44386</text:p>
          </table:table-cell>
          <table:table-cell office:value-type="float" office:value="3.21122201" table:style-name="ce1">
            <text:p>3.21122201</text:p>
          </table:table-cell>
          <table:table-cell office:value-type="float" office:value="0.2477750981" table:style-name="ce1">
            <text:p>0.2477750981</text:p>
          </table:table-cell>
          <table:table-cell office:value-type="float" office:value="5.178408452" table:style-name="ce1">
            <text:p>5.178408452</text:p>
          </table:table-cell>
          <table:table-cell office:value-type="float" office:value="8.700284256" table:style-name="ce1">
            <text:p>8.700284256</text:p>
          </table:table-cell>
          <table:table-cell office:value-type="float" office:value="104.2985194" table:style-name="ce1">
            <text:p>104.2985194</text:p>
          </table:table-cell>
          <table:table-cell office:value-type="float" office:value="0.6698105895" table:style-name="ce1">
            <text:p>0.6698105895</text:p>
          </table:table-cell>
          <table:table-cell office:value-type="float" office:value="84.99555071" table:style-name="ce1">
            <text:p>84.99555071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828066798" table:style-name="ce1">
            <text:p>0.2828066798</text:p>
          </table:table-cell>
          <table:table-cell office:value-type="float" office:value="3.769602972" table:style-name="ce1">
            <text:p>3.769602972</text:p>
          </table:table-cell>
          <table:table-cell office:value-type="float" office:value="0.2506585726" table:style-name="ce1">
            <text:p>0.2506585726</text:p>
          </table:table-cell>
          <table:table-cell office:value-type="float" office:value="5.429069076" table:style-name="ce1">
            <text:p>5.429069076</text:p>
          </table:table-cell>
          <table:table-cell office:value-type="float" office:value="0.2506585726" table:style-name="ce1">
            <text:p>0.2506585726</text:p>
          </table:table-cell>
          <table:table-cell office:value-type="float" office:value="3.505561804" table:style-name="ce1">
            <text:p>3.505561804</text:p>
          </table:table-cell>
          <table:table-cell office:value-type="float" office:value="4.936738196" table:style-name="ce1">
            <text:p>4.936738196</text:p>
          </table:table-cell>
          <table:table-cell office:value-type="float" office:value="0.4923308797" table:style-name="ce1">
            <text:p>0.4923308797</text:p>
          </table:table-cell>
          <table:table-cell office:value-type="float" office:value="25.71173222" table:style-name="ce1">
            <text:p>25.71173222</text:p>
          </table:table-cell>
          <table:table-cell office:value-type="float" office:value="12.01229031" table:style-name="ce1">
            <text:p>12.01229031</text:p>
          </table:table-cell>
          <table:table-cell office:value-type="float" office:value="1626.666606" table:style-name="ce1">
            <text:p>1626.666606</text:p>
          </table:table-cell>
          <table:table-cell office:value-type="float" office:value="89.98307408" table:style-name="ce1">
            <text:p>89.98307408</text:p>
          </table:table-cell>
          <table:table-cell office:value-type="float" office:value="36.99646421" table:style-name="ce1">
            <text:p>36.99646421</text:p>
          </table:table-cell>
          <table:table-cell office:value-type="float" office:value="142.9999047" table:style-name="ce1">
            <text:p>142.9999047</text:p>
          </table:table-cell>
          <table:table-cell office:value-type="float" office:value="24.18518482" table:style-name="ce1">
            <text:p>24.18518482</text:p>
          </table:table-cell>
          <table:table-cell office:value-type="float" office:value="0.002913404176" table:style-name="ce1">
            <text:p>0.002913404176</text:p>
          </table:table-cell>
          <table:table-cell office:value-type="float" office:value="0.01681476372" table:style-name="ce1">
            <text:p>0.01681476372</text:p>
          </table:table-cell>
          <table:table-cell office:value-type="float" office:value="8.943922696" table:style-name="ce1">
            <text:p>8.943922696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0.1757853765" table:style-name="ce1">
            <text:p>0.1757853765</text:p>
          </table:table-cell>
          <table:table-cell office:value-type="float" office:value="0.2400503472" table:style-name="ce1">
            <text:p>0.2400503472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bottom</text:p>
          </table:table-cell>
          <table:table-cell office:value-type="float" office:value="17.30399779" table:style-name="ce1">
            <text:p>17.30399779</text:p>
          </table:table-cell>
          <table:table-cell office:value-type="string" table:style-name="ce1">
            <text:p>10-20%</text:p>
          </table:table-cell>
          <table:table-cell office:value-type="float" office:value="2.244968527" table:style-name="ce1">
            <text:p>2.244968527</text:p>
          </table:table-cell>
          <table:table-cell office:value-type="float" office:value="2.971046905" table:style-name="ce1">
            <text:p>2.971046905</text:p>
          </table:table-cell>
          <table:table-cell office:value-type="float" office:value="21.02096348" table:style-name="ce1">
            <text:p>21.02096348</text:p>
          </table:table-cell>
          <table:table-cell office:value-type="float" office:value="16.758899" table:style-name="ce1">
            <text:p>16.758899</text:p>
          </table:table-cell>
          <table:table-cell office:value-type="float" office:value="4.920257" table:style-name="ce1">
            <text:p>4.920257</text:p>
          </table:table-cell>
          <table:table-cell office:value-type="float" office:value="21.679156" table:style-name="ce1">
            <text:p>21.679156</text:p>
          </table:table-cell>
          <table:table-cell office:value-type="float" office:value="1.454134541" table:style-name="ce1">
            <text:p>1.454134541</text:p>
          </table:table-cell>
          <table:table-cell office:value-type="float" office:value="0.2107577466" table:style-name="ce1">
            <text:p>0.2107577466</text:p>
          </table:table-cell>
          <table:table-cell office:value-type="float" office:value="1.661310314" table:style-name="ce1">
            <text:p>1.661310314</text:p>
          </table:table-cell>
          <table:table-cell office:value-type="float" office:value="3.360698586" table:style-name="ce1">
            <text:p>3.360698586</text:p>
          </table:table-cell>
          <table:table-cell office:value-type="float" office:value="15.39440959" table:style-name="ce1">
            <text:p>15.39440959</text:p>
          </table:table-cell>
          <table:table-cell office:value-type="float" office:value="0.2661670872" table:style-name="ce1">
            <text:p>0.2661670872</text:p>
          </table:table-cell>
          <table:table-cell office:value-type="float" office:value="176.9911768" table:style-name="ce1">
            <text:p>176.9911768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3841581387" table:style-name="ce1">
            <text:p>0.3841581387</text:p>
          </table:table-cell>
          <table:table-cell office:value-type="float" office:value="4.172498192" table:style-name="ce1">
            <text:p>4.172498192</text:p>
          </table:table-cell>
          <table:table-cell office:value-type="float" office:value="0.2270304906" table:style-name="ce1">
            <text:p>0.2270304906</text:p>
          </table:table-cell>
          <table:table-cell office:value-type="float" office:value="1.888340647" table:style-name="ce1">
            <text:p>1.888340647</text:p>
          </table:table-cell>
          <table:table-cell office:value-type="float" office:value="0.2270304906" table:style-name="ce1">
            <text:p>0.2270304906</text:p>
          </table:table-cell>
          <table:table-cell office:value-type="float" office:value="1.59873091" table:style-name="ce1">
            <text:p>1.59873091</text:p>
          </table:table-cell>
          <table:table-cell office:value-type="float" office:value="1.71523009" table:style-name="ce1">
            <text:p>1.71523009</text:p>
          </table:table-cell>
          <table:table-cell office:value-type="float" office:value="0.1731105566" table:style-name="ce1">
            <text:p>0.1731105566</text:p>
          </table:table-cell>
          <table:table-cell office:value-type="float" office:value="3.8879148" table:style-name="ce1">
            <text:p>3.8879148</text:p>
          </table:table-cell>
          <table:table-cell office:value-type="float" office:value="0.9746719753" table:style-name="ce1">
            <text:p>0.9746719753</text:p>
          </table:table-cell>
          <table:table-cell office:value-type="float" office:value="2717.478054" table:style-name="ce1">
            <text:p>2717.478054</text:p>
          </table:table-cell>
          <table:table-cell office:value-type="float" office:value="0.02752820423" table:style-name="ce1">
            <text:p>0.02752820423</text:p>
          </table:table-cell>
          <table:table-cell office:value-type="float" office:value="37.01839493" table:style-name="ce1">
            <text:p>37.01839493</text:p>
          </table:table-cell>
          <table:table-cell office:value-type="float" office:value="142.981854" table:style-name="ce1">
            <text:p>142.981854</text:p>
          </table:table-cell>
          <table:table-cell office:value-type="float" office:value="62.33723654" table:style-name="ce1">
            <text:p>62.33723654</text:p>
          </table:table-cell>
          <table:table-cell office:value-type="float" office:value="0.002994685933" table:style-name="ce1">
            <text:p>0.002994685933</text:p>
          </table:table-cell>
          <table:table-cell office:value-type="float" office:value="0.01888620966" table:style-name="ce1">
            <text:p>0.01888620966</text:p>
          </table:table-cell>
          <table:table-cell office:value-type="float" office:value="4.51543877" table:style-name="ce1">
            <text:p>4.51543877</text:p>
          </table:table-cell>
          <table:table-cell office:value-type="float" office:value="11.40276297" table:style-name="ce1">
            <text:p>11.40276297</text:p>
          </table:table-cell>
          <table:table-cell office:value-type="float" office:value="0.9225810118" table:style-name="ce1">
            <text:p>0.9225810118</text:p>
          </table:table-cell>
          <table:table-cell office:value-type="float" office:value="1.698557314" table:style-name="ce1">
            <text:p>1.698557314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bottom</text:p>
          </table:table-cell>
          <table:table-cell office:value-type="float" office:value="17.18859058" table:style-name="ce1">
            <text:p>17.18859058</text:p>
          </table:table-cell>
          <table:table-cell office:value-type="string" table:style-name="ce1">
            <text:p>10-20%</text:p>
          </table:table-cell>
          <table:table-cell office:value-type="float" office:value="2.197374863" table:style-name="ce1">
            <text:p>2.197374863</text:p>
          </table:table-cell>
          <table:table-cell office:value-type="float" office:value="2.896395727" table:style-name="ce1">
            <text:p>2.896395727</text:p>
          </table:table-cell>
          <table:table-cell office:value-type="float" office:value="20.57470901" table:style-name="ce1">
            <text:p>20.57470901</text:p>
          </table:table-cell>
          <table:table-cell office:value-type="float" office:value="16.315402" table:style-name="ce1">
            <text:p>16.315402</text:p>
          </table:table-cell>
          <table:table-cell office:value-type="float" office:value="4.992381" table:style-name="ce1">
            <text:p>4.992381</text:p>
          </table:table-cell>
          <table:table-cell office:value-type="float" office:value="21.307783" table:style-name="ce1">
            <text:p>21.307783</text:p>
          </table:table-cell>
          <table:table-cell office:value-type="float" office:value="1.434987769" table:style-name="ce1">
            <text:p>1.434987769</text:p>
          </table:table-cell>
          <table:table-cell office:value-type="float" office:value="0.249343203" table:style-name="ce1">
            <text:p>0.249343203</text:p>
          </table:table-cell>
          <table:table-cell office:value-type="float" office:value="1.655041428" table:style-name="ce1">
            <text:p>1.655041428</text:p>
          </table:table-cell>
          <table:table-cell office:value-type="float" office:value="3.290136312" table:style-name="ce1">
            <text:p>3.290136312</text:p>
          </table:table-cell>
          <table:table-cell office:value-type="float" office:value="15.36485451" table:style-name="ce1">
            <text:p>15.36485451</text:p>
          </table:table-cell>
          <table:table-cell office:value-type="float" office:value="0.2627527225" table:style-name="ce1">
            <text:p>0.2627527225</text:p>
          </table:table-cell>
          <table:table-cell office:value-type="float" office:value="176.9891598" table:style-name="ce1">
            <text:p>176.9891598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3734986947" table:style-name="ce1">
            <text:p>0.3734986947</text:p>
          </table:table-cell>
          <table:table-cell office:value-type="float" office:value="4.018479144" table:style-name="ce1">
            <text:p>4.018479144</text:p>
          </table:table-cell>
          <table:table-cell office:value-type="float" office:value="0.2185534092" table:style-name="ce1">
            <text:p>0.2185534092</text:p>
          </table:table-cell>
          <table:table-cell office:value-type="float" office:value="1.873594711" table:style-name="ce1">
            <text:p>1.873594711</text:p>
          </table:table-cell>
          <table:table-cell office:value-type="float" office:value="0.2185534092" table:style-name="ce1">
            <text:p>0.2185534092</text:p>
          </table:table-cell>
          <table:table-cell office:value-type="float" office:value="1.577837422" table:style-name="ce1">
            <text:p>1.577837422</text:p>
          </table:table-cell>
          <table:table-cell office:value-type="float" office:value="1.701548578" table:style-name="ce1">
            <text:p>1.701548578</text:p>
          </table:table-cell>
          <table:table-cell office:value-type="float" office:value="0.1720461334" table:style-name="ce1">
            <text:p>0.1720461334</text:p>
          </table:table-cell>
          <table:table-cell office:value-type="float" office:value="3.640133667" table:style-name="ce1">
            <text:p>3.640133667</text:p>
          </table:table-cell>
          <table:table-cell office:value-type="float" office:value="0.9593345829" table:style-name="ce1">
            <text:p>0.9593345829</text:p>
          </table:table-cell>
          <table:table-cell office:value-type="float" office:value="2719.018093" table:style-name="ce1">
            <text:p>2719.018093</text:p>
          </table:table-cell>
          <table:table-cell office:value-type="float" office:value="0.01808263695" table:style-name="ce1">
            <text:p>0.01808263695</text:p>
          </table:table-cell>
          <table:table-cell office:value-type="float" office:value="37.02061583" table:style-name="ce1">
            <text:p>37.02061583</text:p>
          </table:table-cell>
          <table:table-cell office:value-type="float" office:value="20.4547003" table:style-name="ce1">
            <text:p>20.4547003</text:p>
          </table:table-cell>
          <table:table-cell office:value-type="float" office:value="63.50677264" table:style-name="ce1">
            <text:p>63.50677264</text:p>
          </table:table-cell>
          <table:table-cell office:value-type="float" office:value="0.003074548286" table:style-name="ce1">
            <text:p>0.003074548286</text:p>
          </table:table-cell>
          <table:table-cell office:value-type="float" office:value="0.01892800391" table:style-name="ce1">
            <text:p>0.01892800391</text:p>
          </table:table-cell>
          <table:table-cell office:value-type="float" office:value="4.300021776" table:style-name="ce1">
            <text:p>4.300021776</text:p>
          </table:table-cell>
          <table:table-cell office:value-type="float" office:value="4.419017355" table:style-name="ce1">
            <text:p>4.419017355</text:p>
          </table:table-cell>
          <table:table-cell office:value-type="float" office:value="0.9586738137" table:style-name="ce1">
            <text:p>0.9586738137</text:p>
          </table:table-cell>
          <table:table-cell office:value-type="float" office:value="1.688076119" table:style-name="ce1">
            <text:p>1.688076119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bottom</text:p>
          </table:table-cell>
          <table:table-cell office:value-type="float" office:value="17.13330569" table:style-name="ce1">
            <text:p>17.13330569</text:p>
          </table:table-cell>
          <table:table-cell office:value-type="string" table:style-name="ce1">
            <text:p>10-20%</text:p>
          </table:table-cell>
          <table:table-cell office:value-type="float" office:value="2.138343245" table:style-name="ce1">
            <text:p>2.138343245</text:p>
          </table:table-cell>
          <table:table-cell office:value-type="float" office:value="2.801615705" table:style-name="ce1">
            <text:p>2.801615705</text:p>
          </table:table-cell>
          <table:table-cell office:value-type="float" office:value="19.93933914" table:style-name="ce1">
            <text:p>19.93933914</text:p>
          </table:table-cell>
          <table:table-cell office:value-type="float" office:value="15.829936" table:style-name="ce1">
            <text:p>15.829936</text:p>
          </table:table-cell>
          <table:table-cell office:value-type="float" office:value="4.905119" table:style-name="ce1">
            <text:p>4.905119</text:p>
          </table:table-cell>
          <table:table-cell office:value-type="float" office:value="20.735055" table:style-name="ce1">
            <text:p>20.735055</text:p>
          </table:table-cell>
          <table:table-cell office:value-type="float" office:value="1.406809332" table:style-name="ce1">
            <text:p>1.406809332</text:p>
          </table:table-cell>
          <table:table-cell office:value-type="float" office:value="0.2875333923" table:style-name="ce1">
            <text:p>0.2875333923</text:p>
          </table:table-cell>
          <table:table-cell office:value-type="float" office:value="1.637558833" table:style-name="ce1">
            <text:p>1.637558833</text:p>
          </table:table-cell>
          <table:table-cell office:value-type="float" office:value="3.243297943" table:style-name="ce1">
            <text:p>3.243297943</text:p>
          </table:table-cell>
          <table:table-cell office:value-type="float" office:value="15.29801428" table:style-name="ce1">
            <text:p>15.29801428</text:p>
          </table:table-cell>
          <table:table-cell office:value-type="float" office:value="0.2604630607" table:style-name="ce1">
            <text:p>0.2604630607</text:p>
          </table:table-cell>
          <table:table-cell office:value-type="float" office:value="176.2592177" table:style-name="ce1">
            <text:p>176.259217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359519941" table:style-name="ce1">
            <text:p>0.359519941</text:p>
          </table:table-cell>
          <table:table-cell office:value-type="float" office:value="3.874555907" table:style-name="ce1">
            <text:p>3.874555907</text:p>
          </table:table-cell>
          <table:table-cell office:value-type="float" office:value="0.2112337551" table:style-name="ce1">
            <text:p>0.2112337551</text:p>
          </table:table-cell>
          <table:table-cell office:value-type="float" office:value="1.848792465" table:style-name="ce1">
            <text:p>1.848792465</text:p>
          </table:table-cell>
          <table:table-cell office:value-type="float" office:value="0.2112337551" table:style-name="ce1">
            <text:p>0.2112337551</text:p>
          </table:table-cell>
          <table:table-cell office:value-type="float" office:value="1.534756362" table:style-name="ce1">
            <text:p>1.534756362</text:p>
          </table:table-cell>
          <table:table-cell office:value-type="float" office:value="1.675560638" table:style-name="ce1">
            <text:p>1.675560638</text:p>
          </table:table-cell>
          <table:table-cell office:value-type="float" office:value="0.173231827" table:style-name="ce1">
            <text:p>0.173231827</text:p>
          </table:table-cell>
          <table:table-cell office:value-type="float" office:value="3.56045" table:style-name="ce1">
            <text:p>3.56045</text:p>
          </table:table-cell>
          <table:table-cell office:value-type="float" office:value="0.9463035555" table:style-name="ce1">
            <text:p>0.9463035555</text:p>
          </table:table-cell>
          <table:table-cell office:value-type="float" office:value="2714.375287" table:style-name="ce1">
            <text:p>2714.375287</text:p>
          </table:table-cell>
          <table:table-cell office:value-type="float" office:value="0.01758599788" table:style-name="ce1">
            <text:p>0.01758599788</text:p>
          </table:table-cell>
          <table:table-cell office:value-type="float" office:value="37.02791552" table:style-name="ce1">
            <text:p>37.02791552</text:p>
          </table:table-cell>
          <table:table-cell office:value-type="float" office:value="142.9949404" table:style-name="ce1">
            <text:p>142.9949404</text:p>
          </table:table-cell>
          <table:table-cell office:value-type="float" office:value="64.20231307" table:style-name="ce1">
            <text:p>64.20231307</text:p>
          </table:table-cell>
          <table:table-cell office:value-type="float" office:value="0.00281781237" table:style-name="ce1">
            <text:p>0.00281781237</text:p>
          </table:table-cell>
          <table:table-cell office:value-type="float" office:value="0.01881819386" table:style-name="ce1">
            <text:p>0.01881819386</text:p>
          </table:table-cell>
          <table:table-cell office:value-type="float" office:value="4.395706653" table:style-name="ce1">
            <text:p>4.395706653</text:p>
          </table:table-cell>
          <table:table-cell office:value-type="float" office:value="8.855795782" table:style-name="ce1">
            <text:p>8.855795782</text:p>
          </table:table-cell>
          <table:table-cell office:value-type="float" office:value="1.079764953" table:style-name="ce1">
            <text:p>1.079764953</text:p>
          </table:table-cell>
          <table:table-cell office:value-type="float" office:value="1.297419703" table:style-name="ce1">
            <text:p>1.297419703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bottom</text:p>
          </table:table-cell>
          <table:table-cell office:value-type="float" office:value="13.5795324" table:style-name="ce1">
            <text:p>13.5795324</text:p>
          </table:table-cell>
          <table:table-cell office:value-type="string" table:style-name="ce1">
            <text:p>10-20%</text:p>
          </table:table-cell>
          <table:table-cell office:value-type="float" office:value="7.914668182" table:style-name="ce1">
            <text:p>7.914668182</text:p>
          </table:table-cell>
          <table:table-cell office:value-type="float" office:value="-0.7136601959" table:style-name="ce1">
            <text:p>-0.7136601959</text:p>
          </table:table-cell>
          <table:table-cell office:value-type="float" office:value="4.114783073" table:style-name="ce1">
            <text:p>4.114783073</text:p>
          </table:table-cell>
          <table:table-cell office:value-type="float" office:value="17.45352" table:style-name="ce1">
            <text:p>17.45352</text:p>
          </table:table-cell>
          <table:table-cell office:value-type="float" office:value="33.2906" table:style-name="ce1">
            <text:p>33.2906</text:p>
          </table:table-cell>
          <table:table-cell office:value-type="float" office:value="50.74412" table:style-name="ce1">
            <text:p>50.74412</text:p>
          </table:table-cell>
          <table:table-cell office:value-type="float" office:value="6.090216984" table:style-name="ce1">
            <text:p>6.090216984</text:p>
          </table:table-cell>
          <table:table-cell office:value-type="float" office:value="0.3189856041" table:style-name="ce1">
            <text:p>0.3189856041</text:p>
          </table:table-cell>
          <table:table-cell office:value-type="float" office:value="9.808675221" table:style-name="ce1">
            <text:p>9.808675221</text:p>
          </table:table-cell>
          <table:table-cell office:value-type="float" office:value="19.25844352" table:style-name="ce1">
            <text:p>19.25844352</text:p>
          </table:table-cell>
          <table:table-cell office:value-type="float" office:value="66.25626117" table:style-name="ce1">
            <text:p>66.25626117</text:p>
          </table:table-cell>
          <table:table-cell/>
          <table:table-cell office:value-type="float" office:value="3.744904233" table:style-name="ce1">
            <text:p>3.744904233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3303469567" table:style-name="ce1">
            <text:p>0.3303469567</text:p>
          </table:table-cell>
          <table:table-cell office:value-type="float" office:value="4.980405779" table:style-name="ce1">
            <text:p>4.980405779</text:p>
          </table:table-cell>
          <table:table-cell office:value-type="float" office:value="0.2313396325" table:style-name="ce1">
            <text:p>0.2313396325</text:p>
          </table:table-cell>
          <table:table-cell office:value-type="float" office:value="10.04001375" table:style-name="ce1">
            <text:p>10.04001375</text:p>
          </table:table-cell>
          <table:table-cell office:value-type="float" office:value="0.2313396325" table:style-name="ce1">
            <text:p>0.2313396325</text:p>
          </table:table-cell>
          <table:table-cell office:value-type="float" office:value="6.486713922" table:style-name="ce1">
            <text:p>6.486713922</text:p>
          </table:table-cell>
          <table:table-cell office:value-type="float" office:value="8.822106078" table:style-name="ce1">
            <text:p>8.822106078</text:p>
          </table:table-cell>
          <table:table-cell office:value-type="float" office:value="1.217907669" table:style-name="ce1">
            <text:p>1.217907669</text:p>
          </table:table-cell>
          <table:table-cell office:value-type="float" office:value="47.2086" table:style-name="ce1">
            <text:p>47.2086</text:p>
          </table:table-cell>
          <table:table-cell office:value-type="float" office:value="16.9466616" table:style-name="ce1">
            <text:p>16.9466616</text:p>
          </table:table-cell>
          <table:table-cell office:value-type="float" office:value="1442.806651" table:style-name="ce1">
            <text:p>1442.806651</text:p>
          </table:table-cell>
          <table:table-cell office:value-type="float" office:value="143.0151507" table:style-name="ce1">
            <text:p>143.0151507</text:p>
          </table:table-cell>
          <table:table-cell office:value-type="float" office:value="0.005209026365" table:style-name="ce1">
            <text:p>0.005209026365</text:p>
          </table:table-cell>
          <table:table-cell office:value-type="float" office:value="20.77105815" table:style-name="ce1">
            <text:p>20.77105815</text:p>
          </table:table-cell>
          <table:table-cell office:value-type="float" office:value="9.822906331" table:style-name="ce1">
            <text:p>9.822906331</text:p>
          </table:table-cell>
          <table:table-cell office:value-type="float" office:value="0.002126111622" table:style-name="ce1">
            <text:p>0.002126111622</text:p>
          </table:table-cell>
          <table:table-cell office:value-type="float" office:value="0.01805046735" table:style-name="ce1">
            <text:p>0.01805046735</text:p>
          </table:table-cell>
          <table:table-cell office:value-type="float" office:value="9.347935664" table:style-name="ce1">
            <text:p>9.347935664</text:p>
          </table:table-cell>
          <table:table-cell office:value-type="float" office:value="12.01980586" table:style-name="ce1">
            <text:p>12.01980586</text:p>
          </table:table-cell>
          <table:table-cell office:value-type="float" office:value="0.2647109718" table:style-name="ce1">
            <text:p>0.2647109718</text:p>
          </table:table-cell>
          <table:table-cell office:value-type="float" office:value="0.3678391583" table:style-name="ce1">
            <text:p>0.3678391583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bottom</text:p>
          </table:table-cell>
          <table:table-cell office:value-type="float" office:value="13.46694049" table:style-name="ce1">
            <text:p>13.46694049</text:p>
          </table:table-cell>
          <table:table-cell office:value-type="string" table:style-name="ce1">
            <text:p>10-20%</text:p>
          </table:table-cell>
          <table:table-cell office:value-type="float" office:value="7.893986273" table:style-name="ce1">
            <text:p>7.893986273</text:p>
          </table:table-cell>
          <table:table-cell office:value-type="float" office:value="-0.7167973882" table:style-name="ce1">
            <text:p>-0.7167973882</text:p>
          </table:table-cell>
          <table:table-cell office:value-type="float" office:value="4.132465723" table:style-name="ce1">
            <text:p>4.132465723</text:p>
          </table:table-cell>
          <table:table-cell office:value-type="float" office:value="17.44611" table:style-name="ce1">
            <text:p>17.44611</text:p>
          </table:table-cell>
          <table:table-cell office:value-type="float" office:value="33.43865" table:style-name="ce1">
            <text:p>33.43865</text:p>
          </table:table-cell>
          <table:table-cell office:value-type="float" office:value="50.88476" table:style-name="ce1">
            <text:p>50.88476</text:p>
          </table:table-cell>
          <table:table-cell office:value-type="float" office:value="6.071195535" table:style-name="ce1">
            <text:p>6.071195535</text:p>
          </table:table-cell>
          <table:table-cell office:value-type="float" office:value="0.3033369093" table:style-name="ce1">
            <text:p>0.3033369093</text:p>
          </table:table-cell>
          <table:table-cell office:value-type="float" office:value="9.780486482" table:style-name="ce1">
            <text:p>9.780486482</text:p>
          </table:table-cell>
          <table:table-cell office:value-type="float" office:value="19.17417942" table:style-name="ce1">
            <text:p>19.17417942</text:p>
          </table:table-cell>
          <table:table-cell office:value-type="float" office:value="66.14596499" table:style-name="ce1">
            <text:p>66.14596499</text:p>
          </table:table-cell>
          <table:table-cell/>
          <table:table-cell office:value-type="float" office:value="3.748650374" table:style-name="ce1">
            <text:p>3.748650374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3298291439" table:style-name="ce1">
            <text:p>0.3298291439</text:p>
          </table:table-cell>
          <table:table-cell office:value-type="float" office:value="4.968547458" table:style-name="ce1">
            <text:p>4.968547458</text:p>
          </table:table-cell>
          <table:table-cell office:value-type="float" office:value="0.2311004362" table:style-name="ce1">
            <text:p>0.2311004362</text:p>
          </table:table-cell>
          <table:table-cell office:value-type="float" office:value="10.0115864" table:style-name="ce1">
            <text:p>10.0115864</text:p>
          </table:table-cell>
          <table:table-cell office:value-type="float" office:value="0.2311004362" table:style-name="ce1">
            <text:p>0.2311004362</text:p>
          </table:table-cell>
          <table:table-cell office:value-type="float" office:value="6.460802181" table:style-name="ce1">
            <text:p>6.460802181</text:p>
          </table:table-cell>
          <table:table-cell office:value-type="float" office:value="8.795537819" table:style-name="ce1">
            <text:p>8.795537819</text:p>
          </table:table-cell>
          <table:table-cell office:value-type="float" office:value="1.216048577" table:style-name="ce1">
            <text:p>1.216048577</text:p>
          </table:table-cell>
          <table:table-cell office:value-type="float" office:value="46.97572" table:style-name="ce1">
            <text:p>46.97572</text:p>
          </table:table-cell>
          <table:table-cell office:value-type="float" office:value="16.92468902" table:style-name="ce1">
            <text:p>16.92468902</text:p>
          </table:table-cell>
          <table:table-cell office:value-type="float" office:value="1441.744766" table:style-name="ce1">
            <text:p>1441.744766</text:p>
          </table:table-cell>
          <table:table-cell office:value-type="float" office:value="143.0132541" table:style-name="ce1">
            <text:p>143.0132541</text:p>
          </table:table-cell>
          <table:table-cell office:value-type="float" office:value="0.01639775815" table:style-name="ce1">
            <text:p>0.01639775815</text:p>
          </table:table-cell>
          <table:table-cell office:value-type="float" office:value="20.77608689" table:style-name="ce1">
            <text:p>20.77608689</text:p>
          </table:table-cell>
          <table:table-cell office:value-type="float" office:value="9.799016045" table:style-name="ce1">
            <text:p>9.799016045</text:p>
          </table:table-cell>
          <table:table-cell office:value-type="float" office:value="0.00211375009" table:style-name="ce1">
            <text:p>0.00211375009</text:p>
          </table:table-cell>
          <table:table-cell office:value-type="float" office:value="0.01803860339" table:style-name="ce1">
            <text:p>0.01803860339</text:p>
          </table:table-cell>
          <table:table-cell office:value-type="float" office:value="9.230162686" table:style-name="ce1">
            <text:p>9.230162686</text:p>
          </table:table-cell>
          <table:table-cell office:value-type="float" office:value="12.01980586" table:style-name="ce1">
            <text:p>12.01980586</text:p>
          </table:table-cell>
          <table:table-cell office:value-type="float" office:value="0.2760560318" table:style-name="ce1">
            <text:p>0.2760560318</text:p>
          </table:table-cell>
          <table:table-cell office:value-type="float" office:value="0.3636080105" table:style-name="ce1">
            <text:p>0.3636080105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bottom</text:p>
          </table:table-cell>
          <table:table-cell office:value-type="float" office:value="13.44475241" table:style-name="ce1">
            <text:p>13.44475241</text:p>
          </table:table-cell>
          <table:table-cell office:value-type="string" table:style-name="ce1">
            <text:p>10-20%</text:p>
          </table:table-cell>
          <table:table-cell office:value-type="float" office:value="7.873889608" table:style-name="ce1">
            <text:p>7.873889608</text:p>
          </table:table-cell>
          <table:table-cell office:value-type="float" office:value="-0.722214999" table:style-name="ce1">
            <text:p>-0.722214999</text:p>
          </table:table-cell>
          <table:table-cell office:value-type="float" office:value="4.156843421" table:style-name="ce1">
            <text:p>4.156843421</text:p>
          </table:table-cell>
          <table:table-cell office:value-type="float" office:value="17.41724" table:style-name="ce1">
            <text:p>17.41724</text:p>
          </table:table-cell>
          <table:table-cell office:value-type="float" office:value="33.6139" table:style-name="ce1">
            <text:p>33.6139</text:p>
          </table:table-cell>
          <table:table-cell office:value-type="float" office:value="51.03114" table:style-name="ce1">
            <text:p>51.03114</text:p>
          </table:table-cell>
          <table:table-cell office:value-type="float" office:value="6.052805847" table:style-name="ce1">
            <text:p>6.052805847</text:p>
          </table:table-cell>
          <table:table-cell office:value-type="float" office:value="0.3044180375" table:style-name="ce1">
            <text:p>0.3044180375</text:p>
          </table:table-cell>
          <table:table-cell office:value-type="float" office:value="9.755109429" table:style-name="ce1">
            <text:p>9.755109429</text:p>
          </table:table-cell>
          <table:table-cell office:value-type="float" office:value="19.07522626" table:style-name="ce1">
            <text:p>19.07522626</text:p>
          </table:table-cell>
          <table:table-cell office:value-type="float" office:value="66.07591064" table:style-name="ce1">
            <text:p>66.07591064</text:p>
          </table:table-cell>
          <table:table-cell/>
          <table:table-cell office:value-type="float" office:value="3.746720391" table:style-name="ce1">
            <text:p>3.746720391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3302167833" table:style-name="ce1">
            <text:p>0.3302167833</text:p>
          </table:table-cell>
          <table:table-cell office:value-type="float" office:value="4.977515065" table:style-name="ce1">
            <text:p>4.977515065</text:p>
          </table:table-cell>
          <table:table-cell office:value-type="float" office:value="0.2300958521" table:style-name="ce1">
            <text:p>0.2300958521</text:p>
          </table:table-cell>
          <table:table-cell office:value-type="float" office:value="9.985204453" table:style-name="ce1">
            <text:p>9.985204453</text:p>
          </table:table-cell>
          <table:table-cell office:value-type="float" office:value="0.2300958521" table:style-name="ce1">
            <text:p>0.2300958521</text:p>
          </table:table-cell>
          <table:table-cell office:value-type="float" office:value="6.431169879" table:style-name="ce1">
            <text:p>6.431169879</text:p>
          </table:table-cell>
          <table:table-cell office:value-type="float" office:value="8.769410121" table:style-name="ce1">
            <text:p>8.769410121</text:p>
          </table:table-cell>
          <table:table-cell office:value-type="float" office:value="1.215794332" table:style-name="ce1">
            <text:p>1.215794332</text:p>
          </table:table-cell>
          <table:table-cell office:value-type="float" office:value="47.53151" table:style-name="ce1">
            <text:p>47.53151</text:p>
          </table:table-cell>
          <table:table-cell office:value-type="float" office:value="16.91223039" table:style-name="ce1">
            <text:p>16.91223039</text:p>
          </table:table-cell>
          <table:table-cell office:value-type="float" office:value="1442.744911" table:style-name="ce1">
            <text:p>1442.744911</text:p>
          </table:table-cell>
          <table:table-cell office:value-type="float" office:value="143.0131776" table:style-name="ce1">
            <text:p>143.0131776</text:p>
          </table:table-cell>
          <table:table-cell office:value-type="float" office:value="0.00439433679" table:style-name="ce1">
            <text:p>0.00439433679</text:p>
          </table:table-cell>
          <table:table-cell office:value-type="float" office:value="20.77061939" table:style-name="ce1">
            <text:p>20.77061939</text:p>
          </table:table-cell>
          <table:table-cell office:value-type="float" office:value="9.81177633" table:style-name="ce1">
            <text:p>9.81177633</text:p>
          </table:table-cell>
          <table:table-cell office:value-type="float" office:value="0.002132730595" table:style-name="ce1">
            <text:p>0.002132730595</text:p>
          </table:table-cell>
          <table:table-cell office:value-type="float" office:value="0.01802710396" table:style-name="ce1">
            <text:p>0.01802710396</text:p>
          </table:table-cell>
          <table:table-cell office:value-type="float" office:value="9.392765757" table:style-name="ce1">
            <text:p>9.392765757</text:p>
          </table:table-cell>
          <table:table-cell office:value-type="float" office:value="11.23394588" table:style-name="ce1">
            <text:p>11.23394588</text:p>
          </table:table-cell>
          <table:table-cell office:value-type="float" office:value="0.267592663" table:style-name="ce1">
            <text:p>0.267592663</text:p>
          </table:table-cell>
          <table:table-cell office:value-type="float" office:value="0.3504631823" table:style-name="ce1">
            <text:p>0.3504631823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6.114681594" table:style-name="ce1">
            <text:p>6.114681594</text:p>
          </table:table-cell>
          <table:table-cell office:value-type="string" table:style-name="ce1">
            <text:p>&lt;10%</text:p>
          </table:table-cell>
          <table:table-cell office:value-type="float" office:value="1.797053557" table:style-name="ce1">
            <text:p>1.797053557</text:p>
          </table:table-cell>
          <table:table-cell office:value-type="float" office:value="-0.6245603125" table:style-name="ce1">
            <text:p>-0.6245603125</text:p>
          </table:table-cell>
          <table:table-cell office:value-type="float" office:value="3.118994983" table:style-name="ce1">
            <text:p>3.118994983</text:p>
          </table:table-cell>
          <table:table-cell office:value-type="float" office:value="3.462739" table:style-name="ce1">
            <text:p>3.462739</text:p>
          </table:table-cell>
          <table:table-cell office:value-type="float" office:value="5.824865" table:style-name="ce1">
            <text:p>5.824865</text:p>
          </table:table-cell>
          <table:table-cell office:value-type="float" office:value="9.287604" table:style-name="ce1">
            <text:p>9.287604</text:p>
          </table:table-cell>
          <table:table-cell office:value-type="float" office:value="1.433666659" table:style-name="ce1">
            <text:p>1.433666659</text:p>
          </table:table-cell>
          <table:table-cell office:value-type="float" office:value="6.186196317" table:style-name="ce1">
            <text:p>6.186196317</text:p>
          </table:table-cell>
          <table:table-cell office:value-type="float" office:value="2.1403856" table:style-name="ce1">
            <text:p>2.1403856</text:p>
          </table:table-cell>
          <table:table-cell office:value-type="float" office:value="4.500388659" table:style-name="ce1">
            <text:p>4.500388659</text:p>
          </table:table-cell>
          <table:table-cell office:value-type="float" office:value="21.5096091" table:style-name="ce1">
            <text:p>21.5096091</text:p>
          </table:table-cell>
          <table:table-cell/>
          <table:table-cell office:value-type="float" office:value="95.50891626" table:style-name="ce1">
            <text:p>95.50891626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2607537679" table:style-name="ce1">
            <text:p>0.2607537679</text:p>
          </table:table-cell>
          <table:table-cell office:value-type="float" office:value="2.803065578" table:style-name="ce1">
            <text:p>2.803065578</text:p>
          </table:table-cell>
          <table:table-cell office:value-type="float" office:value="0.04887515412" table:style-name="ce1">
            <text:p>0.04887515412</text:p>
          </table:table-cell>
          <table:table-cell office:value-type="float" office:value="2.189260332" table:style-name="ce1">
            <text:p>2.189260332</text:p>
          </table:table-cell>
          <table:table-cell office:value-type="float" office:value="0.04887515412" table:style-name="ce1">
            <text:p>0.04887515412</text:p>
          </table:table-cell>
          <table:table-cell office:value-type="float" office:value="1.655744755" table:style-name="ce1">
            <text:p>1.655744755</text:p>
          </table:table-cell>
          <table:table-cell office:value-type="float" office:value="1.925756245" table:style-name="ce1">
            <text:p>1.925756245</text:p>
          </table:table-cell>
          <table:table-cell office:value-type="float" office:value="0.263504087" table:style-name="ce1">
            <text:p>0.263504087</text:p>
          </table:table-cell>
          <table:table-cell office:value-type="float" office:value="3.7498595" table:style-name="ce1">
            <text:p>3.7498595</text:p>
          </table:table-cell>
          <table:table-cell office:value-type="float" office:value="0.8859021449" table:style-name="ce1">
            <text:p>0.8859021449</text:p>
          </table:table-cell>
          <table:table-cell office:value-type="float" office:value="2345.431705" table:style-name="ce1">
            <text:p>2345.431705</text:p>
          </table:table-cell>
          <table:table-cell office:value-type="float" office:value="37.01971436" table:style-name="ce1">
            <text:p>37.01971436</text:p>
          </table:table-cell>
          <table:table-cell office:value-type="float" office:value="89.99782695" table:style-name="ce1">
            <text:p>89.99782695</text:p>
          </table:table-cell>
          <table:table-cell office:value-type="float" office:value="142.9764678" table:style-name="ce1">
            <text:p>142.9764678</text:p>
          </table:table-cell>
          <table:table-cell office:value-type="float" office:value="53.96163083" table:style-name="ce1">
            <text:p>53.96163083</text:p>
          </table:table-cell>
          <table:table-cell office:value-type="float" office:value="0.005036950897" table:style-name="ce1">
            <text:p>0.005036950897</text:p>
          </table:table-cell>
          <table:table-cell office:value-type="float" office:value="0.01546548303" table:style-name="ce1">
            <text:p>0.01546548303</text:p>
          </table:table-cell>
          <table:table-cell office:value-type="float" office:value="2.850268335" table:style-name="ce1">
            <text:p>2.850268335</text:p>
          </table:table-cell>
          <table:table-cell office:value-type="float" office:value="27.62160183" table:style-name="ce1">
            <text:p>27.62160183</text:p>
          </table:table-cell>
          <table:table-cell office:value-type="float" office:value="1.304085279" table:style-name="ce1">
            <text:p>1.304085279</text:p>
          </table:table-cell>
          <table:table-cell office:value-type="float" office:value="1.75653168" table:style-name="ce1">
            <text:p>1.75653168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6.62554853" table:style-name="ce1">
            <text:p>6.62554853</text:p>
          </table:table-cell>
          <table:table-cell office:value-type="string" table:style-name="ce1">
            <text:p>&lt;10%</text:p>
          </table:table-cell>
          <table:table-cell office:value-type="float" office:value="1.760757204" table:style-name="ce1">
            <text:p>1.760757204</text:p>
          </table:table-cell>
          <table:table-cell office:value-type="float" office:value="-0.78463939" table:style-name="ce1">
            <text:p>-0.78463939</text:p>
          </table:table-cell>
          <table:table-cell office:value-type="float" office:value="3.721038608" table:style-name="ce1">
            <text:p>3.721038608</text:p>
          </table:table-cell>
          <table:table-cell office:value-type="float" office:value="3.64737" table:style-name="ce1">
            <text:p>3.64737</text:p>
          </table:table-cell>
          <table:table-cell office:value-type="float" office:value="7.179589" table:style-name="ce1">
            <text:p>7.179589</text:p>
          </table:table-cell>
          <table:table-cell office:value-type="float" office:value="10.826959" table:style-name="ce1">
            <text:p>10.826959</text:p>
          </table:table-cell>
          <table:table-cell office:value-type="float" office:value="1.381545258" table:style-name="ce1">
            <text:p>1.381545258</text:p>
          </table:table-cell>
          <table:table-cell office:value-type="float" office:value="3.020381896" table:style-name="ce1">
            <text:p>3.020381896</text:p>
          </table:table-cell>
          <table:table-cell office:value-type="float" office:value="2.013126974" table:style-name="ce1">
            <text:p>2.013126974</text:p>
          </table:table-cell>
          <table:table-cell office:value-type="float" office:value="4.483575586" table:style-name="ce1">
            <text:p>4.483575586</text:p>
          </table:table-cell>
          <table:table-cell office:value-type="float" office:value="20.47184164" table:style-name="ce1">
            <text:p>20.47184164</text:p>
          </table:table-cell>
          <table:table-cell office:value-type="float" office:value="0.4087253579" table:style-name="ce1">
            <text:p>0.4087253579</text:p>
          </table:table-cell>
          <table:table-cell office:value-type="float" office:value="95.7400972" table:style-name="ce1">
            <text:p>95.7400972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265402807" table:style-name="ce1">
            <text:p>0.265402807</text:p>
          </table:table-cell>
          <table:table-cell office:value-type="float" office:value="2.923975389" table:style-name="ce1">
            <text:p>2.923975389</text:p>
          </table:table-cell>
          <table:table-cell office:value-type="float" office:value="0.05043647796" table:style-name="ce1">
            <text:p>0.05043647796</text:p>
          </table:table-cell>
          <table:table-cell office:value-type="float" office:value="2.06356379" table:style-name="ce1">
            <text:p>2.06356379</text:p>
          </table:table-cell>
          <table:table-cell office:value-type="float" office:value="0.05043647796" table:style-name="ce1">
            <text:p>0.05043647796</text:p>
          </table:table-cell>
          <table:table-cell office:value-type="float" office:value="1.546461368" table:style-name="ce1">
            <text:p>1.546461368</text:p>
          </table:table-cell>
          <table:table-cell office:value-type="float" office:value="1.785027632" table:style-name="ce1">
            <text:p>1.785027632</text:p>
          </table:table-cell>
          <table:table-cell office:value-type="float" office:value="0.2785361583" table:style-name="ce1">
            <text:p>0.2785361583</text:p>
          </table:table-cell>
          <table:table-cell office:value-type="float" office:value="3.778277" table:style-name="ce1">
            <text:p>3.778277</text:p>
          </table:table-cell>
          <table:table-cell office:value-type="float" office:value="0.8703296535" table:style-name="ce1">
            <text:p>0.8703296535</text:p>
          </table:table-cell>
          <table:table-cell office:value-type="float" office:value="2358.918551" table:style-name="ce1">
            <text:p>2358.918551</text:p>
          </table:table-cell>
          <table:table-cell office:value-type="float" office:value="37.01290797" table:style-name="ce1">
            <text:p>37.01290797</text:p>
          </table:table-cell>
          <table:table-cell office:value-type="float" office:value="142.9847144" table:style-name="ce1">
            <text:p>142.9847144</text:p>
          </table:table-cell>
          <table:table-cell office:value-type="float" office:value="90.03112686" table:style-name="ce1">
            <text:p>90.03112686</text:p>
          </table:table-cell>
          <table:table-cell office:value-type="float" office:value="52.36647826" table:style-name="ce1">
            <text:p>52.36647826</text:p>
          </table:table-cell>
          <table:table-cell office:value-type="float" office:value="0.005044874177" table:style-name="ce1">
            <text:p>0.005044874177</text:p>
          </table:table-cell>
          <table:table-cell office:value-type="float" office:value="0.0154658016" table:style-name="ce1">
            <text:p>0.0154658016</text:p>
          </table:table-cell>
          <table:table-cell office:value-type="float" office:value="3.103581838" table:style-name="ce1">
            <text:p>3.103581838</text:p>
          </table:table-cell>
          <table:table-cell office:value-type="float" office:value="31.34296752" table:style-name="ce1">
            <text:p>31.34296752</text:p>
          </table:table-cell>
          <table:table-cell office:value-type="float" office:value="1.431513228" table:style-name="ce1">
            <text:p>1.431513228</text:p>
          </table:table-cell>
          <table:table-cell office:value-type="float" office:value="1.569851862" table:style-name="ce1">
            <text:p>1.569851862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6.445181576" table:style-name="ce1">
            <text:p>6.445181576</text:p>
          </table:table-cell>
          <table:table-cell office:value-type="string" table:style-name="ce1">
            <text:p>&lt;10%</text:p>
          </table:table-cell>
          <table:table-cell office:value-type="float" office:value="1.983844604" table:style-name="ce1">
            <text:p>1.983844604</text:p>
          </table:table-cell>
          <table:table-cell office:value-type="float" office:value="-1.29346291" table:style-name="ce1">
            <text:p>-1.29346291</text:p>
          </table:table-cell>
          <table:table-cell office:value-type="float" office:value="6.595203356" table:style-name="ce1">
            <text:p>6.595203356</text:p>
          </table:table-cell>
          <table:table-cell office:value-type="float" office:value="4.205149" table:style-name="ce1">
            <text:p>4.205149</text:p>
          </table:table-cell>
          <table:table-cell office:value-type="float" office:value="10.804258" table:style-name="ce1">
            <text:p>10.804258</text:p>
          </table:table-cell>
          <table:table-cell office:value-type="float" office:value="15.009407" table:style-name="ce1">
            <text:p>15.009407</text:p>
          </table:table-cell>
          <table:table-cell office:value-type="float" office:value="1.484110879" table:style-name="ce1">
            <text:p>1.484110879</text:p>
          </table:table-cell>
          <table:table-cell office:value-type="float" office:value="2.269483714" table:style-name="ce1">
            <text:p>2.269483714</text:p>
          </table:table-cell>
          <table:table-cell office:value-type="float" office:value="2.081307819" table:style-name="ce1">
            <text:p>2.081307819</text:p>
          </table:table-cell>
          <table:table-cell office:value-type="float" office:value="4.90381985" table:style-name="ce1">
            <text:p>4.90381985</text:p>
          </table:table-cell>
          <table:table-cell office:value-type="float" office:value="19.76178132" table:style-name="ce1">
            <text:p>19.76178132</text:p>
          </table:table-cell>
          <table:table-cell office:value-type="float" office:value="0.4435856103" table:style-name="ce1">
            <text:p>0.4435856103</text:p>
          </table:table-cell>
          <table:table-cell office:value-type="float" office:value="95.73662396" table:style-name="ce1">
            <text:p>95.73662396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2858068003" table:style-name="ce1">
            <text:p>0.2858068003</text:p>
          </table:table-cell>
          <table:table-cell office:value-type="float" office:value="3.308526659" table:style-name="ce1">
            <text:p>3.308526659</text:p>
          </table:table-cell>
          <table:table-cell office:value-type="float" office:value="0.06626260285" table:style-name="ce1">
            <text:p>0.06626260285</text:p>
          </table:table-cell>
          <table:table-cell office:value-type="float" office:value="2.147570008" table:style-name="ce1">
            <text:p>2.147570008</text:p>
          </table:table-cell>
          <table:table-cell office:value-type="float" office:value="0.06626260285" table:style-name="ce1">
            <text:p>0.06626260285</text:p>
          </table:table-cell>
          <table:table-cell office:value-type="float" office:value="1.575099178" table:style-name="ce1">
            <text:p>1.575099178</text:p>
          </table:table-cell>
          <table:table-cell office:value-type="float" office:value="1.816732822" table:style-name="ce1">
            <text:p>1.816732822</text:p>
          </table:table-cell>
          <table:table-cell office:value-type="float" office:value="0.3308371859" table:style-name="ce1">
            <text:p>0.3308371859</text:p>
          </table:table-cell>
          <table:table-cell office:value-type="float" office:value="3.851679" table:style-name="ce1">
            <text:p>3.851679</text:p>
          </table:table-cell>
          <table:table-cell office:value-type="float" office:value="0.8993715144" table:style-name="ce1">
            <text:p>0.8993715144</text:p>
          </table:table-cell>
          <table:table-cell office:value-type="float" office:value="2350.514445" table:style-name="ce1">
            <text:p>2350.514445</text:p>
          </table:table-cell>
          <table:table-cell office:value-type="float" office:value="36.99840241" table:style-name="ce1">
            <text:p>36.99840241</text:p>
          </table:table-cell>
          <table:table-cell office:value-type="float" office:value="90.00528956" table:style-name="ce1">
            <text:p>90.00528956</text:p>
          </table:table-cell>
          <table:table-cell office:value-type="float" office:value="142.9817891" table:style-name="ce1">
            <text:p>142.9817891</text:p>
          </table:table-cell>
          <table:table-cell office:value-type="float" office:value="50.15860592" table:style-name="ce1">
            <text:p>50.15860592</text:p>
          </table:table-cell>
          <table:table-cell office:value-type="float" office:value="0.004634051469" table:style-name="ce1">
            <text:p>0.004634051469</text:p>
          </table:table-cell>
          <table:table-cell office:value-type="float" office:value="0.01570366968" table:style-name="ce1">
            <text:p>0.01570366968</text:p>
          </table:table-cell>
          <table:table-cell office:value-type="float" office:value="3.590787065" table:style-name="ce1">
            <text:p>3.590787065</text:p>
          </table:table-cell>
          <table:table-cell office:value-type="float" office:value="35.5657003" table:style-name="ce1">
            <text:p>35.5657003</text:p>
          </table:table-cell>
          <table:table-cell office:value-type="float" office:value="1.215286939" table:style-name="ce1">
            <text:p>1.215286939</text:p>
          </table:table-cell>
          <table:table-cell office:value-type="float" office:value="1.904144897" table:style-name="ce1">
            <text:p>1.904144897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7.067583869" table:style-name="ce1">
            <text:p>7.067583869</text:p>
          </table:table-cell>
          <table:table-cell office:value-type="string" table:style-name="ce1">
            <text:p>&lt;10%</text:p>
          </table:table-cell>
          <table:table-cell office:value-type="float" office:value="5.391101603" table:style-name="ce1">
            <text:p>5.391101603</text:p>
          </table:table-cell>
          <table:table-cell office:value-type="float" office:value="-0.5284463089" table:style-name="ce1">
            <text:p>-0.5284463089</text:p>
          </table:table-cell>
          <table:table-cell office:value-type="float" office:value="2.762718304" table:style-name="ce1">
            <text:p>2.762718304</text:p>
          </table:table-cell>
          <table:table-cell office:value-type="float" office:value="11.51697" table:style-name="ce1">
            <text:p>11.51697</text:p>
          </table:table-cell>
          <table:table-cell office:value-type="float" office:value="17.61028" table:style-name="ce1">
            <text:p>17.61028</text:p>
          </table:table-cell>
          <table:table-cell office:value-type="float" office:value="29.12725" table:style-name="ce1">
            <text:p>29.12725</text:p>
          </table:table-cell>
          <table:table-cell office:value-type="float" office:value="4.385356351" table:style-name="ce1">
            <text:p>4.385356351</text:p>
          </table:table-cell>
          <table:table-cell office:value-type="float" office:value="0.3699372826" table:style-name="ce1">
            <text:p>0.3699372826</text:p>
          </table:table-cell>
          <table:table-cell office:value-type="float" office:value="6.418333022" table:style-name="ce1">
            <text:p>6.418333022</text:p>
          </table:table-cell>
          <table:table-cell office:value-type="float" office:value="12.72925162" table:style-name="ce1">
            <text:p>12.72925162</text:p>
          </table:table-cell>
          <table:table-cell office:value-type="float" office:value="49.42794285" table:style-name="ce1">
            <text:p>49.42794285</text:p>
          </table:table-cell>
          <table:table-cell office:value-type="float" office:value="0.2421394857" table:style-name="ce1">
            <text:p>0.2421394857</text:p>
          </table:table-cell>
          <table:table-cell office:value-type="float" office:value="106.9938689" table:style-name="ce1">
            <text:p>106.9938689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0.2679572763" table:style-name="ce1">
            <text:p>0.2679572763</text:p>
          </table:table-cell>
          <table:table-cell office:value-type="float" office:value="3.310797894" table:style-name="ce1">
            <text:p>3.310797894</text:p>
          </table:table-cell>
          <table:table-cell office:value-type="float" office:value="0.1527223403" table:style-name="ce1">
            <text:p>0.1527223403</text:p>
          </table:table-cell>
          <table:table-cell office:value-type="float" office:value="6.57105559" table:style-name="ce1">
            <text:p>6.57105559</text:p>
          </table:table-cell>
          <table:table-cell office:value-type="float" office:value="0.1527223403" table:style-name="ce1">
            <text:p>0.1527223403</text:p>
          </table:table-cell>
          <table:table-cell office:value-type="float" office:value="5.395062129" table:style-name="ce1">
            <text:p>5.395062129</text:p>
          </table:table-cell>
          <table:table-cell office:value-type="float" office:value="5.876827871" table:style-name="ce1">
            <text:p>5.876827871</text:p>
          </table:table-cell>
          <table:table-cell office:value-type="float" office:value="0.6942277185" table:style-name="ce1">
            <text:p>0.6942277185</text:p>
          </table:table-cell>
          <table:table-cell office:value-type="float" office:value="27.8523725" table:style-name="ce1">
            <text:p>27.8523725</text:p>
          </table:table-cell>
          <table:table-cell office:value-type="float" office:value="10.19693905" table:style-name="ce1">
            <text:p>10.19693905</text:p>
          </table:table-cell>
          <table:table-cell office:value-type="float" office:value="1174.850772" table:style-name="ce1">
            <text:p>1174.850772</text:p>
          </table:table-cell>
          <table:table-cell office:value-type="float" office:value="112.2716021" table:style-name="ce1">
            <text:p>112.2716021</text:p>
          </table:table-cell>
          <table:table-cell office:value-type="float" office:value="107.0301405" table:style-name="ce1">
            <text:p>107.0301405</text:p>
          </table:table-cell>
          <table:table-cell office:value-type="float" office:value="89.98605155" table:style-name="ce1">
            <text:p>89.98605155</text:p>
          </table:table-cell>
          <table:table-cell/>
          <table:table-cell office:value-type="float" office:value="0.003584599848" table:style-name="ce1">
            <text:p>0.003584599848</text:p>
          </table:table-cell>
          <table:table-cell office:value-type="float" office:value="0.01627382416" table:style-name="ce1">
            <text:p>0.01627382416</text:p>
          </table:table-cell>
          <table:table-cell office:value-type="float" office:value="6.297342118" table:style-name="ce1">
            <text:p>6.297342118</text:p>
          </table:table-cell>
          <table:table-cell office:value-type="float" office:value="9.171427778" table:style-name="ce1">
            <text:p>9.171427778</text:p>
          </table:table-cell>
          <table:table-cell office:value-type="float" office:value="0.330438166" table:style-name="ce1">
            <text:p>0.330438166</text:p>
          </table:table-cell>
          <table:table-cell office:value-type="float" office:value="0.3986154496" table:style-name="ce1">
            <text:p>0.3986154496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7.284294577" table:style-name="ce1">
            <text:p>7.284294577</text:p>
          </table:table-cell>
          <table:table-cell office:value-type="string" table:style-name="ce1">
            <text:p>&lt;10%</text:p>
          </table:table-cell>
          <table:table-cell office:value-type="float" office:value="5.429365183" table:style-name="ce1">
            <text:p>5.429365183</text:p>
          </table:table-cell>
          <table:table-cell office:value-type="float" office:value="-0.5490169005" table:style-name="ce1">
            <text:p>-0.5490169005</text:p>
          </table:table-cell>
          <table:table-cell office:value-type="float" office:value="2.923526942" table:style-name="ce1">
            <text:p>2.923526942</text:p>
          </table:table-cell>
          <table:table-cell office:value-type="float" office:value="11.67059" table:style-name="ce1">
            <text:p>11.67059</text:p>
          </table:table-cell>
          <table:table-cell office:value-type="float" office:value="18.98134" table:style-name="ce1">
            <text:p>18.98134</text:p>
          </table:table-cell>
          <table:table-cell office:value-type="float" office:value="30.65193" table:style-name="ce1">
            <text:p>30.65193</text:p>
          </table:table-cell>
          <table:table-cell office:value-type="float" office:value="4.377733684" table:style-name="ce1">
            <text:p>4.377733684</text:p>
          </table:table-cell>
          <table:table-cell office:value-type="float" office:value="0.3863176735" table:style-name="ce1">
            <text:p>0.3863176735</text:p>
          </table:table-cell>
          <table:table-cell office:value-type="float" office:value="6.467940474" table:style-name="ce1">
            <text:p>6.467940474</text:p>
          </table:table-cell>
          <table:table-cell office:value-type="float" office:value="12.79293885" table:style-name="ce1">
            <text:p>12.79293885</text:p>
          </table:table-cell>
          <table:table-cell office:value-type="float" office:value="49.94924065" table:style-name="ce1">
            <text:p>49.94924065</text:p>
          </table:table-cell>
          <table:table-cell office:value-type="float" office:value="0.2541390273" table:style-name="ce1">
            <text:p>0.2541390273</text:p>
          </table:table-cell>
          <table:table-cell office:value-type="float" office:value="106.9917204" table:style-name="ce1">
            <text:p>106.9917204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0.2733159248" table:style-name="ce1">
            <text:p>0.2733159248</text:p>
          </table:table-cell>
          <table:table-cell office:value-type="float" office:value="3.432888816" table:style-name="ce1">
            <text:p>3.432888816</text:p>
          </table:table-cell>
          <table:table-cell office:value-type="float" office:value="0.1635102659" table:style-name="ce1">
            <text:p>0.1635102659</text:p>
          </table:table-cell>
          <table:table-cell office:value-type="float" office:value="6.631446978" table:style-name="ce1">
            <text:p>6.631446978</text:p>
          </table:table-cell>
          <table:table-cell office:value-type="float" office:value="0.1635102659" table:style-name="ce1">
            <text:p>0.1635102659</text:p>
          </table:table-cell>
          <table:table-cell office:value-type="float" office:value="5.340183849" table:style-name="ce1">
            <text:p>5.340183849</text:p>
          </table:table-cell>
          <table:table-cell office:value-type="float" office:value="5.917076151" table:style-name="ce1">
            <text:p>5.917076151</text:p>
          </table:table-cell>
          <table:table-cell office:value-type="float" office:value="0.7143708271" table:style-name="ce1">
            <text:p>0.7143708271</text:p>
          </table:table-cell>
          <table:table-cell office:value-type="float" office:value="27.44357667" table:style-name="ce1">
            <text:p>27.44357667</text:p>
          </table:table-cell>
          <table:table-cell office:value-type="float" office:value="10.21438985" table:style-name="ce1">
            <text:p>10.21438985</text:p>
          </table:table-cell>
          <table:table-cell office:value-type="float" office:value="1178.606974" table:style-name="ce1">
            <text:p>1178.606974</text:p>
          </table:table-cell>
          <table:table-cell office:value-type="float" office:value="112.265983" table:style-name="ce1">
            <text:p>112.265983</text:p>
          </table:table-cell>
          <table:table-cell office:value-type="float" office:value="107.0260221" table:style-name="ce1">
            <text:p>107.0260221</text:p>
          </table:table-cell>
          <table:table-cell office:value-type="float" office:value="89.98883064" table:style-name="ce1">
            <text:p>89.98883064</text:p>
          </table:table-cell>
          <table:table-cell/>
          <table:table-cell office:value-type="float" office:value="0.003090521286" table:style-name="ce1">
            <text:p>0.003090521286</text:p>
          </table:table-cell>
          <table:table-cell office:value-type="float" office:value="0.01652466718" table:style-name="ce1">
            <text:p>0.01652466718</text:p>
          </table:table-cell>
          <table:table-cell office:value-type="float" office:value="6.474328139" table:style-name="ce1">
            <text:p>6.474328139</text:p>
          </table:table-cell>
          <table:table-cell office:value-type="float" office:value="9.171427778" table:style-name="ce1">
            <text:p>9.171427778</text:p>
          </table:table-cell>
          <table:table-cell office:value-type="float" office:value="0.3945460177" table:style-name="ce1">
            <text:p>0.3945460177</text:p>
          </table:table-cell>
          <table:table-cell office:value-type="float" office:value="0.4737665537" table:style-name="ce1">
            <text:p>0.4737665537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7.479463465" table:style-name="ce1">
            <text:p>7.479463465</text:p>
          </table:table-cell>
          <table:table-cell office:value-type="string" table:style-name="ce1">
            <text:p>&lt;10%</text:p>
          </table:table-cell>
          <table:table-cell office:value-type="float" office:value="5.443296046" table:style-name="ce1">
            <text:p>5.443296046</text:p>
          </table:table-cell>
          <table:table-cell office:value-type="float" office:value="-0.5533583315" table:style-name="ce1">
            <text:p>-0.5533583315</text:p>
          </table:table-cell>
          <table:table-cell office:value-type="float" office:value="2.98338258" table:style-name="ce1">
            <text:p>2.98338258</text:p>
          </table:table-cell>
          <table:table-cell office:value-type="float" office:value="11.8937" table:style-name="ce1">
            <text:p>11.8937</text:p>
          </table:table-cell>
          <table:table-cell office:value-type="float" office:value="18.72157" table:style-name="ce1">
            <text:p>18.72157</text:p>
          </table:table-cell>
          <table:table-cell office:value-type="float" office:value="30.61527" table:style-name="ce1">
            <text:p>30.61527</text:p>
          </table:table-cell>
          <table:table-cell office:value-type="float" office:value="4.368975486" table:style-name="ce1">
            <text:p>4.368975486</text:p>
          </table:table-cell>
          <table:table-cell office:value-type="float" office:value="0.3437714106" table:style-name="ce1">
            <text:p>0.3437714106</text:p>
          </table:table-cell>
          <table:table-cell office:value-type="float" office:value="6.458704504" table:style-name="ce1">
            <text:p>6.458704504</text:p>
          </table:table-cell>
          <table:table-cell office:value-type="float" office:value="12.91034498" table:style-name="ce1">
            <text:p>12.91034498</text:p>
          </table:table-cell>
          <table:table-cell office:value-type="float" office:value="50.48218461" table:style-name="ce1">
            <text:p>50.48218461</text:p>
          </table:table-cell>
          <table:table-cell office:value-type="float" office:value="0.2563538548" table:style-name="ce1">
            <text:p>0.2563538548</text:p>
          </table:table-cell>
          <table:table-cell office:value-type="float" office:value="106.7552835" table:style-name="ce1">
            <text:p>106.7552835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0.2756571341" table:style-name="ce1">
            <text:p>0.2756571341</text:p>
          </table:table-cell>
          <table:table-cell office:value-type="float" office:value="3.481493116" table:style-name="ce1">
            <text:p>3.481493116</text:p>
          </table:table-cell>
          <table:table-cell office:value-type="float" office:value="0.1698738221" table:style-name="ce1">
            <text:p>0.1698738221</text:p>
          </table:table-cell>
          <table:table-cell office:value-type="float" office:value="6.628582932" table:style-name="ce1">
            <text:p>6.628582932</text:p>
          </table:table-cell>
          <table:table-cell office:value-type="float" office:value="0.1698738221" table:style-name="ce1">
            <text:p>0.1698738221</text:p>
          </table:table-cell>
          <table:table-cell office:value-type="float" office:value="5.303153603" table:style-name="ce1">
            <text:p>5.303153603</text:p>
          </table:table-cell>
          <table:table-cell office:value-type="float" office:value="5.906146397" table:style-name="ce1">
            <text:p>5.906146397</text:p>
          </table:table-cell>
          <table:table-cell office:value-type="float" office:value="0.7224365356" table:style-name="ce1">
            <text:p>0.7224365356</text:p>
          </table:table-cell>
          <table:table-cell office:value-type="float" office:value="27.93735" table:style-name="ce1">
            <text:p>27.93735</text:p>
          </table:table-cell>
          <table:table-cell office:value-type="float" office:value="10.33529629" table:style-name="ce1">
            <text:p>10.33529629</text:p>
          </table:table-cell>
          <table:table-cell office:value-type="float" office:value="1184.093733" table:style-name="ce1">
            <text:p>1184.093733</text:p>
          </table:table-cell>
          <table:table-cell office:value-type="float" office:value="114.0470214" table:style-name="ce1">
            <text:p>114.0470214</text:p>
          </table:table-cell>
          <table:table-cell office:value-type="float" office:value="107.0156279" table:style-name="ce1">
            <text:p>107.0156279</text:p>
          </table:table-cell>
          <table:table-cell office:value-type="float" office:value="89.99734489" table:style-name="ce1">
            <text:p>89.99734489</text:p>
          </table:table-cell>
          <table:table-cell/>
          <table:table-cell office:value-type="float" office:value="0.002992164736" table:style-name="ce1">
            <text:p>0.002992164736</text:p>
          </table:table-cell>
          <table:table-cell office:value-type="float" office:value="0.01689236826" table:style-name="ce1">
            <text:p>0.01689236826</text:p>
          </table:table-cell>
          <table:table-cell office:value-type="float" office:value="6.610388459" table:style-name="ce1">
            <text:p>6.610388459</text:p>
          </table:table-cell>
          <table:table-cell office:value-type="float" office:value="9.171427778" table:style-name="ce1">
            <text:p>9.171427778</text:p>
          </table:table-cell>
          <table:table-cell office:value-type="float" office:value="0.4100632969" table:style-name="ce1">
            <text:p>0.4100632969</text:p>
          </table:table-cell>
          <table:table-cell office:value-type="float" office:value="0.496802365" table:style-name="ce1">
            <text:p>0.496802365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1.132303652" table:style-name="ce1">
            <text:p>1.132303652</text:p>
          </table:table-cell>
          <table:table-cell office:value-type="string" table:style-name="ce1">
            <text:p>&lt;10%</text:p>
          </table:table-cell>
          <table:table-cell office:value-type="float" office:value="1.011471856" table:style-name="ce1">
            <text:p>1.011471856</text:p>
          </table:table-cell>
          <table:table-cell office:value-type="float" office:value="0.1602216097" table:style-name="ce1">
            <text:p>0.1602216097</text:p>
          </table:table-cell>
          <table:table-cell office:value-type="float" office:value="2.674084083" table:style-name="ce1">
            <text:p>2.674084083</text:p>
          </table:table-cell>
          <table:table-cell office:value-type="float" office:value="2.568992" table:style-name="ce1">
            <text:p>2.568992</text:p>
          </table:table-cell>
          <table:table-cell office:value-type="float" office:value="3.407908" table:style-name="ce1">
            <text:p>3.407908</text:p>
          </table:table-cell>
          <table:table-cell office:value-type="float" office:value="5.9769" table:style-name="ce1">
            <text:p>5.9769</text:p>
          </table:table-cell>
          <table:table-cell office:value-type="float" office:value="0.8224262532" table:style-name="ce1">
            <text:p>0.8224262532</text:p>
          </table:table-cell>
          <table:table-cell office:value-type="float" office:value="8.204670141" table:style-name="ce1">
            <text:p>8.204670141</text:p>
          </table:table-cell>
          <table:table-cell office:value-type="float" office:value="1.471953815" table:style-name="ce1">
            <text:p>1.471953815</text:p>
          </table:table-cell>
          <table:table-cell office:value-type="float" office:value="1.751259963" table:style-name="ce1">
            <text:p>1.751259963</text:p>
          </table:table-cell>
          <table:table-cell office:value-type="float" office:value="21.28631978" table:style-name="ce1">
            <text:p>21.28631978</text:p>
          </table:table-cell>
          <table:table-cell/>
          <table:table-cell office:value-type="float" office:value="7.250655197" table:style-name="ce1">
            <text:p>7.25065519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1381777032" table:style-name="ce1">
            <text:p>0.1381777032</text:p>
          </table:table-cell>
          <table:table-cell office:value-type="float" office:value="0.9298930574" table:style-name="ce1">
            <text:p>0.9298930574</text:p>
          </table:table-cell>
          <table:table-cell office:value-type="float" office:value="0.0356642689" table:style-name="ce1">
            <text:p>0.0356642689</text:p>
          </table:table-cell>
          <table:table-cell office:value-type="float" office:value="1.507617732" table:style-name="ce1">
            <text:p>1.507617732</text:p>
          </table:table-cell>
          <table:table-cell office:value-type="float" office:value="0.0356642689" table:style-name="ce1">
            <text:p>0.0356642689</text:p>
          </table:table-cell>
          <table:table-cell office:value-type="float" office:value="0.9124581674" table:style-name="ce1">
            <text:p>0.9124581674</text:p>
          </table:table-cell>
          <table:table-cell office:value-type="float" office:value="1.413375833" table:style-name="ce1">
            <text:p>1.413375833</text:p>
          </table:table-cell>
          <table:table-cell office:value-type="float" office:value="0.09424189984" table:style-name="ce1">
            <text:p>0.09424189984</text:p>
          </table:table-cell>
          <table:table-cell office:value-type="float" office:value="1.779836" table:style-name="ce1">
            <text:p>1.779836</text:p>
          </table:table-cell>
          <table:table-cell office:value-type="float" office:value="0.6772622434" table:style-name="ce1">
            <text:p>0.6772622434</text:p>
          </table:table-cell>
          <table:table-cell office:value-type="float" office:value="2212.059625" table:style-name="ce1">
            <text:p>2212.059625</text:p>
          </table:table-cell>
          <table:table-cell office:value-type="float" office:value="142.9951219" table:style-name="ce1">
            <text:p>142.9951219</text:p>
          </table:table-cell>
          <table:table-cell office:value-type="float" office:value="36.9958912" table:style-name="ce1">
            <text:p>36.9958912</text:p>
          </table:table-cell>
          <table:table-cell office:value-type="float" office:value="90.0015904" table:style-name="ce1">
            <text:p>90.0015904</text:p>
          </table:table-cell>
          <table:table-cell office:value-type="float" office:value="75.97214663" table:style-name="ce1">
            <text:p>75.97214663</text:p>
          </table:table-cell>
          <table:table-cell office:value-type="float" office:value="0.0007133517289" table:style-name="ce1">
            <text:p>0.0007133517289</text:p>
          </table:table-cell>
          <table:table-cell office:value-type="float" office:value="0.0177281519" table:style-name="ce1">
            <text:p>0.0177281519</text:p>
          </table:table-cell>
          <table:table-cell office:value-type="float" office:value="1.129879433" table:style-name="ce1">
            <text:p>1.129879433</text:p>
          </table:table-cell>
          <table:table-cell office:value-type="float" office:value="35.5657003" table:style-name="ce1">
            <text:p>35.5657003</text:p>
          </table:table-cell>
          <table:table-cell office:value-type="float" office:value="0.1730713276" table:style-name="ce1">
            <text:p>0.1730713276</text:p>
          </table:table-cell>
          <table:table-cell office:value-type="float" office:value="0.4996307911" table:style-name="ce1">
            <text:p>0.4996307911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1.294184721" table:style-name="ce1">
            <text:p>1.294184721</text:p>
          </table:table-cell>
          <table:table-cell office:value-type="string" table:style-name="ce1">
            <text:p>&lt;10%</text:p>
          </table:table-cell>
          <table:table-cell office:value-type="float" office:value="1.034591534" table:style-name="ce1">
            <text:p>1.034591534</text:p>
          </table:table-cell>
          <table:table-cell office:value-type="float" office:value="-0.01105654913" table:style-name="ce1">
            <text:p>-0.01105654913</text:p>
          </table:table-cell>
          <table:table-cell office:value-type="float" office:value="2.894149894" table:style-name="ce1">
            <text:p>2.894149894</text:p>
          </table:table-cell>
          <table:table-cell office:value-type="float" office:value="2.517291" table:style-name="ce1">
            <text:p>2.517291</text:p>
          </table:table-cell>
          <table:table-cell office:value-type="float" office:value="3.811545" table:style-name="ce1">
            <text:p>3.811545</text:p>
          </table:table-cell>
          <table:table-cell office:value-type="float" office:value="6.328836" table:style-name="ce1">
            <text:p>6.328836</text:p>
          </table:table-cell>
          <table:table-cell office:value-type="float" office:value="0.834871717" table:style-name="ce1">
            <text:p>0.834871717</text:p>
          </table:table-cell>
          <table:table-cell office:value-type="float" office:value="9.69679618" table:style-name="ce1">
            <text:p>9.69679618</text:p>
          </table:table-cell>
          <table:table-cell office:value-type="float" office:value="1.500337326" table:style-name="ce1">
            <text:p>1.500337326</text:p>
          </table:table-cell>
          <table:table-cell office:value-type="float" office:value="1.940261357" table:style-name="ce1">
            <text:p>1.940261357</text:p>
          </table:table-cell>
          <table:table-cell office:value-type="float" office:value="20.95315814" table:style-name="ce1">
            <text:p>20.95315814</text:p>
          </table:table-cell>
          <table:table-cell/>
          <table:table-cell office:value-type="float" office:value="106.9831153" table:style-name="ce1">
            <text:p>106.9831153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138810861" table:style-name="ce1">
            <text:p>0.138810861</text:p>
          </table:table-cell>
          <table:table-cell office:value-type="float" office:value="0.9347350684" table:style-name="ce1">
            <text:p>0.9347350684</text:p>
          </table:table-cell>
          <table:table-cell office:value-type="float" office:value="0.03197344001" table:style-name="ce1">
            <text:p>0.03197344001</text:p>
          </table:table-cell>
          <table:table-cell office:value-type="float" office:value="1.5323103" table:style-name="ce1">
            <text:p>1.5323103</text:p>
          </table:table-cell>
          <table:table-cell office:value-type="float" office:value="0.03197344001" table:style-name="ce1">
            <text:p>0.03197344001</text:p>
          </table:table-cell>
          <table:table-cell office:value-type="float" office:value="0.9608716119" table:style-name="ce1">
            <text:p>0.9608716119</text:p>
          </table:table-cell>
          <table:table-cell office:value-type="float" office:value="1.434675388" table:style-name="ce1">
            <text:p>1.434675388</text:p>
          </table:table-cell>
          <table:table-cell office:value-type="float" office:value="0.09763491144" table:style-name="ce1">
            <text:p>0.09763491144</text:p>
          </table:table-cell>
          <table:table-cell office:value-type="float" office:value="1.995759" table:style-name="ce1">
            <text:p>1.995759</text:p>
          </table:table-cell>
          <table:table-cell office:value-type="float" office:value="0.6599109099" table:style-name="ce1">
            <text:p>0.6599109099</text:p>
          </table:table-cell>
          <table:table-cell office:value-type="float" office:value="2215.853884" table:style-name="ce1">
            <text:p>2215.853884</text:p>
          </table:table-cell>
          <table:table-cell office:value-type="float" office:value="142.9877528" table:style-name="ce1">
            <text:p>142.9877528</text:p>
          </table:table-cell>
          <table:table-cell office:value-type="float" office:value="36.98251951" table:style-name="ce1">
            <text:p>36.98251951</text:p>
          </table:table-cell>
          <table:table-cell office:value-type="float" office:value="89.98780871" table:style-name="ce1">
            <text:p>89.98780871</text:p>
          </table:table-cell>
          <table:table-cell office:value-type="float" office:value="85.01008911" table:style-name="ce1">
            <text:p>85.01008911</text:p>
          </table:table-cell>
          <table:table-cell office:value-type="float" office:value="0.001763385169" table:style-name="ce1">
            <text:p>0.001763385169</text:p>
          </table:table-cell>
          <table:table-cell office:value-type="float" office:value="0.018121253" table:style-name="ce1">
            <text:p>0.018121253</text:p>
          </table:table-cell>
          <table:table-cell office:value-type="float" office:value="1.17898046" table:style-name="ce1">
            <text:p>1.17898046</text:p>
          </table:table-cell>
          <table:table-cell office:value-type="float" office:value="62.8119098" table:style-name="ce1">
            <text:p>62.8119098</text:p>
          </table:table-cell>
          <table:table-cell office:value-type="float" office:value="0.157794345" table:style-name="ce1">
            <text:p>0.157794345</text:p>
          </table:table-cell>
          <table:table-cell office:value-type="float" office:value="0.5416095521" table:style-name="ce1">
            <text:p>0.5416095521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1.365191251" table:style-name="ce1">
            <text:p>1.365191251</text:p>
          </table:table-cell>
          <table:table-cell office:value-type="string" table:style-name="ce1">
            <text:p>&lt;10%</text:p>
          </table:table-cell>
          <table:table-cell office:value-type="float" office:value="1.018181625" table:style-name="ce1">
            <text:p>1.018181625</text:p>
          </table:table-cell>
          <table:table-cell office:value-type="float" office:value="-0.01083779564" table:style-name="ce1">
            <text:p>-0.01083779564</text:p>
          </table:table-cell>
          <table:table-cell office:value-type="float" office:value="2.879309039" table:style-name="ce1">
            <text:p>2.879309039</text:p>
          </table:table-cell>
          <table:table-cell office:value-type="float" office:value="2.695545" table:style-name="ce1">
            <text:p>2.695545</text:p>
          </table:table-cell>
          <table:table-cell office:value-type="float" office:value="3.485939" table:style-name="ce1">
            <text:p>3.485939</text:p>
          </table:table-cell>
          <table:table-cell office:value-type="float" office:value="6.181484" table:style-name="ce1">
            <text:p>6.181484</text:p>
          </table:table-cell>
          <table:table-cell office:value-type="float" office:value="0.8198351573" table:style-name="ce1">
            <text:p>0.8198351573</text:p>
          </table:table-cell>
          <table:table-cell office:value-type="float" office:value="5.911000488" table:style-name="ce1">
            <text:p>5.911000488</text:p>
          </table:table-cell>
          <table:table-cell office:value-type="float" office:value="1.402521684" table:style-name="ce1">
            <text:p>1.402521684</text:p>
          </table:table-cell>
          <table:table-cell office:value-type="float" office:value="1.975030499" table:style-name="ce1">
            <text:p>1.975030499</text:p>
          </table:table-cell>
          <table:table-cell office:value-type="float" office:value="20.62506435" table:style-name="ce1">
            <text:p>20.62506435</text:p>
          </table:table-cell>
          <table:table-cell office:value-type="float" office:value="0.6041286319" table:style-name="ce1">
            <text:p>0.6041286319</text:p>
          </table:table-cell>
          <table:table-cell office:value-type="float" office:value="106.9790803" table:style-name="ce1">
            <text:p>106.9790803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140013527" table:style-name="ce1">
            <text:p>0.140013527</text:p>
          </table:table-cell>
          <table:table-cell office:value-type="float" office:value="0.9507222805" table:style-name="ce1">
            <text:p>0.9507222805</text:p>
          </table:table-cell>
          <table:table-cell office:value-type="float" office:value="0.04058829654" table:style-name="ce1">
            <text:p>0.04058829654</text:p>
          </table:table-cell>
          <table:table-cell office:value-type="float" office:value="1.443109934" table:style-name="ce1">
            <text:p>1.443109934</text:p>
          </table:table-cell>
          <table:table-cell office:value-type="float" office:value="0.04058829654" table:style-name="ce1">
            <text:p>0.04058829654</text:p>
          </table:table-cell>
          <table:table-cell office:value-type="float" office:value="0.9457032459" table:style-name="ce1">
            <text:p>0.9457032459</text:p>
          </table:table-cell>
          <table:table-cell office:value-type="float" office:value="1.342796754" table:style-name="ce1">
            <text:p>1.342796754</text:p>
          </table:table-cell>
          <table:table-cell office:value-type="float" office:value="0.10031318" table:style-name="ce1">
            <text:p>0.10031318</text:p>
          </table:table-cell>
          <table:table-cell office:value-type="float" office:value="2.2182722" table:style-name="ce1">
            <text:p>2.2182722</text:p>
          </table:table-cell>
          <table:table-cell office:value-type="float" office:value="0.6521128903" table:style-name="ce1">
            <text:p>0.6521128903</text:p>
          </table:table-cell>
          <table:table-cell office:value-type="float" office:value="2220.92689" table:style-name="ce1">
            <text:p>2220.92689</text:p>
          </table:table-cell>
          <table:table-cell office:value-type="float" office:value="142.9892105" table:style-name="ce1">
            <text:p>142.9892105</text:p>
          </table:table-cell>
          <table:table-cell office:value-type="float" office:value="36.96705792" table:style-name="ce1">
            <text:p>36.96705792</text:p>
          </table:table-cell>
          <table:table-cell office:value-type="float" office:value="89.99053566" table:style-name="ce1">
            <text:p>89.99053566</text:p>
          </table:table-cell>
          <table:table-cell office:value-type="float" office:value="90.72533325" table:style-name="ce1">
            <text:p>90.72533325</text:p>
          </table:table-cell>
          <table:table-cell office:value-type="float" office:value="0.001483093119" table:style-name="ce1">
            <text:p>0.001483093119</text:p>
          </table:table-cell>
          <table:table-cell office:value-type="float" office:value="0.01806439095" table:style-name="ce1">
            <text:p>0.01806439095</text:p>
          </table:table-cell>
          <table:table-cell office:value-type="float" office:value="1.212270594" table:style-name="ce1">
            <text:p>1.212270594</text:p>
          </table:table-cell>
          <table:table-cell office:value-type="float" office:value="62.8119098" table:style-name="ce1">
            <text:p>62.8119098</text:p>
          </table:table-cell>
          <table:table-cell office:value-type="float" office:value="0.1728815687" table:style-name="ce1">
            <text:p>0.1728815687</text:p>
          </table:table-cell>
          <table:table-cell office:value-type="float" office:value="0.6095756536" table:style-name="ce1">
            <text:p>0.6095756536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1.548641429" table:style-name="ce1">
            <text:p>1.548641429</text:p>
          </table:table-cell>
          <table:table-cell office:value-type="string" table:style-name="ce1">
            <text:p>&lt;10%</text:p>
          </table:table-cell>
          <table:table-cell office:value-type="float" office:value="3.812817167" table:style-name="ce1">
            <text:p>3.812817167</text:p>
          </table:table-cell>
          <table:table-cell office:value-type="float" office:value="-0.2582647631" table:style-name="ce1">
            <text:p>-0.2582647631</text:p>
          </table:table-cell>
          <table:table-cell office:value-type="float" office:value="3.040478663" table:style-name="ce1">
            <text:p>3.040478663</text:p>
          </table:table-cell>
          <table:table-cell office:value-type="float" office:value="12.675167" table:style-name="ce1">
            <text:p>12.675167</text:p>
          </table:table-cell>
          <table:table-cell office:value-type="float" office:value="12.246843" table:style-name="ce1">
            <text:p>12.246843</text:p>
          </table:table-cell>
          <table:table-cell office:value-type="float" office:value="24.92201" table:style-name="ce1">
            <text:p>24.92201</text:p>
          </table:table-cell>
          <table:table-cell office:value-type="float" office:value="3.010089658" table:style-name="ce1">
            <text:p>3.010089658</text:p>
          </table:table-cell>
          <table:table-cell office:value-type="float" office:value="0.05951543062" table:style-name="ce1">
            <text:p>0.05951543062</text:p>
          </table:table-cell>
          <table:table-cell office:value-type="float" office:value="4.849032183" table:style-name="ce1">
            <text:p>4.849032183</text:p>
          </table:table-cell>
          <table:table-cell office:value-type="float" office:value="8.469783151" table:style-name="ce1">
            <text:p>8.469783151</text:p>
          </table:table-cell>
          <table:table-cell office:value-type="float" office:value="74.41928043" table:style-name="ce1">
            <text:p>74.41928043</text:p>
          </table:table-cell>
          <table:table-cell office:value-type="float" office:value="0.5539008184" table:style-name="ce1">
            <text:p>0.5539008184</text:p>
          </table:table-cell>
          <table:table-cell office:value-type="float" office:value="100.0144716" table:style-name="ce1">
            <text:p>100.0144716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275006767" table:style-name="ce1">
            <text:p>0.2275006767</text:p>
          </table:table-cell>
          <table:table-cell office:value-type="float" office:value="2.395720749" table:style-name="ce1">
            <text:p>2.395720749</text:p>
          </table:table-cell>
          <table:table-cell office:value-type="float" office:value="0.1471204719" table:style-name="ce1">
            <text:p>0.1471204719</text:p>
          </table:table-cell>
          <table:table-cell office:value-type="float" office:value="4.996152681" table:style-name="ce1">
            <text:p>4.996152681</text:p>
          </table:table-cell>
          <table:table-cell office:value-type="float" office:value="0.1471204719" table:style-name="ce1">
            <text:p>0.1471204719</text:p>
          </table:table-cell>
          <table:table-cell office:value-type="float" office:value="3.311604947" table:style-name="ce1">
            <text:p>3.311604947</text:p>
          </table:table-cell>
          <table:table-cell office:value-type="float" office:value="4.475210053" table:style-name="ce1">
            <text:p>4.475210053</text:p>
          </table:table-cell>
          <table:table-cell office:value-type="float" office:value="0.5209426285" table:style-name="ce1">
            <text:p>0.5209426285</text:p>
          </table:table-cell>
          <table:table-cell office:value-type="float" office:value="14.217257" table:style-name="ce1">
            <text:p>14.217257</text:p>
          </table:table-cell>
          <table:table-cell office:value-type="float" office:value="3.632181478" table:style-name="ce1">
            <text:p>3.632181478</text:p>
          </table:table-cell>
          <table:table-cell office:value-type="float" office:value="986.8927775" table:style-name="ce1">
            <text:p>986.8927775</text:p>
          </table:table-cell>
          <table:table-cell office:value-type="float" office:value="114.0178239" table:style-name="ce1">
            <text:p>114.0178239</text:p>
          </table:table-cell>
          <table:table-cell office:value-type="float" office:value="101.3848766" table:style-name="ce1">
            <text:p>101.3848766</text:p>
          </table:table-cell>
          <table:table-cell office:value-type="float" office:value="106.9970414" table:style-name="ce1">
            <text:p>106.9970414</text:p>
          </table:table-cell>
          <table:table-cell office:value-type="float" office:value="18.08597872" table:style-name="ce1">
            <text:p>18.08597872</text:p>
          </table:table-cell>
          <table:table-cell office:value-type="float" office:value="0.001686337603" table:style-name="ce1">
            <text:p>0.001686337603</text:p>
          </table:table-cell>
          <table:table-cell office:value-type="float" office:value="0.01709972124" table:style-name="ce1">
            <text:p>0.01709972124</text:p>
          </table:table-cell>
          <table:table-cell office:value-type="float" office:value="4.213369871" table:style-name="ce1">
            <text:p>4.213369871</text:p>
          </table:table-cell>
          <table:table-cell office:value-type="float" office:value="9.813006266" table:style-name="ce1">
            <text:p>9.813006266</text:p>
          </table:table-cell>
          <table:table-cell office:value-type="float" office:value="0.2784421484" table:style-name="ce1">
            <text:p>0.2784421484</text:p>
          </table:table-cell>
          <table:table-cell office:value-type="float" office:value="0.5725003771" table:style-name="ce1">
            <text:p>0.5725003771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1.543758617" table:style-name="ce1">
            <text:p>1.543758617</text:p>
          </table:table-cell>
          <table:table-cell office:value-type="string" table:style-name="ce1">
            <text:p>&lt;10%</text:p>
          </table:table-cell>
          <table:table-cell office:value-type="float" office:value="3.828599136" table:style-name="ce1">
            <text:p>3.828599136</text:p>
          </table:table-cell>
          <table:table-cell office:value-type="float" office:value="-0.2500004208" table:style-name="ce1">
            <text:p>-0.2500004208</text:p>
          </table:table-cell>
          <table:table-cell office:value-type="float" office:value="3.051719939" table:style-name="ce1">
            <text:p>3.051719939</text:p>
          </table:table-cell>
          <table:table-cell office:value-type="float" office:value="13.194509" table:style-name="ce1">
            <text:p>13.194509</text:p>
          </table:table-cell>
          <table:table-cell office:value-type="float" office:value="12.259747" table:style-name="ce1">
            <text:p>12.259747</text:p>
          </table:table-cell>
          <table:table-cell office:value-type="float" office:value="25.454256" table:style-name="ce1">
            <text:p>25.454256</text:p>
          </table:table-cell>
          <table:table-cell office:value-type="float" office:value="3.024179695" table:style-name="ce1">
            <text:p>3.024179695</text:p>
          </table:table-cell>
          <table:table-cell office:value-type="float" office:value="0.06553555256" table:style-name="ce1">
            <text:p>0.06553555256</text:p>
          </table:table-cell>
          <table:table-cell office:value-type="float" office:value="4.844831811" table:style-name="ce1">
            <text:p>4.844831811</text:p>
          </table:table-cell>
          <table:table-cell office:value-type="float" office:value="8.504251035" table:style-name="ce1">
            <text:p>8.504251035</text:p>
          </table:table-cell>
          <table:table-cell office:value-type="float" office:value="76.06079042" table:style-name="ce1">
            <text:p>76.06079042</text:p>
          </table:table-cell>
          <table:table-cell office:value-type="float" office:value="0.5588542646" table:style-name="ce1">
            <text:p>0.5588542646</text:p>
          </table:table-cell>
          <table:table-cell office:value-type="float" office:value="100.0159072" table:style-name="ce1">
            <text:p>100.0159072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275265694" table:style-name="ce1">
            <text:p>0.2275265694</text:p>
          </table:table-cell>
          <table:table-cell office:value-type="float" office:value="2.396174754" table:style-name="ce1">
            <text:p>2.396174754</text:p>
          </table:table-cell>
          <table:table-cell office:value-type="float" office:value="0.1497870801" table:style-name="ce1">
            <text:p>0.1497870801</text:p>
          </table:table-cell>
          <table:table-cell office:value-type="float" office:value="4.994618861" table:style-name="ce1">
            <text:p>4.994618861</text:p>
          </table:table-cell>
          <table:table-cell office:value-type="float" office:value="0.1497870801" table:style-name="ce1">
            <text:p>0.1497870801</text:p>
          </table:table-cell>
          <table:table-cell office:value-type="float" office:value="3.333089314" table:style-name="ce1">
            <text:p>3.333089314</text:p>
          </table:table-cell>
          <table:table-cell office:value-type="float" office:value="4.473376686" table:style-name="ce1">
            <text:p>4.473376686</text:p>
          </table:table-cell>
          <table:table-cell office:value-type="float" office:value="0.5212421743" table:style-name="ce1">
            <text:p>0.5212421743</text:p>
          </table:table-cell>
          <table:table-cell office:value-type="float" office:value="14.0932775" table:style-name="ce1">
            <text:p>14.0932775</text:p>
          </table:table-cell>
          <table:table-cell office:value-type="float" office:value="3.63108071" table:style-name="ce1">
            <text:p>3.63108071</text:p>
          </table:table-cell>
          <table:table-cell office:value-type="float" office:value="985.8758419" table:style-name="ce1">
            <text:p>985.8758419</text:p>
          </table:table-cell>
          <table:table-cell office:value-type="float" office:value="114.0193366" table:style-name="ce1">
            <text:p>114.0193366</text:p>
          </table:table-cell>
          <table:table-cell office:value-type="float" office:value="101.3800939" table:style-name="ce1">
            <text:p>101.3800939</text:p>
          </table:table-cell>
          <table:table-cell office:value-type="float" office:value="106.997887" table:style-name="ce1">
            <text:p>106.997887</text:p>
          </table:table-cell>
          <table:table-cell office:value-type="float" office:value="18.18272581" table:style-name="ce1">
            <text:p>18.18272581</text:p>
          </table:table-cell>
          <table:table-cell office:value-type="float" office:value="0.001683541597" table:style-name="ce1">
            <text:p>0.001683541597</text:p>
          </table:table-cell>
          <table:table-cell office:value-type="float" office:value="0.01711588098" table:style-name="ce1">
            <text:p>0.01711588098</text:p>
          </table:table-cell>
          <table:table-cell office:value-type="float" office:value="4.181271638" table:style-name="ce1">
            <text:p>4.181271638</text:p>
          </table:table-cell>
          <table:table-cell office:value-type="float" office:value="9.171427778" table:style-name="ce1">
            <text:p>9.171427778</text:p>
          </table:table-cell>
          <table:table-cell office:value-type="float" office:value="0.2837376365" table:style-name="ce1">
            <text:p>0.2837376365</text:p>
          </table:table-cell>
          <table:table-cell office:value-type="float" office:value="0.5886051669" table:style-name="ce1">
            <text:p>0.5886051669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1.529900046" table:style-name="ce1">
            <text:p>1.529900046</text:p>
          </table:table-cell>
          <table:table-cell office:value-type="string" table:style-name="ce1">
            <text:p>&lt;10%</text:p>
          </table:table-cell>
          <table:table-cell office:value-type="float" office:value="3.835454571" table:style-name="ce1">
            <text:p>3.835454571</text:p>
          </table:table-cell>
          <table:table-cell office:value-type="float" office:value="-0.2374999943" table:style-name="ce1">
            <text:p>-0.2374999943</text:p>
          </table:table-cell>
          <table:table-cell office:value-type="float" office:value="3.056677782" table:style-name="ce1">
            <text:p>3.056677782</text:p>
          </table:table-cell>
          <table:table-cell office:value-type="float" office:value="13.861" table:style-name="ce1">
            <text:p>13.861</text:p>
          </table:table-cell>
          <table:table-cell office:value-type="float" office:value="12.122121" table:style-name="ce1">
            <text:p>12.122121</text:p>
          </table:table-cell>
          <table:table-cell office:value-type="float" office:value="25.983121" table:style-name="ce1">
            <text:p>25.983121</text:p>
          </table:table-cell>
          <table:table-cell office:value-type="float" office:value="3.029953946" table:style-name="ce1">
            <text:p>3.029953946</text:p>
          </table:table-cell>
          <table:table-cell office:value-type="float" office:value="0.03624208253" table:style-name="ce1">
            <text:p>0.03624208253</text:p>
          </table:table-cell>
          <table:table-cell office:value-type="float" office:value="4.832574737" table:style-name="ce1">
            <text:p>4.832574737</text:p>
          </table:table-cell>
          <table:table-cell office:value-type="float" office:value="8.499293343" table:style-name="ce1">
            <text:p>8.499293343</text:p>
          </table:table-cell>
          <table:table-cell office:value-type="float" office:value="77.44266873" table:style-name="ce1">
            <text:p>77.44266873</text:p>
          </table:table-cell>
          <table:table-cell office:value-type="float" office:value="0.5635176023" table:style-name="ce1">
            <text:p>0.5635176023</text:p>
          </table:table-cell>
          <table:table-cell office:value-type="float" office:value="100.0141027" table:style-name="ce1">
            <text:p>100.0141027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271956801" table:style-name="ce1">
            <text:p>0.2271956801</text:p>
          </table:table-cell>
          <table:table-cell office:value-type="float" office:value="2.388275803" table:style-name="ce1">
            <text:p>2.388275803</text:p>
          </table:table-cell>
          <table:table-cell office:value-type="float" office:value="0.1529777179" table:style-name="ce1">
            <text:p>0.1529777179</text:p>
          </table:table-cell>
          <table:table-cell office:value-type="float" office:value="4.985552664" table:style-name="ce1">
            <text:p>4.985552664</text:p>
          </table:table-cell>
          <table:table-cell office:value-type="float" office:value="0.1529777179" table:style-name="ce1">
            <text:p>0.1529777179</text:p>
          </table:table-cell>
          <table:table-cell office:value-type="float" office:value="3.340961754" table:style-name="ce1">
            <text:p>3.340961754</text:p>
          </table:table-cell>
          <table:table-cell office:value-type="float" office:value="4.465460246" table:style-name="ce1">
            <text:p>4.465460246</text:p>
          </table:table-cell>
          <table:table-cell office:value-type="float" office:value="0.5200924174" table:style-name="ce1">
            <text:p>0.5200924174</text:p>
          </table:table-cell>
          <table:table-cell office:value-type="float" office:value="14.3043418" table:style-name="ce1">
            <text:p>14.3043418</text:p>
          </table:table-cell>
          <table:table-cell office:value-type="float" office:value="3.607164742" table:style-name="ce1">
            <text:p>3.607164742</text:p>
          </table:table-cell>
          <table:table-cell office:value-type="float" office:value="988.661278" table:style-name="ce1">
            <text:p>988.661278</text:p>
          </table:table-cell>
          <table:table-cell office:value-type="float" office:value="114.0096546" table:style-name="ce1">
            <text:p>114.0096546</text:p>
          </table:table-cell>
          <table:table-cell office:value-type="float" office:value="101.3838341" table:style-name="ce1">
            <text:p>101.3838341</text:p>
          </table:table-cell>
          <table:table-cell office:value-type="float" office:value="106.9971328" table:style-name="ce1">
            <text:p>106.9971328</text:p>
          </table:table-cell>
          <table:table-cell office:value-type="float" office:value="18.2038201" table:style-name="ce1">
            <text:p>18.2038201</text:p>
          </table:table-cell>
          <table:table-cell office:value-type="float" office:value="0.001626999185" table:style-name="ce1">
            <text:p>0.001626999185</text:p>
          </table:table-cell>
          <table:table-cell office:value-type="float" office:value="0.01712404981" table:style-name="ce1">
            <text:p>0.01712404981</text:p>
          </table:table-cell>
          <table:table-cell office:value-type="float" office:value="4.158484581" table:style-name="ce1">
            <text:p>4.158484581</text:p>
          </table:table-cell>
          <table:table-cell office:value-type="float" office:value="9.171427778" table:style-name="ce1">
            <text:p>9.171427778</text:p>
          </table:table-cell>
          <table:table-cell office:value-type="float" office:value="0.2987776885" table:style-name="ce1">
            <text:p>0.2987776885</text:p>
          </table:table-cell>
          <table:table-cell office:value-type="float" office:value="0.581520036" table:style-name="ce1">
            <text:p>0.581520036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bottom</text:p>
          </table:table-cell>
          <table:table-cell office:value-type="float" office:value="6.906637642" table:style-name="ce1">
            <text:p>6.906637642</text:p>
          </table:table-cell>
          <table:table-cell office:value-type="string" table:style-name="ce1">
            <text:p>&lt;10%</text:p>
          </table:table-cell>
          <table:table-cell office:value-type="float" office:value="1.426441375" table:style-name="ce1">
            <text:p>1.426441375</text:p>
          </table:table-cell>
          <table:table-cell office:value-type="float" office:value="-0.9749961284" table:style-name="ce1">
            <text:p>-0.9749961284</text:p>
          </table:table-cell>
          <table:table-cell office:value-type="float" office:value="5.213700193" table:style-name="ce1">
            <text:p>5.213700193</text:p>
          </table:table-cell>
          <table:table-cell office:value-type="float" office:value="4.26279" table:style-name="ce1">
            <text:p>4.26279</text:p>
          </table:table-cell>
          <table:table-cell office:value-type="float" office:value="6.007857" table:style-name="ce1">
            <text:p>6.007857</text:p>
          </table:table-cell>
          <table:table-cell office:value-type="float" office:value="10.270647" table:style-name="ce1">
            <text:p>10.270647</text:p>
          </table:table-cell>
          <table:table-cell office:value-type="float" office:value="1.071049563" table:style-name="ce1">
            <text:p>1.071049563</text:p>
          </table:table-cell>
          <table:table-cell office:value-type="float" office:value="0.4655322868" table:style-name="ce1">
            <text:p>0.4655322868</text:p>
          </table:table-cell>
          <table:table-cell office:value-type="float" office:value="1.508459568" table:style-name="ce1">
            <text:p>1.508459568</text:p>
          </table:table-cell>
          <table:table-cell office:value-type="float" office:value="3.838746615" table:style-name="ce1">
            <text:p>3.838746615</text:p>
          </table:table-cell>
          <table:table-cell office:value-type="float" office:value="24.78005241" table:style-name="ce1">
            <text:p>24.78005241</text:p>
          </table:table-cell>
          <table:table-cell office:value-type="float" office:value="0.933805006" table:style-name="ce1">
            <text:p>0.933805006</text:p>
          </table:table-cell>
          <table:table-cell office:value-type="float" office:value="167.2356927" table:style-name="ce1">
            <text:p>167.235692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201209213" table:style-name="ce1">
            <text:p>0.201209213</text:p>
          </table:table-cell>
          <table:table-cell office:value-type="float" office:value="1.871964745" table:style-name="ce1">
            <text:p>1.871964745</text:p>
          </table:table-cell>
          <table:table-cell office:value-type="float" office:value="0.05755638497" table:style-name="ce1">
            <text:p>0.05755638497</text:p>
          </table:table-cell>
          <table:table-cell office:value-type="float" office:value="1.566015712" table:style-name="ce1">
            <text:p>1.566015712</text:p>
          </table:table-cell>
          <table:table-cell office:value-type="float" office:value="0.05755638497" table:style-name="ce1">
            <text:p>0.05755638497</text:p>
          </table:table-cell>
          <table:table-cell office:value-type="float" office:value="1.180154057" table:style-name="ce1">
            <text:p>1.180154057</text:p>
          </table:table-cell>
          <table:table-cell office:value-type="float" office:value="1.344637943" table:style-name="ce1">
            <text:p>1.344637943</text:p>
          </table:table-cell>
          <table:table-cell office:value-type="float" office:value="0.2213777699" table:style-name="ce1">
            <text:p>0.2213777699</text:p>
          </table:table-cell>
          <table:table-cell office:value-type="float" office:value="2.92504" table:style-name="ce1">
            <text:p>2.92504</text:p>
          </table:table-cell>
          <table:table-cell office:value-type="float" office:value="0.8718652565" table:style-name="ce1">
            <text:p>0.8718652565</text:p>
          </table:table-cell>
          <table:table-cell office:value-type="float" office:value="2544.651146" table:style-name="ce1">
            <text:p>2544.651146</text:p>
          </table:table-cell>
          <table:table-cell office:value-type="float" office:value="90.01399845" table:style-name="ce1">
            <text:p>90.01399845</text:p>
          </table:table-cell>
          <table:table-cell office:value-type="float" office:value="143.0004333" table:style-name="ce1">
            <text:p>143.0004333</text:p>
          </table:table-cell>
          <table:table-cell office:value-type="float" office:value="37.04400542" table:style-name="ce1">
            <text:p>37.04400542</text:p>
          </table:table-cell>
          <table:table-cell office:value-type="float" office:value="86.19973482" table:style-name="ce1">
            <text:p>86.19973482</text:p>
          </table:table-cell>
          <table:table-cell office:value-type="float" office:value="0.002531794199" table:style-name="ce1">
            <text:p>0.002531794199</text:p>
          </table:table-cell>
          <table:table-cell office:value-type="float" office:value="0.0184831123" table:style-name="ce1">
            <text:p>0.0184831123</text:p>
          </table:table-cell>
          <table:table-cell office:value-type="float" office:value="2.132392544" table:style-name="ce1">
            <text:p>2.132392544</text:p>
          </table:table-cell>
          <table:table-cell office:value-type="float" office:value="195.913005" table:style-name="ce1">
            <text:p>195.913005</text:p>
          </table:table-cell>
          <table:table-cell office:value-type="float" office:value="0.5567673863" table:style-name="ce1">
            <text:p>0.5567673863</text:p>
          </table:table-cell>
          <table:table-cell office:value-type="float" office:value="1.313304242" table:style-name="ce1">
            <text:p>1.313304242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bottom</text:p>
          </table:table-cell>
          <table:table-cell office:value-type="float" office:value="6.810925676" table:style-name="ce1">
            <text:p>6.810925676</text:p>
          </table:table-cell>
          <table:table-cell office:value-type="string" table:style-name="ce1">
            <text:p>&lt;10%</text:p>
          </table:table-cell>
          <table:table-cell office:value-type="float" office:value="1.429644777" table:style-name="ce1">
            <text:p>1.429644777</text:p>
          </table:table-cell>
          <table:table-cell office:value-type="float" office:value="-0.9810242402" table:style-name="ce1">
            <text:p>-0.9810242402</text:p>
          </table:table-cell>
          <table:table-cell office:value-type="float" office:value="5.211601377" table:style-name="ce1">
            <text:p>5.211601377</text:p>
          </table:table-cell>
          <table:table-cell office:value-type="float" office:value="4.265473" table:style-name="ce1">
            <text:p>4.265473</text:p>
          </table:table-cell>
          <table:table-cell office:value-type="float" office:value="6.011556" table:style-name="ce1">
            <text:p>6.011556</text:p>
          </table:table-cell>
          <table:table-cell office:value-type="float" office:value="10.277029" table:style-name="ce1">
            <text:p>10.277029</text:p>
          </table:table-cell>
          <table:table-cell office:value-type="float" office:value="1.072548887" table:style-name="ce1">
            <text:p>1.072548887</text:p>
          </table:table-cell>
          <table:table-cell office:value-type="float" office:value="0.465813088" table:style-name="ce1">
            <text:p>0.465813088</text:p>
          </table:table-cell>
          <table:table-cell office:value-type="float" office:value="1.506443748" table:style-name="ce1">
            <text:p>1.506443748</text:p>
          </table:table-cell>
          <table:table-cell office:value-type="float" office:value="3.85585084" table:style-name="ce1">
            <text:p>3.85585084</text:p>
          </table:table-cell>
          <table:table-cell office:value-type="float" office:value="24.84694375" table:style-name="ce1">
            <text:p>24.84694375</text:p>
          </table:table-cell>
          <table:table-cell office:value-type="float" office:value="0.9305088507" table:style-name="ce1">
            <text:p>0.9305088507</text:p>
          </table:table-cell>
          <table:table-cell office:value-type="float" office:value="167.2362981" table:style-name="ce1">
            <text:p>167.2362981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201554791" table:style-name="ce1">
            <text:p>0.201554791</text:p>
          </table:table-cell>
          <table:table-cell office:value-type="float" office:value="1.875500065" table:style-name="ce1">
            <text:p>1.875500065</text:p>
          </table:table-cell>
          <table:table-cell office:value-type="float" office:value="0.05794772763" table:style-name="ce1">
            <text:p>0.05794772763</text:p>
          </table:table-cell>
          <table:table-cell office:value-type="float" office:value="1.564391814" table:style-name="ce1">
            <text:p>1.564391814</text:p>
          </table:table-cell>
          <table:table-cell office:value-type="float" office:value="0.05794772763" table:style-name="ce1">
            <text:p>0.05794772763</text:p>
          </table:table-cell>
          <table:table-cell office:value-type="float" office:value="1.181567539" table:style-name="ce1">
            <text:p>1.181567539</text:p>
          </table:table-cell>
          <table:table-cell office:value-type="float" office:value="1.340978461" table:style-name="ce1">
            <text:p>1.340978461</text:p>
          </table:table-cell>
          <table:table-cell office:value-type="float" office:value="0.2234133531" table:style-name="ce1">
            <text:p>0.2234133531</text:p>
          </table:table-cell>
          <table:table-cell office:value-type="float" office:value="2.9216621" table:style-name="ce1">
            <text:p>2.9216621</text:p>
          </table:table-cell>
          <table:table-cell office:value-type="float" office:value="0.8662079112" table:style-name="ce1">
            <text:p>0.8662079112</text:p>
          </table:table-cell>
          <table:table-cell office:value-type="float" office:value="2525.267958" table:style-name="ce1">
            <text:p>2525.267958</text:p>
          </table:table-cell>
          <table:table-cell office:value-type="float" office:value="90.00418619" table:style-name="ce1">
            <text:p>90.00418619</text:p>
          </table:table-cell>
          <table:table-cell office:value-type="float" office:value="143.0042141" table:style-name="ce1">
            <text:p>143.0042141</text:p>
          </table:table-cell>
          <table:table-cell office:value-type="float" office:value="179.9996937" table:style-name="ce1">
            <text:p>179.9996937</text:p>
          </table:table-cell>
          <table:table-cell office:value-type="float" office:value="87.15138354" table:style-name="ce1">
            <text:p>87.15138354</text:p>
          </table:table-cell>
          <table:table-cell office:value-type="float" office:value="0.002591934043" table:style-name="ce1">
            <text:p>0.002591934043</text:p>
          </table:table-cell>
          <table:table-cell office:value-type="float" office:value="0.01850263783" table:style-name="ce1">
            <text:p>0.01850263783</text:p>
          </table:table-cell>
          <table:table-cell office:value-type="float" office:value="2.024112145" table:style-name="ce1">
            <text:p>2.024112145</text:p>
          </table:table-cell>
          <table:table-cell office:value-type="float" office:value="195.913005" table:style-name="ce1">
            <text:p>195.913005</text:p>
          </table:table-cell>
          <table:table-cell office:value-type="float" office:value="0.5886883872" table:style-name="ce1">
            <text:p>0.5886883872</text:p>
          </table:table-cell>
          <table:table-cell office:value-type="float" office:value="1.001741214" table:style-name="ce1">
            <text:p>1.001741214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bottom</text:p>
          </table:table-cell>
          <table:table-cell office:value-type="float" office:value="6.841159601" table:style-name="ce1">
            <text:p>6.841159601</text:p>
          </table:table-cell>
          <table:table-cell office:value-type="string" table:style-name="ce1">
            <text:p>&lt;10%</text:p>
          </table:table-cell>
          <table:table-cell office:value-type="float" office:value="1.435210692" table:style-name="ce1">
            <text:p>1.435210692</text:p>
          </table:table-cell>
          <table:table-cell office:value-type="float" office:value="-0.9790248152" table:style-name="ce1">
            <text:p>-0.9790248152</text:p>
          </table:table-cell>
          <table:table-cell office:value-type="float" office:value="5.180385351" table:style-name="ce1">
            <text:p>5.180385351</text:p>
          </table:table-cell>
          <table:table-cell office:value-type="float" office:value="4.273301" table:style-name="ce1">
            <text:p>4.273301</text:p>
          </table:table-cell>
          <table:table-cell office:value-type="float" office:value="6.00736" table:style-name="ce1">
            <text:p>6.00736</text:p>
          </table:table-cell>
          <table:table-cell office:value-type="float" office:value="10.280661" table:style-name="ce1">
            <text:p>10.280661</text:p>
          </table:table-cell>
          <table:table-cell office:value-type="float" office:value="1.07748979" table:style-name="ce1">
            <text:p>1.07748979</text:p>
          </table:table-cell>
          <table:table-cell office:value-type="float" office:value="0.4605404274" table:style-name="ce1">
            <text:p>0.4605404274</text:p>
          </table:table-cell>
          <table:table-cell office:value-type="float" office:value="1.505134364" table:style-name="ce1">
            <text:p>1.505134364</text:p>
          </table:table-cell>
          <table:table-cell office:value-type="float" office:value="3.878252392" table:style-name="ce1">
            <text:p>3.878252392</text:p>
          </table:table-cell>
          <table:table-cell office:value-type="float" office:value="24.94952495" table:style-name="ce1">
            <text:p>24.94952495</text:p>
          </table:table-cell>
          <table:table-cell office:value-type="float" office:value="0.9244130371" table:style-name="ce1">
            <text:p>0.9244130371</text:p>
          </table:table-cell>
          <table:table-cell office:value-type="float" office:value="145.9951601" table:style-name="ce1">
            <text:p>145.9951601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2025033132" table:style-name="ce1">
            <text:p>0.2025033132</text:p>
          </table:table-cell>
          <table:table-cell office:value-type="float" office:value="1.892478912" table:style-name="ce1">
            <text:p>1.892478912</text:p>
          </table:table-cell>
          <table:table-cell office:value-type="float" office:value="0.05865302051" table:style-name="ce1">
            <text:p>0.05865302051</text:p>
          </table:table-cell>
          <table:table-cell office:value-type="float" office:value="1.563787544" table:style-name="ce1">
            <text:p>1.563787544</text:p>
          </table:table-cell>
          <table:table-cell office:value-type="float" office:value="0.05865302051" table:style-name="ce1">
            <text:p>0.05865302051</text:p>
          </table:table-cell>
          <table:table-cell office:value-type="float" office:value="1.186354021" table:style-name="ce1">
            <text:p>1.186354021</text:p>
          </table:table-cell>
          <table:table-cell office:value-type="float" office:value="1.339437979" table:style-name="ce1">
            <text:p>1.339437979</text:p>
          </table:table-cell>
          <table:table-cell office:value-type="float" office:value="0.2243495653" table:style-name="ce1">
            <text:p>0.2243495653</text:p>
          </table:table-cell>
          <table:table-cell office:value-type="float" office:value="2.915297" table:style-name="ce1">
            <text:p>2.915297</text:p>
          </table:table-cell>
          <table:table-cell office:value-type="float" office:value="0.8697107381" table:style-name="ce1">
            <text:p>0.8697107381</text:p>
          </table:table-cell>
          <table:table-cell office:value-type="float" office:value="2529.245026" table:style-name="ce1">
            <text:p>2529.245026</text:p>
          </table:table-cell>
          <table:table-cell office:value-type="float" office:value="90.00327217" table:style-name="ce1">
            <text:p>90.00327217</text:p>
          </table:table-cell>
          <table:table-cell office:value-type="float" office:value="143.0144394" table:style-name="ce1">
            <text:p>143.0144394</text:p>
          </table:table-cell>
          <table:table-cell office:value-type="float" office:value="0.006815254722" table:style-name="ce1">
            <text:p>0.006815254722</text:p>
          </table:table-cell>
          <table:table-cell office:value-type="float" office:value="87.3891332" table:style-name="ce1">
            <text:p>87.3891332</text:p>
          </table:table-cell>
          <table:table-cell office:value-type="float" office:value="0.002640741266" table:style-name="ce1">
            <text:p>0.002640741266</text:p>
          </table:table-cell>
          <table:table-cell office:value-type="float" office:value="0.01853126404" table:style-name="ce1">
            <text:p>0.01853126404</text:p>
          </table:table-cell>
          <table:table-cell office:value-type="float" office:value="2.052257557" table:style-name="ce1">
            <text:p>2.052257557</text:p>
          </table:table-cell>
          <table:table-cell office:value-type="float" office:value="195.913005" table:style-name="ce1">
            <text:p>195.913005</text:p>
          </table:table-cell>
          <table:table-cell office:value-type="float" office:value="0.5883565885" table:style-name="ce1">
            <text:p>0.5883565885</text:p>
          </table:table-cell>
          <table:table-cell office:value-type="float" office:value="0.9774029038" table:style-name="ce1">
            <text:p>0.9774029038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bottom</text:p>
          </table:table-cell>
          <table:table-cell office:value-type="float" office:value="9.126838235" table:style-name="ce1">
            <text:p>9.126838235</text:p>
          </table:table-cell>
          <table:table-cell office:value-type="string" table:style-name="ce1">
            <text:p>&lt;10%</text:p>
          </table:table-cell>
          <table:table-cell office:value-type="float" office:value="6.336527321" table:style-name="ce1">
            <text:p>6.336527321</text:p>
          </table:table-cell>
          <table:table-cell office:value-type="float" office:value="-1.088399502" table:style-name="ce1">
            <text:p>-1.088399502</text:p>
          </table:table-cell>
          <table:table-cell office:value-type="float" office:value="4.29688709" table:style-name="ce1">
            <text:p>4.29688709</text:p>
          </table:table-cell>
          <table:table-cell office:value-type="float" office:value="12.55602" table:style-name="ce1">
            <text:p>12.55602</text:p>
          </table:table-cell>
          <table:table-cell office:value-type="float" office:value="23.19778" table:style-name="ce1">
            <text:p>23.19778</text:p>
          </table:table-cell>
          <table:table-cell office:value-type="float" office:value="35.7538" table:style-name="ce1">
            <text:p>35.7538</text:p>
          </table:table-cell>
          <table:table-cell office:value-type="float" office:value="4.818758883" table:style-name="ce1">
            <text:p>4.818758883</text:p>
          </table:table-cell>
          <table:table-cell office:value-type="float" office:value="0.09427221399" table:style-name="ce1">
            <text:p>0.09427221399</text:p>
          </table:table-cell>
          <table:table-cell office:value-type="float" office:value="6.945326773" table:style-name="ce1">
            <text:p>6.945326773</text:p>
          </table:table-cell>
          <table:table-cell office:value-type="float" office:value="18.21295098" table:style-name="ce1">
            <text:p>18.21295098</text:p>
          </table:table-cell>
          <table:table-cell office:value-type="float" office:value="87.12034723" table:style-name="ce1">
            <text:p>87.12034723</text:p>
          </table:table-cell>
          <table:table-cell/>
          <table:table-cell office:value-type="float" office:value="133.2523261" table:style-name="ce1">
            <text:p>133.2523261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519014183" table:style-name="ce1">
            <text:p>0.2519014183</text:p>
          </table:table-cell>
          <table:table-cell office:value-type="float" office:value="2.966529305" table:style-name="ce1">
            <text:p>2.966529305</text:p>
          </table:table-cell>
          <table:table-cell office:value-type="float" office:value="0.1471005432" table:style-name="ce1">
            <text:p>0.1471005432</text:p>
          </table:table-cell>
          <table:table-cell office:value-type="float" office:value="7.092428865" table:style-name="ce1">
            <text:p>7.092428865</text:p>
          </table:table-cell>
          <table:table-cell office:value-type="float" office:value="0.1471005432" table:style-name="ce1">
            <text:p>0.1471005432</text:p>
          </table:table-cell>
          <table:table-cell office:value-type="float" office:value="4.99106795" table:style-name="ce1">
            <text:p>4.99106795</text:p>
          </table:table-cell>
          <table:table-cell office:value-type="float" office:value="5.89029205" table:style-name="ce1">
            <text:p>5.89029205</text:p>
          </table:table-cell>
          <table:table-cell office:value-type="float" office:value="1.202136816" table:style-name="ce1">
            <text:p>1.202136816</text:p>
          </table:table-cell>
          <table:table-cell office:value-type="float" office:value="24.94457" table:style-name="ce1">
            <text:p>24.94457</text:p>
          </table:table-cell>
          <table:table-cell office:value-type="float" office:value="10.01698165" table:style-name="ce1">
            <text:p>10.01698165</text:p>
          </table:table-cell>
          <table:table-cell office:value-type="float" office:value="1317.8997" table:style-name="ce1">
            <text:p>1317.8997</text:p>
          </table:table-cell>
          <table:table-cell office:value-type="float" office:value="37.00402445" table:style-name="ce1">
            <text:p>37.00402445</text:p>
          </table:table-cell>
          <table:table-cell office:value-type="float" office:value="26.77148376" table:style-name="ce1">
            <text:p>26.77148376</text:p>
          </table:table-cell>
          <table:table-cell office:value-type="float" office:value="131.4615542" table:style-name="ce1">
            <text:p>131.4615542</text:p>
          </table:table-cell>
          <table:table-cell office:value-type="float" office:value="19.52852712" table:style-name="ce1">
            <text:p>19.52852712</text:p>
          </table:table-cell>
          <table:table-cell office:value-type="float" office:value="0.002369698776" table:style-name="ce1">
            <text:p>0.002369698776</text:p>
          </table:table-cell>
          <table:table-cell office:value-type="float" office:value="0.01709523645" table:style-name="ce1">
            <text:p>0.01709523645</text:p>
          </table:table-cell>
          <table:table-cell office:value-type="float" office:value="5.982883813" table:style-name="ce1">
            <text:p>5.982883813</text:p>
          </table:table-cell>
          <table:table-cell office:value-type="float" office:value="9.813006266" table:style-name="ce1">
            <text:p>9.813006266</text:p>
          </table:table-cell>
          <table:table-cell office:value-type="float" office:value="0.2785491455" table:style-name="ce1">
            <text:p>0.2785491455</text:p>
          </table:table-cell>
          <table:table-cell office:value-type="float" office:value="0.3493210697" table:style-name="ce1">
            <text:p>0.3493210697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bottom</text:p>
          </table:table-cell>
          <table:table-cell office:value-type="float" office:value="9.128848805" table:style-name="ce1">
            <text:p>9.128848805</text:p>
          </table:table-cell>
          <table:table-cell office:value-type="string" table:style-name="ce1">
            <text:p>&lt;10%</text:p>
          </table:table-cell>
          <table:table-cell office:value-type="float" office:value="6.334962192" table:style-name="ce1">
            <text:p>6.334962192</text:p>
          </table:table-cell>
          <table:table-cell office:value-type="float" office:value="-1.09091714" table:style-name="ce1">
            <text:p>-1.09091714</text:p>
          </table:table-cell>
          <table:table-cell office:value-type="float" office:value="4.296425305" table:style-name="ce1">
            <text:p>4.296425305</text:p>
          </table:table-cell>
          <table:table-cell office:value-type="float" office:value="12.51111" table:style-name="ce1">
            <text:p>12.51111</text:p>
          </table:table-cell>
          <table:table-cell office:value-type="float" office:value="23.16361" table:style-name="ce1">
            <text:p>23.16361</text:p>
          </table:table-cell>
          <table:table-cell office:value-type="float" office:value="35.67472" table:style-name="ce1">
            <text:p>35.67472</text:p>
          </table:table-cell>
          <table:table-cell office:value-type="float" office:value="4.816534286" table:style-name="ce1">
            <text:p>4.816534286</text:p>
          </table:table-cell>
          <table:table-cell office:value-type="float" office:value="0.08434683396" table:style-name="ce1">
            <text:p>0.08434683396</text:p>
          </table:table-cell>
          <table:table-cell office:value-type="float" office:value="6.945177367" table:style-name="ce1">
            <text:p>6.945177367</text:p>
          </table:table-cell>
          <table:table-cell office:value-type="float" office:value="18.21342084" table:style-name="ce1">
            <text:p>18.21342084</text:p>
          </table:table-cell>
          <table:table-cell office:value-type="float" office:value="87.19544262" table:style-name="ce1">
            <text:p>87.19544262</text:p>
          </table:table-cell>
          <table:table-cell/>
          <table:table-cell office:value-type="float" office:value="133.2549998" table:style-name="ce1">
            <text:p>133.2549998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517819812" table:style-name="ce1">
            <text:p>0.2517819812</text:p>
          </table:table-cell>
          <table:table-cell office:value-type="float" office:value="2.960553064" table:style-name="ce1">
            <text:p>2.960553064</text:p>
          </table:table-cell>
          <table:table-cell office:value-type="float" office:value="0.1458004863" table:style-name="ce1">
            <text:p>0.1458004863</text:p>
          </table:table-cell>
          <table:table-cell office:value-type="float" office:value="7.090975236" table:style-name="ce1">
            <text:p>7.090975236</text:p>
          </table:table-cell>
          <table:table-cell office:value-type="float" office:value="0.1458004863" table:style-name="ce1">
            <text:p>0.1458004863</text:p>
          </table:table-cell>
          <table:table-cell office:value-type="float" office:value="4.988895896" table:style-name="ce1">
            <text:p>4.988895896</text:p>
          </table:table-cell>
          <table:table-cell office:value-type="float" office:value="5.887834104" table:style-name="ce1">
            <text:p>5.887834104</text:p>
          </table:table-cell>
          <table:table-cell office:value-type="float" office:value="1.203141133" table:style-name="ce1">
            <text:p>1.203141133</text:p>
          </table:table-cell>
          <table:table-cell office:value-type="float" office:value="24.563355" table:style-name="ce1">
            <text:p>24.563355</text:p>
          </table:table-cell>
          <table:table-cell office:value-type="float" office:value="10.00464366" table:style-name="ce1">
            <text:p>10.00464366</text:p>
          </table:table-cell>
          <table:table-cell office:value-type="float" office:value="1319.784361" table:style-name="ce1">
            <text:p>1319.784361</text:p>
          </table:table-cell>
          <table:table-cell office:value-type="float" office:value="37.00678215" table:style-name="ce1">
            <text:p>37.00678215</text:p>
          </table:table-cell>
          <table:table-cell office:value-type="float" office:value="26.77514287" table:style-name="ce1">
            <text:p>26.77514287</text:p>
          </table:table-cell>
          <table:table-cell office:value-type="float" office:value="131.4573849" table:style-name="ce1">
            <text:p>131.4573849</text:p>
          </table:table-cell>
          <table:table-cell office:value-type="float" office:value="19.41802015" table:style-name="ce1">
            <text:p>19.41802015</text:p>
          </table:table-cell>
          <table:table-cell office:value-type="float" office:value="0.002348136575" table:style-name="ce1">
            <text:p>0.002348136575</text:p>
          </table:table-cell>
          <table:table-cell office:value-type="float" office:value="0.01710420123" table:style-name="ce1">
            <text:p>0.01710420123</text:p>
          </table:table-cell>
          <table:table-cell office:value-type="float" office:value="5.950278335" table:style-name="ce1">
            <text:p>5.950278335</text:p>
          </table:table-cell>
          <table:table-cell office:value-type="float" office:value="9.813006266" table:style-name="ce1">
            <text:p>9.813006266</text:p>
          </table:table-cell>
          <table:table-cell office:value-type="float" office:value="0.2988287159" table:style-name="ce1">
            <text:p>0.2988287159</text:p>
          </table:table-cell>
          <table:table-cell office:value-type="float" office:value="0.3551635054" table:style-name="ce1">
            <text:p>0.3551635054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bottom</text:p>
          </table:table-cell>
          <table:table-cell office:value-type="float" office:value="9.105511834" table:style-name="ce1">
            <text:p>9.105511834</text:p>
          </table:table-cell>
          <table:table-cell office:value-type="string" table:style-name="ce1">
            <text:p>&lt;10%</text:p>
          </table:table-cell>
          <table:table-cell office:value-type="float" office:value="6.337307547" table:style-name="ce1">
            <text:p>6.337307547</text:p>
          </table:table-cell>
          <table:table-cell office:value-type="float" office:value="-1.090393233" table:style-name="ce1">
            <text:p>-1.090393233</text:p>
          </table:table-cell>
          <table:table-cell office:value-type="float" office:value="4.293593273" table:style-name="ce1">
            <text:p>4.293593273</text:p>
          </table:table-cell>
          <table:table-cell office:value-type="float" office:value="12.62125" table:style-name="ce1">
            <text:p>12.62125</text:p>
          </table:table-cell>
          <table:table-cell office:value-type="float" office:value="23.15836" table:style-name="ce1">
            <text:p>23.15836</text:p>
          </table:table-cell>
          <table:table-cell office:value-type="float" office:value="35.77961" table:style-name="ce1">
            <text:p>35.77961</text:p>
          </table:table-cell>
          <table:table-cell office:value-type="float" office:value="4.818539814" table:style-name="ce1">
            <text:p>4.818539814</text:p>
          </table:table-cell>
          <table:table-cell office:value-type="float" office:value="0.07081850159" table:style-name="ce1">
            <text:p>0.07081850159</text:p>
          </table:table-cell>
          <table:table-cell office:value-type="float" office:value="6.945673816" table:style-name="ce1">
            <text:p>6.945673816</text:p>
          </table:table-cell>
          <table:table-cell office:value-type="float" office:value="18.22120569" table:style-name="ce1">
            <text:p>18.22120569</text:p>
          </table:table-cell>
          <table:table-cell office:value-type="float" office:value="87.23983302" table:style-name="ce1">
            <text:p>87.23983302</text:p>
          </table:table-cell>
          <table:table-cell/>
          <table:table-cell office:value-type="float" office:value="133.2536348" table:style-name="ce1">
            <text:p>133.2536348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518864342" table:style-name="ce1">
            <text:p>0.2518864342</text:p>
          </table:table-cell>
          <table:table-cell office:value-type="float" office:value="2.963263498" table:style-name="ce1">
            <text:p>2.963263498</text:p>
          </table:table-cell>
          <table:table-cell office:value-type="float" office:value="0.1461907164" table:style-name="ce1">
            <text:p>0.1461907164</text:p>
          </table:table-cell>
          <table:table-cell office:value-type="float" office:value="7.091867199" table:style-name="ce1">
            <text:p>7.091867199</text:p>
          </table:table-cell>
          <table:table-cell office:value-type="float" office:value="0.1461907164" table:style-name="ce1">
            <text:p>0.1461907164</text:p>
          </table:table-cell>
          <table:table-cell office:value-type="float" office:value="4.996621617" table:style-name="ce1">
            <text:p>4.996621617</text:p>
          </table:table-cell>
          <table:table-cell office:value-type="float" office:value="5.889688383" table:style-name="ce1">
            <text:p>5.889688383</text:p>
          </table:table-cell>
          <table:table-cell office:value-type="float" office:value="1.202178816" table:style-name="ce1">
            <text:p>1.202178816</text:p>
          </table:table-cell>
          <table:table-cell office:value-type="float" office:value="24.57292" table:style-name="ce1">
            <text:p>24.57292</text:p>
          </table:table-cell>
          <table:table-cell office:value-type="float" office:value="10.04759269" table:style-name="ce1">
            <text:p>10.04759269</text:p>
          </table:table-cell>
          <table:table-cell office:value-type="float" office:value="1314.997648" table:style-name="ce1">
            <text:p>1314.997648</text:p>
          </table:table-cell>
          <table:table-cell office:value-type="float" office:value="37.00685363" table:style-name="ce1">
            <text:p>37.00685363</text:p>
          </table:table-cell>
          <table:table-cell office:value-type="float" office:value="26.77662368" table:style-name="ce1">
            <text:p>26.77662368</text:p>
          </table:table-cell>
          <table:table-cell office:value-type="float" office:value="131.4536464" table:style-name="ce1">
            <text:p>131.4536464</text:p>
          </table:table-cell>
          <table:table-cell office:value-type="float" office:value="19.45594232" table:style-name="ce1">
            <text:p>19.45594232</text:p>
          </table:table-cell>
          <table:table-cell office:value-type="float" office:value="0.002289125848" table:style-name="ce1">
            <text:p>0.002289125848</text:p>
          </table:table-cell>
          <table:table-cell office:value-type="float" office:value="0.01707867967" table:style-name="ce1">
            <text:p>0.01707867967</text:p>
          </table:table-cell>
          <table:table-cell office:value-type="float" office:value="6.004856041" table:style-name="ce1">
            <text:p>6.004856041</text:p>
          </table:table-cell>
          <table:table-cell office:value-type="float" office:value="12.01980586" table:style-name="ce1">
            <text:p>12.01980586</text:p>
          </table:table-cell>
          <table:table-cell office:value-type="float" office:value="0.2849525284" table:style-name="ce1">
            <text:p>0.2849525284</text:p>
          </table:table-cell>
          <table:table-cell office:value-type="float" office:value="0.3549543823" table:style-name="ce1">
            <text:p>0.3549543823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4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7.588369441" table:style-name="ce1">
            <text:p>7.588369441</text:p>
          </table:table-cell>
          <table:table-cell office:value-type="string" table:style-name="ce1">
            <text:p>&lt;10%</text:p>
          </table:table-cell>
          <table:table-cell office:value-type="float" office:value="2.977299513" table:style-name="ce1">
            <text:p>2.977299513</text:p>
          </table:table-cell>
          <table:table-cell office:value-type="float" office:value="0.2973527184" table:style-name="ce1">
            <text:p>0.2973527184</text:p>
          </table:table-cell>
          <table:table-cell office:value-type="float" office:value="2.91090272" table:style-name="ce1">
            <text:p>2.91090272</text:p>
          </table:table-cell>
          <table:table-cell office:value-type="float" office:value="7.427245" table:style-name="ce1">
            <text:p>7.427245</text:p>
          </table:table-cell>
          <table:table-cell office:value-type="float" office:value="9.632892" table:style-name="ce1">
            <text:p>9.632892</text:p>
          </table:table-cell>
          <table:table-cell office:value-type="float" office:value="17.060137" table:style-name="ce1">
            <text:p>17.060137</text:p>
          </table:table-cell>
          <table:table-cell office:value-type="float" office:value="2.337504669" table:style-name="ce1">
            <text:p>2.337504669</text:p>
          </table:table-cell>
          <table:table-cell office:value-type="float" office:value="2.177028008" table:style-name="ce1">
            <text:p>2.177028008</text:p>
          </table:table-cell>
          <table:table-cell office:value-type="float" office:value="4.523210558" table:style-name="ce1">
            <text:p>4.523210558</text:p>
          </table:table-cell>
          <table:table-cell office:value-type="float" office:value="4.769977318" table:style-name="ce1">
            <text:p>4.769977318</text:p>
          </table:table-cell>
          <table:table-cell office:value-type="float" office:value="19.06377876" table:style-name="ce1">
            <text:p>19.06377876</text:p>
          </table:table-cell>
          <table:table-cell/>
          <table:table-cell office:value-type="float" office:value="95.73045025" table:style-name="ce1">
            <text:p>95.73045025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3066785299" table:style-name="ce1">
            <text:p>0.3066785299</text:p>
          </table:table-cell>
          <table:table-cell office:value-type="float" office:value="4.007562044" table:style-name="ce1">
            <text:p>4.007562044</text:p>
          </table:table-cell>
          <table:table-cell office:value-type="float" office:value="0.1213260303" table:style-name="ce1">
            <text:p>0.1213260303</text:p>
          </table:table-cell>
          <table:table-cell office:value-type="float" office:value="4.644536186" table:style-name="ce1">
            <text:p>4.644536186</text:p>
          </table:table-cell>
          <table:table-cell office:value-type="float" office:value="0.1213260303" table:style-name="ce1">
            <text:p>0.1213260303</text:p>
          </table:table-cell>
          <table:table-cell office:value-type="float" office:value="2.542436209" table:style-name="ce1">
            <text:p>2.542436209</text:p>
          </table:table-cell>
          <table:table-cell office:value-type="float" office:value="4.343030791" table:style-name="ce1">
            <text:p>4.343030791</text:p>
          </table:table-cell>
          <table:table-cell office:value-type="float" office:value="0.3015053947" table:style-name="ce1">
            <text:p>0.3015053947</text:p>
          </table:table-cell>
          <table:table-cell office:value-type="float" office:value="3.1580675" table:style-name="ce1">
            <text:p>3.1580675</text:p>
          </table:table-cell>
          <table:table-cell office:value-type="float" office:value="1.241307101" table:style-name="ce1">
            <text:p>1.241307101</text:p>
          </table:table-cell>
          <table:table-cell office:value-type="float" office:value="2463.938004" table:style-name="ce1">
            <text:p>2463.938004</text:p>
          </table:table-cell>
          <table:table-cell office:value-type="float" office:value="37.03342296" table:style-name="ce1">
            <text:p>37.03342296</text:p>
          </table:table-cell>
          <table:table-cell office:value-type="float" office:value="179.993667" table:style-name="ce1">
            <text:p>179.993667</text:p>
          </table:table-cell>
          <table:table-cell office:value-type="float" office:value="90.01473105" table:style-name="ce1">
            <text:p>90.01473105</text:p>
          </table:table-cell>
          <table:table-cell office:value-type="float" office:value="28.3365518" table:style-name="ce1">
            <text:p>28.3365518</text:p>
          </table:table-cell>
          <table:table-cell office:value-type="float" office:value="0.007296917145" table:style-name="ce1">
            <text:p>0.007296917145</text:p>
          </table:table-cell>
          <table:table-cell office:value-type="float" office:value="0.01468559105" table:style-name="ce1">
            <text:p>0.01468559105</text:p>
          </table:table-cell>
          <table:table-cell office:value-type="float" office:value="3.267802503" table:style-name="ce1">
            <text:p>3.267802503</text:p>
          </table:table-cell>
          <table:table-cell office:value-type="float" office:value="86.15294511" table:style-name="ce1">
            <text:p>86.15294511</text:p>
          </table:table-cell>
          <table:table-cell office:value-type="float" office:value="0.4360708202" table:style-name="ce1">
            <text:p>0.4360708202</text:p>
          </table:table-cell>
          <table:table-cell office:value-type="float" office:value="0.7052419697" table:style-name="ce1">
            <text:p>0.7052419697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4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7.665941052" table:style-name="ce1">
            <text:p>7.665941052</text:p>
          </table:table-cell>
          <table:table-cell office:value-type="string" table:style-name="ce1">
            <text:p>&lt;10%</text:p>
          </table:table-cell>
          <table:table-cell office:value-type="float" office:value="2.989016393" table:style-name="ce1">
            <text:p>2.989016393</text:p>
          </table:table-cell>
          <table:table-cell office:value-type="float" office:value="0.2741595643" table:style-name="ce1">
            <text:p>0.2741595643</text:p>
          </table:table-cell>
          <table:table-cell office:value-type="float" office:value="2.88580692" table:style-name="ce1">
            <text:p>2.88580692</text:p>
          </table:table-cell>
          <table:table-cell office:value-type="float" office:value="7.455149" table:style-name="ce1">
            <text:p>7.455149</text:p>
          </table:table-cell>
          <table:table-cell office:value-type="float" office:value="9.69306" table:style-name="ce1">
            <text:p>9.69306</text:p>
          </table:table-cell>
          <table:table-cell office:value-type="float" office:value="17.148209" table:style-name="ce1">
            <text:p>17.148209</text:p>
          </table:table-cell>
          <table:table-cell office:value-type="float" office:value="2.35450403" table:style-name="ce1">
            <text:p>2.35450403</text:p>
          </table:table-cell>
          <table:table-cell office:value-type="float" office:value="2.042220718" table:style-name="ce1">
            <text:p>2.042220718</text:p>
          </table:table-cell>
          <table:table-cell office:value-type="float" office:value="4.529189806" table:style-name="ce1">
            <text:p>4.529189806</text:p>
          </table:table-cell>
          <table:table-cell office:value-type="float" office:value="4.827986965" table:style-name="ce1">
            <text:p>4.827986965</text:p>
          </table:table-cell>
          <table:table-cell office:value-type="float" office:value="18.97523838" table:style-name="ce1">
            <text:p>18.97523838</text:p>
          </table:table-cell>
          <table:table-cell/>
          <table:table-cell office:value-type="float" office:value="95.73182853" table:style-name="ce1">
            <text:p>95.73182853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3074625808" table:style-name="ce1">
            <text:p>0.3074625808</text:p>
          </table:table-cell>
          <table:table-cell office:value-type="float" office:value="4.024301832" table:style-name="ce1">
            <text:p>4.024301832</text:p>
          </table:table-cell>
          <table:table-cell office:value-type="float" office:value="0.1183982592" table:style-name="ce1">
            <text:p>0.1183982592</text:p>
          </table:table-cell>
          <table:table-cell office:value-type="float" office:value="4.647587833" table:style-name="ce1">
            <text:p>4.647587833</text:p>
          </table:table-cell>
          <table:table-cell office:value-type="float" office:value="0.1183982592" table:style-name="ce1">
            <text:p>0.1183982592</text:p>
          </table:table-cell>
          <table:table-cell office:value-type="float" office:value="2.567554009" table:style-name="ce1">
            <text:p>2.567554009</text:p>
          </table:table-cell>
          <table:table-cell office:value-type="float" office:value="4.345592991" table:style-name="ce1">
            <text:p>4.345592991</text:p>
          </table:table-cell>
          <table:table-cell office:value-type="float" office:value="0.301994842" table:style-name="ce1">
            <text:p>0.301994842</text:p>
          </table:table-cell>
          <table:table-cell office:value-type="float" office:value="3.237659" table:style-name="ce1">
            <text:p>3.237659</text:p>
          </table:table-cell>
          <table:table-cell office:value-type="float" office:value="1.231705199" table:style-name="ce1">
            <text:p>1.231705199</text:p>
          </table:table-cell>
          <table:table-cell office:value-type="float" office:value="2480.776136" table:style-name="ce1">
            <text:p>2480.776136</text:p>
          </table:table-cell>
          <table:table-cell office:value-type="float" office:value="37.03453213" table:style-name="ce1">
            <text:p>37.03453213</text:p>
          </table:table-cell>
          <table:table-cell office:value-type="float" office:value="179.9892289" table:style-name="ce1">
            <text:p>179.9892289</text:p>
          </table:table-cell>
          <table:table-cell office:value-type="float" office:value="90.01160888" table:style-name="ce1">
            <text:p>90.01160888</text:p>
          </table:table-cell>
          <table:table-cell office:value-type="float" office:value="27.77714126" table:style-name="ce1">
            <text:p>27.77714126</text:p>
          </table:table-cell>
          <table:table-cell office:value-type="float" office:value="0.007362092006" table:style-name="ce1">
            <text:p>0.007362092006</text:p>
          </table:table-cell>
          <table:table-cell office:value-type="float" office:value="0.01465461887" table:style-name="ce1">
            <text:p>0.01465461887</text:p>
          </table:table-cell>
          <table:table-cell office:value-type="float" office:value="3.292327557" table:style-name="ce1">
            <text:p>3.292327557</text:p>
          </table:table-cell>
          <table:table-cell office:value-type="float" office:value="118.1675573" table:style-name="ce1">
            <text:p>118.1675573</text:p>
          </table:table-cell>
          <table:table-cell office:value-type="float" office:value="0.426250479" table:style-name="ce1">
            <text:p>0.426250479</text:p>
          </table:table-cell>
          <table:table-cell office:value-type="float" office:value="0.6964808352" table:style-name="ce1">
            <text:p>0.6964808352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4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7.703258353" table:style-name="ce1">
            <text:p>7.703258353</text:p>
          </table:table-cell>
          <table:table-cell office:value-type="string" table:style-name="ce1">
            <text:p>&lt;10%</text:p>
          </table:table-cell>
          <table:table-cell office:value-type="float" office:value="2.981304951" table:style-name="ce1">
            <text:p>2.981304951</text:p>
          </table:table-cell>
          <table:table-cell office:value-type="float" office:value="0.279266489" table:style-name="ce1">
            <text:p>0.279266489</text:p>
          </table:table-cell>
          <table:table-cell office:value-type="float" office:value="2.892434879" table:style-name="ce1">
            <text:p>2.892434879</text:p>
          </table:table-cell>
          <table:table-cell office:value-type="float" office:value="7.563302" table:style-name="ce1">
            <text:p>7.563302</text:p>
          </table:table-cell>
          <table:table-cell office:value-type="float" office:value="9.690865" table:style-name="ce1">
            <text:p>9.690865</text:p>
          </table:table-cell>
          <table:table-cell office:value-type="float" office:value="17.254167" table:style-name="ce1">
            <text:p>17.254167</text:p>
          </table:table-cell>
          <table:table-cell office:value-type="float" office:value="2.347844839" table:style-name="ce1">
            <text:p>2.347844839</text:p>
          </table:table-cell>
          <table:table-cell office:value-type="float" office:value="1.755340613" table:style-name="ce1">
            <text:p>1.755340613</text:p>
          </table:table-cell>
          <table:table-cell office:value-type="float" office:value="4.514990412" table:style-name="ce1">
            <text:p>4.514990412</text:p>
          </table:table-cell>
          <table:table-cell office:value-type="float" office:value="4.806945236" table:style-name="ce1">
            <text:p>4.806945236</text:p>
          </table:table-cell>
          <table:table-cell office:value-type="float" office:value="18.77993204" table:style-name="ce1">
            <text:p>18.77993204</text:p>
          </table:table-cell>
          <table:table-cell/>
          <table:table-cell office:value-type="float" office:value="95.73228787" table:style-name="ce1">
            <text:p>95.7322878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3074799057" table:style-name="ce1">
            <text:p>0.3074799057</text:p>
          </table:table-cell>
          <table:table-cell office:value-type="float" office:value="4.017560889" table:style-name="ce1">
            <text:p>4.017560889</text:p>
          </table:table-cell>
          <table:table-cell office:value-type="float" office:value="0.1193005806" table:style-name="ce1">
            <text:p>0.1193005806</text:p>
          </table:table-cell>
          <table:table-cell office:value-type="float" office:value="4.634290839" table:style-name="ce1">
            <text:p>4.634290839</text:p>
          </table:table-cell>
          <table:table-cell office:value-type="float" office:value="0.1193005806" table:style-name="ce1">
            <text:p>0.1193005806</text:p>
          </table:table-cell>
          <table:table-cell office:value-type="float" office:value="2.563733262" table:style-name="ce1">
            <text:p>2.563733262</text:p>
          </table:table-cell>
          <table:table-cell office:value-type="float" office:value="4.334820738" table:style-name="ce1">
            <text:p>4.334820738</text:p>
          </table:table-cell>
          <table:table-cell office:value-type="float" office:value="0.2994701007" table:style-name="ce1">
            <text:p>0.2994701007</text:p>
          </table:table-cell>
          <table:table-cell office:value-type="float" office:value="3.146768" table:style-name="ce1">
            <text:p>3.146768</text:p>
          </table:table-cell>
          <table:table-cell office:value-type="float" office:value="1.230609331" table:style-name="ce1">
            <text:p>1.230609331</text:p>
          </table:table-cell>
          <table:table-cell office:value-type="float" office:value="2469.697066" table:style-name="ce1">
            <text:p>2469.697066</text:p>
          </table:table-cell>
          <table:table-cell office:value-type="float" office:value="37.02632039" table:style-name="ce1">
            <text:p>37.02632039</text:p>
          </table:table-cell>
          <table:table-cell office:value-type="float" office:value="179.9856586" table:style-name="ce1">
            <text:p>179.9856586</text:p>
          </table:table-cell>
          <table:table-cell office:value-type="float" office:value="90.00180059" table:style-name="ce1">
            <text:p>90.00180059</text:p>
          </table:table-cell>
          <table:table-cell office:value-type="float" office:value="26.57928333" table:style-name="ce1">
            <text:p>26.57928333</text:p>
          </table:table-cell>
          <table:table-cell office:value-type="float" office:value="0.00737796167" table:style-name="ce1">
            <text:p>0.00737796167</text:p>
          </table:table-cell>
          <table:table-cell office:value-type="float" office:value="0.01464316295" table:style-name="ce1">
            <text:p>0.01464316295</text:p>
          </table:table-cell>
          <table:table-cell office:value-type="float" office:value="3.282978213" table:style-name="ce1">
            <text:p>3.282978213</text:p>
          </table:table-cell>
          <table:table-cell office:value-type="float" office:value="118.1675573" table:style-name="ce1">
            <text:p>118.1675573</text:p>
          </table:table-cell>
          <table:table-cell office:value-type="float" office:value="0.4352561042" table:style-name="ce1">
            <text:p>0.4352561042</text:p>
          </table:table-cell>
          <table:table-cell office:value-type="float" office:value="0.7339284894" table:style-name="ce1">
            <text:p>0.7339284894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4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19.23928653" table:style-name="ce1">
            <text:p>19.23928653</text:p>
          </table:table-cell>
          <table:table-cell office:value-type="string" table:style-name="ce1">
            <text:p>10-20%</text:p>
          </table:table-cell>
          <table:table-cell office:value-type="float" office:value="6.25511832" table:style-name="ce1">
            <text:p>6.25511832</text:p>
          </table:table-cell>
          <table:table-cell office:value-type="float" office:value="0.006277013638" table:style-name="ce1">
            <text:p>0.006277013638</text:p>
          </table:table-cell>
          <table:table-cell office:value-type="float" office:value="2.797579355" table:style-name="ce1">
            <text:p>2.797579355</text:p>
          </table:table-cell>
          <table:table-cell office:value-type="float" office:value="17.05748" table:style-name="ce1">
            <text:p>17.05748</text:p>
          </table:table-cell>
          <table:table-cell office:value-type="float" office:value="17.70771" table:style-name="ce1">
            <text:p>17.70771</text:p>
          </table:table-cell>
          <table:table-cell office:value-type="float" office:value="34.76519" table:style-name="ce1">
            <text:p>34.76519</text:p>
          </table:table-cell>
          <table:table-cell office:value-type="float" office:value="5.042135" table:style-name="ce1">
            <text:p>5.042135</text:p>
          </table:table-cell>
          <table:table-cell office:value-type="float" office:value="0.1580103946" table:style-name="ce1">
            <text:p>0.1580103946</text:p>
          </table:table-cell>
          <table:table-cell office:value-type="float" office:value="8.276945237" table:style-name="ce1">
            <text:p>8.276945237</text:p>
          </table:table-cell>
          <table:table-cell office:value-type="float" office:value="12.87856584" table:style-name="ce1">
            <text:p>12.87856584</text:p>
          </table:table-cell>
          <table:table-cell office:value-type="float" office:value="56.0148811" table:style-name="ce1">
            <text:p>56.0148811</text:p>
          </table:table-cell>
          <table:table-cell office:value-type="float" office:value="0.3080420817" table:style-name="ce1">
            <text:p>0.3080420817</text:p>
          </table:table-cell>
          <table:table-cell office:value-type="float" office:value="84.52024059" table:style-name="ce1">
            <text:p>84.52024059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906352873" table:style-name="ce1">
            <text:p>0.2906352873</text:p>
          </table:table-cell>
          <table:table-cell office:value-type="float" office:value="3.944337621" table:style-name="ce1">
            <text:p>3.944337621</text:p>
          </table:table-cell>
          <table:table-cell office:value-type="float" office:value="0.2701670683" table:style-name="ce1">
            <text:p>0.2701670683</text:p>
          </table:table-cell>
          <table:table-cell office:value-type="float" office:value="8.54710825" table:style-name="ce1">
            <text:p>8.54710825</text:p>
          </table:table-cell>
          <table:table-cell office:value-type="float" office:value="0.2701670683" table:style-name="ce1">
            <text:p>0.2701670683</text:p>
          </table:table-cell>
          <table:table-cell office:value-type="float" office:value="5.740851234" table:style-name="ce1">
            <text:p>5.740851234</text:p>
          </table:table-cell>
          <table:table-cell office:value-type="float" office:value="7.899138766" table:style-name="ce1">
            <text:p>7.899138766</text:p>
          </table:table-cell>
          <table:table-cell office:value-type="float" office:value="0.6479694849" table:style-name="ce1">
            <text:p>0.6479694849</text:p>
          </table:table-cell>
          <table:table-cell office:value-type="float" office:value="36.83985" table:style-name="ce1">
            <text:p>36.83985</text:p>
          </table:table-cell>
          <table:table-cell office:value-type="float" office:value="15.00229757" table:style-name="ce1">
            <text:p>15.00229757</text:p>
          </table:table-cell>
          <table:table-cell office:value-type="float" office:value="1380.731086" table:style-name="ce1">
            <text:p>1380.731086</text:p>
          </table:table-cell>
          <table:table-cell office:value-type="float" office:value="89.98460544" table:style-name="ce1">
            <text:p>89.98460544</text:p>
          </table:table-cell>
          <table:table-cell office:value-type="float" office:value="84.31362889" table:style-name="ce1">
            <text:p>84.31362889</text:p>
          </table:table-cell>
          <table:table-cell office:value-type="float" office:value="95.73648142" table:style-name="ce1">
            <text:p>95.73648142</text:p>
          </table:table-cell>
          <table:table-cell/>
          <table:table-cell office:value-type="float" office:value="0.006503492718" table:style-name="ce1">
            <text:p>0.006503492718</text:p>
          </table:table-cell>
          <table:table-cell office:value-type="float" office:value="0.01492259668" table:style-name="ce1">
            <text:p>0.01492259668</text:p>
          </table:table-cell>
          <table:table-cell office:value-type="float" office:value="6.988740501" table:style-name="ce1">
            <text:p>6.988740501</text:p>
          </table:table-cell>
          <table:table-cell office:value-type="float" office:value="13.76029373" table:style-name="ce1">
            <text:p>13.76029373</text:p>
          </table:table-cell>
          <table:table-cell office:value-type="float" office:value="0.1024300263" table:style-name="ce1">
            <text:p>0.1024300263</text:p>
          </table:table-cell>
          <table:table-cell office:value-type="float" office:value="0.2268309218" table:style-name="ce1">
            <text:p>0.2268309218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4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19.10579906" table:style-name="ce1">
            <text:p>19.10579906</text:p>
          </table:table-cell>
          <table:table-cell office:value-type="string" table:style-name="ce1">
            <text:p>10-20%</text:p>
          </table:table-cell>
          <table:table-cell office:value-type="float" office:value="6.263163497" table:style-name="ce1">
            <text:p>6.263163497</text:p>
          </table:table-cell>
          <table:table-cell office:value-type="float" office:value="0.008727222904" table:style-name="ce1">
            <text:p>0.008727222904</text:p>
          </table:table-cell>
          <table:table-cell office:value-type="float" office:value="2.798850671" table:style-name="ce1">
            <text:p>2.798850671</text:p>
          </table:table-cell>
          <table:table-cell office:value-type="float" office:value="17.04614" table:style-name="ce1">
            <text:p>17.04614</text:p>
          </table:table-cell>
          <table:table-cell office:value-type="float" office:value="17.84738" table:style-name="ce1">
            <text:p>17.84738</text:p>
          </table:table-cell>
          <table:table-cell office:value-type="float" office:value="34.89352" table:style-name="ce1">
            <text:p>34.89352</text:p>
          </table:table-cell>
          <table:table-cell office:value-type="float" office:value="5.050400658" table:style-name="ce1">
            <text:p>5.050400658</text:p>
          </table:table-cell>
          <table:table-cell office:value-type="float" office:value="0.1787826835" table:style-name="ce1">
            <text:p>0.1787826835</text:p>
          </table:table-cell>
          <table:table-cell office:value-type="float" office:value="8.280492384" table:style-name="ce1">
            <text:p>8.280492384</text:p>
          </table:table-cell>
          <table:table-cell office:value-type="float" office:value="12.88124537" table:style-name="ce1">
            <text:p>12.88124537</text:p>
          </table:table-cell>
          <table:table-cell office:value-type="float" office:value="56.07572191" table:style-name="ce1">
            <text:p>56.07572191</text:p>
          </table:table-cell>
          <table:table-cell office:value-type="float" office:value="0.3097100491" table:style-name="ce1">
            <text:p>0.3097100491</text:p>
          </table:table-cell>
          <table:table-cell office:value-type="float" office:value="84.52171848" table:style-name="ce1">
            <text:p>84.52171848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0.2905541299" table:style-name="ce1">
            <text:p>0.2905541299</text:p>
          </table:table-cell>
          <table:table-cell office:value-type="float" office:value="3.944783951" table:style-name="ce1">
            <text:p>3.944783951</text:p>
          </table:table-cell>
          <table:table-cell office:value-type="float" office:value="0.2717495433" table:style-name="ce1">
            <text:p>0.2717495433</text:p>
          </table:table-cell>
          <table:table-cell office:value-type="float" office:value="8.552239429" table:style-name="ce1">
            <text:p>8.552239429</text:p>
          </table:table-cell>
          <table:table-cell office:value-type="float" office:value="0.2717495433" table:style-name="ce1">
            <text:p>0.2717495433</text:p>
          </table:table-cell>
          <table:table-cell office:value-type="float" office:value="5.749053232" table:style-name="ce1">
            <text:p>5.749053232</text:p>
          </table:table-cell>
          <table:table-cell office:value-type="float" office:value="7.905106768" table:style-name="ce1">
            <text:p>7.905106768</text:p>
          </table:table-cell>
          <table:table-cell office:value-type="float" office:value="0.647132661" table:style-name="ce1">
            <text:p>0.647132661</text:p>
          </table:table-cell>
          <table:table-cell office:value-type="float" office:value="37.27218" table:style-name="ce1">
            <text:p>37.27218</text:p>
          </table:table-cell>
          <table:table-cell office:value-type="float" office:value="15.02918232" table:style-name="ce1">
            <text:p>15.02918232</text:p>
          </table:table-cell>
          <table:table-cell office:value-type="float" office:value="1371.471268" table:style-name="ce1">
            <text:p>1371.471268</text:p>
          </table:table-cell>
          <table:table-cell office:value-type="float" office:value="89.99983128" table:style-name="ce1">
            <text:p>89.99983128</text:p>
          </table:table-cell>
          <table:table-cell office:value-type="float" office:value="84.31398337" table:style-name="ce1">
            <text:p>84.31398337</text:p>
          </table:table-cell>
          <table:table-cell office:value-type="float" office:value="95.73320375" table:style-name="ce1">
            <text:p>95.73320375</text:p>
          </table:table-cell>
          <table:table-cell/>
          <table:table-cell office:value-type="float" office:value="0.00653337429" table:style-name="ce1">
            <text:p>0.00653337429</text:p>
          </table:table-cell>
          <table:table-cell office:value-type="float" office:value="0.01490531735" table:style-name="ce1">
            <text:p>0.01490531735</text:p>
          </table:table-cell>
          <table:table-cell office:value-type="float" office:value="7.10502473" table:style-name="ce1">
            <text:p>7.10502473</text:p>
          </table:table-cell>
          <table:table-cell office:value-type="float" office:value="13.76029373" table:style-name="ce1">
            <text:p>13.76029373</text:p>
          </table:table-cell>
          <table:table-cell office:value-type="float" office:value="0.1206095754" table:style-name="ce1">
            <text:p>0.1206095754</text:p>
          </table:table-cell>
          <table:table-cell office:value-type="float" office:value="0.248859261" table:style-name="ce1">
            <text:p>0.248859261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4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19.11628274" table:style-name="ce1">
            <text:p>19.11628274</text:p>
          </table:table-cell>
          <table:table-cell office:value-type="string" table:style-name="ce1">
            <text:p>10-20%</text:p>
          </table:table-cell>
          <table:table-cell office:value-type="float" office:value="6.265481744" table:style-name="ce1">
            <text:p>6.265481744</text:p>
          </table:table-cell>
          <table:table-cell office:value-type="float" office:value="0.01041166909" table:style-name="ce1">
            <text:p>0.01041166909</text:p>
          </table:table-cell>
          <table:table-cell office:value-type="float" office:value="2.802838434" table:style-name="ce1">
            <text:p>2.802838434</text:p>
          </table:table-cell>
          <table:table-cell office:value-type="float" office:value="17.07941" table:style-name="ce1">
            <text:p>17.07941</text:p>
          </table:table-cell>
          <table:table-cell office:value-type="float" office:value="17.8468" table:style-name="ce1">
            <text:p>17.8468</text:p>
          </table:table-cell>
          <table:table-cell office:value-type="float" office:value="34.92621" table:style-name="ce1">
            <text:p>34.92621</text:p>
          </table:table-cell>
          <table:table-cell office:value-type="float" office:value="5.052227876" table:style-name="ce1">
            <text:p>5.052227876</text:p>
          </table:table-cell>
          <table:table-cell office:value-type="float" office:value="0.1738734348" table:style-name="ce1">
            <text:p>0.1738734348</text:p>
          </table:table-cell>
          <table:table-cell office:value-type="float" office:value="8.278709267" table:style-name="ce1">
            <text:p>8.278709267</text:p>
          </table:table-cell>
          <table:table-cell office:value-type="float" office:value="12.87483893" table:style-name="ce1">
            <text:p>12.87483893</text:p>
          </table:table-cell>
          <table:table-cell office:value-type="float" office:value="56.0167185" table:style-name="ce1">
            <text:p>56.0167185</text:p>
          </table:table-cell>
          <table:table-cell office:value-type="float" office:value="0.3104415142" table:style-name="ce1">
            <text:p>0.3104415142</text:p>
          </table:table-cell>
          <table:table-cell office:value-type="float" office:value="84.52149023" table:style-name="ce1">
            <text:p>84.52149023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0.2901777964" table:style-name="ce1">
            <text:p>0.2901777964</text:p>
          </table:table-cell>
          <table:table-cell office:value-type="float" office:value="3.93675738" table:style-name="ce1">
            <text:p>3.93675738</text:p>
          </table:table-cell>
          <table:table-cell office:value-type="float" office:value="0.272316169" table:style-name="ce1">
            <text:p>0.272316169</text:p>
          </table:table-cell>
          <table:table-cell office:value-type="float" office:value="8.551021757" table:style-name="ce1">
            <text:p>8.551021757</text:p>
          </table:table-cell>
          <table:table-cell office:value-type="float" office:value="0.272316169" table:style-name="ce1">
            <text:p>0.272316169</text:p>
          </table:table-cell>
          <table:table-cell office:value-type="float" office:value="5.740003321" table:style-name="ce1">
            <text:p>5.740003321</text:p>
          </table:table-cell>
          <table:table-cell office:value-type="float" office:value="7.903246679" table:style-name="ce1">
            <text:p>7.903246679</text:p>
          </table:table-cell>
          <table:table-cell office:value-type="float" office:value="0.647775078" table:style-name="ce1">
            <text:p>0.647775078</text:p>
          </table:table-cell>
          <table:table-cell office:value-type="float" office:value="37.62139" table:style-name="ce1">
            <text:p>37.62139</text:p>
          </table:table-cell>
          <table:table-cell office:value-type="float" office:value="15.07497877" table:style-name="ce1">
            <text:p>15.07497877</text:p>
          </table:table-cell>
          <table:table-cell office:value-type="float" office:value="1373.530364" table:style-name="ce1">
            <text:p>1373.530364</text:p>
          </table:table-cell>
          <table:table-cell office:value-type="float" office:value="89.98665861" table:style-name="ce1">
            <text:p>89.98665861</text:p>
          </table:table-cell>
          <table:table-cell office:value-type="float" office:value="84.31372097" table:style-name="ce1">
            <text:p>84.31372097</text:p>
          </table:table-cell>
          <table:table-cell office:value-type="float" office:value="95.73212274" table:style-name="ce1">
            <text:p>95.73212274</text:p>
          </table:table-cell>
          <table:table-cell/>
          <table:table-cell office:value-type="float" office:value="0.006515901843" table:style-name="ce1">
            <text:p>0.006515901843</text:p>
          </table:table-cell>
          <table:table-cell office:value-type="float" office:value="0.01491012932" table:style-name="ce1">
            <text:p>0.01491012932</text:p>
          </table:table-cell>
          <table:table-cell office:value-type="float" office:value="7.240774246" table:style-name="ce1">
            <text:p>7.240774246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0.1183534602" table:style-name="ce1">
            <text:p>0.1183534602</text:p>
          </table:table-cell>
          <table:table-cell office:value-type="float" office:value="0.2547953878" table:style-name="ce1">
            <text:p>0.2547953878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8.630489617" table:style-name="ce1">
            <text:p>8.630489617</text:p>
          </table:table-cell>
          <table:table-cell office:value-type="string" table:style-name="ce1">
            <text:p>&lt;10%</text:p>
          </table:table-cell>
          <table:table-cell office:value-type="float" office:value="1.395490279" table:style-name="ce1">
            <text:p>1.395490279</text:p>
          </table:table-cell>
          <table:table-cell office:value-type="float" office:value="0.127714848" table:style-name="ce1">
            <text:p>0.127714848</text:p>
          </table:table-cell>
          <table:table-cell office:value-type="float" office:value="3.403346037" table:style-name="ce1">
            <text:p>3.403346037</text:p>
          </table:table-cell>
          <table:table-cell office:value-type="float" office:value="4.309142" table:style-name="ce1">
            <text:p>4.309142</text:p>
          </table:table-cell>
          <table:table-cell office:value-type="float" office:value="4.805996" table:style-name="ce1">
            <text:p>4.805996</text:p>
          </table:table-cell>
          <table:table-cell office:value-type="float" office:value="9.115138" table:style-name="ce1">
            <text:p>9.115138</text:p>
          </table:table-cell>
          <table:table-cell office:value-type="float" office:value="1.092818584" table:style-name="ce1">
            <text:p>1.092818584</text:p>
          </table:table-cell>
          <table:table-cell office:value-type="float" office:value="1.667661958" table:style-name="ce1">
            <text:p>1.667661958</text:p>
          </table:table-cell>
          <table:table-cell office:value-type="float" office:value="1.824192688" table:style-name="ce1">
            <text:p>1.824192688</text:p>
          </table:table-cell>
          <table:table-cell office:value-type="float" office:value="2.586346198" table:style-name="ce1">
            <text:p>2.586346198</text:p>
          </table:table-cell>
          <table:table-cell office:value-type="float" office:value="16.19237081" table:style-name="ce1">
            <text:p>16.19237081</text:p>
          </table:table-cell>
          <table:table-cell office:value-type="float" office:value="0.3676758664" table:style-name="ce1">
            <text:p>0.3676758664</text:p>
          </table:table-cell>
          <table:table-cell office:value-type="float" office:value="95.2383571" table:style-name="ce1">
            <text:p>95.2383571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3277134088" table:style-name="ce1">
            <text:p>0.3277134088</text:p>
          </table:table-cell>
          <table:table-cell office:value-type="float" office:value="3.685560909" table:style-name="ce1">
            <text:p>3.685560909</text:p>
          </table:table-cell>
          <table:table-cell office:value-type="float" office:value="0.07593062353" table:style-name="ce1">
            <text:p>0.07593062353</text:p>
          </table:table-cell>
          <table:table-cell office:value-type="float" office:value="1.9001237" table:style-name="ce1">
            <text:p>1.9001237</text:p>
          </table:table-cell>
          <table:table-cell office:value-type="float" office:value="0.07593062353" table:style-name="ce1">
            <text:p>0.07593062353</text:p>
          </table:table-cell>
          <table:table-cell office:value-type="float" office:value="1.166264069" table:style-name="ce1">
            <text:p>1.166264069</text:p>
          </table:table-cell>
          <table:table-cell office:value-type="float" office:value="1.743955931" table:style-name="ce1">
            <text:p>1.743955931</text:p>
          </table:table-cell>
          <table:table-cell office:value-type="float" office:value="0.1561677699" table:style-name="ce1">
            <text:p>0.1561677699</text:p>
          </table:table-cell>
          <table:table-cell office:value-type="float" office:value="4.270712" table:style-name="ce1">
            <text:p>4.270712</text:p>
          </table:table-cell>
          <table:table-cell office:value-type="float" office:value="1.05017506" table:style-name="ce1">
            <text:p>1.05017506</text:p>
          </table:table-cell>
          <table:table-cell office:value-type="float" office:value="2406.684968" table:style-name="ce1">
            <text:p>2406.684968</text:p>
          </table:table-cell>
          <table:table-cell office:value-type="float" office:value="89.99283342" table:style-name="ce1">
            <text:p>89.99283342</text:p>
          </table:table-cell>
          <table:table-cell office:value-type="float" office:value="142.9821109" table:style-name="ce1">
            <text:p>142.9821109</text:p>
          </table:table-cell>
          <table:table-cell office:value-type="float" office:value="36.99188318" table:style-name="ce1">
            <text:p>36.99188318</text:p>
          </table:table-cell>
          <table:table-cell office:value-type="float" office:value="96.19182797" table:style-name="ce1">
            <text:p>96.19182797</text:p>
          </table:table-cell>
          <table:table-cell office:value-type="float" office:value="0.001962233641" table:style-name="ce1">
            <text:p>0.001962233641</text:p>
          </table:table-cell>
          <table:table-cell office:value-type="float" office:value="0.0169487374" table:style-name="ce1">
            <text:p>0.0169487374</text:p>
          </table:table-cell>
          <table:table-cell office:value-type="float" office:value="4.800213113" table:style-name="ce1">
            <text:p>4.800213113</text:p>
          </table:table-cell>
          <table:table-cell office:value-type="float" office:value="4.707294104" table:style-name="ce1">
            <text:p>4.707294104</text:p>
          </table:table-cell>
          <table:table-cell office:value-type="float" office:value="1.04302016" table:style-name="ce1">
            <text:p>1.04302016</text:p>
          </table:table-cell>
          <table:table-cell office:value-type="float" office:value="1.565409526" table:style-name="ce1">
            <text:p>1.565409526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9.577243357" table:style-name="ce1">
            <text:p>9.577243357</text:p>
          </table:table-cell>
          <table:table-cell office:value-type="string" table:style-name="ce1">
            <text:p>&lt;10%</text:p>
          </table:table-cell>
          <table:table-cell office:value-type="float" office:value="1.450182666" table:style-name="ce1">
            <text:p>1.450182666</text:p>
          </table:table-cell>
          <table:table-cell office:value-type="float" office:value="-0.1284810256" table:style-name="ce1">
            <text:p>-0.1284810256</text:p>
          </table:table-cell>
          <table:table-cell office:value-type="float" office:value="3.196233256" table:style-name="ce1">
            <text:p>3.196233256</text:p>
          </table:table-cell>
          <table:table-cell office:value-type="float" office:value="4.410902" table:style-name="ce1">
            <text:p>4.410902</text:p>
          </table:table-cell>
          <table:table-cell office:value-type="float" office:value="4.716536" table:style-name="ce1">
            <text:p>4.716536</text:p>
          </table:table-cell>
          <table:table-cell office:value-type="float" office:value="9.127438" table:style-name="ce1">
            <text:p>9.127438</text:p>
          </table:table-cell>
          <table:table-cell office:value-type="float" office:value="1.14597722" table:style-name="ce1">
            <text:p>1.14597722</text:p>
          </table:table-cell>
          <table:table-cell office:value-type="float" office:value="1.179258065" table:style-name="ce1">
            <text:p>1.179258065</text:p>
          </table:table-cell>
          <table:table-cell office:value-type="float" office:value="1.821023183" table:style-name="ce1">
            <text:p>1.821023183</text:p>
          </table:table-cell>
          <table:table-cell office:value-type="float" office:value="2.990308039" table:style-name="ce1">
            <text:p>2.990308039</text:p>
          </table:table-cell>
          <table:table-cell office:value-type="float" office:value="15.94003243" table:style-name="ce1">
            <text:p>15.94003243</text:p>
          </table:table-cell>
          <table:table-cell/>
          <table:table-cell office:value-type="float" office:value="93.75743236" table:style-name="ce1">
            <text:p>93.75743236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335482882" table:style-name="ce1">
            <text:p>0.335482882</text:p>
          </table:table-cell>
          <table:table-cell office:value-type="float" office:value="3.897318861" table:style-name="ce1">
            <text:p>3.897318861</text:p>
          </table:table-cell>
          <table:table-cell office:value-type="float" office:value="0.06573614421" table:style-name="ce1">
            <text:p>0.06573614421</text:p>
          </table:table-cell>
          <table:table-cell office:value-type="float" office:value="1.886759601" table:style-name="ce1">
            <text:p>1.886759601</text:p>
          </table:table-cell>
          <table:table-cell office:value-type="float" office:value="0.06573614421" table:style-name="ce1">
            <text:p>0.06573614421</text:p>
          </table:table-cell>
          <table:table-cell office:value-type="float" office:value="1.261263859" table:style-name="ce1">
            <text:p>1.261263859</text:p>
          </table:table-cell>
          <table:table-cell office:value-type="float" office:value="1.705962141" table:style-name="ce1">
            <text:p>1.705962141</text:p>
          </table:table-cell>
          <table:table-cell office:value-type="float" office:value="0.1807974599" table:style-name="ce1">
            <text:p>0.1807974599</text:p>
          </table:table-cell>
          <table:table-cell office:value-type="float" office:value="4.204722" table:style-name="ce1">
            <text:p>4.204722</text:p>
          </table:table-cell>
          <table:table-cell office:value-type="float" office:value="1.093482158" table:style-name="ce1">
            <text:p>1.093482158</text:p>
          </table:table-cell>
          <table:table-cell office:value-type="float" office:value="2453.475243" table:style-name="ce1">
            <text:p>2453.475243</text:p>
          </table:table-cell>
          <table:table-cell office:value-type="float" office:value="89.98838768" table:style-name="ce1">
            <text:p>89.98838768</text:p>
          </table:table-cell>
          <table:table-cell office:value-type="float" office:value="142.9923442" table:style-name="ce1">
            <text:p>142.9923442</text:p>
          </table:table-cell>
          <table:table-cell office:value-type="float" office:value="37.00462127" table:style-name="ce1">
            <text:p>37.00462127</text:p>
          </table:table-cell>
          <table:table-cell office:value-type="float" office:value="92.52582847" table:style-name="ce1">
            <text:p>92.52582847</text:p>
          </table:table-cell>
          <table:table-cell office:value-type="float" office:value="0.001484910061" table:style-name="ce1">
            <text:p>0.001484910061</text:p>
          </table:table-cell>
          <table:table-cell office:value-type="float" office:value="0.01704055509" table:style-name="ce1">
            <text:p>0.01704055509</text:p>
          </table:table-cell>
          <table:table-cell office:value-type="float" office:value="5.006396053" table:style-name="ce1">
            <text:p>5.006396053</text:p>
          </table:table-cell>
          <table:table-cell office:value-type="float" office:value="5.689946869" table:style-name="ce1">
            <text:p>5.689946869</text:p>
          </table:table-cell>
          <table:table-cell office:value-type="float" office:value="1.066781237" table:style-name="ce1">
            <text:p>1.066781237</text:p>
          </table:table-cell>
          <table:table-cell office:value-type="float" office:value="1.667945723" table:style-name="ce1">
            <text:p>1.667945723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9.832244912" table:style-name="ce1">
            <text:p>9.832244912</text:p>
          </table:table-cell>
          <table:table-cell office:value-type="string" table:style-name="ce1">
            <text:p>&lt;10%</text:p>
          </table:table-cell>
          <table:table-cell office:value-type="float" office:value="1.441805302" table:style-name="ce1">
            <text:p>1.441805302</text:p>
          </table:table-cell>
          <table:table-cell office:value-type="float" office:value="-0.2917737163" table:style-name="ce1">
            <text:p>-0.2917737163</text:p>
          </table:table-cell>
          <table:table-cell office:value-type="float" office:value="2.88455812" table:style-name="ce1">
            <text:p>2.88455812</text:p>
          </table:table-cell>
          <table:table-cell office:value-type="float" office:value="3.382978" table:style-name="ce1">
            <text:p>3.382978</text:p>
          </table:table-cell>
          <table:table-cell office:value-type="float" office:value="5.012724" table:style-name="ce1">
            <text:p>5.012724</text:p>
          </table:table-cell>
          <table:table-cell office:value-type="float" office:value="8.395702" table:style-name="ce1">
            <text:p>8.395702</text:p>
          </table:table-cell>
          <table:table-cell office:value-type="float" office:value="1.171683365" table:style-name="ce1">
            <text:p>1.171683365</text:p>
          </table:table-cell>
          <table:table-cell office:value-type="float" office:value="3.941658928" table:style-name="ce1">
            <text:p>3.941658928</text:p>
          </table:table-cell>
          <table:table-cell office:value-type="float" office:value="1.843230441" table:style-name="ce1">
            <text:p>1.843230441</text:p>
          </table:table-cell>
          <table:table-cell office:value-type="float" office:value="2.925419394" table:style-name="ce1">
            <text:p>2.925419394</text:p>
          </table:table-cell>
          <table:table-cell office:value-type="float" office:value="16.74031886" table:style-name="ce1">
            <text:p>16.74031886</text:p>
          </table:table-cell>
          <table:table-cell/>
          <table:table-cell office:value-type="float" office:value="93.75621272" table:style-name="ce1">
            <text:p>93.75621272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333417429" table:style-name="ce1">
            <text:p>0.333417429</text:p>
          </table:table-cell>
          <table:table-cell office:value-type="float" office:value="3.915957103" table:style-name="ce1">
            <text:p>3.915957103</text:p>
          </table:table-cell>
          <table:table-cell office:value-type="float" office:value="0.04768763282" table:style-name="ce1">
            <text:p>0.04768763282</text:p>
          </table:table-cell>
          <table:table-cell office:value-type="float" office:value="1.890917833" table:style-name="ce1">
            <text:p>1.890917833</text:p>
          </table:table-cell>
          <table:table-cell office:value-type="float" office:value="0.04768763282" table:style-name="ce1">
            <text:p>0.04768763282</text:p>
          </table:table-cell>
          <table:table-cell office:value-type="float" office:value="1.295675333" table:style-name="ce1">
            <text:p>1.295675333</text:p>
          </table:table-cell>
          <table:table-cell office:value-type="float" office:value="1.708446667" table:style-name="ce1">
            <text:p>1.708446667</text:p>
          </table:table-cell>
          <table:table-cell office:value-type="float" office:value="0.1824711656" table:style-name="ce1">
            <text:p>0.1824711656</text:p>
          </table:table-cell>
          <table:table-cell office:value-type="float" office:value="4.247658" table:style-name="ce1">
            <text:p>4.247658</text:p>
          </table:table-cell>
          <table:table-cell office:value-type="float" office:value="1.147376088" table:style-name="ce1">
            <text:p>1.147376088</text:p>
          </table:table-cell>
          <table:table-cell office:value-type="float" office:value="2414.279113" table:style-name="ce1">
            <text:p>2414.279113</text:p>
          </table:table-cell>
          <table:table-cell office:value-type="float" office:value="90.00463642" table:style-name="ce1">
            <text:p>90.00463642</text:p>
          </table:table-cell>
          <table:table-cell office:value-type="float" office:value="142.9942779" table:style-name="ce1">
            <text:p>142.9942779</text:p>
          </table:table-cell>
          <table:table-cell office:value-type="float" office:value="0.005383867372" table:style-name="ce1">
            <text:p>0.005383867372</text:p>
          </table:table-cell>
          <table:table-cell office:value-type="float" office:value="90.32379985" table:style-name="ce1">
            <text:p>90.32379985</text:p>
          </table:table-cell>
          <table:table-cell office:value-type="float" office:value="0.001658178917" table:style-name="ce1">
            <text:p>0.001658178917</text:p>
          </table:table-cell>
          <table:table-cell office:value-type="float" office:value="0.01694429141" table:style-name="ce1">
            <text:p>0.01694429141</text:p>
          </table:table-cell>
          <table:table-cell office:value-type="float" office:value="5.055396759" table:style-name="ce1">
            <text:p>5.055396759</text:p>
          </table:table-cell>
          <table:table-cell office:value-type="float" office:value="4.707294104" table:style-name="ce1">
            <text:p>4.707294104</text:p>
          </table:table-cell>
          <table:table-cell office:value-type="float" office:value="0.8799507781" table:style-name="ce1">
            <text:p>0.8799507781</text:p>
          </table:table-cell>
          <table:table-cell office:value-type="float" office:value="1.723039734" table:style-name="ce1">
            <text:p>1.723039734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3.89748966" table:style-name="ce1">
            <text:p>3.89748966</text:p>
          </table:table-cell>
          <table:table-cell office:value-type="string" table:style-name="ce1">
            <text:p>&lt;10%</text:p>
          </table:table-cell>
          <table:table-cell office:value-type="float" office:value="3.595197879" table:style-name="ce1">
            <text:p>3.595197879</text:p>
          </table:table-cell>
          <table:table-cell office:value-type="float" office:value="0.7871280996" table:style-name="ce1">
            <text:p>0.7871280996</text:p>
          </table:table-cell>
          <table:table-cell office:value-type="float" office:value="3.86525719" table:style-name="ce1">
            <text:p>3.86525719</text:p>
          </table:table-cell>
          <table:table-cell office:value-type="float" office:value="14.53715" table:style-name="ce1">
            <text:p>14.53715</text:p>
          </table:table-cell>
          <table:table-cell office:value-type="float" office:value="8.29645" table:style-name="ce1">
            <text:p>8.29645</text:p>
          </table:table-cell>
          <table:table-cell office:value-type="float" office:value="22.8336" table:style-name="ce1">
            <text:p>22.8336</text:p>
          </table:table-cell>
          <table:table-cell office:value-type="float" office:value="2.770344719" table:style-name="ce1">
            <text:p>2.770344719</text:p>
          </table:table-cell>
          <table:table-cell office:value-type="float" office:value="0.1808671815" table:style-name="ce1">
            <text:p>0.1808671815</text:p>
          </table:table-cell>
          <table:table-cell office:value-type="float" office:value="4.924122106" table:style-name="ce1">
            <text:p>4.924122106</text:p>
          </table:table-cell>
          <table:table-cell office:value-type="float" office:value="5.361277987" table:style-name="ce1">
            <text:p>5.361277987</text:p>
          </table:table-cell>
          <table:table-cell office:value-type="float" office:value="54.89564652" table:style-name="ce1">
            <text:p>54.89564652</text:p>
          </table:table-cell>
          <table:table-cell/>
          <table:table-cell office:value-type="float" office:value="84.50407938" table:style-name="ce1">
            <text:p>84.50407938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492942313" table:style-name="ce1">
            <text:p>0.2492942313</text:p>
          </table:table-cell>
          <table:table-cell office:value-type="float" office:value="2.917013873" table:style-name="ce1">
            <text:p>2.917013873</text:p>
          </table:table-cell>
          <table:table-cell office:value-type="float" office:value="0.2566609049" table:style-name="ce1">
            <text:p>0.2566609049</text:p>
          </table:table-cell>
          <table:table-cell office:value-type="float" office:value="5.180784572" table:style-name="ce1">
            <text:p>5.180784572</text:p>
          </table:table-cell>
          <table:table-cell office:value-type="float" office:value="0.2566609049" table:style-name="ce1">
            <text:p>0.2566609049</text:p>
          </table:table-cell>
          <table:table-cell office:value-type="float" office:value="2.987227834" table:style-name="ce1">
            <text:p>2.987227834</text:p>
          </table:table-cell>
          <table:table-cell office:value-type="float" office:value="4.897632166" table:style-name="ce1">
            <text:p>4.897632166</text:p>
          </table:table-cell>
          <table:table-cell office:value-type="float" office:value="0.2831524066" table:style-name="ce1">
            <text:p>0.2831524066</text:p>
          </table:table-cell>
          <table:table-cell office:value-type="float" office:value="15.12443" table:style-name="ce1">
            <text:p>15.12443</text:p>
          </table:table-cell>
          <table:table-cell office:value-type="float" office:value="5.788417068" table:style-name="ce1">
            <text:p>5.788417068</text:p>
          </table:table-cell>
          <table:table-cell office:value-type="float" office:value="1216.242188" table:style-name="ce1">
            <text:p>1216.242188</text:p>
          </table:table-cell>
          <table:table-cell office:value-type="float" office:value="90.00906658" table:style-name="ce1">
            <text:p>90.00906658</text:p>
          </table:table-cell>
          <table:table-cell office:value-type="float" office:value="78.58900746" table:style-name="ce1">
            <text:p>78.58900746</text:p>
          </table:table-cell>
          <table:table-cell office:value-type="float" office:value="84.28798321" table:style-name="ce1">
            <text:p>84.28798321</text:p>
          </table:table-cell>
          <table:table-cell/>
          <table:table-cell office:value-type="float" office:value="0.004587560571" table:style-name="ce1">
            <text:p>0.004587560571</text:p>
          </table:table-cell>
          <table:table-cell office:value-type="float" office:value="0.01575069421" table:style-name="ce1">
            <text:p>0.01575069421</text:p>
          </table:table-cell>
          <table:table-cell office:value-type="float" office:value="6.643634232" table:style-name="ce1">
            <text:p>6.643634232</text:p>
          </table:table-cell>
          <table:table-cell office:value-type="float" office:value="8.571795962" table:style-name="ce1">
            <text:p>8.571795962</text:p>
          </table:table-cell>
          <table:table-cell office:value-type="float" office:value="0.1876715346" table:style-name="ce1">
            <text:p>0.1876715346</text:p>
          </table:table-cell>
          <table:table-cell office:value-type="float" office:value="0.2761538473" table:style-name="ce1">
            <text:p>0.2761538473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3.258343865" table:style-name="ce1">
            <text:p>3.258343865</text:p>
          </table:table-cell>
          <table:table-cell office:value-type="string" table:style-name="ce1">
            <text:p>&lt;10%</text:p>
          </table:table-cell>
          <table:table-cell office:value-type="float" office:value="3.604152028" table:style-name="ce1">
            <text:p>3.604152028</text:p>
          </table:table-cell>
          <table:table-cell office:value-type="float" office:value="0.7929988338" table:style-name="ce1">
            <text:p>0.7929988338</text:p>
          </table:table-cell>
          <table:table-cell office:value-type="float" office:value="3.856353499" table:style-name="ce1">
            <text:p>3.856353499</text:p>
          </table:table-cell>
          <table:table-cell office:value-type="float" office:value="14.51623" table:style-name="ce1">
            <text:p>14.51623</text:p>
          </table:table-cell>
          <table:table-cell office:value-type="float" office:value="8.27444" table:style-name="ce1">
            <text:p>8.27444</text:p>
          </table:table-cell>
          <table:table-cell office:value-type="float" office:value="22.79067" table:style-name="ce1">
            <text:p>22.79067</text:p>
          </table:table-cell>
          <table:table-cell office:value-type="float" office:value="2.769637463" table:style-name="ce1">
            <text:p>2.769637463</text:p>
          </table:table-cell>
          <table:table-cell office:value-type="float" office:value="0.1824760497" table:style-name="ce1">
            <text:p>0.1824760497</text:p>
          </table:table-cell>
          <table:table-cell office:value-type="float" office:value="4.984851284" table:style-name="ce1">
            <text:p>4.984851284</text:p>
          </table:table-cell>
          <table:table-cell office:value-type="float" office:value="5.344653422" table:style-name="ce1">
            <text:p>5.344653422</text:p>
          </table:table-cell>
          <table:table-cell office:value-type="float" office:value="53.92259578" table:style-name="ce1">
            <text:p>53.92259578</text:p>
          </table:table-cell>
          <table:table-cell/>
          <table:table-cell office:value-type="float" office:value="84.5043454" table:style-name="ce1">
            <text:p>84.5043454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463152025" table:style-name="ce1">
            <text:p>0.2463152025</text:p>
          </table:table-cell>
          <table:table-cell office:value-type="float" office:value="2.849984169" table:style-name="ce1">
            <text:p>2.849984169</text:p>
          </table:table-cell>
          <table:table-cell office:value-type="float" office:value="0.2557896777" table:style-name="ce1">
            <text:p>0.2557896777</text:p>
          </table:table-cell>
          <table:table-cell office:value-type="float" office:value="5.240637707" table:style-name="ce1">
            <text:p>5.240637707</text:p>
          </table:table-cell>
          <table:table-cell office:value-type="float" office:value="0.2557896777" table:style-name="ce1">
            <text:p>0.2557896777</text:p>
          </table:table-cell>
          <table:table-cell office:value-type="float" office:value="3.017516186" table:style-name="ce1">
            <text:p>3.017516186</text:p>
          </table:table-cell>
          <table:table-cell office:value-type="float" office:value="4.960953814" table:style-name="ce1">
            <text:p>4.960953814</text:p>
          </table:table-cell>
          <table:table-cell office:value-type="float" office:value="0.2796838925" table:style-name="ce1">
            <text:p>0.2796838925</text:p>
          </table:table-cell>
          <table:table-cell office:value-type="float" office:value="14.65652" table:style-name="ce1">
            <text:p>14.65652</text:p>
          </table:table-cell>
          <table:table-cell office:value-type="float" office:value="5.207123863" table:style-name="ce1">
            <text:p>5.207123863</text:p>
          </table:table-cell>
          <table:table-cell office:value-type="float" office:value="1185.36192" table:style-name="ce1">
            <text:p>1185.36192</text:p>
          </table:table-cell>
          <table:table-cell office:value-type="float" office:value="89.98436567" table:style-name="ce1">
            <text:p>89.98436567</text:p>
          </table:table-cell>
          <table:table-cell office:value-type="float" office:value="78.58568809" table:style-name="ce1">
            <text:p>78.58568809</text:p>
          </table:table-cell>
          <table:table-cell office:value-type="float" office:value="36.98900886" table:style-name="ce1">
            <text:p>36.98900886</text:p>
          </table:table-cell>
          <table:table-cell/>
          <table:table-cell office:value-type="float" office:value="0.00421159786" table:style-name="ce1">
            <text:p>0.00421159786</text:p>
          </table:table-cell>
          <table:table-cell office:value-type="float" office:value="0.01591906487" table:style-name="ce1">
            <text:p>0.01591906487</text:p>
          </table:table-cell>
          <table:table-cell office:value-type="float" office:value="6.196421187" table:style-name="ce1">
            <text:p>6.196421187</text:p>
          </table:table-cell>
          <table:table-cell office:value-type="float" office:value="8.571795962" table:style-name="ce1">
            <text:p>8.571795962</text:p>
          </table:table-cell>
          <table:table-cell office:value-type="float" office:value="0.2042844124" table:style-name="ce1">
            <text:p>0.2042844124</text:p>
          </table:table-cell>
          <table:table-cell office:value-type="float" office:value="0.2798453018" table:style-name="ce1">
            <text:p>0.2798453018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3.044289982" table:style-name="ce1">
            <text:p>3.044289982</text:p>
          </table:table-cell>
          <table:table-cell office:value-type="string" table:style-name="ce1">
            <text:p>&lt;10%</text:p>
          </table:table-cell>
          <table:table-cell office:value-type="float" office:value="3.576025052" table:style-name="ce1">
            <text:p>3.576025052</text:p>
          </table:table-cell>
          <table:table-cell office:value-type="float" office:value="0.7955110108" table:style-name="ce1">
            <text:p>0.7955110108</text:p>
          </table:table-cell>
          <table:table-cell office:value-type="float" office:value="3.936492427" table:style-name="ce1">
            <text:p>3.936492427</text:p>
          </table:table-cell>
          <table:table-cell office:value-type="float" office:value="14.33599" table:style-name="ce1">
            <text:p>14.33599</text:p>
          </table:table-cell>
          <table:table-cell office:value-type="float" office:value="8.16541" table:style-name="ce1">
            <text:p>8.16541</text:p>
          </table:table-cell>
          <table:table-cell office:value-type="float" office:value="22.5014" table:style-name="ce1">
            <text:p>22.5014</text:p>
          </table:table-cell>
          <table:table-cell office:value-type="float" office:value="2.724073902" table:style-name="ce1">
            <text:p>2.724073902</text:p>
          </table:table-cell>
          <table:table-cell office:value-type="float" office:value="0.1878055806" table:style-name="ce1">
            <text:p>0.1878055806</text:p>
          </table:table-cell>
          <table:table-cell office:value-type="float" office:value="4.775914517" table:style-name="ce1">
            <text:p>4.775914517</text:p>
          </table:table-cell>
          <table:table-cell office:value-type="float" office:value="5.425109087" table:style-name="ce1">
            <text:p>5.425109087</text:p>
          </table:table-cell>
          <table:table-cell office:value-type="float" office:value="53.17483259" table:style-name="ce1">
            <text:p>53.17483259</text:p>
          </table:table-cell>
          <table:table-cell/>
          <table:table-cell office:value-type="float" office:value="84.50106256" table:style-name="ce1">
            <text:p>84.50106256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454831968" table:style-name="ce1">
            <text:p>0.2454831968</text:p>
          </table:table-cell>
          <table:table-cell office:value-type="float" office:value="2.827668939" table:style-name="ce1">
            <text:p>2.827668939</text:p>
          </table:table-cell>
          <table:table-cell office:value-type="float" office:value="0.2765474163" table:style-name="ce1">
            <text:p>0.2765474163</text:p>
          </table:table-cell>
          <table:table-cell office:value-type="float" office:value="5.052461228" table:style-name="ce1">
            <text:p>5.052461228</text:p>
          </table:table-cell>
          <table:table-cell office:value-type="float" office:value="0.2765474163" table:style-name="ce1">
            <text:p>0.2765474163</text:p>
          </table:table-cell>
          <table:table-cell office:value-type="float" office:value="2.976132229" table:style-name="ce1">
            <text:p>2.976132229</text:p>
          </table:table-cell>
          <table:table-cell office:value-type="float" office:value="4.764577771" table:style-name="ce1">
            <text:p>4.764577771</text:p>
          </table:table-cell>
          <table:table-cell office:value-type="float" office:value="0.2878834571" table:style-name="ce1">
            <text:p>0.2878834571</text:p>
          </table:table-cell>
          <table:table-cell office:value-type="float" office:value="14.51106" table:style-name="ce1">
            <text:p>14.51106</text:p>
          </table:table-cell>
          <table:table-cell office:value-type="float" office:value="5.067133601" table:style-name="ce1">
            <text:p>5.067133601</text:p>
          </table:table-cell>
          <table:table-cell office:value-type="float" office:value="1169.569628" table:style-name="ce1">
            <text:p>1169.569628</text:p>
          </table:table-cell>
          <table:table-cell office:value-type="float" office:value="89.99829378" table:style-name="ce1">
            <text:p>89.99829378</text:p>
          </table:table-cell>
          <table:table-cell office:value-type="float" office:value="36.98182486" table:style-name="ce1">
            <text:p>36.98182486</text:p>
          </table:table-cell>
          <table:table-cell office:value-type="float" office:value="78.57699611" table:style-name="ce1">
            <text:p>78.57699611</text:p>
          </table:table-cell>
          <table:table-cell/>
          <table:table-cell office:value-type="float" office:value="0.004035379548" table:style-name="ce1">
            <text:p>0.004035379548</text:p>
          </table:table-cell>
          <table:table-cell office:value-type="float" office:value="0.01599103366" table:style-name="ce1">
            <text:p>0.01599103366</text:p>
          </table:table-cell>
          <table:table-cell office:value-type="float" office:value="6.006529984" table:style-name="ce1">
            <text:p>6.006529984</text:p>
          </table:table-cell>
          <table:table-cell office:value-type="float" office:value="9.171427778" table:style-name="ce1">
            <text:p>9.171427778</text:p>
          </table:table-cell>
          <table:table-cell office:value-type="float" office:value="0.2194597098" table:style-name="ce1">
            <text:p>0.2194597098</text:p>
          </table:table-cell>
          <table:table-cell office:value-type="float" office:value="0.2902553719" table:style-name="ce1">
            <text:p>0.2902553719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18.71911821" table:style-name="ce1">
            <text:p>18.71911821</text:p>
          </table:table-cell>
          <table:table-cell office:value-type="string" table:style-name="ce1">
            <text:p>10-20%</text:p>
          </table:table-cell>
          <table:table-cell office:value-type="float" office:value="1.554197731" table:style-name="ce1">
            <text:p>1.554197731</text:p>
          </table:table-cell>
          <table:table-cell office:value-type="float" office:value="-0.2457725812" table:style-name="ce1">
            <text:p>-0.2457725812</text:p>
          </table:table-cell>
          <table:table-cell office:value-type="float" office:value="2.877494542" table:style-name="ce1">
            <text:p>2.877494542</text:p>
          </table:table-cell>
          <table:table-cell office:value-type="float" office:value="4.969035" table:style-name="ce1">
            <text:p>4.969035</text:p>
          </table:table-cell>
          <table:table-cell office:value-type="float" office:value="4.067066" table:style-name="ce1">
            <text:p>4.067066</text:p>
          </table:table-cell>
          <table:table-cell office:value-type="float" office:value="9.036101" table:style-name="ce1">
            <text:p>9.036101</text:p>
          </table:table-cell>
          <table:table-cell office:value-type="float" office:value="1.234000922" table:style-name="ce1">
            <text:p>1.234000922</text:p>
          </table:table-cell>
          <table:table-cell office:value-type="float" office:value="0.6752289173" table:style-name="ce1">
            <text:p>0.6752289173</text:p>
          </table:table-cell>
          <table:table-cell office:value-type="float" office:value="1.797687975" table:style-name="ce1">
            <text:p>1.797687975</text:p>
          </table:table-cell>
          <table:table-cell office:value-type="float" office:value="3.392692062" table:style-name="ce1">
            <text:p>3.392692062</text:p>
          </table:table-cell>
          <table:table-cell office:value-type="float" office:value="19.46628431" table:style-name="ce1">
            <text:p>19.46628431</text:p>
          </table:table-cell>
          <table:table-cell/>
          <table:table-cell office:value-type="float" office:value="80.76634907" table:style-name="ce1">
            <text:p>80.7663490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2141540679" table:style-name="ce1">
            <text:p>0.2141540679</text:p>
          </table:table-cell>
          <table:table-cell office:value-type="float" office:value="2.17073495" table:style-name="ce1">
            <text:p>2.17073495</text:p>
          </table:table-cell>
          <table:table-cell office:value-type="float" office:value="0.06744772379" table:style-name="ce1">
            <text:p>0.06744772379</text:p>
          </table:table-cell>
          <table:table-cell office:value-type="float" office:value="1.865135415" table:style-name="ce1">
            <text:p>1.865135415</text:p>
          </table:table-cell>
          <table:table-cell office:value-type="float" office:value="0.06744772379" table:style-name="ce1">
            <text:p>0.06744772379</text:p>
          </table:table-cell>
          <table:table-cell office:value-type="float" office:value="1.555079279" table:style-name="ce1">
            <text:p>1.555079279</text:p>
          </table:table-cell>
          <table:table-cell office:value-type="float" office:value="1.674892721" table:style-name="ce1">
            <text:p>1.674892721</text:p>
          </table:table-cell>
          <table:table-cell office:value-type="float" office:value="0.1902426941" table:style-name="ce1">
            <text:p>0.1902426941</text:p>
          </table:table-cell>
          <table:table-cell office:value-type="float" office:value="2.664725" table:style-name="ce1">
            <text:p>2.664725</text:p>
          </table:table-cell>
          <table:table-cell office:value-type="float" office:value="0.9504411048" table:style-name="ce1">
            <text:p>0.9504411048</text:p>
          </table:table-cell>
          <table:table-cell office:value-type="float" office:value="2545.64733" table:style-name="ce1">
            <text:p>2545.64733</text:p>
          </table:table-cell>
          <table:table-cell office:value-type="float" office:value="90.02553044" table:style-name="ce1">
            <text:p>90.02553044</text:p>
          </table:table-cell>
          <table:table-cell office:value-type="float" office:value="37.01915367" table:style-name="ce1">
            <text:p>37.01915367</text:p>
          </table:table-cell>
          <table:table-cell office:value-type="float" office:value="179.9930439" table:style-name="ce1">
            <text:p>179.9930439</text:p>
          </table:table-cell>
          <table:table-cell office:value-type="float" office:value="46.40116028" table:style-name="ce1">
            <text:p>46.40116028</text:p>
          </table:table-cell>
          <table:table-cell office:value-type="float" office:value="0.003556413776" table:style-name="ce1">
            <text:p>0.003556413776</text:p>
          </table:table-cell>
          <table:table-cell office:value-type="float" office:value="0.01639714277" table:style-name="ce1">
            <text:p>0.01639714277</text:p>
          </table:table-cell>
          <table:table-cell office:value-type="float" office:value="2.283661054" table:style-name="ce1">
            <text:p>2.283661054</text:p>
          </table:table-cell>
          <table:table-cell office:value-type="float" office:value="208.6934853" table:style-name="ce1">
            <text:p>208.6934853</text:p>
          </table:table-cell>
          <table:table-cell office:value-type="float" office:value="0.4709893504" table:style-name="ce1">
            <text:p>0.4709893504</text:p>
          </table:table-cell>
          <table:table-cell office:value-type="float" office:value="0.8014174693" table:style-name="ce1">
            <text:p>0.8014174693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18.40071179" table:style-name="ce1">
            <text:p>18.40071179</text:p>
          </table:table-cell>
          <table:table-cell office:value-type="string" table:style-name="ce1">
            <text:p>10-20%</text:p>
          </table:table-cell>
          <table:table-cell office:value-type="float" office:value="1.587696845" table:style-name="ce1">
            <text:p>1.587696845</text:p>
          </table:table-cell>
          <table:table-cell office:value-type="float" office:value="-0.3024390824" table:style-name="ce1">
            <text:p>-0.3024390824</text:p>
          </table:table-cell>
          <table:table-cell office:value-type="float" office:value="2.841476054" table:style-name="ce1">
            <text:p>2.841476054</text:p>
          </table:table-cell>
          <table:table-cell office:value-type="float" office:value="4.845192" table:style-name="ce1">
            <text:p>4.845192</text:p>
          </table:table-cell>
          <table:table-cell office:value-type="float" office:value="4.20455" table:style-name="ce1">
            <text:p>4.20455</text:p>
          </table:table-cell>
          <table:table-cell office:value-type="float" office:value="9.049742" table:style-name="ce1">
            <text:p>9.049742</text:p>
          </table:table-cell>
          <table:table-cell office:value-type="float" office:value="1.264104214" table:style-name="ce1">
            <text:p>1.264104214</text:p>
          </table:table-cell>
          <table:table-cell office:value-type="float" office:value="0.7631082659" table:style-name="ce1">
            <text:p>0.7631082659</text:p>
          </table:table-cell>
          <table:table-cell office:value-type="float" office:value="1.799147831" table:style-name="ce1">
            <text:p>1.799147831</text:p>
          </table:table-cell>
          <table:table-cell office:value-type="float" office:value="3.528185805" table:style-name="ce1">
            <text:p>3.528185805</text:p>
          </table:table-cell>
          <table:table-cell office:value-type="float" office:value="19.56039702" table:style-name="ce1">
            <text:p>19.56039702</text:p>
          </table:table-cell>
          <table:table-cell/>
          <table:table-cell office:value-type="float" office:value="81.00159458" table:style-name="ce1">
            <text:p>81.00159458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2139066615" table:style-name="ce1">
            <text:p>0.2139066615</text:p>
          </table:table-cell>
          <table:table-cell office:value-type="float" office:value="2.161239467" table:style-name="ce1">
            <text:p>2.161239467</text:p>
          </table:table-cell>
          <table:table-cell office:value-type="float" office:value="0.06941207213" table:style-name="ce1">
            <text:p>0.06941207213</text:p>
          </table:table-cell>
          <table:table-cell office:value-type="float" office:value="1.868560078" table:style-name="ce1">
            <text:p>1.868560078</text:p>
          </table:table-cell>
          <table:table-cell office:value-type="float" office:value="0.06941207213" table:style-name="ce1">
            <text:p>0.06941207213</text:p>
          </table:table-cell>
          <table:table-cell office:value-type="float" office:value="1.635715994" table:style-name="ce1">
            <text:p>1.635715994</text:p>
          </table:table-cell>
          <table:table-cell office:value-type="float" office:value="1.681114006" table:style-name="ce1">
            <text:p>1.681114006</text:p>
          </table:table-cell>
          <table:table-cell office:value-type="float" office:value="0.1874460724" table:style-name="ce1">
            <text:p>0.1874460724</text:p>
          </table:table-cell>
          <table:table-cell office:value-type="float" office:value="2.649853" table:style-name="ce1">
            <text:p>2.649853</text:p>
          </table:table-cell>
          <table:table-cell office:value-type="float" office:value="0.9420247862" table:style-name="ce1">
            <text:p>0.9420247862</text:p>
          </table:table-cell>
          <table:table-cell office:value-type="float" office:value="2549.919184" table:style-name="ce1">
            <text:p>2549.919184</text:p>
          </table:table-cell>
          <table:table-cell office:value-type="float" office:value="90.01296413" table:style-name="ce1">
            <text:p>90.01296413</text:p>
          </table:table-cell>
          <table:table-cell office:value-type="float" office:value="37.01736124" table:style-name="ce1">
            <text:p>37.01736124</text:p>
          </table:table-cell>
          <table:table-cell office:value-type="float" office:value="179.9937363" table:style-name="ce1">
            <text:p>179.9937363</text:p>
          </table:table-cell>
          <table:table-cell office:value-type="float" office:value="47.22501025" table:style-name="ce1">
            <text:p>47.22501025</text:p>
          </table:table-cell>
          <table:table-cell office:value-type="float" office:value="0.00326726957" table:style-name="ce1">
            <text:p>0.00326726957</text:p>
          </table:table-cell>
          <table:table-cell office:value-type="float" office:value="0.01652372273" table:style-name="ce1">
            <text:p>0.01652372273</text:p>
          </table:table-cell>
          <table:table-cell office:value-type="float" office:value="2.031886988" table:style-name="ce1">
            <text:p>2.031886988</text:p>
          </table:table-cell>
          <table:table-cell office:value-type="float" office:value="110.9309244" table:style-name="ce1">
            <text:p>110.9309244</text:p>
          </table:table-cell>
          <table:table-cell office:value-type="float" office:value="0.2587146583" table:style-name="ce1">
            <text:p>0.2587146583</text:p>
          </table:table-cell>
          <table:table-cell office:value-type="float" office:value="0.521915841" table:style-name="ce1">
            <text:p>0.521915841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18.12722435" table:style-name="ce1">
            <text:p>18.12722435</text:p>
          </table:table-cell>
          <table:table-cell office:value-type="string" table:style-name="ce1">
            <text:p>10-20%</text:p>
          </table:table-cell>
          <table:table-cell office:value-type="float" office:value="1.605153249" table:style-name="ce1">
            <text:p>1.605153249</text:p>
          </table:table-cell>
          <table:table-cell office:value-type="float" office:value="-0.3079188767" table:style-name="ce1">
            <text:p>-0.3079188767</text:p>
          </table:table-cell>
          <table:table-cell office:value-type="float" office:value="2.801927862" table:style-name="ce1">
            <text:p>2.801927862</text:p>
          </table:table-cell>
          <table:table-cell office:value-type="float" office:value="4.726013" table:style-name="ce1">
            <text:p>4.726013</text:p>
          </table:table-cell>
          <table:table-cell office:value-type="float" office:value="4.222886" table:style-name="ce1">
            <text:p>4.222886</text:p>
          </table:table-cell>
          <table:table-cell office:value-type="float" office:value="8.948899" table:style-name="ce1">
            <text:p>8.948899</text:p>
          </table:table-cell>
          <table:table-cell office:value-type="float" office:value="1.278975318" table:style-name="ce1">
            <text:p>1.278975318</text:p>
          </table:table-cell>
          <table:table-cell office:value-type="float" office:value="0.8122483504" table:style-name="ce1">
            <text:p>0.8122483504</text:p>
          </table:table-cell>
          <table:table-cell office:value-type="float" office:value="1.839124434" table:style-name="ce1">
            <text:p>1.839124434</text:p>
          </table:table-cell>
          <table:table-cell office:value-type="float" office:value="3.574844328" table:style-name="ce1">
            <text:p>3.574844328</text:p>
          </table:table-cell>
          <table:table-cell office:value-type="float" office:value="19.51565052" table:style-name="ce1">
            <text:p>19.51565052</text:p>
          </table:table-cell>
          <table:table-cell/>
          <table:table-cell office:value-type="float" office:value="81.00336502" table:style-name="ce1">
            <text:p>81.00336502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2132968867" table:style-name="ce1">
            <text:p>0.2132968867</text:p>
          </table:table-cell>
          <table:table-cell office:value-type="float" office:value="2.147368006" table:style-name="ce1">
            <text:p>2.147368006</text:p>
          </table:table-cell>
          <table:table-cell office:value-type="float" office:value="0.06981534081" table:style-name="ce1">
            <text:p>0.06981534081</text:p>
          </table:table-cell>
          <table:table-cell office:value-type="float" office:value="1.908939653" table:style-name="ce1">
            <text:p>1.908939653</text:p>
          </table:table-cell>
          <table:table-cell office:value-type="float" office:value="0.06981534081" table:style-name="ce1">
            <text:p>0.06981534081</text:p>
          </table:table-cell>
          <table:table-cell office:value-type="float" office:value="1.634925936" table:style-name="ce1">
            <text:p>1.634925936</text:p>
          </table:table-cell>
          <table:table-cell office:value-type="float" office:value="1.719889064" table:style-name="ce1">
            <text:p>1.719889064</text:p>
          </table:table-cell>
          <table:table-cell office:value-type="float" office:value="0.1890505896" table:style-name="ce1">
            <text:p>0.1890505896</text:p>
          </table:table-cell>
          <table:table-cell office:value-type="float" office:value="2.6256" table:style-name="ce1">
            <text:p>2.6256</text:p>
          </table:table-cell>
          <table:table-cell office:value-type="float" office:value="0.936074248" table:style-name="ce1">
            <text:p>0.936074248</text:p>
          </table:table-cell>
          <table:table-cell office:value-type="float" office:value="2582.752598" table:style-name="ce1">
            <text:p>2582.752598</text:p>
          </table:table-cell>
          <table:table-cell office:value-type="float" office:value="90.00758926" table:style-name="ce1">
            <text:p>90.00758926</text:p>
          </table:table-cell>
          <table:table-cell office:value-type="float" office:value="37.01776451" table:style-name="ce1">
            <text:p>37.01776451</text:p>
          </table:table-cell>
          <table:table-cell office:value-type="float" office:value="179.9894642" table:style-name="ce1">
            <text:p>179.9894642</text:p>
          </table:table-cell>
          <table:table-cell office:value-type="float" office:value="48.07762418" table:style-name="ce1">
            <text:p>48.07762418</text:p>
          </table:table-cell>
          <table:table-cell office:value-type="float" office:value="0.003347777018" table:style-name="ce1">
            <text:p>0.003347777018</text:p>
          </table:table-cell>
          <table:table-cell office:value-type="float" office:value="0.01651142255" table:style-name="ce1">
            <text:p>0.01651142255</text:p>
          </table:table-cell>
          <table:table-cell office:value-type="float" office:value="1.999155248" table:style-name="ce1">
            <text:p>1.999155248</text:p>
          </table:table-cell>
          <table:table-cell office:value-type="float" office:value="252.2584773" table:style-name="ce1">
            <text:p>252.2584773</text:p>
          </table:table-cell>
          <table:table-cell office:value-type="float" office:value="0.2921544985" table:style-name="ce1">
            <text:p>0.2921544985</text:p>
          </table:table-cell>
          <table:table-cell office:value-type="float" office:value="0.5082758204" table:style-name="ce1">
            <text:p>0.5082758204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23.77240349" table:style-name="ce1">
            <text:p>23.77240349</text:p>
          </table:table-cell>
          <table:table-cell office:value-type="string" table:style-name="ce1">
            <text:p>≥20%</text:p>
          </table:table-cell>
          <table:table-cell office:value-type="float" office:value="4.058354235" table:style-name="ce1">
            <text:p>4.058354235</text:p>
          </table:table-cell>
          <table:table-cell office:value-type="float" office:value="-0.3593023331" table:style-name="ce1">
            <text:p>-0.3593023331</text:p>
          </table:table-cell>
          <table:table-cell office:value-type="float" office:value="2.784156968" table:style-name="ce1">
            <text:p>2.784156968</text:p>
          </table:table-cell>
          <table:table-cell office:value-type="float" office:value="11.11512" table:style-name="ce1">
            <text:p>11.11512</text:p>
          </table:table-cell>
          <table:table-cell office:value-type="float" office:value="13.15899" table:style-name="ce1">
            <text:p>13.15899</text:p>
          </table:table-cell>
          <table:table-cell office:value-type="float" office:value="24.27411" table:style-name="ce1">
            <text:p>24.27411</text:p>
          </table:table-cell>
          <table:table-cell office:value-type="float" office:value="3.29309148" table:style-name="ce1">
            <text:p>3.29309148</text:p>
          </table:table-cell>
          <table:table-cell office:value-type="float" office:value="0.06734544692" table:style-name="ce1">
            <text:p>0.06734544692</text:p>
          </table:table-cell>
          <table:table-cell office:value-type="float" office:value="4.988125788" table:style-name="ce1">
            <text:p>4.988125788</text:p>
          </table:table-cell>
          <table:table-cell office:value-type="float" office:value="9.038981962" table:style-name="ce1">
            <text:p>9.038981962</text:p>
          </table:table-cell>
          <table:table-cell office:value-type="float" office:value="56.70370471" table:style-name="ce1">
            <text:p>56.70370471</text:p>
          </table:table-cell>
          <table:table-cell/>
          <table:table-cell office:value-type="float" office:value="171.7507862" table:style-name="ce1">
            <text:p>171.7507862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307797211" table:style-name="ce1">
            <text:p>0.307797211</text:p>
          </table:table-cell>
          <table:table-cell office:value-type="float" office:value="4.44713087" table:style-name="ce1">
            <text:p>4.44713087</text:p>
          </table:table-cell>
          <table:table-cell office:value-type="float" office:value="0.1347205946" table:style-name="ce1">
            <text:p>0.1347205946</text:p>
          </table:table-cell>
          <table:table-cell office:value-type="float" office:value="5.122850938" table:style-name="ce1">
            <text:p>5.122850938</text:p>
          </table:table-cell>
          <table:table-cell office:value-type="float" office:value="0.1347205946" table:style-name="ce1">
            <text:p>0.1347205946</text:p>
          </table:table-cell>
          <table:table-cell office:value-type="float" office:value="3.731115122" table:style-name="ce1">
            <text:p>3.731115122</text:p>
          </table:table-cell>
          <table:table-cell office:value-type="float" office:value="4.586854878" table:style-name="ce1">
            <text:p>4.586854878</text:p>
          </table:table-cell>
          <table:table-cell office:value-type="float" office:value="0.5359960598" table:style-name="ce1">
            <text:p>0.5359960598</text:p>
          </table:table-cell>
          <table:table-cell office:value-type="float" office:value="24.59902333" table:style-name="ce1">
            <text:p>24.59902333</text:p>
          </table:table-cell>
          <table:table-cell office:value-type="float" office:value="9.444899539" table:style-name="ce1">
            <text:p>9.444899539</text:p>
          </table:table-cell>
          <table:table-cell office:value-type="float" office:value="1684.843894" table:style-name="ce1">
            <text:p>1684.843894</text:p>
          </table:table-cell>
          <table:table-cell office:value-type="float" office:value="143.0093202" table:style-name="ce1">
            <text:p>143.0093202</text:p>
          </table:table-cell>
          <table:table-cell office:value-type="float" office:value="37.01688499" table:style-name="ce1">
            <text:p>37.01688499</text:p>
          </table:table-cell>
          <table:table-cell office:value-type="float" office:value="90.00476846" table:style-name="ce1">
            <text:p>90.00476846</text:p>
          </table:table-cell>
          <table:table-cell/>
          <table:table-cell office:value-type="float" office:value="0.0004221313286" table:style-name="ce1">
            <text:p>0.0004221313286</text:p>
          </table:table-cell>
          <table:table-cell office:value-type="float" office:value="0.01780384843" table:style-name="ce1">
            <text:p>0.01780384843</text:p>
          </table:table-cell>
          <table:table-cell office:value-type="float" office:value="10.48493743" table:style-name="ce1">
            <text:p>10.48493743</text:p>
          </table:table-cell>
          <table:table-cell office:value-type="float" office:value="8.571795962" table:style-name="ce1">
            <text:p>8.571795962</text:p>
          </table:table-cell>
          <table:table-cell office:value-type="float" office:value="0.1678925029" table:style-name="ce1">
            <text:p>0.1678925029</text:p>
          </table:table-cell>
          <table:table-cell office:value-type="float" office:value="0.1974013257" table:style-name="ce1">
            <text:p>0.1974013257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23.75035903" table:style-name="ce1">
            <text:p>23.75035903</text:p>
          </table:table-cell>
          <table:table-cell office:value-type="string" table:style-name="ce1">
            <text:p>≥20%</text:p>
          </table:table-cell>
          <table:table-cell office:value-type="float" office:value="4.100459624" table:style-name="ce1">
            <text:p>4.100459624</text:p>
          </table:table-cell>
          <table:table-cell office:value-type="float" office:value="-0.3295833492" table:style-name="ce1">
            <text:p>-0.3295833492</text:p>
          </table:table-cell>
          <table:table-cell office:value-type="float" office:value="2.7521917" table:style-name="ce1">
            <text:p>2.7521917</text:p>
          </table:table-cell>
          <table:table-cell office:value-type="float" office:value="12.00291" table:style-name="ce1">
            <text:p>12.00291</text:p>
          </table:table-cell>
          <table:table-cell office:value-type="float" office:value="13.30195" table:style-name="ce1">
            <text:p>13.30195</text:p>
          </table:table-cell>
          <table:table-cell office:value-type="float" office:value="25.30486" table:style-name="ce1">
            <text:p>25.30486</text:p>
          </table:table-cell>
          <table:table-cell office:value-type="float" office:value="3.338401412" table:style-name="ce1">
            <text:p>3.338401412</text:p>
          </table:table-cell>
          <table:table-cell office:value-type="float" office:value="0.05652044573" table:style-name="ce1">
            <text:p>0.05652044573</text:p>
          </table:table-cell>
          <table:table-cell office:value-type="float" office:value="5.060371366" table:style-name="ce1">
            <text:p>5.060371366</text:p>
          </table:table-cell>
          <table:table-cell office:value-type="float" office:value="9.0211297" table:style-name="ce1">
            <text:p>9.0211297</text:p>
          </table:table-cell>
          <table:table-cell office:value-type="float" office:value="56.85949238" table:style-name="ce1">
            <text:p>56.85949238</text:p>
          </table:table-cell>
          <table:table-cell/>
          <table:table-cell office:value-type="float" office:value="171.9922019" table:style-name="ce1">
            <text:p>171.9922019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3078894392" table:style-name="ce1">
            <text:p>0.3078894392</text:p>
          </table:table-cell>
          <table:table-cell office:value-type="float" office:value="4.450533122" table:style-name="ce1">
            <text:p>4.450533122</text:p>
          </table:table-cell>
          <table:table-cell office:value-type="float" office:value="0.1359742146" table:style-name="ce1">
            <text:p>0.1359742146</text:p>
          </table:table-cell>
          <table:table-cell office:value-type="float" office:value="5.196346599" table:style-name="ce1">
            <text:p>5.196346599</text:p>
          </table:table-cell>
          <table:table-cell office:value-type="float" office:value="0.1359742146" table:style-name="ce1">
            <text:p>0.1359742146</text:p>
          </table:table-cell>
          <table:table-cell office:value-type="float" office:value="3.808104268" table:style-name="ce1">
            <text:p>3.808104268</text:p>
          </table:table-cell>
          <table:table-cell office:value-type="float" office:value="4.673575732" table:style-name="ce1">
            <text:p>4.673575732</text:p>
          </table:table-cell>
          <table:table-cell office:value-type="float" office:value="0.5227708668" table:style-name="ce1">
            <text:p>0.5227708668</text:p>
          </table:table-cell>
          <table:table-cell office:value-type="float" office:value="26.88839" table:style-name="ce1">
            <text:p>26.88839</text:p>
          </table:table-cell>
          <table:table-cell office:value-type="float" office:value="10.23349885" table:style-name="ce1">
            <text:p>10.23349885</text:p>
          </table:table-cell>
          <table:table-cell office:value-type="float" office:value="1689.985226" table:style-name="ce1">
            <text:p>1689.985226</text:p>
          </table:table-cell>
          <table:table-cell office:value-type="float" office:value="143.0023351" table:style-name="ce1">
            <text:p>143.0023351</text:p>
          </table:table-cell>
          <table:table-cell office:value-type="float" office:value="37.02532037" table:style-name="ce1">
            <text:p>37.02532037</text:p>
          </table:table-cell>
          <table:table-cell office:value-type="float" office:value="89.98192401" table:style-name="ce1">
            <text:p>89.98192401</text:p>
          </table:table-cell>
          <table:table-cell/>
          <table:table-cell office:value-type="float" office:value="0.000391994155" table:style-name="ce1">
            <text:p>0.000391994155</text:p>
          </table:table-cell>
          <table:table-cell office:value-type="float" office:value="0.01778486442" table:style-name="ce1">
            <text:p>0.01778486442</text:p>
          </table:table-cell>
          <table:table-cell office:value-type="float" office:value="10.60854088" table:style-name="ce1">
            <text:p>10.60854088</text:p>
          </table:table-cell>
          <table:table-cell office:value-type="float" office:value="9.171427778" table:style-name="ce1">
            <text:p>9.171427778</text:p>
          </table:table-cell>
          <table:table-cell office:value-type="float" office:value="0.1757874434" table:style-name="ce1">
            <text:p>0.1757874434</text:p>
          </table:table-cell>
          <table:table-cell office:value-type="float" office:value="0.2157539365" table:style-name="ce1">
            <text:p>0.2157539365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23.6588063" table:style-name="ce1">
            <text:p>23.6588063</text:p>
          </table:table-cell>
          <table:table-cell office:value-type="string" table:style-name="ce1">
            <text:p>≥20%</text:p>
          </table:table-cell>
          <table:table-cell office:value-type="float" office:value="4.155296303" table:style-name="ce1">
            <text:p>4.155296303</text:p>
          </table:table-cell>
          <table:table-cell office:value-type="float" office:value="-0.2824244966" table:style-name="ce1">
            <text:p>-0.2824244966</text:p>
          </table:table-cell>
          <table:table-cell office:value-type="float" office:value="2.736376096" table:style-name="ce1">
            <text:p>2.736376096</text:p>
          </table:table-cell>
          <table:table-cell office:value-type="float" office:value="13.83565" table:style-name="ce1">
            <text:p>13.83565</text:p>
          </table:table-cell>
          <table:table-cell office:value-type="float" office:value="13.37131" table:style-name="ce1">
            <text:p>13.37131</text:p>
          </table:table-cell>
          <table:table-cell office:value-type="float" office:value="27.20696" table:style-name="ce1">
            <text:p>27.20696</text:p>
          </table:table-cell>
          <table:table-cell office:value-type="float" office:value="3.391868742" table:style-name="ce1">
            <text:p>3.391868742</text:p>
          </table:table-cell>
          <table:table-cell office:value-type="float" office:value="0.03649504589" table:style-name="ce1">
            <text:p>0.03649504589</text:p>
          </table:table-cell>
          <table:table-cell office:value-type="float" office:value="5.147714303" table:style-name="ce1">
            <text:p>5.147714303</text:p>
          </table:table-cell>
          <table:table-cell office:value-type="float" office:value="8.993127071" table:style-name="ce1">
            <text:p>8.993127071</text:p>
          </table:table-cell>
          <table:table-cell office:value-type="float" office:value="57.08874913" table:style-name="ce1">
            <text:p>57.08874913</text:p>
          </table:table-cell>
          <table:table-cell/>
          <table:table-cell office:value-type="float" office:value="163.2498908" table:style-name="ce1">
            <text:p>163.2498908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3080319594" table:style-name="ce1">
            <text:p>0.3080319594</text:p>
          </table:table-cell>
          <table:table-cell office:value-type="float" office:value="4.454354387" table:style-name="ce1">
            <text:p>4.454354387</text:p>
          </table:table-cell>
          <table:table-cell office:value-type="float" office:value="0.1417069784" table:style-name="ce1">
            <text:p>0.1417069784</text:p>
          </table:table-cell>
          <table:table-cell office:value-type="float" office:value="5.289422177" table:style-name="ce1">
            <text:p>5.289422177</text:p>
          </table:table-cell>
          <table:table-cell office:value-type="float" office:value="0.1417069784" table:style-name="ce1">
            <text:p>0.1417069784</text:p>
          </table:table-cell>
          <table:table-cell office:value-type="float" office:value="3.885489631" table:style-name="ce1">
            <text:p>3.885489631</text:p>
          </table:table-cell>
          <table:table-cell office:value-type="float" office:value="4.779810369" table:style-name="ce1">
            <text:p>4.779810369</text:p>
          </table:table-cell>
          <table:table-cell office:value-type="float" office:value="0.5096118077" table:style-name="ce1">
            <text:p>0.5096118077</text:p>
          </table:table-cell>
          <table:table-cell office:value-type="float" office:value="28.32292" table:style-name="ce1">
            <text:p>28.32292</text:p>
          </table:table-cell>
          <table:table-cell office:value-type="float" office:value="11.78431695" table:style-name="ce1">
            <text:p>11.78431695</text:p>
          </table:table-cell>
          <table:table-cell office:value-type="float" office:value="1689.999151" table:style-name="ce1">
            <text:p>1689.999151</text:p>
          </table:table-cell>
          <table:table-cell office:value-type="float" office:value="143.0109435" table:style-name="ce1">
            <text:p>143.0109435</text:p>
          </table:table-cell>
          <table:table-cell office:value-type="float" office:value="37.0113037" table:style-name="ce1">
            <text:p>37.0113037</text:p>
          </table:table-cell>
          <table:table-cell office:value-type="float" office:value="90.00650214" table:style-name="ce1">
            <text:p>90.00650214</text:p>
          </table:table-cell>
          <table:table-cell/>
          <table:table-cell office:value-type="float" office:value="0.0003137680101" table:style-name="ce1">
            <text:p>0.0003137680101</text:p>
          </table:table-cell>
          <table:table-cell office:value-type="float" office:value="0.01774484312" table:style-name="ce1">
            <text:p>0.01774484312</text:p>
          </table:table-cell>
          <table:table-cell office:value-type="float" office:value="10.4613774" table:style-name="ce1">
            <text:p>10.4613774</text:p>
          </table:table-cell>
          <table:table-cell office:value-type="float" office:value="8.571795962" table:style-name="ce1">
            <text:p>8.571795962</text:p>
          </table:table-cell>
          <table:table-cell office:value-type="float" office:value="0.154965033" table:style-name="ce1">
            <text:p>0.154965033</text:p>
          </table:table-cell>
          <table:table-cell office:value-type="float" office:value="0.2005902839" table:style-name="ce1">
            <text:p>0.2005902839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3.131889016" table:style-name="ce1">
            <text:p>3.131889016</text:p>
          </table:table-cell>
          <table:table-cell office:value-type="string" table:style-name="ce1">
            <text:p>&lt;10%</text:p>
          </table:table-cell>
          <table:table-cell office:value-type="float" office:value="0.8693683015" table:style-name="ce1">
            <text:p>0.8693683015</text:p>
          </table:table-cell>
          <table:table-cell office:value-type="float" office:value="0.03527427875" table:style-name="ce1">
            <text:p>0.03527427875</text:p>
          </table:table-cell>
          <table:table-cell office:value-type="float" office:value="3.696960182" table:style-name="ce1">
            <text:p>3.696960182</text:p>
          </table:table-cell>
          <table:table-cell office:value-type="float" office:value="3.373822" table:style-name="ce1">
            <text:p>3.373822</text:p>
          </table:table-cell>
          <table:table-cell office:value-type="float" office:value="2.836207" table:style-name="ce1">
            <text:p>2.836207</text:p>
          </table:table-cell>
          <table:table-cell office:value-type="float" office:value="6.210029" table:style-name="ce1">
            <text:p>6.210029</text:p>
          </table:table-cell>
          <table:table-cell office:value-type="float" office:value="0.6631212577" table:style-name="ce1">
            <text:p>0.6631212577</text:p>
          </table:table-cell>
          <table:table-cell office:value-type="float" office:value="0.7714485398" table:style-name="ce1">
            <text:p>0.7714485398</text:p>
          </table:table-cell>
          <table:table-cell office:value-type="float" office:value="1.021998555" table:style-name="ce1">
            <text:p>1.021998555</text:p>
          </table:table-cell>
          <table:table-cell office:value-type="float" office:value="1.805524256" table:style-name="ce1">
            <text:p>1.805524256</text:p>
          </table:table-cell>
          <table:table-cell office:value-type="float" office:value="15.30469555" table:style-name="ce1">
            <text:p>15.30469555</text:p>
          </table:table-cell>
          <table:table-cell/>
          <table:table-cell office:value-type="float" office:value="99.74824011" table:style-name="ce1">
            <text:p>99.74824011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1586733995" table:style-name="ce1">
            <text:p>0.1586733995</text:p>
          </table:table-cell>
          <table:table-cell office:value-type="float" office:value="1.203633051" table:style-name="ce1">
            <text:p>1.203633051</text:p>
          </table:table-cell>
          <table:table-cell office:value-type="float" office:value="0.05412239379" table:style-name="ce1">
            <text:p>0.05412239379</text:p>
          </table:table-cell>
          <table:table-cell office:value-type="float" office:value="1.076121167" table:style-name="ce1">
            <text:p>1.076121167</text:p>
          </table:table-cell>
          <table:table-cell office:value-type="float" office:value="0.05412239379" table:style-name="ce1">
            <text:p>0.05412239379</text:p>
          </table:table-cell>
          <table:table-cell office:value-type="float" office:value="0.7231486194" table:style-name="ce1">
            <text:p>0.7231486194</text:p>
          </table:table-cell>
          <table:table-cell office:value-type="float" office:value="0.9613203806" table:style-name="ce1">
            <text:p>0.9613203806</text:p>
          </table:table-cell>
          <table:table-cell office:value-type="float" office:value="0.1148007862" table:style-name="ce1">
            <text:p>0.1148007862</text:p>
          </table:table-cell>
          <table:table-cell office:value-type="float" office:value="2.079792" table:style-name="ce1">
            <text:p>2.079792</text:p>
          </table:table-cell>
          <table:table-cell office:value-type="float" office:value="0.6996975219" table:style-name="ce1">
            <text:p>0.6996975219</text:p>
          </table:table-cell>
          <table:table-cell office:value-type="float" office:value="2309.842587" table:style-name="ce1">
            <text:p>2309.842587</text:p>
          </table:table-cell>
          <table:table-cell office:value-type="float" office:value="142.9887744" table:style-name="ce1">
            <text:p>142.9887744</text:p>
          </table:table-cell>
          <table:table-cell office:value-type="float" office:value="89.99250052" table:style-name="ce1">
            <text:p>89.99250052</text:p>
          </table:table-cell>
          <table:table-cell office:value-type="float" office:value="0.006721170012" table:style-name="ce1">
            <text:p>0.006721170012</text:p>
          </table:table-cell>
          <table:table-cell office:value-type="float" office:value="76.01949212" table:style-name="ce1">
            <text:p>76.01949212</text:p>
          </table:table-cell>
          <table:table-cell office:value-type="float" office:value="0.001828148839" table:style-name="ce1">
            <text:p>0.001828148839</text:p>
          </table:table-cell>
          <table:table-cell office:value-type="float" office:value="0.01736812416" table:style-name="ce1">
            <text:p>0.01736812416</text:p>
          </table:table-cell>
          <table:table-cell office:value-type="float" office:value="1.519655474" table:style-name="ce1">
            <text:p>1.519655474</text:p>
          </table:table-cell>
          <table:table-cell office:value-type="float" office:value="35.5657003" table:style-name="ce1">
            <text:p>35.5657003</text:p>
          </table:table-cell>
          <table:table-cell office:value-type="float" office:value="0.2411966901" table:style-name="ce1">
            <text:p>0.2411966901</text:p>
          </table:table-cell>
          <table:table-cell office:value-type="float" office:value="0.5287505947" table:style-name="ce1">
            <text:p>0.5287505947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3.06105525" table:style-name="ce1">
            <text:p>3.06105525</text:p>
          </table:table-cell>
          <table:table-cell office:value-type="string" table:style-name="ce1">
            <text:p>&lt;10%</text:p>
          </table:table-cell>
          <table:table-cell office:value-type="float" office:value="0.8830949375" table:style-name="ce1">
            <text:p>0.8830949375</text:p>
          </table:table-cell>
          <table:table-cell office:value-type="float" office:value="-0.03459733363" table:style-name="ce1">
            <text:p>-0.03459733363</text:p>
          </table:table-cell>
          <table:table-cell office:value-type="float" office:value="3.401603622" table:style-name="ce1">
            <text:p>3.401603622</text:p>
          </table:table-cell>
          <table:table-cell office:value-type="float" office:value="3.012554" table:style-name="ce1">
            <text:p>3.012554</text:p>
          </table:table-cell>
          <table:table-cell office:value-type="float" office:value="2.828181" table:style-name="ce1">
            <text:p>2.828181</text:p>
          </table:table-cell>
          <table:table-cell office:value-type="float" office:value="5.840735" table:style-name="ce1">
            <text:p>5.840735</text:p>
          </table:table-cell>
          <table:table-cell office:value-type="float" office:value="0.6842419207" table:style-name="ce1">
            <text:p>0.6842419207</text:p>
          </table:table-cell>
          <table:table-cell office:value-type="float" office:value="1.356712947" table:style-name="ce1">
            <text:p>1.356712947</text:p>
          </table:table-cell>
          <table:table-cell office:value-type="float" office:value="1.038447362" table:style-name="ce1">
            <text:p>1.038447362</text:p>
          </table:table-cell>
          <table:table-cell office:value-type="float" office:value="1.864305656" table:style-name="ce1">
            <text:p>1.864305656</text:p>
          </table:table-cell>
          <table:table-cell office:value-type="float" office:value="15.94765027" table:style-name="ce1">
            <text:p>15.94765027</text:p>
          </table:table-cell>
          <table:table-cell/>
          <table:table-cell office:value-type="float" office:value="99.75202813" table:style-name="ce1">
            <text:p>99.75202813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1585766511" table:style-name="ce1">
            <text:p>0.1585766511</text:p>
          </table:table-cell>
          <table:table-cell office:value-type="float" office:value="1.203808162" table:style-name="ce1">
            <text:p>1.203808162</text:p>
          </table:table-cell>
          <table:table-cell office:value-type="float" office:value="0.05338528357" table:style-name="ce1">
            <text:p>0.05338528357</text:p>
          </table:table-cell>
          <table:table-cell office:value-type="float" office:value="1.091833128" table:style-name="ce1">
            <text:p>1.091833128</text:p>
          </table:table-cell>
          <table:table-cell office:value-type="float" office:value="0.05338528357" table:style-name="ce1">
            <text:p>0.05338528357</text:p>
          </table:table-cell>
          <table:table-cell office:value-type="float" office:value="0.7646539624" table:style-name="ce1">
            <text:p>0.7646539624</text:p>
          </table:table-cell>
          <table:table-cell office:value-type="float" office:value="0.9821480376" table:style-name="ce1">
            <text:p>0.9821480376</text:p>
          </table:table-cell>
          <table:table-cell office:value-type="float" office:value="0.1096850905" table:style-name="ce1">
            <text:p>0.1096850905</text:p>
          </table:table-cell>
          <table:table-cell office:value-type="float" office:value="2.080516" table:style-name="ce1">
            <text:p>2.080516</text:p>
          </table:table-cell>
          <table:table-cell office:value-type="float" office:value="0.7039302986" table:style-name="ce1">
            <text:p>0.7039302986</text:p>
          </table:table-cell>
          <table:table-cell office:value-type="float" office:value="2309.303583" table:style-name="ce1">
            <text:p>2309.303583</text:p>
          </table:table-cell>
          <table:table-cell office:value-type="float" office:value="142.9884674" table:style-name="ce1">
            <text:p>142.9884674</text:p>
          </table:table-cell>
          <table:table-cell office:value-type="float" office:value="90.00221732" table:style-name="ce1">
            <text:p>90.00221732</text:p>
          </table:table-cell>
          <table:table-cell office:value-type="float" office:value="0.006142445041" table:style-name="ce1">
            <text:p>0.006142445041</text:p>
          </table:table-cell>
          <table:table-cell office:value-type="float" office:value="76.15507045" table:style-name="ce1">
            <text:p>76.15507045</text:p>
          </table:table-cell>
          <table:table-cell office:value-type="float" office:value="0.001821154891" table:style-name="ce1">
            <text:p>0.001821154891</text:p>
          </table:table-cell>
          <table:table-cell office:value-type="float" office:value="0.01733805953" table:style-name="ce1">
            <text:p>0.01733805953</text:p>
          </table:table-cell>
          <table:table-cell office:value-type="float" office:value="1.489900972" table:style-name="ce1">
            <text:p>1.489900972</text:p>
          </table:table-cell>
          <table:table-cell office:value-type="float" office:value="91.77317444" table:style-name="ce1">
            <text:p>91.77317444</text:p>
          </table:table-cell>
          <table:table-cell office:value-type="float" office:value="0.3232762105" table:style-name="ce1">
            <text:p>0.3232762105</text:p>
          </table:table-cell>
          <table:table-cell office:value-type="float" office:value="0.5308658307" table:style-name="ce1">
            <text:p>0.5308658307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3.01164438" table:style-name="ce1">
            <text:p>3.01164438</text:p>
          </table:table-cell>
          <table:table-cell office:value-type="string" table:style-name="ce1">
            <text:p>&lt;10%</text:p>
          </table:table-cell>
          <table:table-cell office:value-type="float" office:value="0.8719188472" table:style-name="ce1">
            <text:p>0.8719188472</text:p>
          </table:table-cell>
          <table:table-cell office:value-type="float" office:value="-0.1617448119" table:style-name="ce1">
            <text:p>-0.1617448119</text:p>
          </table:table-cell>
          <table:table-cell office:value-type="float" office:value="3.306571178" table:style-name="ce1">
            <text:p>3.306571178</text:p>
          </table:table-cell>
          <table:table-cell office:value-type="float" office:value="2.751093" table:style-name="ce1">
            <text:p>2.751093</text:p>
          </table:table-cell>
          <table:table-cell office:value-type="float" office:value="2.888597" table:style-name="ce1">
            <text:p>2.888597</text:p>
          </table:table-cell>
          <table:table-cell office:value-type="float" office:value="5.63969" table:style-name="ce1">
            <text:p>5.63969</text:p>
          </table:table-cell>
          <table:table-cell office:value-type="float" office:value="0.6863538452" table:style-name="ce1">
            <text:p>0.6863538452</text:p>
          </table:table-cell>
          <table:table-cell office:value-type="float" office:value="1.961790595" table:style-name="ce1">
            <text:p>1.961790595</text:p>
          </table:table-cell>
          <table:table-cell office:value-type="float" office:value="1.04278342" table:style-name="ce1">
            <text:p>1.04278342</text:p>
          </table:table-cell>
          <table:table-cell office:value-type="float" office:value="1.854334874" table:style-name="ce1">
            <text:p>1.854334874</text:p>
          </table:table-cell>
          <table:table-cell office:value-type="float" office:value="16.05726197" table:style-name="ce1">
            <text:p>16.05726197</text:p>
          </table:table-cell>
          <table:table-cell/>
          <table:table-cell office:value-type="float" office:value="99.75159736" table:style-name="ce1">
            <text:p>99.75159736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1563555852" table:style-name="ce1">
            <text:p>0.1563555852</text:p>
          </table:table-cell>
          <table:table-cell office:value-type="float" office:value="1.171017377" table:style-name="ce1">
            <text:p>1.171017377</text:p>
          </table:table-cell>
          <table:table-cell office:value-type="float" office:value="0.04604328256" table:style-name="ce1">
            <text:p>0.04604328256</text:p>
          </table:table-cell>
          <table:table-cell office:value-type="float" office:value="1.088826597" table:style-name="ce1">
            <text:p>1.088826597</text:p>
          </table:table-cell>
          <table:table-cell office:value-type="float" office:value="0.04604328256" table:style-name="ce1">
            <text:p>0.04604328256</text:p>
          </table:table-cell>
          <table:table-cell office:value-type="float" office:value="0.7770465375" table:style-name="ce1">
            <text:p>0.7770465375</text:p>
          </table:table-cell>
          <table:table-cell office:value-type="float" office:value="0.9814624625" table:style-name="ce1">
            <text:p>0.9814624625</text:p>
          </table:table-cell>
          <table:table-cell office:value-type="float" office:value="0.107364135" table:style-name="ce1">
            <text:p>0.107364135</text:p>
          </table:table-cell>
          <table:table-cell office:value-type="float" office:value="2.0725068" table:style-name="ce1">
            <text:p>2.0725068</text:p>
          </table:table-cell>
          <table:table-cell office:value-type="float" office:value="0.6979617728" table:style-name="ce1">
            <text:p>0.6979617728</text:p>
          </table:table-cell>
          <table:table-cell office:value-type="float" office:value="2308.808036" table:style-name="ce1">
            <text:p>2308.808036</text:p>
          </table:table-cell>
          <table:table-cell office:value-type="float" office:value="142.9878964" table:style-name="ce1">
            <text:p>142.9878964</text:p>
          </table:table-cell>
          <table:table-cell office:value-type="float" office:value="89.99608002" table:style-name="ce1">
            <text:p>89.99608002</text:p>
          </table:table-cell>
          <table:table-cell office:value-type="float" office:value="179.9943719" table:style-name="ce1">
            <text:p>179.9943719</text:p>
          </table:table-cell>
          <table:table-cell office:value-type="float" office:value="76.93741718" table:style-name="ce1">
            <text:p>76.93741718</text:p>
          </table:table-cell>
          <table:table-cell office:value-type="float" office:value="0.001559749785" table:style-name="ce1">
            <text:p>0.001559749785</text:p>
          </table:table-cell>
          <table:table-cell office:value-type="float" office:value="0.01736893648" table:style-name="ce1">
            <text:p>0.01736893648</text:p>
          </table:table-cell>
          <table:table-cell office:value-type="float" office:value="1.471805123" table:style-name="ce1">
            <text:p>1.471805123</text:p>
          </table:table-cell>
          <table:table-cell office:value-type="float" office:value="86.15294511" table:style-name="ce1">
            <text:p>86.15294511</text:p>
          </table:table-cell>
          <table:table-cell office:value-type="float" office:value="0.3175982299" table:style-name="ce1">
            <text:p>0.3175982299</text:p>
          </table:table-cell>
          <table:table-cell office:value-type="float" office:value="0.4414209603" table:style-name="ce1">
            <text:p>0.4414209603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4.550709444" table:style-name="ce1">
            <text:p>4.550709444</text:p>
          </table:table-cell>
          <table:table-cell office:value-type="string" table:style-name="ce1">
            <text:p>&lt;10%</text:p>
          </table:table-cell>
          <table:table-cell office:value-type="float" office:value="3.380546785" table:style-name="ce1">
            <text:p>3.380546785</text:p>
          </table:table-cell>
          <table:table-cell office:value-type="float" office:value="0.05532170653" table:style-name="ce1">
            <text:p>0.05532170653</text:p>
          </table:table-cell>
          <table:table-cell office:value-type="float" office:value="2.746937678" table:style-name="ce1">
            <text:p>2.746937678</text:p>
          </table:table-cell>
          <table:table-cell office:value-type="float" office:value="11.10437" table:style-name="ce1">
            <text:p>11.10437</text:p>
          </table:table-cell>
          <table:table-cell office:value-type="float" office:value="13.34968" table:style-name="ce1">
            <text:p>13.34968</text:p>
          </table:table-cell>
          <table:table-cell office:value-type="float" office:value="24.45405" table:style-name="ce1">
            <text:p>24.45405</text:p>
          </table:table-cell>
          <table:table-cell office:value-type="float" office:value="2.757626108" table:style-name="ce1">
            <text:p>2.757626108</text:p>
          </table:table-cell>
          <table:table-cell office:value-type="float" office:value="0.09431684972" table:style-name="ce1">
            <text:p>0.09431684972</text:p>
          </table:table-cell>
          <table:table-cell office:value-type="float" office:value="4.464514032" table:style-name="ce1">
            <text:p>4.464514032</text:p>
          </table:table-cell>
          <table:table-cell office:value-type="float" office:value="6.246341235" table:style-name="ce1">
            <text:p>6.246341235</text:p>
          </table:table-cell>
          <table:table-cell office:value-type="float" office:value="65.3219076" table:style-name="ce1">
            <text:p>65.3219076</text:p>
          </table:table-cell>
          <table:table-cell office:value-type="float" office:value="0.3280669846" table:style-name="ce1">
            <text:p>0.3280669846</text:p>
          </table:table-cell>
          <table:table-cell office:value-type="float" office:value="94.00975791" table:style-name="ce1">
            <text:p>94.00975791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269892752" table:style-name="ce1">
            <text:p>0.2269892752</text:p>
          </table:table-cell>
          <table:table-cell office:value-type="float" office:value="2.43295694" table:style-name="ce1">
            <text:p>2.43295694</text:p>
          </table:table-cell>
          <table:table-cell office:value-type="float" office:value="0.1467542308" table:style-name="ce1">
            <text:p>0.1467542308</text:p>
          </table:table-cell>
          <table:table-cell office:value-type="float" office:value="4.611273235" table:style-name="ce1">
            <text:p>4.611273235</text:p>
          </table:table-cell>
          <table:table-cell office:value-type="float" office:value="0.1467542308" table:style-name="ce1">
            <text:p>0.1467542308</text:p>
          </table:table-cell>
          <table:table-cell office:value-type="float" office:value="3.118653317" table:style-name="ce1">
            <text:p>3.118653317</text:p>
          </table:table-cell>
          <table:table-cell office:value-type="float" office:value="4.261226683" table:style-name="ce1">
            <text:p>4.261226683</text:p>
          </table:table-cell>
          <table:table-cell office:value-type="float" office:value="0.3500465517" table:style-name="ce1">
            <text:p>0.3500465517</text:p>
          </table:table-cell>
          <table:table-cell office:value-type="float" office:value="16.821534" table:style-name="ce1">
            <text:p>16.821534</text:p>
          </table:table-cell>
          <table:table-cell office:value-type="float" office:value="4.914501716" table:style-name="ce1">
            <text:p>4.914501716</text:p>
          </table:table-cell>
          <table:table-cell office:value-type="float" office:value="1157.084646" table:style-name="ce1">
            <text:p>1157.084646</text:p>
          </table:table-cell>
          <table:table-cell office:value-type="float" office:value="90.00014431" table:style-name="ce1">
            <text:p>90.00014431</text:p>
          </table:table-cell>
          <table:table-cell office:value-type="float" office:value="143.0005255" table:style-name="ce1">
            <text:p>143.0005255</text:p>
          </table:table-cell>
          <table:table-cell office:value-type="float" office:value="106.982471" table:style-name="ce1">
            <text:p>106.982471</text:p>
          </table:table-cell>
          <table:table-cell office:value-type="float" office:value="27.2407345" table:style-name="ce1">
            <text:p>27.2407345</text:p>
          </table:table-cell>
          <table:table-cell office:value-type="float" office:value="0.003479587665" table:style-name="ce1">
            <text:p>0.003479587665</text:p>
          </table:table-cell>
          <table:table-cell office:value-type="float" office:value="0.0163162279" table:style-name="ce1">
            <text:p>0.0163162279</text:p>
          </table:table-cell>
          <table:table-cell office:value-type="float" office:value="4.912850583" table:style-name="ce1">
            <text:p>4.912850583</text:p>
          </table:table-cell>
          <table:table-cell office:value-type="float" office:value="12.01980586" table:style-name="ce1">
            <text:p>12.01980586</text:p>
          </table:table-cell>
          <table:table-cell office:value-type="float" office:value="0.257986095" table:style-name="ce1">
            <text:p>0.257986095</text:p>
          </table:table-cell>
          <table:table-cell office:value-type="float" office:value="0.4290443426" table:style-name="ce1">
            <text:p>0.4290443426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4.539938534" table:style-name="ce1">
            <text:p>4.539938534</text:p>
          </table:table-cell>
          <table:table-cell office:value-type="string" table:style-name="ce1">
            <text:p>&lt;10%</text:p>
          </table:table-cell>
          <table:table-cell office:value-type="float" office:value="3.40703581" table:style-name="ce1">
            <text:p>3.40703581</text:p>
          </table:table-cell>
          <table:table-cell office:value-type="float" office:value="0.07149632117" table:style-name="ce1">
            <text:p>0.07149632117</text:p>
          </table:table-cell>
          <table:table-cell office:value-type="float" office:value="2.688278623" table:style-name="ce1">
            <text:p>2.688278623</text:p>
          </table:table-cell>
          <table:table-cell office:value-type="float" office:value="10.42104" table:style-name="ce1">
            <text:p>10.42104</text:p>
          </table:table-cell>
          <table:table-cell office:value-type="float" office:value="13.4537" table:style-name="ce1">
            <text:p>13.4537</text:p>
          </table:table-cell>
          <table:table-cell office:value-type="float" office:value="23.87474" table:style-name="ce1">
            <text:p>23.87474</text:p>
          </table:table-cell>
          <table:table-cell office:value-type="float" office:value="2.78846536" table:style-name="ce1">
            <text:p>2.78846536</text:p>
          </table:table-cell>
          <table:table-cell office:value-type="float" office:value="0.2164086536" table:style-name="ce1">
            <text:p>0.2164086536</text:p>
          </table:table-cell>
          <table:table-cell office:value-type="float" office:value="4.55945376" table:style-name="ce1">
            <text:p>4.55945376</text:p>
          </table:table-cell>
          <table:table-cell office:value-type="float" office:value="6.196547887" table:style-name="ce1">
            <text:p>6.196547887</text:p>
          </table:table-cell>
          <table:table-cell office:value-type="float" office:value="63.94042414" table:style-name="ce1">
            <text:p>63.94042414</text:p>
          </table:table-cell>
          <table:table-cell office:value-type="float" office:value="0.3138925538" table:style-name="ce1">
            <text:p>0.3138925538</text:p>
          </table:table-cell>
          <table:table-cell office:value-type="float" office:value="94.00786176" table:style-name="ce1">
            <text:p>94.00786176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310734799" table:style-name="ce1">
            <text:p>0.2310734799</text:p>
          </table:table-cell>
          <table:table-cell office:value-type="float" office:value="2.521945346" table:style-name="ce1">
            <text:p>2.521945346</text:p>
          </table:table-cell>
          <table:table-cell office:value-type="float" office:value="0.143681823" table:style-name="ce1">
            <text:p>0.143681823</text:p>
          </table:table-cell>
          <table:table-cell office:value-type="float" office:value="4.703139992" table:style-name="ce1">
            <text:p>4.703139992</text:p>
          </table:table-cell>
          <table:table-cell office:value-type="float" office:value="0.143681823" table:style-name="ce1">
            <text:p>0.143681823</text:p>
          </table:table-cell>
          <table:table-cell office:value-type="float" office:value="3.184156454" table:style-name="ce1">
            <text:p>3.184156454</text:p>
          </table:table-cell>
          <table:table-cell office:value-type="float" office:value="4.368113546" table:style-name="ce1">
            <text:p>4.368113546</text:p>
          </table:table-cell>
          <table:table-cell office:value-type="float" office:value="0.3350264458" table:style-name="ce1">
            <text:p>0.3350264458</text:p>
          </table:table-cell>
          <table:table-cell office:value-type="float" office:value="17.00578" table:style-name="ce1">
            <text:p>17.00578</text:p>
          </table:table-cell>
          <table:table-cell office:value-type="float" office:value="4.866629388" table:style-name="ce1">
            <text:p>4.866629388</text:p>
          </table:table-cell>
          <table:table-cell office:value-type="float" office:value="1162.911195" table:style-name="ce1">
            <text:p>1162.911195</text:p>
          </table:table-cell>
          <table:table-cell office:value-type="float" office:value="89.9918269" table:style-name="ce1">
            <text:p>89.9918269</text:p>
          </table:table-cell>
          <table:table-cell office:value-type="float" office:value="142.9990234" table:style-name="ce1">
            <text:p>142.9990234</text:p>
          </table:table-cell>
          <table:table-cell office:value-type="float" office:value="106.9935056" table:style-name="ce1">
            <text:p>106.9935056</text:p>
          </table:table-cell>
          <table:table-cell office:value-type="float" office:value="26.31376604" table:style-name="ce1">
            <text:p>26.31376604</text:p>
          </table:table-cell>
          <table:table-cell office:value-type="float" office:value="0.003550548458" table:style-name="ce1">
            <text:p>0.003550548458</text:p>
          </table:table-cell>
          <table:table-cell office:value-type="float" office:value="0.01626168493" table:style-name="ce1">
            <text:p>0.01626168493</text:p>
          </table:table-cell>
          <table:table-cell office:value-type="float" office:value="5.137304758" table:style-name="ce1">
            <text:p>5.137304758</text:p>
          </table:table-cell>
          <table:table-cell office:value-type="float" office:value="10.49946577" table:style-name="ce1">
            <text:p>10.49946577</text:p>
          </table:table-cell>
          <table:table-cell office:value-type="float" office:value="0.2725659492" table:style-name="ce1">
            <text:p>0.2725659492</text:p>
          </table:table-cell>
          <table:table-cell office:value-type="float" office:value="0.4088598464" table:style-name="ce1">
            <text:p>0.4088598464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4.706313189" table:style-name="ce1">
            <text:p>4.706313189</text:p>
          </table:table-cell>
          <table:table-cell office:value-type="string" table:style-name="ce1">
            <text:p>&lt;10%</text:p>
          </table:table-cell>
          <table:table-cell office:value-type="float" office:value="3.403758067" table:style-name="ce1">
            <text:p>3.403758067</text:p>
          </table:table-cell>
          <table:table-cell office:value-type="float" office:value="0.05670065918" table:style-name="ce1">
            <text:p>0.05670065918</text:p>
          </table:table-cell>
          <table:table-cell office:value-type="float" office:value="2.670761316" table:style-name="ce1">
            <text:p>2.670761316</text:p>
          </table:table-cell>
          <table:table-cell office:value-type="float" office:value="10.33245" table:style-name="ce1">
            <text:p>10.33245</text:p>
          </table:table-cell>
          <table:table-cell office:value-type="float" office:value="13.52249" table:style-name="ce1">
            <text:p>13.52249</text:p>
          </table:table-cell>
          <table:table-cell office:value-type="float" office:value="23.85494" table:style-name="ce1">
            <text:p>23.85494</text:p>
          </table:table-cell>
          <table:table-cell office:value-type="float" office:value="2.78609932" table:style-name="ce1">
            <text:p>2.78609932</text:p>
          </table:table-cell>
          <table:table-cell office:value-type="float" office:value="0.1563111907" table:style-name="ce1">
            <text:p>0.1563111907</text:p>
          </table:table-cell>
          <table:table-cell office:value-type="float" office:value="4.56814337" table:style-name="ce1">
            <text:p>4.56814337</text:p>
          </table:table-cell>
          <table:table-cell office:value-type="float" office:value="6.259207974" table:style-name="ce1">
            <text:p>6.259207974</text:p>
          </table:table-cell>
          <table:table-cell office:value-type="float" office:value="64.40647388" table:style-name="ce1">
            <text:p>64.40647388</text:p>
          </table:table-cell>
          <table:table-cell office:value-type="float" office:value="0.3120792314" table:style-name="ce1">
            <text:p>0.3120792314</text:p>
          </table:table-cell>
          <table:table-cell office:value-type="float" office:value="94.00385776" table:style-name="ce1">
            <text:p>94.00385776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339082408" table:style-name="ce1">
            <text:p>0.2339082408</text:p>
          </table:table-cell>
          <table:table-cell office:value-type="float" office:value="2.5810859" table:style-name="ce1">
            <text:p>2.5810859</text:p>
          </table:table-cell>
          <table:table-cell office:value-type="float" office:value="0.1410312323" table:style-name="ce1">
            <text:p>0.1410312323</text:p>
          </table:table-cell>
          <table:table-cell office:value-type="float" office:value="4.709174969" table:style-name="ce1">
            <text:p>4.709174969</text:p>
          </table:table-cell>
          <table:table-cell office:value-type="float" office:value="0.1410312323" table:style-name="ce1">
            <text:p>0.1410312323</text:p>
          </table:table-cell>
          <table:table-cell office:value-type="float" office:value="3.179453242" table:style-name="ce1">
            <text:p>3.179453242</text:p>
          </table:table-cell>
          <table:table-cell office:value-type="float" office:value="4.372396758" table:style-name="ce1">
            <text:p>4.372396758</text:p>
          </table:table-cell>
          <table:table-cell office:value-type="float" office:value="0.3367782108" table:style-name="ce1">
            <text:p>0.3367782108</text:p>
          </table:table-cell>
          <table:table-cell office:value-type="float" office:value="17.10022" table:style-name="ce1">
            <text:p>17.10022</text:p>
          </table:table-cell>
          <table:table-cell office:value-type="float" office:value="5.112306385" table:style-name="ce1">
            <text:p>5.112306385</text:p>
          </table:table-cell>
          <table:table-cell office:value-type="float" office:value="1168.01181" table:style-name="ce1">
            <text:p>1168.01181</text:p>
          </table:table-cell>
          <table:table-cell office:value-type="float" office:value="89.98080714" table:style-name="ce1">
            <text:p>89.98080714</text:p>
          </table:table-cell>
          <table:table-cell office:value-type="float" office:value="142.999536" table:style-name="ce1">
            <text:p>142.999536</text:p>
          </table:table-cell>
          <table:table-cell office:value-type="float" office:value="101.4260535" table:style-name="ce1">
            <text:p>101.4260535</text:p>
          </table:table-cell>
          <table:table-cell office:value-type="float" office:value="25.4707879" table:style-name="ce1">
            <text:p>25.4707879</text:p>
          </table:table-cell>
          <table:table-cell office:value-type="float" office:value="0.003555539465" table:style-name="ce1">
            <text:p>0.003555539465</text:p>
          </table:table-cell>
          <table:table-cell office:value-type="float" office:value="0.0162529458" table:style-name="ce1">
            <text:p>0.0162529458</text:p>
          </table:table-cell>
          <table:table-cell office:value-type="float" office:value="5.296621674" table:style-name="ce1">
            <text:p>5.296621674</text:p>
          </table:table-cell>
          <table:table-cell office:value-type="float" office:value="9.813006266" table:style-name="ce1">
            <text:p>9.813006266</text:p>
          </table:table-cell>
          <table:table-cell office:value-type="float" office:value="0.2831086939" table:style-name="ce1">
            <text:p>0.2831086939</text:p>
          </table:table-cell>
          <table:table-cell office:value-type="float" office:value="0.4116542553" table:style-name="ce1">
            <text:p>0.4116542553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bottom</text:p>
          </table:table-cell>
          <table:table-cell office:value-type="float" office:value="1.886078574" table:style-name="ce1">
            <text:p>1.886078574</text:p>
          </table:table-cell>
          <table:table-cell office:value-type="string" table:style-name="ce1">
            <text:p>&lt;10%</text:p>
          </table:table-cell>
          <table:table-cell office:value-type="float" office:value="1.502130568" table:style-name="ce1">
            <text:p>1.502130568</text:p>
          </table:table-cell>
          <table:table-cell office:value-type="float" office:value="-0.2746941525" table:style-name="ce1">
            <text:p>-0.2746941525</text:p>
          </table:table-cell>
          <table:table-cell office:value-type="float" office:value="2.405274679" table:style-name="ce1">
            <text:p>2.405274679</text:p>
          </table:table-cell>
          <table:table-cell office:value-type="float" office:value="4.592454" table:style-name="ce1">
            <text:p>4.592454</text:p>
          </table:table-cell>
          <table:table-cell office:value-type="float" office:value="3.651517" table:style-name="ce1">
            <text:p>3.651517</text:p>
          </table:table-cell>
          <table:table-cell office:value-type="float" office:value="8.243971" table:style-name="ce1">
            <text:p>8.243971</text:p>
          </table:table-cell>
          <table:table-cell office:value-type="float" office:value="1.255237343" table:style-name="ce1">
            <text:p>1.255237343</text:p>
          </table:table-cell>
          <table:table-cell office:value-type="float" office:value="0.4885828629" table:style-name="ce1">
            <text:p>0.4885828629</text:p>
          </table:table-cell>
          <table:table-cell office:value-type="float" office:value="1.762848447" table:style-name="ce1">
            <text:p>1.762848447</text:p>
          </table:table-cell>
          <table:table-cell office:value-type="float" office:value="3.186743946" table:style-name="ce1">
            <text:p>3.186743946</text:p>
          </table:table-cell>
          <table:table-cell office:value-type="float" office:value="18.65126808" table:style-name="ce1">
            <text:p>18.65126808</text:p>
          </table:table-cell>
          <table:table-cell/>
          <table:table-cell office:value-type="float" office:value="150.000823" table:style-name="ce1">
            <text:p>150.000823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1765700378" table:style-name="ce1">
            <text:p>0.1765700378</text:p>
          </table:table-cell>
          <table:table-cell office:value-type="float" office:value="1.483366684" table:style-name="ce1">
            <text:p>1.483366684</text:p>
          </table:table-cell>
          <table:table-cell office:value-type="float" office:value="0.04845692936" table:style-name="ce1">
            <text:p>0.04845692936</text:p>
          </table:table-cell>
          <table:table-cell office:value-type="float" office:value="1.811305023" table:style-name="ce1">
            <text:p>1.811305023</text:p>
          </table:table-cell>
          <table:table-cell office:value-type="float" office:value="0.04845692936" table:style-name="ce1">
            <text:p>0.04845692936</text:p>
          </table:table-cell>
          <table:table-cell office:value-type="float" office:value="1.591267" table:style-name="ce1">
            <text:p>1.591267</text:p>
          </table:table-cell>
          <table:table-cell office:value-type="float" office:value="1.651067" table:style-name="ce1">
            <text:p>1.651067</text:p>
          </table:table-cell>
          <table:table-cell office:value-type="float" office:value="0.1602380224" table:style-name="ce1">
            <text:p>0.1602380224</text:p>
          </table:table-cell>
          <table:table-cell office:value-type="float" office:value="2.0924131" table:style-name="ce1">
            <text:p>2.0924131</text:p>
          </table:table-cell>
          <table:table-cell office:value-type="float" office:value="0.9223246448" table:style-name="ce1">
            <text:p>0.9223246448</text:p>
          </table:table-cell>
          <table:table-cell office:value-type="float" office:value="2088.249436" table:style-name="ce1">
            <text:p>2088.249436</text:p>
          </table:table-cell>
          <table:table-cell office:value-type="float" office:value="142.994474" table:style-name="ce1">
            <text:p>142.994474</text:p>
          </table:table-cell>
          <table:table-cell office:value-type="float" office:value="114.0323642" table:style-name="ce1">
            <text:p>114.0323642</text:p>
          </table:table-cell>
          <table:table-cell office:value-type="float" office:value="90.00516378" table:style-name="ce1">
            <text:p>90.00516378</text:p>
          </table:table-cell>
          <table:table-cell office:value-type="float" office:value="18.36324549" table:style-name="ce1">
            <text:p>18.36324549</text:p>
          </table:table-cell>
          <table:table-cell office:value-type="float" office:value="0.005858709748" table:style-name="ce1">
            <text:p>0.005858709748</text:p>
          </table:table-cell>
          <table:table-cell office:value-type="float" office:value="0.01735259925" table:style-name="ce1">
            <text:p>0.01735259925</text:p>
          </table:table-cell>
          <table:table-cell office:value-type="float" office:value="2.085701828" table:style-name="ce1">
            <text:p>2.085701828</text:p>
          </table:table-cell>
          <table:table-cell office:value-type="float" office:value="392.6134305" table:style-name="ce1">
            <text:p>392.6134305</text:p>
          </table:table-cell>
          <table:table-cell office:value-type="float" office:value="0.9964892799" table:style-name="ce1">
            <text:p>0.9964892799</text:p>
          </table:table-cell>
          <table:table-cell/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bottom</text:p>
          </table:table-cell>
          <table:table-cell office:value-type="float" office:value="1.873293943" table:style-name="ce1">
            <text:p>1.873293943</text:p>
          </table:table-cell>
          <table:table-cell office:value-type="string" table:style-name="ce1">
            <text:p>&lt;10%</text:p>
          </table:table-cell>
          <table:table-cell office:value-type="float" office:value="1.517483717" table:style-name="ce1">
            <text:p>1.517483717</text:p>
          </table:table-cell>
          <table:table-cell office:value-type="float" office:value="-0.2341517689" table:style-name="ce1">
            <text:p>-0.2341517689</text:p>
          </table:table-cell>
          <table:table-cell office:value-type="float" office:value="2.423218753" table:style-name="ce1">
            <text:p>2.423218753</text:p>
          </table:table-cell>
          <table:table-cell office:value-type="float" office:value="4.700016" table:style-name="ce1">
            <text:p>4.700016</text:p>
          </table:table-cell>
          <table:table-cell office:value-type="float" office:value="3.671661" table:style-name="ce1">
            <text:p>3.671661</text:p>
          </table:table-cell>
          <table:table-cell office:value-type="float" office:value="8.371677" table:style-name="ce1">
            <text:p>8.371677</text:p>
          </table:table-cell>
          <table:table-cell office:value-type="float" office:value="1.270683306" table:style-name="ce1">
            <text:p>1.270683306</text:p>
          </table:table-cell>
          <table:table-cell office:value-type="float" office:value="0.5500872819" table:style-name="ce1">
            <text:p>0.5500872819</text:p>
          </table:table-cell>
          <table:table-cell office:value-type="float" office:value="1.768755554" table:style-name="ce1">
            <text:p>1.768755554</text:p>
          </table:table-cell>
          <table:table-cell office:value-type="float" office:value="3.162975643" table:style-name="ce1">
            <text:p>3.162975643</text:p>
          </table:table-cell>
          <table:table-cell office:value-type="float" office:value="18.87708385" table:style-name="ce1">
            <text:p>18.87708385</text:p>
          </table:table-cell>
          <table:table-cell/>
          <table:table-cell office:value-type="float" office:value="150.001197" table:style-name="ce1">
            <text:p>150.00119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1760362849" table:style-name="ce1">
            <text:p>0.1760362849</text:p>
          </table:table-cell>
          <table:table-cell office:value-type="float" office:value="1.47712998" table:style-name="ce1">
            <text:p>1.47712998</text:p>
          </table:table-cell>
          <table:table-cell office:value-type="float" office:value="0.05145699943" table:style-name="ce1">
            <text:p>0.05145699943</text:p>
          </table:table-cell>
          <table:table-cell office:value-type="float" office:value="1.820212265" table:style-name="ce1">
            <text:p>1.820212265</text:p>
          </table:table-cell>
          <table:table-cell office:value-type="float" office:value="0.05145699943" table:style-name="ce1">
            <text:p>0.05145699943</text:p>
          </table:table-cell>
          <table:table-cell office:value-type="float" office:value="1.599236779" table:style-name="ce1">
            <text:p>1.599236779</text:p>
          </table:table-cell>
          <table:table-cell office:value-type="float" office:value="1.661425221" table:style-name="ce1">
            <text:p>1.661425221</text:p>
          </table:table-cell>
          <table:table-cell office:value-type="float" office:value="0.1587870438" table:style-name="ce1">
            <text:p>0.1587870438</text:p>
          </table:table-cell>
          <table:table-cell office:value-type="float" office:value="2.11938" table:style-name="ce1">
            <text:p>2.11938</text:p>
          </table:table-cell>
          <table:table-cell office:value-type="float" office:value="0.9315654828" table:style-name="ce1">
            <text:p>0.9315654828</text:p>
          </table:table-cell>
          <table:table-cell office:value-type="float" office:value="2087.413954" table:style-name="ce1">
            <text:p>2087.413954</text:p>
          </table:table-cell>
          <table:table-cell office:value-type="float" office:value="142.9945727" table:style-name="ce1">
            <text:p>142.9945727</text:p>
          </table:table-cell>
          <table:table-cell office:value-type="float" office:value="114.0282456" table:style-name="ce1">
            <text:p>114.0282456</text:p>
          </table:table-cell>
          <table:table-cell office:value-type="float" office:value="90.00433894" table:style-name="ce1">
            <text:p>90.00433894</text:p>
          </table:table-cell>
          <table:table-cell office:value-type="float" office:value="17.9424369" table:style-name="ce1">
            <text:p>17.9424369</text:p>
          </table:table-cell>
          <table:table-cell office:value-type="float" office:value="0.005916410117" table:style-name="ce1">
            <text:p>0.005916410117</text:p>
          </table:table-cell>
          <table:table-cell office:value-type="float" office:value="0.01721810185" table:style-name="ce1">
            <text:p>0.01721810185</text:p>
          </table:table-cell>
          <table:table-cell office:value-type="float" office:value="1.861369682" table:style-name="ce1">
            <text:p>1.861369682</text:p>
          </table:table-cell>
          <table:table-cell office:value-type="float" office:value="252.2584773" table:style-name="ce1">
            <text:p>252.2584773</text:p>
          </table:table-cell>
          <table:table-cell office:value-type="float" office:value="0.740174664" table:style-name="ce1">
            <text:p>0.740174664</text:p>
          </table:table-cell>
          <table:table-cell/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bottom</text:p>
          </table:table-cell>
          <table:table-cell office:value-type="float" office:value="2.739366297" table:style-name="ce1">
            <text:p>2.739366297</text:p>
          </table:table-cell>
          <table:table-cell office:value-type="string" table:style-name="ce1">
            <text:p>&lt;10%</text:p>
          </table:table-cell>
          <table:table-cell office:value-type="float" office:value="1.532776925" table:style-name="ce1">
            <text:p>1.532776925</text:p>
          </table:table-cell>
          <table:table-cell office:value-type="float" office:value="-0.2099042032" table:style-name="ce1">
            <text:p>-0.2099042032</text:p>
          </table:table-cell>
          <table:table-cell office:value-type="float" office:value="2.425596712" table:style-name="ce1">
            <text:p>2.425596712</text:p>
          </table:table-cell>
          <table:table-cell office:value-type="float" office:value="4.734687" table:style-name="ce1">
            <text:p>4.734687</text:p>
          </table:table-cell>
          <table:table-cell office:value-type="float" office:value="3.704482" table:style-name="ce1">
            <text:p>3.704482</text:p>
          </table:table-cell>
          <table:table-cell office:value-type="float" office:value="8.439169" table:style-name="ce1">
            <text:p>8.439169</text:p>
          </table:table-cell>
          <table:table-cell office:value-type="float" office:value="1.285841539" table:style-name="ce1">
            <text:p>1.285841539</text:p>
          </table:table-cell>
          <table:table-cell office:value-type="float" office:value="0.6086180803" table:style-name="ce1">
            <text:p>0.6086180803</text:p>
          </table:table-cell>
          <table:table-cell office:value-type="float" office:value="1.778959766" table:style-name="ce1">
            <text:p>1.778959766</text:p>
          </table:table-cell>
          <table:table-cell office:value-type="float" office:value="3.161220457" table:style-name="ce1">
            <text:p>3.161220457</text:p>
          </table:table-cell>
          <table:table-cell office:value-type="float" office:value="19.02102583" table:style-name="ce1">
            <text:p>19.02102583</text:p>
          </table:table-cell>
          <table:table-cell/>
          <table:table-cell office:value-type="float" office:value="149.9988028" table:style-name="ce1">
            <text:p>149.9988028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1760691602" table:style-name="ce1">
            <text:p>0.1760691602</text:p>
          </table:table-cell>
          <table:table-cell office:value-type="float" office:value="1.478123008" table:style-name="ce1">
            <text:p>1.478123008</text:p>
          </table:table-cell>
          <table:table-cell office:value-type="float" office:value="0.05324620388" table:style-name="ce1">
            <text:p>0.05324620388</text:p>
          </table:table-cell>
          <table:table-cell office:value-type="float" office:value="1.832206183" table:style-name="ce1">
            <text:p>1.832206183</text:p>
          </table:table-cell>
          <table:table-cell office:value-type="float" office:value="0.05324620388" table:style-name="ce1">
            <text:p>0.05324620388</text:p>
          </table:table-cell>
          <table:table-cell office:value-type="float" office:value="1.614001901" table:style-name="ce1">
            <text:p>1.614001901</text:p>
          </table:table-cell>
          <table:table-cell office:value-type="float" office:value="1.674926099" table:style-name="ce1">
            <text:p>1.674926099</text:p>
          </table:table-cell>
          <table:table-cell office:value-type="float" office:value="0.1572800831" table:style-name="ce1">
            <text:p>0.1572800831</text:p>
          </table:table-cell>
          <table:table-cell office:value-type="float" office:value="2.109229" table:style-name="ce1">
            <text:p>2.109229</text:p>
          </table:table-cell>
          <table:table-cell office:value-type="float" office:value="0.9380776931" table:style-name="ce1">
            <text:p>0.9380776931</text:p>
          </table:table-cell>
          <table:table-cell office:value-type="float" office:value="2091.778755" table:style-name="ce1">
            <text:p>2091.778755</text:p>
          </table:table-cell>
          <table:table-cell office:value-type="float" office:value="143.0007972" table:style-name="ce1">
            <text:p>143.0007972</text:p>
          </table:table-cell>
          <table:table-cell office:value-type="float" office:value="114.0268979" table:style-name="ce1">
            <text:p>114.0268979</text:p>
          </table:table-cell>
          <table:table-cell office:value-type="float" office:value="90.0076881" table:style-name="ce1">
            <text:p>90.0076881</text:p>
          </table:table-cell>
          <table:table-cell office:value-type="float" office:value="17.71177354" table:style-name="ce1">
            <text:p>17.71177354</text:p>
          </table:table-cell>
          <table:table-cell office:value-type="float" office:value="0.005993942577" table:style-name="ce1">
            <text:p>0.005993942577</text:p>
          </table:table-cell>
          <table:table-cell office:value-type="float" office:value="0.01705999629" table:style-name="ce1">
            <text:p>0.01705999629</text:p>
          </table:table-cell>
          <table:table-cell office:value-type="float" office:value="1.882024618" table:style-name="ce1">
            <text:p>1.882024618</text:p>
          </table:table-cell>
          <table:table-cell office:value-type="float" office:value="252.2584773" table:style-name="ce1">
            <text:p>252.2584773</text:p>
          </table:table-cell>
          <table:table-cell office:value-type="float" office:value="0.7172367245" table:style-name="ce1">
            <text:p>0.7172367245</text:p>
          </table:table-cell>
          <table:table-cell/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bottom</text:p>
          </table:table-cell>
          <table:table-cell office:value-type="float" office:value="10.12673771" table:style-name="ce1">
            <text:p>10.12673771</text:p>
          </table:table-cell>
          <table:table-cell office:value-type="string" table:style-name="ce1">
            <text:p>10-20%</text:p>
          </table:table-cell>
          <table:table-cell office:value-type="float" office:value="3.532449177" table:style-name="ce1">
            <text:p>3.532449177</text:p>
          </table:table-cell>
          <table:table-cell office:value-type="float" office:value="-0.653432868" table:style-name="ce1">
            <text:p>-0.653432868</text:p>
          </table:table-cell>
          <table:table-cell office:value-type="float" office:value="4.374010862" table:style-name="ce1">
            <text:p>4.374010862</text:p>
          </table:table-cell>
          <table:table-cell office:value-type="float" office:value="8.31663" table:style-name="ce1">
            <text:p>8.31663</text:p>
          </table:table-cell>
          <table:table-cell office:value-type="float" office:value="15.84284" table:style-name="ce1">
            <text:p>15.84284</text:p>
          </table:table-cell>
          <table:table-cell office:value-type="float" office:value="24.15947" table:style-name="ce1">
            <text:p>24.15947</text:p>
          </table:table-cell>
          <table:table-cell office:value-type="float" office:value="2.702283587" table:style-name="ce1">
            <text:p>2.702283587</text:p>
          </table:table-cell>
          <table:table-cell office:value-type="float" office:value="0.5497909225" table:style-name="ce1">
            <text:p>0.5497909225</text:p>
          </table:table-cell>
          <table:table-cell office:value-type="float" office:value="4.437221486" table:style-name="ce1">
            <text:p>4.437221486</text:p>
          </table:table-cell>
          <table:table-cell office:value-type="float" office:value="8.020344612" table:style-name="ce1">
            <text:p>8.020344612</text:p>
          </table:table-cell>
          <table:table-cell office:value-type="float" office:value="79.59101541" table:style-name="ce1">
            <text:p>79.59101541</text:p>
          </table:table-cell>
          <table:table-cell office:value-type="float" office:value="0.3267844665" table:style-name="ce1">
            <text:p>0.3267844665</text:p>
          </table:table-cell>
          <table:table-cell office:value-type="float" office:value="125.5120688" table:style-name="ce1">
            <text:p>125.5120688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0.2388772499" table:style-name="ce1">
            <text:p>0.2388772499</text:p>
          </table:table-cell>
          <table:table-cell office:value-type="float" office:value="2.677370776" table:style-name="ce1">
            <text:p>2.677370776</text:p>
          </table:table-cell>
          <table:table-cell office:value-type="float" office:value="0.1246860676" table:style-name="ce1">
            <text:p>0.1246860676</text:p>
          </table:table-cell>
          <table:table-cell office:value-type="float" office:value="4.561906337" table:style-name="ce1">
            <text:p>4.561906337</text:p>
          </table:table-cell>
          <table:table-cell office:value-type="float" office:value="0.1246860676" table:style-name="ce1">
            <text:p>0.1246860676</text:p>
          </table:table-cell>
          <table:table-cell office:value-type="float" office:value="3.00761239" table:style-name="ce1">
            <text:p>3.00761239</text:p>
          </table:table-cell>
          <table:table-cell office:value-type="float" office:value="4.06700761" table:style-name="ce1">
            <text:p>4.06700761</text:p>
          </table:table-cell>
          <table:table-cell office:value-type="float" office:value="0.4948987266" table:style-name="ce1">
            <text:p>0.4948987266</text:p>
          </table:table-cell>
          <table:table-cell office:value-type="float" office:value="21.932658" table:style-name="ce1">
            <text:p>21.932658</text:p>
          </table:table-cell>
          <table:table-cell office:value-type="float" office:value="7.816522666" table:style-name="ce1">
            <text:p>7.816522666</text:p>
          </table:table-cell>
          <table:table-cell office:value-type="float" office:value="1268.412081" table:style-name="ce1">
            <text:p>1268.412081</text:p>
          </table:table-cell>
          <table:table-cell office:value-type="float" office:value="123.4902267" table:style-name="ce1">
            <text:p>123.4902267</text:p>
          </table:table-cell>
          <table:table-cell office:value-type="float" office:value="142.9933242" table:style-name="ce1">
            <text:p>142.9933242</text:p>
          </table:table-cell>
          <table:table-cell office:value-type="float" office:value="117.9859219" table:style-name="ce1">
            <text:p>117.9859219</text:p>
          </table:table-cell>
          <table:table-cell office:value-type="float" office:value="8.564793955" table:style-name="ce1">
            <text:p>8.564793955</text:p>
          </table:table-cell>
          <table:table-cell office:value-type="float" office:value="0.005780399538" table:style-name="ce1">
            <text:p>0.005780399538</text:p>
          </table:table-cell>
          <table:table-cell office:value-type="float" office:value="0.01779233045" table:style-name="ce1">
            <text:p>0.01779233045</text:p>
          </table:table-cell>
          <table:table-cell office:value-type="float" office:value="6.641348504" table:style-name="ce1">
            <text:p>6.641348504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0.1923746828" table:style-name="ce1">
            <text:p>0.1923746828</text:p>
          </table:table-cell>
          <table:table-cell office:value-type="float" office:value="0.2825802205" table:style-name="ce1">
            <text:p>0.2825802205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bottom</text:p>
          </table:table-cell>
          <table:table-cell office:value-type="float" office:value="10.06907744" table:style-name="ce1">
            <text:p>10.06907744</text:p>
          </table:table-cell>
          <table:table-cell office:value-type="string" table:style-name="ce1">
            <text:p>10-20%</text:p>
          </table:table-cell>
          <table:table-cell office:value-type="float" office:value="3.54502544" table:style-name="ce1">
            <text:p>3.54502544</text:p>
          </table:table-cell>
          <table:table-cell office:value-type="float" office:value="-0.6757432963" table:style-name="ce1">
            <text:p>-0.6757432963</text:p>
          </table:table-cell>
          <table:table-cell office:value-type="float" office:value="4.404212125" table:style-name="ce1">
            <text:p>4.404212125</text:p>
          </table:table-cell>
          <table:table-cell office:value-type="float" office:value="8.32042" table:style-name="ce1">
            <text:p>8.32042</text:p>
          </table:table-cell>
          <table:table-cell office:value-type="float" office:value="15.92498" table:style-name="ce1">
            <text:p>15.92498</text:p>
          </table:table-cell>
          <table:table-cell office:value-type="float" office:value="24.2454" table:style-name="ce1">
            <text:p>24.2454</text:p>
          </table:table-cell>
          <table:table-cell office:value-type="float" office:value="2.707954965" table:style-name="ce1">
            <text:p>2.707954965</text:p>
          </table:table-cell>
          <table:table-cell office:value-type="float" office:value="0.533289107" table:style-name="ce1">
            <text:p>0.533289107</text:p>
          </table:table-cell>
          <table:table-cell office:value-type="float" office:value="4.435104762" table:style-name="ce1">
            <text:p>4.435104762</text:p>
          </table:table-cell>
          <table:table-cell office:value-type="float" office:value="8.162012913" table:style-name="ce1">
            <text:p>8.162012913</text:p>
          </table:table-cell>
          <table:table-cell office:value-type="float" office:value="79.07795848" table:style-name="ce1">
            <text:p>79.07795848</text:p>
          </table:table-cell>
          <table:table-cell office:value-type="float" office:value="0.3269743585" table:style-name="ce1">
            <text:p>0.3269743585</text:p>
          </table:table-cell>
          <table:table-cell office:value-type="float" office:value="125.5123341" table:style-name="ce1">
            <text:p>125.5123341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0.2379812593" table:style-name="ce1">
            <text:p>0.2379812593</text:p>
          </table:table-cell>
          <table:table-cell office:value-type="float" office:value="2.656214176" table:style-name="ce1">
            <text:p>2.656214176</text:p>
          </table:table-cell>
          <table:table-cell office:value-type="float" office:value="0.1238670058" table:style-name="ce1">
            <text:p>0.1238670058</text:p>
          </table:table-cell>
          <table:table-cell office:value-type="float" office:value="4.558967672" table:style-name="ce1">
            <text:p>4.558967672</text:p>
          </table:table-cell>
          <table:table-cell office:value-type="float" office:value="0.1238670058" table:style-name="ce1">
            <text:p>0.1238670058</text:p>
          </table:table-cell>
          <table:table-cell office:value-type="float" office:value="3.016157188" table:style-name="ce1">
            <text:p>3.016157188</text:p>
          </table:table-cell>
          <table:table-cell office:value-type="float" office:value="4.056732812" table:style-name="ce1">
            <text:p>4.056732812</text:p>
          </table:table-cell>
          <table:table-cell office:value-type="float" office:value="0.5022348605" table:style-name="ce1">
            <text:p>0.5022348605</text:p>
          </table:table-cell>
          <table:table-cell office:value-type="float" office:value="22.272314" table:style-name="ce1">
            <text:p>22.272314</text:p>
          </table:table-cell>
          <table:table-cell office:value-type="float" office:value="7.868337202" table:style-name="ce1">
            <text:p>7.868337202</text:p>
          </table:table-cell>
          <table:table-cell office:value-type="float" office:value="1263.463303" table:style-name="ce1">
            <text:p>1263.463303</text:p>
          </table:table-cell>
          <table:table-cell office:value-type="float" office:value="123.4889269" table:style-name="ce1">
            <text:p>123.4889269</text:p>
          </table:table-cell>
          <table:table-cell office:value-type="float" office:value="142.9975016" table:style-name="ce1">
            <text:p>142.9975016</text:p>
          </table:table-cell>
          <table:table-cell office:value-type="float" office:value="117.9804767" table:style-name="ce1">
            <text:p>117.9804767</text:p>
          </table:table-cell>
          <table:table-cell office:value-type="float" office:value="8.515888092" table:style-name="ce1">
            <text:p>8.515888092</text:p>
          </table:table-cell>
          <table:table-cell office:value-type="float" office:value="0.005845519939" table:style-name="ce1">
            <text:p>0.005845519939</text:p>
          </table:table-cell>
          <table:table-cell office:value-type="float" office:value="0.01774175914" table:style-name="ce1">
            <text:p>0.01774175914</text:p>
          </table:table-cell>
          <table:table-cell office:value-type="float" office:value="6.481732363" table:style-name="ce1">
            <text:p>6.481732363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0.1956863784" table:style-name="ce1">
            <text:p>0.1956863784</text:p>
          </table:table-cell>
          <table:table-cell office:value-type="float" office:value="0.2931581361" table:style-name="ce1">
            <text:p>0.2931581361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bottom</text:p>
          </table:table-cell>
          <table:table-cell office:value-type="float" office:value="10.01601275" table:style-name="ce1">
            <text:p>10.01601275</text:p>
          </table:table-cell>
          <table:table-cell office:value-type="string" table:style-name="ce1">
            <text:p>10-20%</text:p>
          </table:table-cell>
          <table:table-cell office:value-type="float" office:value="3.557277704" table:style-name="ce1">
            <text:p>3.557277704</text:p>
          </table:table-cell>
          <table:table-cell office:value-type="float" office:value="-0.6878331703" table:style-name="ce1">
            <text:p>-0.6878331703</text:p>
          </table:table-cell>
          <table:table-cell office:value-type="float" office:value="4.399294483" table:style-name="ce1">
            <text:p>4.399294483</text:p>
          </table:table-cell>
          <table:table-cell office:value-type="float" office:value="8.34959" table:style-name="ce1">
            <text:p>8.34959</text:p>
          </table:table-cell>
          <table:table-cell office:value-type="float" office:value="15.88562" table:style-name="ce1">
            <text:p>15.88562</text:p>
          </table:table-cell>
          <table:table-cell office:value-type="float" office:value="24.23521" table:style-name="ce1">
            <text:p>24.23521</text:p>
          </table:table-cell>
          <table:table-cell office:value-type="float" office:value="2.714820218" table:style-name="ce1">
            <text:p>2.714820218</text:p>
          </table:table-cell>
          <table:table-cell office:value-type="float" office:value="0.4988973408" table:style-name="ce1">
            <text:p>0.4988973408</text:p>
          </table:table-cell>
          <table:table-cell office:value-type="float" office:value="4.43599268" table:style-name="ce1">
            <text:p>4.43599268</text:p>
          </table:table-cell>
          <table:table-cell office:value-type="float" office:value="8.280532821" table:style-name="ce1">
            <text:p>8.280532821</text:p>
          </table:table-cell>
          <table:table-cell office:value-type="float" office:value="78.35200181" table:style-name="ce1">
            <text:p>78.35200181</text:p>
          </table:table-cell>
          <table:table-cell office:value-type="float" office:value="0.3256618801" table:style-name="ce1">
            <text:p>0.3256618801</text:p>
          </table:table-cell>
          <table:table-cell office:value-type="float" office:value="125.7441918" table:style-name="ce1">
            <text:p>125.7441918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0.2391531416" table:style-name="ce1">
            <text:p>0.2391531416</text:p>
          </table:table-cell>
          <table:table-cell office:value-type="float" office:value="2.680349309" table:style-name="ce1">
            <text:p>2.680349309</text:p>
          </table:table-cell>
          <table:table-cell office:value-type="float" office:value="0.1236009539" table:style-name="ce1">
            <text:p>0.1236009539</text:p>
          </table:table-cell>
          <table:table-cell office:value-type="float" office:value="4.55959415" table:style-name="ce1">
            <text:p>4.55959415</text:p>
          </table:table-cell>
          <table:table-cell office:value-type="float" office:value="0.1236009539" table:style-name="ce1">
            <text:p>0.1236009539</text:p>
          </table:table-cell>
          <table:table-cell office:value-type="float" office:value="3.027297215" table:style-name="ce1">
            <text:p>3.027297215</text:p>
          </table:table-cell>
          <table:table-cell office:value-type="float" office:value="4.051482785" table:style-name="ce1">
            <text:p>4.051482785</text:p>
          </table:table-cell>
          <table:table-cell office:value-type="float" office:value="0.5081113654" table:style-name="ce1">
            <text:p>0.5081113654</text:p>
          </table:table-cell>
          <table:table-cell office:value-type="float" office:value="22.04790625" table:style-name="ce1">
            <text:p>22.04790625</text:p>
          </table:table-cell>
          <table:table-cell office:value-type="float" office:value="7.871384682" table:style-name="ce1">
            <text:p>7.871384682</text:p>
          </table:table-cell>
          <table:table-cell office:value-type="float" office:value="1265.110253" table:style-name="ce1">
            <text:p>1265.110253</text:p>
          </table:table-cell>
          <table:table-cell office:value-type="float" office:value="123.4846435" table:style-name="ce1">
            <text:p>123.4846435</text:p>
          </table:table-cell>
          <table:table-cell office:value-type="float" office:value="142.9961194" table:style-name="ce1">
            <text:p>142.9961194</text:p>
          </table:table-cell>
          <table:table-cell office:value-type="float" office:value="117.9837819" table:style-name="ce1">
            <text:p>117.9837819</text:p>
          </table:table-cell>
          <table:table-cell office:value-type="float" office:value="8.490359332" table:style-name="ce1">
            <text:p>8.490359332</text:p>
          </table:table-cell>
          <table:table-cell office:value-type="float" office:value="0.005894427771" table:style-name="ce1">
            <text:p>0.005894427771</text:p>
          </table:table-cell>
          <table:table-cell office:value-type="float" office:value="0.0177870962" table:style-name="ce1">
            <text:p>0.0177870962</text:p>
          </table:table-cell>
          <table:table-cell office:value-type="float" office:value="6.564636641" table:style-name="ce1">
            <text:p>6.564636641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0.2082179093" table:style-name="ce1">
            <text:p>0.2082179093</text:p>
          </table:table-cell>
          <table:table-cell office:value-type="float" office:value="0.2860972603" table:style-name="ce1">
            <text:p>0.2860972603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19.88476556" table:style-name="ce1">
            <text:p>19.88476556</text:p>
          </table:table-cell>
          <table:table-cell office:value-type="string" table:style-name="ce1">
            <text:p>10-20%</text:p>
          </table:table-cell>
          <table:table-cell office:value-type="float" office:value="2.521515703" table:style-name="ce1">
            <text:p>2.521515703</text:p>
          </table:table-cell>
          <table:table-cell office:value-type="float" office:value="-0.3601006698" table:style-name="ce1">
            <text:p>-0.3601006698</text:p>
          </table:table-cell>
          <table:table-cell office:value-type="float" office:value="3.784337516" table:style-name="ce1">
            <text:p>3.784337516</text:p>
          </table:table-cell>
          <table:table-cell office:value-type="float" office:value="7.793524" table:style-name="ce1">
            <text:p>7.793524</text:p>
          </table:table-cell>
          <table:table-cell office:value-type="float" office:value="8.313511" table:style-name="ce1">
            <text:p>8.313511</text:p>
          </table:table-cell>
          <table:table-cell office:value-type="float" office:value="16.107035" table:style-name="ce1">
            <text:p>16.107035</text:p>
          </table:table-cell>
          <table:table-cell office:value-type="float" office:value="1.897087483" table:style-name="ce1">
            <text:p>1.897087483</text:p>
          </table:table-cell>
          <table:table-cell office:value-type="float" office:value="0.5091531696" table:style-name="ce1">
            <text:p>0.5091531696</text:p>
          </table:table-cell>
          <table:table-cell office:value-type="float" office:value="2.948768012" table:style-name="ce1">
            <text:p>2.948768012</text:p>
          </table:table-cell>
          <table:table-cell office:value-type="float" office:value="6.231784996" table:style-name="ce1">
            <text:p>6.231784996</text:p>
          </table:table-cell>
          <table:table-cell office:value-type="float" office:value="18.95495496" table:style-name="ce1">
            <text:p>18.95495496</text:p>
          </table:table-cell>
          <table:table-cell office:value-type="float" office:value="0.1913278322" table:style-name="ce1">
            <text:p>0.1913278322</text:p>
          </table:table-cell>
          <table:table-cell office:value-type="float" office:value="22.50909144" table:style-name="ce1">
            <text:p>22.50909144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4374149805" table:style-name="ce1">
            <text:p>0.4374149805</text:p>
          </table:table-cell>
          <table:table-cell office:value-type="float" office:value="6.971324863" table:style-name="ce1">
            <text:p>6.971324863</text:p>
          </table:table-cell>
          <table:table-cell office:value-type="float" office:value="0.1322619061" table:style-name="ce1">
            <text:p>0.1322619061</text:p>
          </table:table-cell>
          <table:table-cell office:value-type="float" office:value="3.081030154" table:style-name="ce1">
            <text:p>3.081030154</text:p>
          </table:table-cell>
          <table:table-cell office:value-type="float" office:value="0.1322619061" table:style-name="ce1">
            <text:p>0.1322619061</text:p>
          </table:table-cell>
          <table:table-cell office:value-type="float" office:value="1.913731357" table:style-name="ce1">
            <text:p>1.913731357</text:p>
          </table:table-cell>
          <table:table-cell office:value-type="float" office:value="2.670292643" table:style-name="ce1">
            <text:p>2.670292643</text:p>
          </table:table-cell>
          <table:table-cell office:value-type="float" office:value="0.4107375108" table:style-name="ce1">
            <text:p>0.4107375108</text:p>
          </table:table-cell>
          <table:table-cell office:value-type="float" office:value="6.21459" table:style-name="ce1">
            <text:p>6.21459</text:p>
          </table:table-cell>
          <table:table-cell office:value-type="float" office:value="1.731063857" table:style-name="ce1">
            <text:p>1.731063857</text:p>
          </table:table-cell>
          <table:table-cell office:value-type="float" office:value="2222.442131" table:style-name="ce1">
            <text:p>2222.442131</text:p>
          </table:table-cell>
          <table:table-cell office:value-type="float" office:value="142.9984856" table:style-name="ce1">
            <text:p>142.9984856</text:p>
          </table:table-cell>
          <table:table-cell office:value-type="float" office:value="179.9926615" table:style-name="ce1">
            <text:p>179.9926615</text:p>
          </table:table-cell>
          <table:table-cell office:value-type="float" office:value="37.01352153" table:style-name="ce1">
            <text:p>37.01352153</text:p>
          </table:table-cell>
          <table:table-cell office:value-type="float" office:value="96.21144046" table:style-name="ce1">
            <text:p>96.21144046</text:p>
          </table:table-cell>
          <table:table-cell office:value-type="float" office:value="0.002140588302" table:style-name="ce1">
            <text:p>0.002140588302</text:p>
          </table:table-cell>
          <table:table-cell office:value-type="float" office:value="0.01848961231" table:style-name="ce1">
            <text:p>0.01848961231</text:p>
          </table:table-cell>
          <table:table-cell office:value-type="float" office:value="8.346783902" table:style-name="ce1">
            <text:p>8.346783902</text:p>
          </table:table-cell>
          <table:table-cell office:value-type="float" office:value="134.0878756" table:style-name="ce1">
            <text:p>134.0878756</text:p>
          </table:table-cell>
          <table:table-cell office:value-type="float" office:value="0.4918012578" table:style-name="ce1">
            <text:p>0.4918012578</text:p>
          </table:table-cell>
          <table:table-cell office:value-type="float" office:value="1.179870707" table:style-name="ce1">
            <text:p>1.179870707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20.16032618" table:style-name="ce1">
            <text:p>20.16032618</text:p>
          </table:table-cell>
          <table:table-cell office:value-type="string" table:style-name="ce1">
            <text:p>≥20%</text:p>
          </table:table-cell>
          <table:table-cell office:value-type="float" office:value="2.541860791" table:style-name="ce1">
            <text:p>2.541860791</text:p>
          </table:table-cell>
          <table:table-cell office:value-type="float" office:value="-0.3800098637" table:style-name="ce1">
            <text:p>-0.3800098637</text:p>
          </table:table-cell>
          <table:table-cell office:value-type="float" office:value="3.745586563" table:style-name="ce1">
            <text:p>3.745586563</text:p>
          </table:table-cell>
          <table:table-cell office:value-type="float" office:value="7.790248" table:style-name="ce1">
            <text:p>7.790248</text:p>
          </table:table-cell>
          <table:table-cell office:value-type="float" office:value="8.425996" table:style-name="ce1">
            <text:p>8.425996</text:p>
          </table:table-cell>
          <table:table-cell office:value-type="float" office:value="16.216244" table:style-name="ce1">
            <text:p>16.216244</text:p>
          </table:table-cell>
          <table:table-cell office:value-type="float" office:value="1.91973367" table:style-name="ce1">
            <text:p>1.91973367</text:p>
          </table:table-cell>
          <table:table-cell office:value-type="float" office:value="0.5106925281" table:style-name="ce1">
            <text:p>0.5106925281</text:p>
          </table:table-cell>
          <table:table-cell office:value-type="float" office:value="2.985847007" table:style-name="ce1">
            <text:p>2.985847007</text:p>
          </table:table-cell>
          <table:table-cell office:value-type="float" office:value="6.301623409" table:style-name="ce1">
            <text:p>6.301623409</text:p>
          </table:table-cell>
          <table:table-cell office:value-type="float" office:value="19.06886362" table:style-name="ce1">
            <text:p>19.06886362</text:p>
          </table:table-cell>
          <table:table-cell/>
          <table:table-cell office:value-type="float" office:value="12.99989784" table:style-name="ce1">
            <text:p>12.99989784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4367082591" table:style-name="ce1">
            <text:p>0.4367082591</text:p>
          </table:table-cell>
          <table:table-cell office:value-type="float" office:value="6.995833889" table:style-name="ce1">
            <text:p>6.995833889</text:p>
          </table:table-cell>
          <table:table-cell office:value-type="float" office:value="0.128380084" table:style-name="ce1">
            <text:p>0.128380084</text:p>
          </table:table-cell>
          <table:table-cell office:value-type="float" office:value="3.114227443" table:style-name="ce1">
            <text:p>3.114227443</text:p>
          </table:table-cell>
          <table:table-cell office:value-type="float" office:value="0.128380084" table:style-name="ce1">
            <text:p>0.128380084</text:p>
          </table:table-cell>
          <table:table-cell office:value-type="float" office:value="1.949865837" table:style-name="ce1">
            <text:p>1.949865837</text:p>
          </table:table-cell>
          <table:table-cell office:value-type="float" office:value="2.700631163" table:style-name="ce1">
            <text:p>2.700631163</text:p>
          </table:table-cell>
          <table:table-cell office:value-type="float" office:value="0.4135962805" table:style-name="ce1">
            <text:p>0.4135962805</text:p>
          </table:table-cell>
          <table:table-cell office:value-type="float" office:value="6.19059075" table:style-name="ce1">
            <text:p>6.19059075</text:p>
          </table:table-cell>
          <table:table-cell office:value-type="float" office:value="1.729830979" table:style-name="ce1">
            <text:p>1.729830979</text:p>
          </table:table-cell>
          <table:table-cell office:value-type="float" office:value="2230.262774" table:style-name="ce1">
            <text:p>2230.262774</text:p>
          </table:table-cell>
          <table:table-cell office:value-type="float" office:value="142.9988889" table:style-name="ce1">
            <text:p>142.9988889</text:p>
          </table:table-cell>
          <table:table-cell office:value-type="float" office:value="179.9889302" table:style-name="ce1">
            <text:p>179.9889302</text:p>
          </table:table-cell>
          <table:table-cell office:value-type="float" office:value="37.02478927" table:style-name="ce1">
            <text:p>37.02478927</text:p>
          </table:table-cell>
          <table:table-cell office:value-type="float" office:value="95.87010056" table:style-name="ce1">
            <text:p>95.87010056</text:p>
          </table:table-cell>
          <table:table-cell office:value-type="float" office:value="0.002062258249" table:style-name="ce1">
            <text:p>0.002062258249</text:p>
          </table:table-cell>
          <table:table-cell office:value-type="float" office:value="0.01850015125" table:style-name="ce1">
            <text:p>0.01850015125</text:p>
          </table:table-cell>
          <table:table-cell office:value-type="float" office:value="8.217212154" table:style-name="ce1">
            <text:p>8.217212154</text:p>
          </table:table-cell>
          <table:table-cell office:value-type="float" office:value="55.35422139" table:style-name="ce1">
            <text:p>55.35422139</text:p>
          </table:table-cell>
          <table:table-cell office:value-type="float" office:value="0.5814329748" table:style-name="ce1">
            <text:p>0.5814329748</text:p>
          </table:table-cell>
          <table:table-cell office:value-type="float" office:value="1.103064132" table:style-name="ce1">
            <text:p>1.103064132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20.36591687" table:style-name="ce1">
            <text:p>20.36591687</text:p>
          </table:table-cell>
          <table:table-cell office:value-type="string" table:style-name="ce1">
            <text:p>≥20%</text:p>
          </table:table-cell>
          <table:table-cell office:value-type="float" office:value="2.556159131" table:style-name="ce1">
            <text:p>2.556159131</text:p>
          </table:table-cell>
          <table:table-cell office:value-type="float" office:value="-0.3949724534" table:style-name="ce1">
            <text:p>-0.3949724534</text:p>
          </table:table-cell>
          <table:table-cell office:value-type="float" office:value="3.737041719" table:style-name="ce1">
            <text:p>3.737041719</text:p>
          </table:table-cell>
          <table:table-cell office:value-type="float" office:value="7.819751" table:style-name="ce1">
            <text:p>7.819751</text:p>
          </table:table-cell>
          <table:table-cell office:value-type="float" office:value="8.51438" table:style-name="ce1">
            <text:p>8.51438</text:p>
          </table:table-cell>
          <table:table-cell office:value-type="float" office:value="16.334131" table:style-name="ce1">
            <text:p>16.334131</text:p>
          </table:table-cell>
          <table:table-cell office:value-type="float" office:value="1.934896094" table:style-name="ce1">
            <text:p>1.934896094</text:p>
          </table:table-cell>
          <table:table-cell office:value-type="float" office:value="0.4884204065" table:style-name="ce1">
            <text:p>0.4884204065</text:p>
          </table:table-cell>
          <table:table-cell office:value-type="float" office:value="3.00452863" table:style-name="ce1">
            <text:p>3.00452863</text:p>
          </table:table-cell>
          <table:table-cell office:value-type="float" office:value="6.368570467" table:style-name="ce1">
            <text:p>6.368570467</text:p>
          </table:table-cell>
          <table:table-cell office:value-type="float" office:value="19.18083099" table:style-name="ce1">
            <text:p>19.18083099</text:p>
          </table:table-cell>
          <table:table-cell/>
          <table:table-cell office:value-type="float" office:value="12.9978239" table:style-name="ce1">
            <text:p>12.9978239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4392384125" table:style-name="ce1">
            <text:p>0.4392384125</text:p>
          </table:table-cell>
          <table:table-cell office:value-type="float" office:value="7.056046025" table:style-name="ce1">
            <text:p>7.056046025</text:p>
          </table:table-cell>
          <table:table-cell office:value-type="float" office:value="0.1262038814" table:style-name="ce1">
            <text:p>0.1262038814</text:p>
          </table:table-cell>
          <table:table-cell office:value-type="float" office:value="3.130732295" table:style-name="ce1">
            <text:p>3.130732295</text:p>
          </table:table-cell>
          <table:table-cell office:value-type="float" office:value="0.1262038814" table:style-name="ce1">
            <text:p>0.1262038814</text:p>
          </table:table-cell>
          <table:table-cell office:value-type="float" office:value="1.980013415" table:style-name="ce1">
            <text:p>1.980013415</text:p>
          </table:table-cell>
          <table:table-cell office:value-type="float" office:value="2.717068585" table:style-name="ce1">
            <text:p>2.717068585</text:p>
          </table:table-cell>
          <table:table-cell office:value-type="float" office:value="0.4136637095" table:style-name="ce1">
            <text:p>0.4136637095</text:p>
          </table:table-cell>
          <table:table-cell office:value-type="float" office:value="6.230614" table:style-name="ce1">
            <text:p>6.230614</text:p>
          </table:table-cell>
          <table:table-cell office:value-type="float" office:value="1.744581461" table:style-name="ce1">
            <text:p>1.744581461</text:p>
          </table:table-cell>
          <table:table-cell office:value-type="float" office:value="2237.544855" table:style-name="ce1">
            <text:p>2237.544855</text:p>
          </table:table-cell>
          <table:table-cell office:value-type="float" office:value="142.9925519" table:style-name="ce1">
            <text:p>142.9925519</text:p>
          </table:table-cell>
          <table:table-cell office:value-type="float" office:value="179.9859048" table:style-name="ce1">
            <text:p>179.9859048</text:p>
          </table:table-cell>
          <table:table-cell office:value-type="float" office:value="37.01988473" table:style-name="ce1">
            <text:p>37.01988473</text:p>
          </table:table-cell>
          <table:table-cell office:value-type="float" office:value="95.34747804" table:style-name="ce1">
            <text:p>95.34747804</text:p>
          </table:table-cell>
          <table:table-cell office:value-type="float" office:value="0.002130881006" table:style-name="ce1">
            <text:p>0.002130881006</text:p>
          </table:table-cell>
          <table:table-cell office:value-type="float" office:value="0.01854620176" table:style-name="ce1">
            <text:p>0.01854620176</text:p>
          </table:table-cell>
          <table:table-cell office:value-type="float" office:value="8.315243991" table:style-name="ce1">
            <text:p>8.315243991</text:p>
          </table:table-cell>
          <table:table-cell office:value-type="float" office:value="66.90947533" table:style-name="ce1">
            <text:p>66.90947533</text:p>
          </table:table-cell>
          <table:table-cell office:value-type="float" office:value="0.6660422378" table:style-name="ce1">
            <text:p>0.6660422378</text:p>
          </table:table-cell>
          <table:table-cell office:value-type="float" office:value="1.239260194" table:style-name="ce1">
            <text:p>1.239260194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27.13845646" table:style-name="ce1">
            <text:p>27.13845646</text:p>
          </table:table-cell>
          <table:table-cell office:value-type="string" table:style-name="ce1">
            <text:p>≥20%</text:p>
          </table:table-cell>
          <table:table-cell office:value-type="float" office:value="3.637541559" table:style-name="ce1">
            <text:p>3.637541559</text:p>
          </table:table-cell>
          <table:table-cell office:value-type="float" office:value="-0.1916548276" table:style-name="ce1">
            <text:p>-0.1916548276</text:p>
          </table:table-cell>
          <table:table-cell office:value-type="float" office:value="4.177491397" table:style-name="ce1">
            <text:p>4.177491397</text:p>
          </table:table-cell>
          <table:table-cell office:value-type="float" office:value="11.94619" table:style-name="ce1">
            <text:p>11.94619</text:p>
          </table:table-cell>
          <table:table-cell office:value-type="float" office:value="17.44801" table:style-name="ce1">
            <text:p>17.44801</text:p>
          </table:table-cell>
          <table:table-cell office:value-type="float" office:value="29.3942" table:style-name="ce1">
            <text:p>29.3942</text:p>
          </table:table-cell>
          <table:table-cell office:value-type="float" office:value="2.808201141" table:style-name="ce1">
            <text:p>2.808201141</text:p>
          </table:table-cell>
          <table:table-cell office:value-type="float" office:value="0.1497011278" table:style-name="ce1">
            <text:p>0.1497011278</text:p>
          </table:table-cell>
          <table:table-cell office:value-type="float" office:value="4.530209046" table:style-name="ce1">
            <text:p>4.530209046</text:p>
          </table:table-cell>
          <table:table-cell office:value-type="float" office:value="7.158657411" table:style-name="ce1">
            <text:p>7.158657411</text:p>
          </table:table-cell>
          <table:table-cell office:value-type="float" office:value="66.09502633" table:style-name="ce1">
            <text:p>66.09502633</text:p>
          </table:table-cell>
          <table:table-cell office:value-type="float" office:value="0.5898152737" table:style-name="ce1">
            <text:p>0.5898152737</text:p>
          </table:table-cell>
          <table:table-cell office:value-type="float" office:value="3.993555672" table:style-name="ce1">
            <text:p>3.993555672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3249494078" table:style-name="ce1">
            <text:p>0.3249494078</text:p>
          </table:table-cell>
          <table:table-cell office:value-type="float" office:value="4.909059724" table:style-name="ce1">
            <text:p>4.909059724</text:p>
          </table:table-cell>
          <table:table-cell office:value-type="float" office:value="0.1865409564" table:style-name="ce1">
            <text:p>0.1865409564</text:p>
          </table:table-cell>
          <table:table-cell office:value-type="float" office:value="4.716747645" table:style-name="ce1">
            <text:p>4.716747645</text:p>
          </table:table-cell>
          <table:table-cell office:value-type="float" office:value="0.1865409564" table:style-name="ce1">
            <text:p>0.1865409564</text:p>
          </table:table-cell>
          <table:table-cell office:value-type="float" office:value="2.987856675" table:style-name="ce1">
            <text:p>2.987856675</text:p>
          </table:table-cell>
          <table:table-cell office:value-type="float" office:value="4.268433325" table:style-name="ce1">
            <text:p>4.268433325</text:p>
          </table:table-cell>
          <table:table-cell office:value-type="float" office:value="0.4483143202" table:style-name="ce1">
            <text:p>0.4483143202</text:p>
          </table:table-cell>
          <table:table-cell office:value-type="float" office:value="27.46891" table:style-name="ce1">
            <text:p>27.46891</text:p>
          </table:table-cell>
          <table:table-cell office:value-type="float" office:value="10.38374786" table:style-name="ce1">
            <text:p>10.38374786</text:p>
          </table:table-cell>
          <table:table-cell office:value-type="float" office:value="1694.354509" table:style-name="ce1">
            <text:p>1694.354509</text:p>
          </table:table-cell>
          <table:table-cell office:value-type="float" office:value="179.9973527" table:style-name="ce1">
            <text:p>179.9973527</text:p>
          </table:table-cell>
          <table:table-cell office:value-type="float" office:value="142.9731137" table:style-name="ce1">
            <text:p>142.9731137</text:p>
          </table:table-cell>
          <table:table-cell office:value-type="float" office:value="89.99909876" table:style-name="ce1">
            <text:p>89.99909876</text:p>
          </table:table-cell>
          <table:table-cell office:value-type="float" office:value="76.2868084" table:style-name="ce1">
            <text:p>76.2868084</text:p>
          </table:table-cell>
          <table:table-cell office:value-type="float" office:value="0.002960269557" table:style-name="ce1">
            <text:p>0.002960269557</text:p>
          </table:table-cell>
          <table:table-cell office:value-type="float" office:value="0.01862445857" table:style-name="ce1">
            <text:p>0.01862445857</text:p>
          </table:table-cell>
          <table:table-cell office:value-type="float" office:value="12.87425905" table:style-name="ce1">
            <text:p>12.87425905</text:p>
          </table:table-cell>
          <table:table-cell office:value-type="float" office:value="15.75280713" table:style-name="ce1">
            <text:p>15.75280713</text:p>
          </table:table-cell>
          <table:table-cell office:value-type="float" office:value="0.2047356364" table:style-name="ce1">
            <text:p>0.2047356364</text:p>
          </table:table-cell>
          <table:table-cell office:value-type="float" office:value="0.2772433659" table:style-name="ce1">
            <text:p>0.2772433659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26.79658778" table:style-name="ce1">
            <text:p>26.79658778</text:p>
          </table:table-cell>
          <table:table-cell office:value-type="string" table:style-name="ce1">
            <text:p>≥20%</text:p>
          </table:table-cell>
          <table:table-cell office:value-type="float" office:value="3.638065947" table:style-name="ce1">
            <text:p>3.638065947</text:p>
          </table:table-cell>
          <table:table-cell office:value-type="float" office:value="-0.1933893309" table:style-name="ce1">
            <text:p>-0.1933893309</text:p>
          </table:table-cell>
          <table:table-cell office:value-type="float" office:value="4.166202257" table:style-name="ce1">
            <text:p>4.166202257</text:p>
          </table:table-cell>
          <table:table-cell office:value-type="float" office:value="11.92636" table:style-name="ce1">
            <text:p>11.92636</text:p>
          </table:table-cell>
          <table:table-cell office:value-type="float" office:value="17.46908" table:style-name="ce1">
            <text:p>17.46908</text:p>
          </table:table-cell>
          <table:table-cell office:value-type="float" office:value="29.39544" table:style-name="ce1">
            <text:p>29.39544</text:p>
          </table:table-cell>
          <table:table-cell office:value-type="float" office:value="2.809518532" table:style-name="ce1">
            <text:p>2.809518532</text:p>
          </table:table-cell>
          <table:table-cell office:value-type="float" office:value="0.1543474533" table:style-name="ce1">
            <text:p>0.1543474533</text:p>
          </table:table-cell>
          <table:table-cell office:value-type="float" office:value="4.532944001" table:style-name="ce1">
            <text:p>4.532944001</text:p>
          </table:table-cell>
          <table:table-cell office:value-type="float" office:value="7.159126452" table:style-name="ce1">
            <text:p>7.159126452</text:p>
          </table:table-cell>
          <table:table-cell office:value-type="float" office:value="65.87580791" table:style-name="ce1">
            <text:p>65.87580791</text:p>
          </table:table-cell>
          <table:table-cell office:value-type="float" office:value="0.5879517126" table:style-name="ce1">
            <text:p>0.5879517126</text:p>
          </table:table-cell>
          <table:table-cell office:value-type="float" office:value="3.990606654" table:style-name="ce1">
            <text:p>3.990606654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3243655091" table:style-name="ce1">
            <text:p>0.3243655091</text:p>
          </table:table-cell>
          <table:table-cell office:value-type="float" office:value="4.895569816" table:style-name="ce1">
            <text:p>4.895569816</text:p>
          </table:table-cell>
          <table:table-cell office:value-type="float" office:value="0.1857841726" table:style-name="ce1">
            <text:p>0.1857841726</text:p>
          </table:table-cell>
          <table:table-cell office:value-type="float" office:value="4.718724254" table:style-name="ce1">
            <text:p>4.718724254</text:p>
          </table:table-cell>
          <table:table-cell office:value-type="float" office:value="0.1857841726" table:style-name="ce1">
            <text:p>0.1857841726</text:p>
          </table:table-cell>
          <table:table-cell office:value-type="float" office:value="2.989053104" table:style-name="ce1">
            <text:p>2.989053104</text:p>
          </table:table-cell>
          <table:table-cell office:value-type="float" office:value="4.268986896" table:style-name="ce1">
            <text:p>4.268986896</text:p>
          </table:table-cell>
          <table:table-cell office:value-type="float" office:value="0.4497373581" table:style-name="ce1">
            <text:p>0.4497373581</text:p>
          </table:table-cell>
          <table:table-cell office:value-type="float" office:value="27.35728" table:style-name="ce1">
            <text:p>27.35728</text:p>
          </table:table-cell>
          <table:table-cell office:value-type="float" office:value="10.38897091" table:style-name="ce1">
            <text:p>10.38897091</text:p>
          </table:table-cell>
          <table:table-cell office:value-type="float" office:value="1687.867126" table:style-name="ce1">
            <text:p>1687.867126</text:p>
          </table:table-cell>
          <table:table-cell office:value-type="float" office:value="179.9912078" table:style-name="ce1">
            <text:p>179.9912078</text:p>
          </table:table-cell>
          <table:table-cell office:value-type="float" office:value="142.9748094" table:style-name="ce1">
            <text:p>142.9748094</text:p>
          </table:table-cell>
          <table:table-cell office:value-type="float" office:value="89.99614506" table:style-name="ce1">
            <text:p>89.99614506</text:p>
          </table:table-cell>
          <table:table-cell office:value-type="float" office:value="76.78468744" table:style-name="ce1">
            <text:p>76.78468744</text:p>
          </table:table-cell>
          <table:table-cell office:value-type="float" office:value="0.002941452003" table:style-name="ce1">
            <text:p>0.002941452003</text:p>
          </table:table-cell>
          <table:table-cell office:value-type="float" office:value="0.0186131146" table:style-name="ce1">
            <text:p>0.0186131146</text:p>
          </table:table-cell>
          <table:table-cell office:value-type="float" office:value="12.77470809" table:style-name="ce1">
            <text:p>12.77470809</text:p>
          </table:table-cell>
          <table:table-cell office:value-type="float" office:value="15.75280713" table:style-name="ce1">
            <text:p>15.75280713</text:p>
          </table:table-cell>
          <table:table-cell office:value-type="float" office:value="0.2084395793" table:style-name="ce1">
            <text:p>0.2084395793</text:p>
          </table:table-cell>
          <table:table-cell office:value-type="float" office:value="0.2621481471" table:style-name="ce1">
            <text:p>0.2621481471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26.55165728" table:style-name="ce1">
            <text:p>26.55165728</text:p>
          </table:table-cell>
          <table:table-cell office:value-type="string" table:style-name="ce1">
            <text:p>≥20%</text:p>
          </table:table-cell>
          <table:table-cell office:value-type="float" office:value="3.630760823" table:style-name="ce1">
            <text:p>3.630760823</text:p>
          </table:table-cell>
          <table:table-cell office:value-type="float" office:value="-0.2016845394" table:style-name="ce1">
            <text:p>-0.2016845394</text:p>
          </table:table-cell>
          <table:table-cell office:value-type="float" office:value="4.177331752" table:style-name="ce1">
            <text:p>4.177331752</text:p>
          </table:table-cell>
          <table:table-cell office:value-type="float" office:value="11.87043" table:style-name="ce1">
            <text:p>11.87043</text:p>
          </table:table-cell>
          <table:table-cell office:value-type="float" office:value="17.53184" table:style-name="ce1">
            <text:p>17.53184</text:p>
          </table:table-cell>
          <table:table-cell office:value-type="float" office:value="29.40227" table:style-name="ce1">
            <text:p>29.40227</text:p>
          </table:table-cell>
          <table:table-cell office:value-type="float" office:value="2.80425063" table:style-name="ce1">
            <text:p>2.80425063</text:p>
          </table:table-cell>
          <table:table-cell office:value-type="float" office:value="0.1525000077" table:style-name="ce1">
            <text:p>0.1525000077</text:p>
          </table:table-cell>
          <table:table-cell office:value-type="float" office:value="4.520924174" table:style-name="ce1">
            <text:p>4.520924174</text:p>
          </table:table-cell>
          <table:table-cell office:value-type="float" office:value="7.159146693" table:style-name="ce1">
            <text:p>7.159146693</text:p>
          </table:table-cell>
          <table:table-cell office:value-type="float" office:value="65.81745618" table:style-name="ce1">
            <text:p>65.81745618</text:p>
          </table:table-cell>
          <table:table-cell office:value-type="float" office:value="0.5872065674" table:style-name="ce1">
            <text:p>0.5872065674</text:p>
          </table:table-cell>
          <table:table-cell office:value-type="float" office:value="3.992017773" table:style-name="ce1">
            <text:p>3.992017773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3235980422" table:style-name="ce1">
            <text:p>0.3235980422</text:p>
          </table:table-cell>
          <table:table-cell office:value-type="float" office:value="4.869380765" table:style-name="ce1">
            <text:p>4.869380765</text:p>
          </table:table-cell>
          <table:table-cell office:value-type="float" office:value="0.1844835047" table:style-name="ce1">
            <text:p>0.1844835047</text:p>
          </table:table-cell>
          <table:table-cell office:value-type="float" office:value="4.705405215" table:style-name="ce1">
            <text:p>4.705405215</text:p>
          </table:table-cell>
          <table:table-cell office:value-type="float" office:value="0.1844835047" table:style-name="ce1">
            <text:p>0.1844835047</text:p>
          </table:table-cell>
          <table:table-cell office:value-type="float" office:value="2.982238328" table:style-name="ce1">
            <text:p>2.982238328</text:p>
          </table:table-cell>
          <table:table-cell office:value-type="float" office:value="4.255371672" table:style-name="ce1">
            <text:p>4.255371672</text:p>
          </table:table-cell>
          <table:table-cell office:value-type="float" office:value="0.450033543" table:style-name="ce1">
            <text:p>0.450033543</text:p>
          </table:table-cell>
          <table:table-cell office:value-type="float" office:value="27.38879" table:style-name="ce1">
            <text:p>27.38879</text:p>
          </table:table-cell>
          <table:table-cell office:value-type="float" office:value="10.39390406" table:style-name="ce1">
            <text:p>10.39390406</text:p>
          </table:table-cell>
          <table:table-cell office:value-type="float" office:value="1677.947406" table:style-name="ce1">
            <text:p>1677.947406</text:p>
          </table:table-cell>
          <table:table-cell office:value-type="float" office:value="179.9990981" table:style-name="ce1">
            <text:p>179.9990981</text:p>
          </table:table-cell>
          <table:table-cell office:value-type="float" office:value="142.9765429" table:style-name="ce1">
            <text:p>142.9765429</text:p>
          </table:table-cell>
          <table:table-cell office:value-type="float" office:value="90.00540549" table:style-name="ce1">
            <text:p>90.00540549</text:p>
          </table:table-cell>
          <table:table-cell office:value-type="float" office:value="76.96237585" table:style-name="ce1">
            <text:p>76.96237585</text:p>
          </table:table-cell>
          <table:table-cell office:value-type="float" office:value="0.002980659802" table:style-name="ce1">
            <text:p>0.002980659802</text:p>
          </table:table-cell>
          <table:table-cell office:value-type="float" office:value="0.0186247356" table:style-name="ce1">
            <text:p>0.0186247356</text:p>
          </table:table-cell>
          <table:table-cell office:value-type="float" office:value="12.74048967" table:style-name="ce1">
            <text:p>12.74048967</text:p>
          </table:table-cell>
          <table:table-cell office:value-type="float" office:value="14.72288196" table:style-name="ce1">
            <text:p>14.72288196</text:p>
          </table:table-cell>
          <table:table-cell office:value-type="float" office:value="0.2124368177" table:style-name="ce1">
            <text:p>0.2124368177</text:p>
          </table:table-cell>
          <table:table-cell office:value-type="float" office:value="0.2856142729" table:style-name="ce1">
            <text:p>0.2856142729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11.83995024" table:style-name="ce1">
            <text:p>11.83995024</text:p>
          </table:table-cell>
          <table:table-cell office:value-type="string" table:style-name="ce1">
            <text:p>10-20%</text:p>
          </table:table-cell>
          <table:table-cell office:value-type="float" office:value="2.109257762" table:style-name="ce1">
            <text:p>2.109257762</text:p>
          </table:table-cell>
          <table:table-cell office:value-type="float" office:value="1.329234521" table:style-name="ce1">
            <text:p>1.329234521</text:p>
          </table:table-cell>
          <table:table-cell office:value-type="float" office:value="7.903457158" table:style-name="ce1">
            <text:p>7.903457158</text:p>
          </table:table-cell>
          <table:table-cell office:value-type="float" office:value="10.848296" table:style-name="ce1">
            <text:p>10.848296</text:p>
          </table:table-cell>
          <table:table-cell office:value-type="float" office:value="5.667641" table:style-name="ce1">
            <text:p>5.667641</text:p>
          </table:table-cell>
          <table:table-cell office:value-type="float" office:value="16.515937" table:style-name="ce1">
            <text:p>16.515937</text:p>
          </table:table-cell>
          <table:table-cell office:value-type="float" office:value="1.459272304" table:style-name="ce1">
            <text:p>1.459272304</text:p>
          </table:table-cell>
          <table:table-cell office:value-type="float" office:value="0.4319870373" table:style-name="ce1">
            <text:p>0.4319870373</text:p>
          </table:table-cell>
          <table:table-cell office:value-type="float" office:value="1.824224179" table:style-name="ce1">
            <text:p>1.824224179</text:p>
          </table:table-cell>
          <table:table-cell office:value-type="float" office:value="3.633491432" table:style-name="ce1">
            <text:p>3.633491432</text:p>
          </table:table-cell>
          <table:table-cell office:value-type="float" office:value="18.71192321" table:style-name="ce1">
            <text:p>18.71192321</text:p>
          </table:table-cell>
          <table:table-cell office:value-type="float" office:value="0.6291415776" table:style-name="ce1">
            <text:p>0.6291415776</text:p>
          </table:table-cell>
          <table:table-cell office:value-type="float" office:value="33.75626416" table:style-name="ce1">
            <text:p>33.75626416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539901717" table:style-name="ce1">
            <text:p>0.539901717</text:p>
          </table:table-cell>
          <table:table-cell office:value-type="float" office:value="7.191813011" table:style-name="ce1">
            <text:p>7.191813011</text:p>
          </table:table-cell>
          <table:table-cell office:value-type="float" office:value="0.2413077875" table:style-name="ce1">
            <text:p>0.2413077875</text:p>
          </table:table-cell>
          <table:table-cell office:value-type="float" office:value="2.065532001" table:style-name="ce1">
            <text:p>2.065532001</text:p>
          </table:table-cell>
          <table:table-cell office:value-type="float" office:value="0.2413077875" table:style-name="ce1">
            <text:p>0.2413077875</text:p>
          </table:table-cell>
          <table:table-cell office:value-type="float" office:value="1.536101015" table:style-name="ce1">
            <text:p>1.536101015</text:p>
          </table:table-cell>
          <table:table-cell office:value-type="float" office:value="1.854446985" table:style-name="ce1">
            <text:p>1.854446985</text:p>
          </table:table-cell>
          <table:table-cell office:value-type="float" office:value="0.2110850156" table:style-name="ce1">
            <text:p>0.2110850156</text:p>
          </table:table-cell>
          <table:table-cell office:value-type="float" office:value="5.483897" table:style-name="ce1">
            <text:p>5.483897</text:p>
          </table:table-cell>
          <table:table-cell office:value-type="float" office:value="1.754694328" table:style-name="ce1">
            <text:p>1.754694328</text:p>
          </table:table-cell>
          <table:table-cell office:value-type="float" office:value="2152.425698" table:style-name="ce1">
            <text:p>2152.425698</text:p>
          </table:table-cell>
          <table:table-cell office:value-type="float" office:value="37.00623725" table:style-name="ce1">
            <text:p>37.00623725</text:p>
          </table:table-cell>
          <table:table-cell office:value-type="float" office:value="89.98935661" table:style-name="ce1">
            <text:p>89.98935661</text:p>
          </table:table-cell>
          <table:table-cell office:value-type="float" office:value="30.29700202" table:style-name="ce1">
            <text:p>30.29700202</text:p>
          </table:table-cell>
          <table:table-cell office:value-type="float" office:value="55.55440863" table:style-name="ce1">
            <text:p>55.55440863</text:p>
          </table:table-cell>
          <table:table-cell office:value-type="float" office:value="0.003041972017" table:style-name="ce1">
            <text:p>0.003041972017</text:p>
          </table:table-cell>
          <table:table-cell office:value-type="float" office:value="0.01733343689" table:style-name="ce1">
            <text:p>0.01733343689</text:p>
          </table:table-cell>
          <table:table-cell office:value-type="float" office:value="11.28928483" table:style-name="ce1">
            <text:p>11.28928483</text:p>
          </table:table-cell>
          <table:table-cell office:value-type="float" office:value="18.90493135" table:style-name="ce1">
            <text:p>18.90493135</text:p>
          </table:table-cell>
          <table:table-cell office:value-type="float" office:value="2.608684253" table:style-name="ce1">
            <text:p>2.608684253</text:p>
          </table:table-cell>
          <table:table-cell office:value-type="float" office:value="9.027625469" table:style-name="ce1">
            <text:p>9.027625469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11.06820773" table:style-name="ce1">
            <text:p>11.06820773</text:p>
          </table:table-cell>
          <table:table-cell office:value-type="string" table:style-name="ce1">
            <text:p>10-20%</text:p>
          </table:table-cell>
          <table:table-cell office:value-type="float" office:value="1.993296428" table:style-name="ce1">
            <text:p>1.993296428</text:p>
          </table:table-cell>
          <table:table-cell office:value-type="float" office:value="0.9247009616" table:style-name="ce1">
            <text:p>0.9247009616</text:p>
          </table:table-cell>
          <table:table-cell office:value-type="float" office:value="6.760011076" table:style-name="ce1">
            <text:p>6.760011076</text:p>
          </table:table-cell>
          <table:table-cell office:value-type="float" office:value="9.329571" table:style-name="ce1">
            <text:p>9.329571</text:p>
          </table:table-cell>
          <table:table-cell office:value-type="float" office:value="5.472273" table:style-name="ce1">
            <text:p>5.472273</text:p>
          </table:table-cell>
          <table:table-cell office:value-type="float" office:value="14.801844" table:style-name="ce1">
            <text:p>14.801844</text:p>
          </table:table-cell>
          <table:table-cell office:value-type="float" office:value="1.38427027" table:style-name="ce1">
            <text:p>1.38427027</text:p>
          </table:table-cell>
          <table:table-cell office:value-type="float" office:value="0.6077809169" table:style-name="ce1">
            <text:p>0.6077809169</text:p>
          </table:table-cell>
          <table:table-cell office:value-type="float" office:value="1.702105928" table:style-name="ce1">
            <text:p>1.702105928</text:p>
          </table:table-cell>
          <table:table-cell office:value-type="float" office:value="4.022938186" table:style-name="ce1">
            <text:p>4.022938186</text:p>
          </table:table-cell>
          <table:table-cell office:value-type="float" office:value="16.65976389" table:style-name="ce1">
            <text:p>16.65976389</text:p>
          </table:table-cell>
          <table:table-cell office:value-type="float" office:value="0.3573043423" table:style-name="ce1">
            <text:p>0.3573043423</text:p>
          </table:table-cell>
          <table:table-cell office:value-type="float" office:value="33.75959125" table:style-name="ce1">
            <text:p>33.75959125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4633414583" table:style-name="ce1">
            <text:p>0.4633414583</text:p>
          </table:table-cell>
          <table:table-cell office:value-type="float" office:value="5.871620802" table:style-name="ce1">
            <text:p>5.871620802</text:p>
          </table:table-cell>
          <table:table-cell office:value-type="float" office:value="0.2124363444" table:style-name="ce1">
            <text:p>0.2124363444</text:p>
          </table:table-cell>
          <table:table-cell office:value-type="float" office:value="1.914542568" table:style-name="ce1">
            <text:p>1.914542568</text:p>
          </table:table-cell>
          <table:table-cell office:value-type="float" office:value="0.2124363444" table:style-name="ce1">
            <text:p>0.2124363444</text:p>
          </table:table-cell>
          <table:table-cell office:value-type="float" office:value="1.480022532" table:style-name="ce1">
            <text:p>1.480022532</text:p>
          </table:table-cell>
          <table:table-cell office:value-type="float" office:value="1.681220468" table:style-name="ce1">
            <text:p>1.681220468</text:p>
          </table:table-cell>
          <table:table-cell office:value-type="float" office:value="0.2333221001" table:style-name="ce1">
            <text:p>0.2333221001</text:p>
          </table:table-cell>
          <table:table-cell office:value-type="float" office:value="4.639575167" table:style-name="ce1">
            <text:p>4.639575167</text:p>
          </table:table-cell>
          <table:table-cell office:value-type="float" office:value="1.615297837" table:style-name="ce1">
            <text:p>1.615297837</text:p>
          </table:table-cell>
          <table:table-cell office:value-type="float" office:value="2189.67996" table:style-name="ce1">
            <text:p>2189.67996</text:p>
          </table:table-cell>
          <table:table-cell office:value-type="float" office:value="37.01207428" table:style-name="ce1">
            <text:p>37.01207428</text:p>
          </table:table-cell>
          <table:table-cell office:value-type="float" office:value="30.28814594" table:style-name="ce1">
            <text:p>30.28814594</text:p>
          </table:table-cell>
          <table:table-cell office:value-type="float" office:value="20.49669898" table:style-name="ce1">
            <text:p>20.49669898</text:p>
          </table:table-cell>
          <table:table-cell office:value-type="float" office:value="71.69243133" table:style-name="ce1">
            <text:p>71.69243133</text:p>
          </table:table-cell>
          <table:table-cell office:value-type="float" office:value="0.002715630263" table:style-name="ce1">
            <text:p>0.002715630263</text:p>
          </table:table-cell>
          <table:table-cell office:value-type="float" office:value="0.01687079358" table:style-name="ce1">
            <text:p>0.01687079358</text:p>
          </table:table-cell>
          <table:table-cell office:value-type="float" office:value="9.671753792" table:style-name="ce1">
            <text:p>9.671753792</text:p>
          </table:table-cell>
          <table:table-cell office:value-type="float" office:value="25.93004286" table:style-name="ce1">
            <text:p>25.93004286</text:p>
          </table:table-cell>
          <table:table-cell office:value-type="float" office:value="3.080181656" table:style-name="ce1">
            <text:p>3.080181656</text:p>
          </table:table-cell>
          <table:table-cell office:value-type="float" office:value="4.123170665" table:style-name="ce1">
            <text:p>4.123170665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9.951798487" table:style-name="ce1">
            <text:p>9.951798487</text:p>
          </table:table-cell>
          <table:table-cell office:value-type="string" table:style-name="ce1">
            <text:p>&lt;10%</text:p>
          </table:table-cell>
          <table:table-cell office:value-type="float" office:value="1.830867628" table:style-name="ce1">
            <text:p>1.830867628</text:p>
          </table:table-cell>
          <table:table-cell office:value-type="float" office:value="0.7893793723" table:style-name="ce1">
            <text:p>0.7893793723</text:p>
          </table:table-cell>
          <table:table-cell office:value-type="float" office:value="6.154837238" table:style-name="ce1">
            <text:p>6.154837238</text:p>
          </table:table-cell>
          <table:table-cell office:value-type="float" office:value="7.718037" table:style-name="ce1">
            <text:p>7.718037</text:p>
          </table:table-cell>
          <table:table-cell office:value-type="float" office:value="5.415356" table:style-name="ce1">
            <text:p>5.415356</text:p>
          </table:table-cell>
          <table:table-cell office:value-type="float" office:value="13.133393" table:style-name="ce1">
            <text:p>13.133393</text:p>
          </table:table-cell>
          <table:table-cell office:value-type="float" office:value="1.281225582" table:style-name="ce1">
            <text:p>1.281225582</text:p>
          </table:table-cell>
          <table:table-cell office:value-type="float" office:value="1.04068129" table:style-name="ce1">
            <text:p>1.04068129</text:p>
          </table:table-cell>
          <table:table-cell office:value-type="float" office:value="1.677784329" table:style-name="ce1">
            <text:p>1.677784329</text:p>
          </table:table-cell>
          <table:table-cell office:value-type="float" office:value="3.440945448" table:style-name="ce1">
            <text:p>3.440945448</text:p>
          </table:table-cell>
          <table:table-cell office:value-type="float" office:value="15.60475335" table:style-name="ce1">
            <text:p>15.60475335</text:p>
          </table:table-cell>
          <table:table-cell office:value-type="float" office:value="0.3238969645" table:style-name="ce1">
            <text:p>0.3238969645</text:p>
          </table:table-cell>
          <table:table-cell office:value-type="float" office:value="33.75801659" table:style-name="ce1">
            <text:p>33.75801659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3771954041" table:style-name="ce1">
            <text:p>0.3771954041</text:p>
          </table:table-cell>
          <table:table-cell office:value-type="float" office:value="4.364132454" table:style-name="ce1">
            <text:p>4.364132454</text:p>
          </table:table-cell>
          <table:table-cell office:value-type="float" office:value="0.1899545191" table:style-name="ce1">
            <text:p>0.1899545191</text:p>
          </table:table-cell>
          <table:table-cell office:value-type="float" office:value="1.867738992" table:style-name="ce1">
            <text:p>1.867738992</text:p>
          </table:table-cell>
          <table:table-cell office:value-type="float" office:value="0.1899545191" table:style-name="ce1">
            <text:p>0.1899545191</text:p>
          </table:table-cell>
          <table:table-cell office:value-type="float" office:value="1.337285067" table:style-name="ce1">
            <text:p>1.337285067</text:p>
          </table:table-cell>
          <table:table-cell office:value-type="float" office:value="1.659651933" table:style-name="ce1">
            <text:p>1.659651933</text:p>
          </table:table-cell>
          <table:table-cell office:value-type="float" office:value="0.2080870589" table:style-name="ce1">
            <text:p>0.2080870589</text:p>
          </table:table-cell>
          <table:table-cell office:value-type="float" office:value="4.542736" table:style-name="ce1">
            <text:p>4.542736</text:p>
          </table:table-cell>
          <table:table-cell office:value-type="float" office:value="1.208818546" table:style-name="ce1">
            <text:p>1.208818546</text:p>
          </table:table-cell>
          <table:table-cell office:value-type="float" office:value="2203.936167" table:style-name="ce1">
            <text:p>2203.936167</text:p>
          </table:table-cell>
          <table:table-cell office:value-type="float" office:value="37.00743266" table:style-name="ce1">
            <text:p>37.00743266</text:p>
          </table:table-cell>
          <table:table-cell office:value-type="float" office:value="157.3190538" table:style-name="ce1">
            <text:p>157.3190538</text:p>
          </table:table-cell>
          <table:table-cell office:value-type="float" office:value="30.26909293" table:style-name="ce1">
            <text:p>30.26909293</text:p>
          </table:table-cell>
          <table:table-cell office:value-type="float" office:value="71.11204769" table:style-name="ce1">
            <text:p>71.11204769</text:p>
          </table:table-cell>
          <table:table-cell office:value-type="float" office:value="0.001959017143" table:style-name="ce1">
            <text:p>0.001959017143</text:p>
          </table:table-cell>
          <table:table-cell office:value-type="float" office:value="0.01688918037" table:style-name="ce1">
            <text:p>0.01688918037</text:p>
          </table:table-cell>
          <table:table-cell office:value-type="float" office:value="6.737118657" table:style-name="ce1">
            <text:p>6.737118657</text:p>
          </table:table-cell>
          <table:table-cell office:value-type="float" office:value="31.34296752" table:style-name="ce1">
            <text:p>31.34296752</text:p>
          </table:table-cell>
          <table:table-cell office:value-type="float" office:value="4.288811339" table:style-name="ce1">
            <text:p>4.288811339</text:p>
          </table:table-cell>
          <table:table-cell office:value-type="float" office:value="4.184395825" table:style-name="ce1">
            <text:p>4.184395825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6.718534582" table:style-name="ce1">
            <text:p>6.718534582</text:p>
          </table:table-cell>
          <table:table-cell office:value-type="string" table:style-name="ce1">
            <text:p>&lt;10%</text:p>
          </table:table-cell>
          <table:table-cell office:value-type="float" office:value="3.628410415" table:style-name="ce1">
            <text:p>3.628410415</text:p>
          </table:table-cell>
          <table:table-cell office:value-type="float" office:value="-0.4468256288" table:style-name="ce1">
            <text:p>-0.4468256288</text:p>
          </table:table-cell>
          <table:table-cell office:value-type="float" office:value="3.180449994" table:style-name="ce1">
            <text:p>3.180449994</text:p>
          </table:table-cell>
          <table:table-cell office:value-type="float" office:value="9.60542" table:style-name="ce1">
            <text:p>9.60542</text:p>
          </table:table-cell>
          <table:table-cell office:value-type="float" office:value="13.00639" table:style-name="ce1">
            <text:p>13.00639</text:p>
          </table:table-cell>
          <table:table-cell office:value-type="float" office:value="22.61181" table:style-name="ce1">
            <text:p>22.61181</text:p>
          </table:table-cell>
          <table:table-cell office:value-type="float" office:value="2.850593593" table:style-name="ce1">
            <text:p>2.850593593</text:p>
          </table:table-cell>
          <table:table-cell office:value-type="float" office:value="0.2825836986" table:style-name="ce1">
            <text:p>0.2825836986</text:p>
          </table:table-cell>
          <table:table-cell office:value-type="float" office:value="4.433435303" table:style-name="ce1">
            <text:p>4.433435303</text:p>
          </table:table-cell>
          <table:table-cell office:value-type="float" office:value="8.538418728" table:style-name="ce1">
            <text:p>8.538418728</text:p>
          </table:table-cell>
          <table:table-cell office:value-type="float" office:value="65.35852565" table:style-name="ce1">
            <text:p>65.35852565</text:p>
          </table:table-cell>
          <table:table-cell office:value-type="float" office:value="0.3495145049" table:style-name="ce1">
            <text:p>0.3495145049</text:p>
          </table:table-cell>
          <table:table-cell office:value-type="float" office:value="136.4938148" table:style-name="ce1">
            <text:p>136.4938148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386552805" table:style-name="ce1">
            <text:p>0.2386552805</text:p>
          </table:table-cell>
          <table:table-cell office:value-type="float" office:value="2.632128443" table:style-name="ce1">
            <text:p>2.632128443</text:p>
          </table:table-cell>
          <table:table-cell office:value-type="float" office:value="0.1319620237" table:style-name="ce1">
            <text:p>0.1319620237</text:p>
          </table:table-cell>
          <table:table-cell office:value-type="float" office:value="4.565400824" table:style-name="ce1">
            <text:p>4.565400824</text:p>
          </table:table-cell>
          <table:table-cell office:value-type="float" office:value="0.1319620237" table:style-name="ce1">
            <text:p>0.1319620237</text:p>
          </table:table-cell>
          <table:table-cell office:value-type="float" office:value="3.261257229" table:style-name="ce1">
            <text:p>3.261257229</text:p>
          </table:table-cell>
          <table:table-cell office:value-type="float" office:value="4.050732771" table:style-name="ce1">
            <text:p>4.050732771</text:p>
          </table:table-cell>
          <table:table-cell office:value-type="float" office:value="0.5146680537" table:style-name="ce1">
            <text:p>0.5146680537</text:p>
          </table:table-cell>
          <table:table-cell office:value-type="float" office:value="19.36242429" table:style-name="ce1">
            <text:p>19.36242429</text:p>
          </table:table-cell>
          <table:table-cell office:value-type="float" office:value="7.56986723" table:style-name="ce1">
            <text:p>7.56986723</text:p>
          </table:table-cell>
          <table:table-cell office:value-type="float" office:value="1276.965438" table:style-name="ce1">
            <text:p>1276.965438</text:p>
          </table:table-cell>
          <table:table-cell office:value-type="float" office:value="136.6753749" table:style-name="ce1">
            <text:p>136.6753749</text:p>
          </table:table-cell>
          <table:table-cell office:value-type="float" office:value="143.0044945" table:style-name="ce1">
            <text:p>143.0044945</text:p>
          </table:table-cell>
          <table:table-cell office:value-type="float" office:value="36.99564388" table:style-name="ce1">
            <text:p>36.99564388</text:p>
          </table:table-cell>
          <table:table-cell office:value-type="float" office:value="17.37088308" table:style-name="ce1">
            <text:p>17.37088308</text:p>
          </table:table-cell>
          <table:table-cell office:value-type="float" office:value="0.002856758268" table:style-name="ce1">
            <text:p>0.002856758268</text:p>
          </table:table-cell>
          <table:table-cell office:value-type="float" office:value="0.01739313503" table:style-name="ce1">
            <text:p>0.01739313503</text:p>
          </table:table-cell>
          <table:table-cell office:value-type="float" office:value="6.570894448" table:style-name="ce1">
            <text:p>6.570894448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0.2907782478" table:style-name="ce1">
            <text:p>0.2907782478</text:p>
          </table:table-cell>
          <table:table-cell office:value-type="float" office:value="0.4656016603" table:style-name="ce1">
            <text:p>0.4656016603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6.276640051" table:style-name="ce1">
            <text:p>6.276640051</text:p>
          </table:table-cell>
          <table:table-cell office:value-type="string" table:style-name="ce1">
            <text:p>&lt;10%</text:p>
          </table:table-cell>
          <table:table-cell office:value-type="float" office:value="3.52679013" table:style-name="ce1">
            <text:p>3.52679013</text:p>
          </table:table-cell>
          <table:table-cell office:value-type="float" office:value="-0.6146813494" table:style-name="ce1">
            <text:p>-0.6146813494</text:p>
          </table:table-cell>
          <table:table-cell office:value-type="float" office:value="3.792570534" table:style-name="ce1">
            <text:p>3.792570534</text:p>
          </table:table-cell>
          <table:table-cell office:value-type="float" office:value="8.95757" table:style-name="ce1">
            <text:p>8.95757</text:p>
          </table:table-cell>
          <table:table-cell office:value-type="float" office:value="14.48935" table:style-name="ce1">
            <text:p>14.48935</text:p>
          </table:table-cell>
          <table:table-cell office:value-type="float" office:value="23.44692" table:style-name="ce1">
            <text:p>23.44692</text:p>
          </table:table-cell>
          <table:table-cell office:value-type="float" office:value="2.692081102" table:style-name="ce1">
            <text:p>2.692081102</text:p>
          </table:table-cell>
          <table:table-cell office:value-type="float" office:value="0.4458535433" table:style-name="ce1">
            <text:p>0.4458535433</text:p>
          </table:table-cell>
          <table:table-cell office:value-type="float" office:value="4.215165222" table:style-name="ce1">
            <text:p>4.215165222</text:p>
          </table:table-cell>
          <table:table-cell office:value-type="float" office:value="8.752218208" table:style-name="ce1">
            <text:p>8.752218208</text:p>
          </table:table-cell>
          <table:table-cell office:value-type="float" office:value="60.79658707" table:style-name="ce1">
            <text:p>60.79658707</text:p>
          </table:table-cell>
          <table:table-cell office:value-type="float" office:value="0.3429685591" table:style-name="ce1">
            <text:p>0.3429685591</text:p>
          </table:table-cell>
          <table:table-cell office:value-type="float" office:value="136.4965891" table:style-name="ce1">
            <text:p>136.4965891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384261671" table:style-name="ce1">
            <text:p>0.2384261671</text:p>
          </table:table-cell>
          <table:table-cell office:value-type="float" office:value="2.621520753" table:style-name="ce1">
            <text:p>2.621520753</text:p>
          </table:table-cell>
          <table:table-cell office:value-type="float" office:value="0.1344593125" table:style-name="ce1">
            <text:p>0.1344593125</text:p>
          </table:table-cell>
          <table:table-cell office:value-type="float" office:value="4.349623357" table:style-name="ce1">
            <text:p>4.349623357</text:p>
          </table:table-cell>
          <table:table-cell office:value-type="float" office:value="0.1344593125" table:style-name="ce1">
            <text:p>0.1344593125</text:p>
          </table:table-cell>
          <table:table-cell office:value-type="float" office:value="2.9869526" table:style-name="ce1">
            <text:p>2.9869526</text:p>
          </table:table-cell>
          <table:table-cell office:value-type="float" office:value="3.8010874" table:style-name="ce1">
            <text:p>3.8010874</text:p>
          </table:table-cell>
          <table:table-cell office:value-type="float" office:value="0.5485359572" table:style-name="ce1">
            <text:p>0.5485359572</text:p>
          </table:table-cell>
          <table:table-cell office:value-type="float" office:value="21.68697" table:style-name="ce1">
            <text:p>21.68697</text:p>
          </table:table-cell>
          <table:table-cell office:value-type="float" office:value="6.812144349" table:style-name="ce1">
            <text:p>6.812144349</text:p>
          </table:table-cell>
          <table:table-cell office:value-type="float" office:value="1259.001197" table:style-name="ce1">
            <text:p>1259.001197</text:p>
          </table:table-cell>
          <table:table-cell office:value-type="float" office:value="136.6814704" table:style-name="ce1">
            <text:p>136.6814704</text:p>
          </table:table-cell>
          <table:table-cell office:value-type="float" office:value="143.0102657" table:style-name="ce1">
            <text:p>143.0102657</text:p>
          </table:table-cell>
          <table:table-cell office:value-type="float" office:value="123.4792631" table:style-name="ce1">
            <text:p>123.4792631</text:p>
          </table:table-cell>
          <table:table-cell office:value-type="float" office:value="16.69831969" table:style-name="ce1">
            <text:p>16.69831969</text:p>
          </table:table-cell>
          <table:table-cell office:value-type="float" office:value="0.002764889817" table:style-name="ce1">
            <text:p>0.002764889817</text:p>
          </table:table-cell>
          <table:table-cell office:value-type="float" office:value="0.01760872137" table:style-name="ce1">
            <text:p>0.01760872137</text:p>
          </table:table-cell>
          <table:table-cell office:value-type="float" office:value="6.553763081" table:style-name="ce1">
            <text:p>6.553763081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0.3218716836" table:style-name="ce1">
            <text:p>0.3218716836</text:p>
          </table:table-cell>
          <table:table-cell office:value-type="float" office:value="0.4542058312" table:style-name="ce1">
            <text:p>0.4542058312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6.086928424" table:style-name="ce1">
            <text:p>6.086928424</text:p>
          </table:table-cell>
          <table:table-cell office:value-type="string" table:style-name="ce1">
            <text:p>&lt;10%</text:p>
          </table:table-cell>
          <table:table-cell office:value-type="float" office:value="3.426828045" table:style-name="ce1">
            <text:p>3.426828045</text:p>
          </table:table-cell>
          <table:table-cell office:value-type="float" office:value="-0.6984304873" table:style-name="ce1">
            <text:p>-0.6984304873</text:p>
          </table:table-cell>
          <table:table-cell office:value-type="float" office:value="4.237688596" table:style-name="ce1">
            <text:p>4.237688596</text:p>
          </table:table-cell>
          <table:table-cell office:value-type="float" office:value="8.71734" table:style-name="ce1">
            <text:p>8.71734</text:p>
          </table:table-cell>
          <table:table-cell office:value-type="float" office:value="15.95655" table:style-name="ce1">
            <text:p>15.95655</text:p>
          </table:table-cell>
          <table:table-cell office:value-type="float" office:value="24.67389" table:style-name="ce1">
            <text:p>24.67389</text:p>
          </table:table-cell>
          <table:table-cell office:value-type="float" office:value="2.585196189" table:style-name="ce1">
            <text:p>2.585196189</text:p>
          </table:table-cell>
          <table:table-cell office:value-type="float" office:value="0.4557698222" table:style-name="ce1">
            <text:p>0.4557698222</text:p>
          </table:table-cell>
          <table:table-cell office:value-type="float" office:value="4.029494808" table:style-name="ce1">
            <text:p>4.029494808</text:p>
          </table:table-cell>
          <table:table-cell office:value-type="float" office:value="8.548178109" table:style-name="ce1">
            <text:p>8.548178109</text:p>
          </table:table-cell>
          <table:table-cell office:value-type="float" office:value="57.48637281" table:style-name="ce1">
            <text:p>57.48637281</text:p>
          </table:table-cell>
          <table:table-cell office:value-type="float" office:value="0.3182352048" table:style-name="ce1">
            <text:p>0.3182352048</text:p>
          </table:table-cell>
          <table:table-cell office:value-type="float" office:value="136.4983504" table:style-name="ce1">
            <text:p>136.4983504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359092484" table:style-name="ce1">
            <text:p>0.2359092484</text:p>
          </table:table-cell>
          <table:table-cell office:value-type="float" office:value="2.573564936" table:style-name="ce1">
            <text:p>2.573564936</text:p>
          </table:table-cell>
          <table:table-cell office:value-type="float" office:value="0.1376511563" table:style-name="ce1">
            <text:p>0.1376511563</text:p>
          </table:table-cell>
          <table:table-cell office:value-type="float" office:value="4.167145666" table:style-name="ce1">
            <text:p>4.167145666</text:p>
          </table:table-cell>
          <table:table-cell office:value-type="float" office:value="0.1376511563" table:style-name="ce1">
            <text:p>0.1376511563</text:p>
          </table:table-cell>
          <table:table-cell office:value-type="float" office:value="2.823097219" table:style-name="ce1">
            <text:p>2.823097219</text:p>
          </table:table-cell>
          <table:table-cell office:value-type="float" office:value="3.621832781" table:style-name="ce1">
            <text:p>3.621832781</text:p>
          </table:table-cell>
          <table:table-cell office:value-type="float" office:value="0.5453128849" table:style-name="ce1">
            <text:p>0.5453128849</text:p>
          </table:table-cell>
          <table:table-cell office:value-type="float" office:value="23.56550667" table:style-name="ce1">
            <text:p>23.56550667</text:p>
          </table:table-cell>
          <table:table-cell office:value-type="float" office:value="6.488187225" table:style-name="ce1">
            <text:p>6.488187225</text:p>
          </table:table-cell>
          <table:table-cell office:value-type="float" office:value="1247.706612" table:style-name="ce1">
            <text:p>1247.706612</text:p>
          </table:table-cell>
          <table:table-cell office:value-type="float" office:value="136.6889136" table:style-name="ce1">
            <text:p>136.6889136</text:p>
          </table:table-cell>
          <table:table-cell office:value-type="float" office:value="142.9979375" table:style-name="ce1">
            <text:p>142.9979375</text:p>
          </table:table-cell>
          <table:table-cell office:value-type="float" office:value="123.4820501" table:style-name="ce1">
            <text:p>123.4820501</text:p>
          </table:table-cell>
          <table:table-cell office:value-type="float" office:value="16.58994867" table:style-name="ce1">
            <text:p>16.58994867</text:p>
          </table:table-cell>
          <table:table-cell office:value-type="float" office:value="0.002626281003" table:style-name="ce1">
            <text:p>0.002626281003</text:p>
          </table:table-cell>
          <table:table-cell office:value-type="float" office:value="0.01760014032" table:style-name="ce1">
            <text:p>0.01760014032</text:p>
          </table:table-cell>
          <table:table-cell office:value-type="float" office:value="6.283560472" table:style-name="ce1">
            <text:p>6.283560472</text:p>
          </table:table-cell>
          <table:table-cell office:value-type="float" office:value="12.01980586" table:style-name="ce1">
            <text:p>12.01980586</text:p>
          </table:table-cell>
          <table:table-cell office:value-type="float" office:value="0.3056835005" table:style-name="ce1">
            <text:p>0.3056835005</text:p>
          </table:table-cell>
          <table:table-cell office:value-type="float" office:value="0.4349898509" table:style-name="ce1">
            <text:p>0.4349898509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26.03123596" table:style-name="ce1">
            <text:p>26.03123596</text:p>
          </table:table-cell>
          <table:table-cell office:value-type="string" table:style-name="ce1">
            <text:p>≥20%</text:p>
          </table:table-cell>
          <table:table-cell office:value-type="float" office:value="3.29075722" table:style-name="ce1">
            <text:p>3.29075722</text:p>
          </table:table-cell>
          <table:table-cell office:value-type="float" office:value="-0.3871952872" table:style-name="ce1">
            <text:p>-0.3871952872</text:p>
          </table:table-cell>
          <table:table-cell office:value-type="float" office:value="3.531469928" table:style-name="ce1">
            <text:p>3.531469928</text:p>
          </table:table-cell>
          <table:table-cell office:value-type="float" office:value="8.36726" table:style-name="ce1">
            <text:p>8.36726</text:p>
          </table:table-cell>
          <table:table-cell office:value-type="float" office:value="13.234109" table:style-name="ce1">
            <text:p>13.234109</text:p>
          </table:table-cell>
          <table:table-cell office:value-type="float" office:value="21.601369" table:style-name="ce1">
            <text:p>21.601369</text:p>
          </table:table-cell>
          <table:table-cell office:value-type="float" office:value="2.534111296" table:style-name="ce1">
            <text:p>2.534111296</text:p>
          </table:table-cell>
          <table:table-cell office:value-type="float" office:value="0.8453412695" table:style-name="ce1">
            <text:p>0.8453412695</text:p>
          </table:table-cell>
          <table:table-cell office:value-type="float" office:value="4.0446037" table:style-name="ce1">
            <text:p>4.0446037</text:p>
          </table:table-cell>
          <table:table-cell office:value-type="float" office:value="7.438445202" table:style-name="ce1">
            <text:p>7.438445202</text:p>
          </table:table-cell>
          <table:table-cell office:value-type="float" office:value="19.1678821" table:style-name="ce1">
            <text:p>19.1678821</text:p>
          </table:table-cell>
          <table:table-cell office:value-type="float" office:value="0.5640784703" table:style-name="ce1">
            <text:p>0.5640784703</text:p>
          </table:table-cell>
          <table:table-cell office:value-type="float" office:value="157.5002452" table:style-name="ce1">
            <text:p>157.5002452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5099399418" table:style-name="ce1">
            <text:p>0.5099399418</text:p>
          </table:table-cell>
          <table:table-cell office:value-type="float" office:value="9.728608535" table:style-name="ce1">
            <text:p>9.728608535</text:p>
          </table:table-cell>
          <table:table-cell office:value-type="float" office:value="0.1458873291" table:style-name="ce1">
            <text:p>0.1458873291</text:p>
          </table:table-cell>
          <table:table-cell office:value-type="float" office:value="4.190491333" table:style-name="ce1">
            <text:p>4.190491333</text:p>
          </table:table-cell>
          <table:table-cell office:value-type="float" office:value="0.1458873291" table:style-name="ce1">
            <text:p>0.1458873291</text:p>
          </table:table-cell>
          <table:table-cell office:value-type="float" office:value="2.605587935" table:style-name="ce1">
            <text:p>2.605587935</text:p>
          </table:table-cell>
          <table:table-cell office:value-type="float" office:value="3.680061065" table:style-name="ce1">
            <text:p>3.680061065</text:p>
          </table:table-cell>
          <table:table-cell office:value-type="float" office:value="0.5104302681" table:style-name="ce1">
            <text:p>0.5104302681</text:p>
          </table:table-cell>
          <table:table-cell office:value-type="float" office:value="6.21895475" table:style-name="ce1">
            <text:p>6.21895475</text:p>
          </table:table-cell>
          <table:table-cell office:value-type="float" office:value="1.880422482" table:style-name="ce1">
            <text:p>1.880422482</text:p>
          </table:table-cell>
          <table:table-cell office:value-type="float" office:value="2644.184599" table:style-name="ce1">
            <text:p>2644.184599</text:p>
          </table:table-cell>
          <table:table-cell office:value-type="float" office:value="142.9993459" table:style-name="ce1">
            <text:p>142.9993459</text:p>
          </table:table-cell>
          <table:table-cell office:value-type="float" office:value="179.9928148" table:style-name="ce1">
            <text:p>179.9928148</text:p>
          </table:table-cell>
          <table:table-cell office:value-type="float" office:value="159.5238988" table:style-name="ce1">
            <text:p>159.5238988</text:p>
          </table:table-cell>
          <table:table-cell office:value-type="float" office:value="40.56449068" table:style-name="ce1">
            <text:p>40.56449068</text:p>
          </table:table-cell>
          <table:table-cell office:value-type="float" office:value="0.003270701156" table:style-name="ce1">
            <text:p>0.003270701156</text:p>
          </table:table-cell>
          <table:table-cell office:value-type="float" office:value="0.01892072591" table:style-name="ce1">
            <text:p>0.01892072591</text:p>
          </table:table-cell>
          <table:table-cell office:value-type="float" office:value="11.05249006" table:style-name="ce1">
            <text:p>11.05249006</text:p>
          </table:table-cell>
          <table:table-cell office:value-type="float" office:value="392.6134305" table:style-name="ce1">
            <text:p>392.6134305</text:p>
          </table:table-cell>
          <table:table-cell office:value-type="float" office:value="0.9065142901" table:style-name="ce1">
            <text:p>0.9065142901</text:p>
          </table:table-cell>
          <table:table-cell office:value-type="float" office:value="2.023038402" table:style-name="ce1">
            <text:p>2.023038402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26.31163401" table:style-name="ce1">
            <text:p>26.31163401</text:p>
          </table:table-cell>
          <table:table-cell office:value-type="string" table:style-name="ce1">
            <text:p>≥20%</text:p>
          </table:table-cell>
          <table:table-cell office:value-type="float" office:value="3.392785842" table:style-name="ce1">
            <text:p>3.392785842</text:p>
          </table:table-cell>
          <table:table-cell office:value-type="float" office:value="-0.3646599513" table:style-name="ce1">
            <text:p>-0.3646599513</text:p>
          </table:table-cell>
          <table:table-cell office:value-type="float" office:value="3.483724645" table:style-name="ce1">
            <text:p>3.483724645</text:p>
          </table:table-cell>
          <table:table-cell office:value-type="float" office:value="9.06303" table:style-name="ce1">
            <text:p>9.06303</text:p>
          </table:table-cell>
          <table:table-cell office:value-type="float" office:value="13.214091" table:style-name="ce1">
            <text:p>13.214091</text:p>
          </table:table-cell>
          <table:table-cell office:value-type="float" office:value="22.277121" table:style-name="ce1">
            <text:p>22.277121</text:p>
          </table:table-cell>
          <table:table-cell office:value-type="float" office:value="2.617440826" table:style-name="ce1">
            <text:p>2.617440826</text:p>
          </table:table-cell>
          <table:table-cell office:value-type="float" office:value="0.4772751732" table:style-name="ce1">
            <text:p>0.4772751732</text:p>
          </table:table-cell>
          <table:table-cell office:value-type="float" office:value="4.069941029" table:style-name="ce1">
            <text:p>4.069941029</text:p>
          </table:table-cell>
          <table:table-cell office:value-type="float" office:value="7.686945588" table:style-name="ce1">
            <text:p>7.686945588</text:p>
          </table:table-cell>
          <table:table-cell office:value-type="float" office:value="19.35978535" table:style-name="ce1">
            <text:p>19.35978535</text:p>
          </table:table-cell>
          <table:table-cell office:value-type="float" office:value="0.581034608" table:style-name="ce1">
            <text:p>0.581034608</text:p>
          </table:table-cell>
          <table:table-cell office:value-type="float" office:value="163.0002538" table:style-name="ce1">
            <text:p>163.0002538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5166115626" table:style-name="ce1">
            <text:p>0.5166115626</text:p>
          </table:table-cell>
          <table:table-cell office:value-type="float" office:value="9.983002629" table:style-name="ce1">
            <text:p>9.983002629</text:p>
          </table:table-cell>
          <table:table-cell office:value-type="float" office:value="0.1633426003" table:style-name="ce1">
            <text:p>0.1633426003</text:p>
          </table:table-cell>
          <table:table-cell office:value-type="float" office:value="4.233283697" table:style-name="ce1">
            <text:p>4.233283697</text:p>
          </table:table-cell>
          <table:table-cell office:value-type="float" office:value="0.1633426003" table:style-name="ce1">
            <text:p>0.1633426003</text:p>
          </table:table-cell>
          <table:table-cell office:value-type="float" office:value="2.720815747" table:style-name="ce1">
            <text:p>2.720815747</text:p>
          </table:table-cell>
          <table:table-cell office:value-type="float" office:value="3.709009253" table:style-name="ce1">
            <text:p>3.709009253</text:p>
          </table:table-cell>
          <table:table-cell office:value-type="float" office:value="0.5242744435" table:style-name="ce1">
            <text:p>0.5242744435</text:p>
          </table:table-cell>
          <table:table-cell office:value-type="float" office:value="6.2713038" table:style-name="ce1">
            <text:p>6.2713038</text:p>
          </table:table-cell>
          <table:table-cell office:value-type="float" office:value="1.901168049" table:style-name="ce1">
            <text:p>1.901168049</text:p>
          </table:table-cell>
          <table:table-cell office:value-type="float" office:value="2646.777395" table:style-name="ce1">
            <text:p>2646.777395</text:p>
          </table:table-cell>
          <table:table-cell office:value-type="float" office:value="142.991877" table:style-name="ce1">
            <text:p>142.991877</text:p>
          </table:table-cell>
          <table:table-cell office:value-type="float" office:value="179.9958455" table:style-name="ce1">
            <text:p>179.9958455</text:p>
          </table:table-cell>
          <table:table-cell office:value-type="float" office:value="159.5338838" table:style-name="ce1">
            <text:p>159.5338838</text:p>
          </table:table-cell>
          <table:table-cell office:value-type="float" office:value="41.03205674" table:style-name="ce1">
            <text:p>41.03205674</text:p>
          </table:table-cell>
          <table:table-cell office:value-type="float" office:value="0.003424330493" table:style-name="ce1">
            <text:p>0.003424330493</text:p>
          </table:table-cell>
          <table:table-cell office:value-type="float" office:value="0.01892281326" table:style-name="ce1">
            <text:p>0.01892281326</text:p>
          </table:table-cell>
          <table:table-cell office:value-type="float" office:value="10.11640492" table:style-name="ce1">
            <text:p>10.11640492</text:p>
          </table:table-cell>
          <table:table-cell office:value-type="float" office:value="252.2584773" table:style-name="ce1">
            <text:p>252.2584773</text:p>
          </table:table-cell>
          <table:table-cell office:value-type="float" office:value="1.031282758" table:style-name="ce1">
            <text:p>1.031282758</text:p>
          </table:table-cell>
          <table:table-cell office:value-type="float" office:value="1.79953824" table:style-name="ce1">
            <text:p>1.79953824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26.49873881" table:style-name="ce1">
            <text:p>26.49873881</text:p>
          </table:table-cell>
          <table:table-cell office:value-type="string" table:style-name="ce1">
            <text:p>≥20%</text:p>
          </table:table-cell>
          <table:table-cell office:value-type="float" office:value="3.493029068" table:style-name="ce1">
            <text:p>3.493029068</text:p>
          </table:table-cell>
          <table:table-cell office:value-type="float" office:value="-0.3178380616" table:style-name="ce1">
            <text:p>-0.3178380616</text:p>
          </table:table-cell>
          <table:table-cell office:value-type="float" office:value="3.447480418" table:style-name="ce1">
            <text:p>3.447480418</text:p>
          </table:table-cell>
          <table:table-cell office:value-type="float" office:value="9.901078" table:style-name="ce1">
            <text:p>9.901078</text:p>
          </table:table-cell>
          <table:table-cell office:value-type="float" office:value="13.34995" table:style-name="ce1">
            <text:p>13.34995</text:p>
          </table:table-cell>
          <table:table-cell office:value-type="float" office:value="23.251028" table:style-name="ce1">
            <text:p>23.251028</text:p>
          </table:table-cell>
          <table:table-cell office:value-type="float" office:value="2.697161411" table:style-name="ce1">
            <text:p>2.697161411</text:p>
          </table:table-cell>
          <table:table-cell office:value-type="float" office:value="0.33125221" table:style-name="ce1">
            <text:p>0.33125221</text:p>
          </table:table-cell>
          <table:table-cell office:value-type="float" office:value="4.169920538" table:style-name="ce1">
            <text:p>4.169920538</text:p>
          </table:table-cell>
          <table:table-cell office:value-type="float" office:value="7.938791935" table:style-name="ce1">
            <text:p>7.938791935</text:p>
          </table:table-cell>
          <table:table-cell office:value-type="float" office:value="19.73920679" table:style-name="ce1">
            <text:p>19.73920679</text:p>
          </table:table-cell>
          <table:table-cell office:value-type="float" office:value="0.6061795811" table:style-name="ce1">
            <text:p>0.6061795811</text:p>
          </table:table-cell>
          <table:table-cell office:value-type="float" office:value="169.0014183" table:style-name="ce1">
            <text:p>169.0014183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523421698" table:style-name="ce1">
            <text:p>0.523421698</text:p>
          </table:table-cell>
          <table:table-cell office:value-type="float" office:value="10.19782712" table:style-name="ce1">
            <text:p>10.19782712</text:p>
          </table:table-cell>
          <table:table-cell office:value-type="float" office:value="0.1774978243" table:style-name="ce1">
            <text:p>0.1774978243</text:p>
          </table:table-cell>
          <table:table-cell office:value-type="float" office:value="4.347418326" table:style-name="ce1">
            <text:p>4.347418326</text:p>
          </table:table-cell>
          <table:table-cell office:value-type="float" office:value="0.1774978243" table:style-name="ce1">
            <text:p>0.1774978243</text:p>
          </table:table-cell>
          <table:table-cell office:value-type="float" office:value="2.889199522" table:style-name="ce1">
            <text:p>2.889199522</text:p>
          </table:table-cell>
          <table:table-cell office:value-type="float" office:value="3.827689478" table:style-name="ce1">
            <text:p>3.827689478</text:p>
          </table:table-cell>
          <table:table-cell office:value-type="float" office:value="0.519728848" table:style-name="ce1">
            <text:p>0.519728848</text:p>
          </table:table-cell>
          <table:table-cell office:value-type="float" office:value="6.326772667" table:style-name="ce1">
            <text:p>6.326772667</text:p>
          </table:table-cell>
          <table:table-cell office:value-type="float" office:value="1.911508534" table:style-name="ce1">
            <text:p>1.911508534</text:p>
          </table:table-cell>
          <table:table-cell office:value-type="float" office:value="2659.671637" table:style-name="ce1">
            <text:p>2659.671637</text:p>
          </table:table-cell>
          <table:table-cell office:value-type="float" office:value="142.9929157" table:style-name="ce1">
            <text:p>142.9929157</text:p>
          </table:table-cell>
          <table:table-cell office:value-type="float" office:value="179.9983814" table:style-name="ce1">
            <text:p>179.9983814</text:p>
          </table:table-cell>
          <table:table-cell office:value-type="float" office:value="159.5348092" table:style-name="ce1">
            <text:p>159.5348092</text:p>
          </table:table-cell>
          <table:table-cell office:value-type="float" office:value="39.93223327" table:style-name="ce1">
            <text:p>39.93223327</text:p>
          </table:table-cell>
          <table:table-cell office:value-type="float" office:value="0.003300110297" table:style-name="ce1">
            <text:p>0.003300110297</text:p>
          </table:table-cell>
          <table:table-cell office:value-type="float" office:value="0.01881858886" table:style-name="ce1">
            <text:p>0.01881858886</text:p>
          </table:table-cell>
          <table:table-cell office:value-type="float" office:value="9.94485666" table:style-name="ce1">
            <text:p>9.94485666</text:p>
          </table:table-cell>
          <table:table-cell office:value-type="float" office:value="236.8100579" table:style-name="ce1">
            <text:p>236.8100579</text:p>
          </table:table-cell>
          <table:table-cell office:value-type="float" office:value="1.26825679" table:style-name="ce1">
            <text:p>1.26825679</text:p>
          </table:table-cell>
          <table:table-cell office:value-type="float" office:value="1.395295907" table:style-name="ce1">
            <text:p>1.395295907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11.49658203" table:style-name="ce1">
            <text:p>11.49658203</text:p>
          </table:table-cell>
          <table:table-cell office:value-type="string" table:style-name="ce1">
            <text:p>10-20%</text:p>
          </table:table-cell>
          <table:table-cell office:value-type="float" office:value="10.4904709" table:style-name="ce1">
            <text:p>10.4904709</text:p>
          </table:table-cell>
          <table:table-cell office:value-type="float" office:value="0.09698487912" table:style-name="ce1">
            <text:p>0.09698487912</text:p>
          </table:table-cell>
          <table:table-cell office:value-type="float" office:value="3.050988215" table:style-name="ce1">
            <text:p>3.050988215</text:p>
          </table:table-cell>
          <table:table-cell office:value-type="float" office:value="35.01605" table:style-name="ce1">
            <text:p>35.01605</text:p>
          </table:table-cell>
          <table:table-cell office:value-type="float" office:value="28.06376" table:style-name="ce1">
            <text:p>28.06376</text:p>
          </table:table-cell>
          <table:table-cell office:value-type="float" office:value="63.07981" table:style-name="ce1">
            <text:p>63.07981</text:p>
          </table:table-cell>
          <table:table-cell office:value-type="float" office:value="8.171196733" table:style-name="ce1">
            <text:p>8.171196733</text:p>
          </table:table-cell>
          <table:table-cell office:value-type="float" office:value="0.02941809226" table:style-name="ce1">
            <text:p>0.02941809226</text:p>
          </table:table-cell>
          <table:table-cell office:value-type="float" office:value="14.49325079" table:style-name="ce1">
            <text:p>14.49325079</text:p>
          </table:table-cell>
          <table:table-cell office:value-type="float" office:value="21.73036559" table:style-name="ce1">
            <text:p>21.73036559</text:p>
          </table:table-cell>
          <table:table-cell office:value-type="float" office:value="97.75562058" table:style-name="ce1">
            <text:p>97.75562058</text:p>
          </table:table-cell>
          <table:table-cell/>
          <table:table-cell office:value-type="float" office:value="152.7544112" table:style-name="ce1">
            <text:p>152.7544112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0.3232335916" table:style-name="ce1">
            <text:p>0.3232335916</text:p>
          </table:table-cell>
          <table:table-cell office:value-type="float" office:value="4.708586773" table:style-name="ce1">
            <text:p>4.708586773</text:p>
          </table:table-cell>
          <table:table-cell office:value-type="float" office:value="0.462749757" table:style-name="ce1">
            <text:p>0.462749757</text:p>
          </table:table-cell>
          <table:table-cell office:value-type="float" office:value="14.9559994" table:style-name="ce1">
            <text:p>14.9559994</text:p>
          </table:table-cell>
          <table:table-cell office:value-type="float" office:value="0.462749757" table:style-name="ce1">
            <text:p>0.462749757</text:p>
          </table:table-cell>
          <table:table-cell office:value-type="float" office:value="8.382207746" table:style-name="ce1">
            <text:p>8.382207746</text:p>
          </table:table-cell>
          <table:table-cell office:value-type="float" office:value="13.65552225" table:style-name="ce1">
            <text:p>13.65552225</text:p>
          </table:table-cell>
          <table:table-cell office:value-type="float" office:value="1.300477141" table:style-name="ce1">
            <text:p>1.300477141</text:p>
          </table:table-cell>
          <table:table-cell office:value-type="float" office:value="65.84225" table:style-name="ce1">
            <text:p>65.84225</text:p>
          </table:table-cell>
          <table:table-cell office:value-type="float" office:value="33.42136035" table:style-name="ce1">
            <text:p>33.42136035</text:p>
          </table:table-cell>
          <table:table-cell office:value-type="float" office:value="1209.030647" table:style-name="ce1">
            <text:p>1209.030647</text:p>
          </table:table-cell>
          <table:table-cell office:value-type="float" office:value="153.1554989" table:style-name="ce1">
            <text:p>153.1554989</text:p>
          </table:table-cell>
          <table:table-cell office:value-type="float" office:value="143.0193461" table:style-name="ce1">
            <text:p>143.0193461</text:p>
          </table:table-cell>
          <table:table-cell office:value-type="float" office:value="159.1990562" table:style-name="ce1">
            <text:p>159.1990562</text:p>
          </table:table-cell>
          <table:table-cell office:value-type="float" office:value="8.550669032" table:style-name="ce1">
            <text:p>8.550669032</text:p>
          </table:table-cell>
          <table:table-cell office:value-type="float" office:value="0.006051447908" table:style-name="ce1">
            <text:p>0.006051447908</text:p>
          </table:table-cell>
          <table:table-cell office:value-type="float" office:value="0.01944436992" table:style-name="ce1">
            <text:p>0.01944436992</text:p>
          </table:table-cell>
          <table:table-cell office:value-type="float" office:value="9.161652816" table:style-name="ce1">
            <text:p>9.161652816</text:p>
          </table:table-cell>
          <table:table-cell office:value-type="float" office:value="1673.214529" table:style-name="ce1">
            <text:p>1673.214529</text:p>
          </table:table-cell>
          <table:table-cell office:value-type="float" office:value="0.4646624593" table:style-name="ce1">
            <text:p>0.4646624593</text:p>
          </table:table-cell>
          <table:table-cell office:value-type="float" office:value="1.315365514" table:style-name="ce1">
            <text:p>1.315365514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11.37774299" table:style-name="ce1">
            <text:p>11.37774299</text:p>
          </table:table-cell>
          <table:table-cell office:value-type="string" table:style-name="ce1">
            <text:p>10-20%</text:p>
          </table:table-cell>
          <table:table-cell office:value-type="float" office:value="10.42092573" table:style-name="ce1">
            <text:p>10.42092573</text:p>
          </table:table-cell>
          <table:table-cell office:value-type="float" office:value="0.08318258518" table:style-name="ce1">
            <text:p>0.08318258518</text:p>
          </table:table-cell>
          <table:table-cell office:value-type="float" office:value="3.024041323" table:style-name="ce1">
            <text:p>3.024041323</text:p>
          </table:table-cell>
          <table:table-cell office:value-type="float" office:value="34.02756" table:style-name="ce1">
            <text:p>34.02756</text:p>
          </table:table-cell>
          <table:table-cell office:value-type="float" office:value="28.06105" table:style-name="ce1">
            <text:p>28.06105</text:p>
          </table:table-cell>
          <table:table-cell office:value-type="float" office:value="62.08861" table:style-name="ce1">
            <text:p>62.08861</text:p>
          </table:table-cell>
          <table:table-cell office:value-type="float" office:value="8.133765589" table:style-name="ce1">
            <text:p>8.133765589</text:p>
          </table:table-cell>
          <table:table-cell office:value-type="float" office:value="0.02268696286" table:style-name="ce1">
            <text:p>0.02268696286</text:p>
          </table:table-cell>
          <table:table-cell office:value-type="float" office:value="14.3657321" table:style-name="ce1">
            <text:p>14.3657321</text:p>
          </table:table-cell>
          <table:table-cell office:value-type="float" office:value="21.60057083" table:style-name="ce1">
            <text:p>21.60057083</text:p>
          </table:table-cell>
          <table:table-cell office:value-type="float" office:value="97.98879876" table:style-name="ce1">
            <text:p>97.98879876</text:p>
          </table:table-cell>
          <table:table-cell/>
          <table:table-cell office:value-type="float" office:value="152.7528645" table:style-name="ce1">
            <text:p>152.7528645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0.322021252" table:style-name="ce1">
            <text:p>0.322021252</text:p>
          </table:table-cell>
          <table:table-cell office:value-type="float" office:value="4.674166552" table:style-name="ce1">
            <text:p>4.674166552</text:p>
          </table:table-cell>
          <table:table-cell office:value-type="float" office:value="0.4537169296" table:style-name="ce1">
            <text:p>0.4537169296</text:p>
          </table:table-cell>
          <table:table-cell office:value-type="float" office:value="14.81944493" table:style-name="ce1">
            <text:p>14.81944493</text:p>
          </table:table-cell>
          <table:table-cell office:value-type="float" office:value="0.4537169296" table:style-name="ce1">
            <text:p>0.4537169296</text:p>
          </table:table-cell>
          <table:table-cell office:value-type="float" office:value="8.348096811" table:style-name="ce1">
            <text:p>8.348096811</text:p>
          </table:table-cell>
          <table:table-cell office:value-type="float" office:value="13.52726319" table:style-name="ce1">
            <text:p>13.52726319</text:p>
          </table:table-cell>
          <table:table-cell office:value-type="float" office:value="1.292181744" table:style-name="ce1">
            <text:p>1.292181744</text:p>
          </table:table-cell>
          <table:table-cell office:value-type="float" office:value="62.192955" table:style-name="ce1">
            <text:p>62.192955</text:p>
          </table:table-cell>
          <table:table-cell office:value-type="float" office:value="32.35582028" table:style-name="ce1">
            <text:p>32.35582028</text:p>
          </table:table-cell>
          <table:table-cell office:value-type="float" office:value="1202.972726" table:style-name="ce1">
            <text:p>1202.972726</text:p>
          </table:table-cell>
          <table:table-cell office:value-type="float" office:value="153.1536076" table:style-name="ce1">
            <text:p>153.1536076</text:p>
          </table:table-cell>
          <table:table-cell office:value-type="float" office:value="143.0169216" table:style-name="ce1">
            <text:p>143.0169216</text:p>
          </table:table-cell>
          <table:table-cell office:value-type="float" office:value="159.1974926" table:style-name="ce1">
            <text:p>159.1974926</text:p>
          </table:table-cell>
          <table:table-cell office:value-type="float" office:value="8.518788612" table:style-name="ce1">
            <text:p>8.518788612</text:p>
          </table:table-cell>
          <table:table-cell office:value-type="float" office:value="0.005902349049" table:style-name="ce1">
            <text:p>0.005902349049</text:p>
          </table:table-cell>
          <table:table-cell office:value-type="float" office:value="0.0194129474" table:style-name="ce1">
            <text:p>0.0194129474</text:p>
          </table:table-cell>
          <table:table-cell office:value-type="float" office:value="9.086267421" table:style-name="ce1">
            <text:p>9.086267421</text:p>
          </table:table-cell>
          <table:table-cell office:value-type="float" office:value="1673.214529" table:style-name="ce1">
            <text:p>1673.214529</text:p>
          </table:table-cell>
          <table:table-cell office:value-type="float" office:value="0.4191962575" table:style-name="ce1">
            <text:p>0.4191962575</text:p>
          </table:table-cell>
          <table:table-cell office:value-type="float" office:value="1.312717473" table:style-name="ce1">
            <text:p>1.312717473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11.37465533" table:style-name="ce1">
            <text:p>11.37465533</text:p>
          </table:table-cell>
          <table:table-cell office:value-type="string" table:style-name="ce1">
            <text:p>10-20%</text:p>
          </table:table-cell>
          <table:table-cell office:value-type="float" office:value="10.39599791" table:style-name="ce1">
            <text:p>10.39599791</text:p>
          </table:table-cell>
          <table:table-cell office:value-type="float" office:value="0.07398134333" table:style-name="ce1">
            <text:p>0.07398134333</text:p>
          </table:table-cell>
          <table:table-cell office:value-type="float" office:value="3.004329361" table:style-name="ce1">
            <text:p>3.004329361</text:p>
          </table:table-cell>
          <table:table-cell office:value-type="float" office:value="32.93916" table:style-name="ce1">
            <text:p>32.93916</text:p>
          </table:table-cell>
          <table:table-cell office:value-type="float" office:value="28.04867" table:style-name="ce1">
            <text:p>28.04867</text:p>
          </table:table-cell>
          <table:table-cell office:value-type="float" office:value="60.98783" table:style-name="ce1">
            <text:p>60.98783</text:p>
          </table:table-cell>
          <table:table-cell office:value-type="float" office:value="8.124334605" table:style-name="ce1">
            <text:p>8.124334605</text:p>
          </table:table-cell>
          <table:table-cell office:value-type="float" office:value="0.03256021202" table:style-name="ce1">
            <text:p>0.03256021202</text:p>
          </table:table-cell>
          <table:table-cell office:value-type="float" office:value="14.3143753" table:style-name="ce1">
            <text:p>14.3143753</text:p>
          </table:table-cell>
          <table:table-cell office:value-type="float" office:value="21.55623416" table:style-name="ce1">
            <text:p>21.55623416</text:p>
          </table:table-cell>
          <table:table-cell office:value-type="float" office:value="98.23472307" table:style-name="ce1">
            <text:p>98.23472307</text:p>
          </table:table-cell>
          <table:table-cell/>
          <table:table-cell office:value-type="float" office:value="152.753485" table:style-name="ce1">
            <text:p>152.753485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0.3221731149" table:style-name="ce1">
            <text:p>0.3221731149</text:p>
          </table:table-cell>
          <table:table-cell office:value-type="float" office:value="4.672995827" table:style-name="ce1">
            <text:p>4.672995827</text:p>
          </table:table-cell>
          <table:table-cell office:value-type="float" office:value="0.4488601665" table:style-name="ce1">
            <text:p>0.4488601665</text:p>
          </table:table-cell>
          <table:table-cell office:value-type="float" office:value="14.76323998" table:style-name="ce1">
            <text:p>14.76323998</text:p>
          </table:table-cell>
          <table:table-cell office:value-type="float" office:value="0.4488601665" table:style-name="ce1">
            <text:p>0.4488601665</text:p>
          </table:table-cell>
          <table:table-cell office:value-type="float" office:value="8.345326623" table:style-name="ce1">
            <text:p>8.345326623</text:p>
          </table:table-cell>
          <table:table-cell office:value-type="float" office:value="13.47306338" table:style-name="ce1">
            <text:p>13.47306338</text:p>
          </table:table-cell>
          <table:table-cell office:value-type="float" office:value="1.2901766" table:style-name="ce1">
            <text:p>1.2901766</text:p>
          </table:table-cell>
          <table:table-cell office:value-type="float" office:value="60.22772" table:style-name="ce1">
            <text:p>60.22772</text:p>
          </table:table-cell>
          <table:table-cell office:value-type="float" office:value="31.34052012" table:style-name="ce1">
            <text:p>31.34052012</text:p>
          </table:table-cell>
          <table:table-cell office:value-type="float" office:value="1200.722828" table:style-name="ce1">
            <text:p>1200.722828</text:p>
          </table:table-cell>
          <table:table-cell office:value-type="float" office:value="153.1516368" table:style-name="ce1">
            <text:p>153.1516368</text:p>
          </table:table-cell>
          <table:table-cell office:value-type="float" office:value="143.0208685" table:style-name="ce1">
            <text:p>143.0208685</text:p>
          </table:table-cell>
          <table:table-cell office:value-type="float" office:value="159.200069" table:style-name="ce1">
            <text:p>159.200069</text:p>
          </table:table-cell>
          <table:table-cell office:value-type="float" office:value="8.497625476" table:style-name="ce1">
            <text:p>8.497625476</text:p>
          </table:table-cell>
          <table:table-cell office:value-type="float" office:value="0.006028227374" table:style-name="ce1">
            <text:p>0.006028227374</text:p>
          </table:table-cell>
          <table:table-cell office:value-type="float" office:value="0.01945741467" table:style-name="ce1">
            <text:p>0.01945741467</text:p>
          </table:table-cell>
          <table:table-cell office:value-type="float" office:value="9.03575078" table:style-name="ce1">
            <text:p>9.03575078</text:p>
          </table:table-cell>
          <table:table-cell office:value-type="float" office:value="1461.575908" table:style-name="ce1">
            <text:p>1461.575908</text:p>
          </table:table-cell>
          <table:table-cell office:value-type="float" office:value="0.383693669" table:style-name="ce1">
            <text:p>0.383693669</text:p>
          </table:table-cell>
          <table:table-cell office:value-type="float" office:value="1.209930769" table:style-name="ce1">
            <text:p>1.209930769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bottom</text:p>
          </table:table-cell>
          <table:table-cell office:value-type="float" office:value="7.848208424" table:style-name="ce1">
            <text:p>7.848208424</text:p>
          </table:table-cell>
          <table:table-cell office:value-type="string" table:style-name="ce1">
            <text:p>&lt;10%</text:p>
          </table:table-cell>
          <table:table-cell office:value-type="float" office:value="1.227924978" table:style-name="ce1">
            <text:p>1.227924978</text:p>
          </table:table-cell>
          <table:table-cell office:value-type="float" office:value="0.9049406852" table:style-name="ce1">
            <text:p>0.9049406852</text:p>
          </table:table-cell>
          <table:table-cell office:value-type="float" office:value="4.802219444" table:style-name="ce1">
            <text:p>4.802219444</text:p>
          </table:table-cell>
          <table:table-cell office:value-type="float" office:value="5.823009" table:style-name="ce1">
            <text:p>5.823009</text:p>
          </table:table-cell>
          <table:table-cell office:value-type="float" office:value="2.589301" table:style-name="ce1">
            <text:p>2.589301</text:p>
          </table:table-cell>
          <table:table-cell office:value-type="float" office:value="8.41231" table:style-name="ce1">
            <text:p>8.41231</text:p>
          </table:table-cell>
          <table:table-cell office:value-type="float" office:value="0.9650876673" table:style-name="ce1">
            <text:p>0.9650876673</text:p>
          </table:table-cell>
          <table:table-cell office:value-type="float" office:value="0.5215783836" table:style-name="ce1">
            <text:p>0.5215783836</text:p>
          </table:table-cell>
          <table:table-cell office:value-type="float" office:value="1.430178173" table:style-name="ce1">
            <text:p>1.430178173</text:p>
          </table:table-cell>
          <table:table-cell office:value-type="float" office:value="1.796004642" table:style-name="ce1">
            <text:p>1.796004642</text:p>
          </table:table-cell>
          <table:table-cell office:value-type="float" office:value="18.62246264" table:style-name="ce1">
            <text:p>18.62246264</text:p>
          </table:table-cell>
          <table:table-cell/>
          <table:table-cell office:value-type="float" office:value="152.7444974" table:style-name="ce1">
            <text:p>152.7444974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2722910532" table:style-name="ce1">
            <text:p>0.2722910532</text:p>
          </table:table-cell>
          <table:table-cell office:value-type="float" office:value="2.732038133" table:style-name="ce1">
            <text:p>2.732038133</text:p>
          </table:table-cell>
          <table:table-cell office:value-type="float" office:value="0.09849536515" table:style-name="ce1">
            <text:p>0.09849536515</text:p>
          </table:table-cell>
          <table:table-cell office:value-type="float" office:value="1.528673929" table:style-name="ce1">
            <text:p>1.528673929</text:p>
          </table:table-cell>
          <table:table-cell office:value-type="float" office:value="0.09849536515" table:style-name="ce1">
            <text:p>0.09849536515</text:p>
          </table:table-cell>
          <table:table-cell office:value-type="float" office:value="1.05223575" table:style-name="ce1">
            <text:p>1.05223575</text:p>
          </table:table-cell>
          <table:table-cell office:value-type="float" office:value="1.43935425" table:style-name="ce1">
            <text:p>1.43935425</text:p>
          </table:table-cell>
          <table:table-cell office:value-type="float" office:value="0.08931967858" table:style-name="ce1">
            <text:p>0.08931967858</text:p>
          </table:table-cell>
          <table:table-cell office:value-type="float" office:value="2.717487" table:style-name="ce1">
            <text:p>2.717487</text:p>
          </table:table-cell>
          <table:table-cell office:value-type="float" office:value="0.9481564315" table:style-name="ce1">
            <text:p>0.9481564315</text:p>
          </table:table-cell>
          <table:table-cell office:value-type="float" office:value="2505.354091" table:style-name="ce1">
            <text:p>2505.354091</text:p>
          </table:table-cell>
          <table:table-cell office:value-type="float" office:value="153.1796969" table:style-name="ce1">
            <text:p>153.1796969</text:p>
          </table:table-cell>
          <table:table-cell office:value-type="float" office:value="142.9953345" table:style-name="ce1">
            <text:p>142.9953345</text:p>
          </table:table-cell>
          <table:table-cell office:value-type="float" office:value="159.5333467" table:style-name="ce1">
            <text:p>159.5333467</text:p>
          </table:table-cell>
          <table:table-cell office:value-type="float" office:value="87.07636665" table:style-name="ce1">
            <text:p>87.07636665</text:p>
          </table:table-cell>
          <table:table-cell office:value-type="float" office:value="0.002234463929" table:style-name="ce1">
            <text:p>0.002234463929</text:p>
          </table:table-cell>
          <table:table-cell office:value-type="float" office:value="0.01836315126" table:style-name="ce1">
            <text:p>0.01836315126</text:p>
          </table:table-cell>
          <table:table-cell office:value-type="float" office:value="3.337234715" table:style-name="ce1">
            <text:p>3.337234715</text:p>
          </table:table-cell>
          <table:table-cell office:value-type="float" office:value="4.707294104" table:style-name="ce1">
            <text:p>4.707294104</text:p>
          </table:table-cell>
          <table:table-cell office:value-type="float" office:value="1.098909552" table:style-name="ce1">
            <text:p>1.098909552</text:p>
          </table:table-cell>
          <table:table-cell office:value-type="float" office:value="2.02743908" table:style-name="ce1">
            <text:p>2.02743908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bottom</text:p>
          </table:table-cell>
          <table:table-cell office:value-type="float" office:value="7.995749974" table:style-name="ce1">
            <text:p>7.995749974</text:p>
          </table:table-cell>
          <table:table-cell office:value-type="string" table:style-name="ce1">
            <text:p>&lt;10%</text:p>
          </table:table-cell>
          <table:table-cell office:value-type="float" office:value="1.373236151" table:style-name="ce1">
            <text:p>1.373236151</text:p>
          </table:table-cell>
          <table:table-cell office:value-type="float" office:value="1.247376159" table:style-name="ce1">
            <text:p>1.247376159</text:p>
          </table:table-cell>
          <table:table-cell office:value-type="float" office:value="7.029555044" table:style-name="ce1">
            <text:p>7.029555044</text:p>
          </table:table-cell>
          <table:table-cell office:value-type="float" office:value="7.858907" table:style-name="ce1">
            <text:p>7.858907</text:p>
          </table:table-cell>
          <table:table-cell office:value-type="float" office:value="2.951366" table:style-name="ce1">
            <text:p>2.951366</text:p>
          </table:table-cell>
          <table:table-cell office:value-type="float" office:value="10.810273" table:style-name="ce1">
            <text:p>10.810273</text:p>
          </table:table-cell>
          <table:table-cell office:value-type="float" office:value="1.047512085" table:style-name="ce1">
            <text:p>1.047512085</text:p>
          </table:table-cell>
          <table:table-cell office:value-type="float" office:value="0.3037452155" table:style-name="ce1">
            <text:p>0.3037452155</text:p>
          </table:table-cell>
          <table:table-cell office:value-type="float" office:value="1.462799094" table:style-name="ce1">
            <text:p>1.462799094</text:p>
          </table:table-cell>
          <table:table-cell office:value-type="float" office:value="1.92367457" table:style-name="ce1">
            <text:p>1.92367457</text:p>
          </table:table-cell>
          <table:table-cell office:value-type="float" office:value="17.99139274" table:style-name="ce1">
            <text:p>17.99139274</text:p>
          </table:table-cell>
          <table:table-cell/>
          <table:table-cell office:value-type="float" office:value="152.4896518" table:style-name="ce1">
            <text:p>152.4896518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2704724033" table:style-name="ce1">
            <text:p>0.2704724033</text:p>
          </table:table-cell>
          <table:table-cell office:value-type="float" office:value="2.736841362" table:style-name="ce1">
            <text:p>2.736841362</text:p>
          </table:table-cell>
          <table:table-cell office:value-type="float" office:value="0.1215989172" table:style-name="ce1">
            <text:p>0.1215989172</text:p>
          </table:table-cell>
          <table:table-cell office:value-type="float" office:value="1.584398231" table:style-name="ce1">
            <text:p>1.584398231</text:p>
          </table:table-cell>
          <table:table-cell office:value-type="float" office:value="0.1215989172" table:style-name="ce1">
            <text:p>0.1215989172</text:p>
          </table:table-cell>
          <table:table-cell office:value-type="float" office:value="1.143783994" table:style-name="ce1">
            <text:p>1.143783994</text:p>
          </table:table-cell>
          <table:table-cell office:value-type="float" office:value="1.484264006" table:style-name="ce1">
            <text:p>1.484264006</text:p>
          </table:table-cell>
          <table:table-cell office:value-type="float" office:value="0.100134225" table:style-name="ce1">
            <text:p>0.100134225</text:p>
          </table:table-cell>
          <table:table-cell office:value-type="float" office:value="2.666318" table:style-name="ce1">
            <text:p>2.666318</text:p>
          </table:table-cell>
          <table:table-cell office:value-type="float" office:value="0.9116183476" table:style-name="ce1">
            <text:p>0.9116183476</text:p>
          </table:table-cell>
          <table:table-cell office:value-type="float" office:value="2488.45113" table:style-name="ce1">
            <text:p>2488.45113</text:p>
          </table:table-cell>
          <table:table-cell office:value-type="float" office:value="153.1502482" table:style-name="ce1">
            <text:p>153.1502482</text:p>
          </table:table-cell>
          <table:table-cell office:value-type="float" office:value="142.996758" table:style-name="ce1">
            <text:p>142.996758</text:p>
          </table:table-cell>
          <table:table-cell office:value-type="float" office:value="159.5272115" table:style-name="ce1">
            <text:p>159.5272115</text:p>
          </table:table-cell>
          <table:table-cell office:value-type="float" office:value="85.6832602" table:style-name="ce1">
            <text:p>85.6832602</text:p>
          </table:table-cell>
          <table:table-cell office:value-type="float" office:value="0.002235439727" table:style-name="ce1">
            <text:p>0.002235439727</text:p>
          </table:table-cell>
          <table:table-cell office:value-type="float" office:value="0.01846493708" table:style-name="ce1">
            <text:p>0.01846493708</text:p>
          </table:table-cell>
          <table:table-cell office:value-type="float" office:value="3.178172013" table:style-name="ce1">
            <text:p>3.178172013</text:p>
          </table:table-cell>
          <table:table-cell office:value-type="float" office:value="5.341492035" table:style-name="ce1">
            <text:p>5.341492035</text:p>
          </table:table-cell>
          <table:table-cell office:value-type="float" office:value="1.215675948" table:style-name="ce1">
            <text:p>1.215675948</text:p>
          </table:table-cell>
          <table:table-cell office:value-type="float" office:value="2.050036305" table:style-name="ce1">
            <text:p>2.050036305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bottom</text:p>
          </table:table-cell>
          <table:table-cell office:value-type="float" office:value="7.352026537" table:style-name="ce1">
            <text:p>7.352026537</text:p>
          </table:table-cell>
          <table:table-cell office:value-type="string" table:style-name="ce1">
            <text:p>&lt;10%</text:p>
          </table:table-cell>
          <table:table-cell office:value-type="float" office:value="1.637118182" table:style-name="ce1">
            <text:p>1.637118182</text:p>
          </table:table-cell>
          <table:table-cell office:value-type="float" office:value="1.081215391" table:style-name="ce1">
            <text:p>1.081215391</text:p>
          </table:table-cell>
          <table:table-cell office:value-type="float" office:value="5.903582214" table:style-name="ce1">
            <text:p>5.903582214</text:p>
          </table:table-cell>
          <table:table-cell office:value-type="float" office:value="8.002171" table:style-name="ce1">
            <text:p>8.002171</text:p>
          </table:table-cell>
          <table:table-cell office:value-type="float" office:value="3.966702" table:style-name="ce1">
            <text:p>3.966702</text:p>
          </table:table-cell>
          <table:table-cell office:value-type="float" office:value="11.968873" table:style-name="ce1">
            <text:p>11.968873</text:p>
          </table:table-cell>
          <table:table-cell office:value-type="float" office:value="1.261399573" table:style-name="ce1">
            <text:p>1.261399573</text:p>
          </table:table-cell>
          <table:table-cell office:value-type="float" office:value="0.5127675451" table:style-name="ce1">
            <text:p>0.5127675451</text:p>
          </table:table-cell>
          <table:table-cell office:value-type="float" office:value="1.729550375" table:style-name="ce1">
            <text:p>1.729550375</text:p>
          </table:table-cell>
          <table:table-cell office:value-type="float" office:value="2.303771215" table:style-name="ce1">
            <text:p>2.303771215</text:p>
          </table:table-cell>
          <table:table-cell office:value-type="float" office:value="18.21557071" table:style-name="ce1">
            <text:p>18.21557071</text:p>
          </table:table-cell>
          <table:table-cell/>
          <table:table-cell office:value-type="float" office:value="152.4947721" table:style-name="ce1">
            <text:p>152.4947721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274570625" table:style-name="ce1">
            <text:p>0.274570625</text:p>
          </table:table-cell>
          <table:table-cell office:value-type="float" office:value="2.82158136" table:style-name="ce1">
            <text:p>2.82158136</text:p>
          </table:table-cell>
          <table:table-cell office:value-type="float" office:value="0.1469448824" table:style-name="ce1">
            <text:p>0.1469448824</text:p>
          </table:table-cell>
          <table:table-cell office:value-type="float" office:value="1.876495622" table:style-name="ce1">
            <text:p>1.876495622</text:p>
          </table:table-cell>
          <table:table-cell office:value-type="float" office:value="0.1469448824" table:style-name="ce1">
            <text:p>0.1469448824</text:p>
          </table:table-cell>
          <table:table-cell office:value-type="float" office:value="1.362097633" table:style-name="ce1">
            <text:p>1.362097633</text:p>
          </table:table-cell>
          <table:table-cell office:value-type="float" office:value="1.758007367" table:style-name="ce1">
            <text:p>1.758007367</text:p>
          </table:table-cell>
          <table:table-cell office:value-type="float" office:value="0.118488255" table:style-name="ce1">
            <text:p>0.118488255</text:p>
          </table:table-cell>
          <table:table-cell office:value-type="float" office:value="2.668386" table:style-name="ce1">
            <text:p>2.668386</text:p>
          </table:table-cell>
          <table:table-cell office:value-type="float" office:value="0.8852142945" table:style-name="ce1">
            <text:p>0.8852142945</text:p>
          </table:table-cell>
          <table:table-cell office:value-type="float" office:value="2533.807434" table:style-name="ce1">
            <text:p>2533.807434</text:p>
          </table:table-cell>
          <table:table-cell office:value-type="float" office:value="153.1545535" table:style-name="ce1">
            <text:p>153.1545535</text:p>
          </table:table-cell>
          <table:table-cell office:value-type="float" office:value="142.9965177" table:style-name="ce1">
            <text:p>142.9965177</text:p>
          </table:table-cell>
          <table:table-cell office:value-type="float" office:value="159.5286179" table:style-name="ce1">
            <text:p>159.5286179</text:p>
          </table:table-cell>
          <table:table-cell office:value-type="float" office:value="85.68527881" table:style-name="ce1">
            <text:p>85.68527881</text:p>
          </table:table-cell>
          <table:table-cell office:value-type="float" office:value="0.002083548661" table:style-name="ce1">
            <text:p>0.002083548661</text:p>
          </table:table-cell>
          <table:table-cell office:value-type="float" office:value="0.01845134855" table:style-name="ce1">
            <text:p>0.01845134855</text:p>
          </table:table-cell>
          <table:table-cell office:value-type="float" office:value="3.196980952" table:style-name="ce1">
            <text:p>3.196980952</text:p>
          </table:table-cell>
          <table:table-cell office:value-type="float" office:value="5.014376727" table:style-name="ce1">
            <text:p>5.014376727</text:p>
          </table:table-cell>
          <table:table-cell office:value-type="float" office:value="0.9315469815" table:style-name="ce1">
            <text:p>0.9315469815</text:p>
          </table:table-cell>
          <table:table-cell office:value-type="float" office:value="1.858282077" table:style-name="ce1">
            <text:p>1.858282077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bottom</text:p>
          </table:table-cell>
          <table:table-cell office:value-type="float" office:value="4.374928194" table:style-name="ce1">
            <text:p>4.374928194</text:p>
          </table:table-cell>
          <table:table-cell office:value-type="string" table:style-name="ce1">
            <text:p>&lt;10%</text:p>
          </table:table-cell>
          <table:table-cell office:value-type="float" office:value="4.237298575" table:style-name="ce1">
            <text:p>4.237298575</text:p>
          </table:table-cell>
          <table:table-cell office:value-type="float" office:value="-0.3548177759" table:style-name="ce1">
            <text:p>-0.3548177759</text:p>
          </table:table-cell>
          <table:table-cell office:value-type="float" office:value="3.16000858" table:style-name="ce1">
            <text:p>3.16000858</text:p>
          </table:table-cell>
          <table:table-cell office:value-type="float" office:value="10.77842" table:style-name="ce1">
            <text:p>10.77842</text:p>
          </table:table-cell>
          <table:table-cell office:value-type="float" office:value="17.68809" table:style-name="ce1">
            <text:p>17.68809</text:p>
          </table:table-cell>
          <table:table-cell office:value-type="float" office:value="28.46651" table:style-name="ce1">
            <text:p>28.46651</text:p>
          </table:table-cell>
          <table:table-cell office:value-type="float" office:value="3.286514189" table:style-name="ce1">
            <text:p>3.286514189</text:p>
          </table:table-cell>
          <table:table-cell office:value-type="float" office:value="0.1678432128" table:style-name="ce1">
            <text:p>0.1678432128</text:p>
          </table:table-cell>
          <table:table-cell office:value-type="float" office:value="5.422667545" table:style-name="ce1">
            <text:p>5.422667545</text:p>
          </table:table-cell>
          <table:table-cell office:value-type="float" office:value="9.552248396" table:style-name="ce1">
            <text:p>9.552248396</text:p>
          </table:table-cell>
          <table:table-cell office:value-type="float" office:value="54.54083128" table:style-name="ce1">
            <text:p>54.54083128</text:p>
          </table:table-cell>
          <table:table-cell office:value-type="float" office:value="0.2045249775" table:style-name="ce1">
            <text:p>0.2045249775</text:p>
          </table:table-cell>
          <table:table-cell office:value-type="float" office:value="99.76449797" table:style-name="ce1">
            <text:p>99.76449797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368187847" table:style-name="ce1">
            <text:p>0.2368187847</text:p>
          </table:table-cell>
          <table:table-cell office:value-type="float" office:value="2.601175557" table:style-name="ce1">
            <text:p>2.601175557</text:p>
          </table:table-cell>
          <table:table-cell office:value-type="float" office:value="0.1578410287" table:style-name="ce1">
            <text:p>0.1578410287</text:p>
          </table:table-cell>
          <table:table-cell office:value-type="float" office:value="5.580513334" table:style-name="ce1">
            <text:p>5.580513334</text:p>
          </table:table-cell>
          <table:table-cell office:value-type="float" office:value="0.1578410287" table:style-name="ce1">
            <text:p>0.1578410287</text:p>
          </table:table-cell>
          <table:table-cell office:value-type="float" office:value="3.717873176" table:style-name="ce1">
            <text:p>3.717873176</text:p>
          </table:table-cell>
          <table:table-cell office:value-type="float" office:value="4.983006824" table:style-name="ce1">
            <text:p>4.983006824</text:p>
          </table:table-cell>
          <table:table-cell office:value-type="float" office:value="0.5975065099" table:style-name="ce1">
            <text:p>0.5975065099</text:p>
          </table:table-cell>
          <table:table-cell office:value-type="float" office:value="23.8679" table:style-name="ce1">
            <text:p>23.8679</text:p>
          </table:table-cell>
          <table:table-cell office:value-type="float" office:value="4.862885606" table:style-name="ce1">
            <text:p>4.862885606</text:p>
          </table:table-cell>
          <table:table-cell office:value-type="float" office:value="1117.703184" table:style-name="ce1">
            <text:p>1117.703184</text:p>
          </table:table-cell>
          <table:table-cell office:value-type="float" office:value="36.99317536" table:style-name="ce1">
            <text:p>36.99317536</text:p>
          </table:table-cell>
          <table:table-cell office:value-type="float" office:value="179.994669" table:style-name="ce1">
            <text:p>179.994669</text:p>
          </table:table-cell>
          <table:table-cell office:value-type="float" office:value="114.0335765" table:style-name="ce1">
            <text:p>114.0335765</text:p>
          </table:table-cell>
          <table:table-cell office:value-type="float" office:value="14.29504042" table:style-name="ce1">
            <text:p>14.29504042</text:p>
          </table:table-cell>
          <table:table-cell office:value-type="float" office:value="0.004014569169" table:style-name="ce1">
            <text:p>0.004014569169</text:p>
          </table:table-cell>
          <table:table-cell office:value-type="float" office:value="0.0183312946" table:style-name="ce1">
            <text:p>0.0183312946</text:p>
          </table:table-cell>
          <table:table-cell office:value-type="float" office:value="5.753774959" table:style-name="ce1">
            <text:p>5.753774959</text:p>
          </table:table-cell>
          <table:table-cell office:value-type="float" office:value="9.171427778" table:style-name="ce1">
            <text:p>9.171427778</text:p>
          </table:table-cell>
          <table:table-cell office:value-type="float" office:value="0.2667829201" table:style-name="ce1">
            <text:p>0.2667829201</text:p>
          </table:table-cell>
          <table:table-cell office:value-type="float" office:value="0.4890362793" table:style-name="ce1">
            <text:p>0.4890362793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bottom</text:p>
          </table:table-cell>
          <table:table-cell office:value-type="float" office:value="4.254868451" table:style-name="ce1">
            <text:p>4.254868451</text:p>
          </table:table-cell>
          <table:table-cell office:value-type="string" table:style-name="ce1">
            <text:p>&lt;10%</text:p>
          </table:table-cell>
          <table:table-cell office:value-type="float" office:value="4.275011585" table:style-name="ce1">
            <text:p>4.275011585</text:p>
          </table:table-cell>
          <table:table-cell office:value-type="float" office:value="-0.3932892403" table:style-name="ce1">
            <text:p>-0.3932892403</text:p>
          </table:table-cell>
          <table:table-cell office:value-type="float" office:value="3.22979253" table:style-name="ce1">
            <text:p>3.22979253</text:p>
          </table:table-cell>
          <table:table-cell office:value-type="float" office:value="10.60261" table:style-name="ce1">
            <text:p>10.60261</text:p>
          </table:table-cell>
          <table:table-cell office:value-type="float" office:value="18.14064" table:style-name="ce1">
            <text:p>18.14064</text:p>
          </table:table-cell>
          <table:table-cell office:value-type="float" office:value="28.74325" table:style-name="ce1">
            <text:p>28.74325</text:p>
          </table:table-cell>
          <table:table-cell office:value-type="float" office:value="3.312310887" table:style-name="ce1">
            <text:p>3.312310887</text:p>
          </table:table-cell>
          <table:table-cell office:value-type="float" office:value="0.2033553535" table:style-name="ce1">
            <text:p>0.2033553535</text:p>
          </table:table-cell>
          <table:table-cell office:value-type="float" office:value="5.441867467" table:style-name="ce1">
            <text:p>5.441867467</text:p>
          </table:table-cell>
          <table:table-cell office:value-type="float" office:value="9.750239507" table:style-name="ce1">
            <text:p>9.750239507</text:p>
          </table:table-cell>
          <table:table-cell office:value-type="float" office:value="55.04332892" table:style-name="ce1">
            <text:p>55.04332892</text:p>
          </table:table-cell>
          <table:table-cell/>
          <table:table-cell office:value-type="float" office:value="99.76256434" table:style-name="ce1">
            <text:p>99.76256434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353512977" table:style-name="ce1">
            <text:p>0.2353512977</text:p>
          </table:table-cell>
          <table:table-cell office:value-type="float" office:value="2.56926081" table:style-name="ce1">
            <text:p>2.56926081</text:p>
          </table:table-cell>
          <table:table-cell office:value-type="float" office:value="0.1580328028" table:style-name="ce1">
            <text:p>0.1580328028</text:p>
          </table:table-cell>
          <table:table-cell office:value-type="float" office:value="5.599899598" table:style-name="ce1">
            <text:p>5.599899598</text:p>
          </table:table-cell>
          <table:table-cell office:value-type="float" office:value="0.1580328028" table:style-name="ce1">
            <text:p>0.1580328028</text:p>
          </table:table-cell>
          <table:table-cell office:value-type="float" office:value="3.750872716" table:style-name="ce1">
            <text:p>3.750872716</text:p>
          </table:table-cell>
          <table:table-cell office:value-type="float" office:value="4.992267284" table:style-name="ce1">
            <text:p>4.992267284</text:p>
          </table:table-cell>
          <table:table-cell office:value-type="float" office:value="0.6076323138" table:style-name="ce1">
            <text:p>0.6076323138</text:p>
          </table:table-cell>
          <table:table-cell office:value-type="float" office:value="24.40644" table:style-name="ce1">
            <text:p>24.40644</text:p>
          </table:table-cell>
          <table:table-cell office:value-type="float" office:value="4.81256235" table:style-name="ce1">
            <text:p>4.81256235</text:p>
          </table:table-cell>
          <table:table-cell office:value-type="float" office:value="1093.180968" table:style-name="ce1">
            <text:p>1093.180968</text:p>
          </table:table-cell>
          <table:table-cell office:value-type="float" office:value="36.9974399" table:style-name="ce1">
            <text:p>36.9974399</text:p>
          </table:table-cell>
          <table:table-cell office:value-type="float" office:value="179.9902226" table:style-name="ce1">
            <text:p>179.9902226</text:p>
          </table:table-cell>
          <table:table-cell office:value-type="float" office:value="26.7801592" table:style-name="ce1">
            <text:p>26.7801592</text:p>
          </table:table-cell>
          <table:table-cell office:value-type="float" office:value="16.53470039" table:style-name="ce1">
            <text:p>16.53470039</text:p>
          </table:table-cell>
          <table:table-cell office:value-type="float" office:value="0.003845281529" table:style-name="ce1">
            <text:p>0.003845281529</text:p>
          </table:table-cell>
          <table:table-cell office:value-type="float" office:value="0.01844993635" table:style-name="ce1">
            <text:p>0.01844993635</text:p>
          </table:table-cell>
          <table:table-cell office:value-type="float" office:value="5.412144838" table:style-name="ce1">
            <text:p>5.412144838</text:p>
          </table:table-cell>
          <table:table-cell office:value-type="float" office:value="10.49946577" table:style-name="ce1">
            <text:p>10.49946577</text:p>
          </table:table-cell>
          <table:table-cell office:value-type="float" office:value="0.3121643441" table:style-name="ce1">
            <text:p>0.3121643441</text:p>
          </table:table-cell>
          <table:table-cell office:value-type="float" office:value="0.4780656033" table:style-name="ce1">
            <text:p>0.4780656033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bottom</text:p>
          </table:table-cell>
          <table:table-cell office:value-type="float" office:value="4.237994026" table:style-name="ce1">
            <text:p>4.237994026</text:p>
          </table:table-cell>
          <table:table-cell office:value-type="string" table:style-name="ce1">
            <text:p>&lt;10%</text:p>
          </table:table-cell>
          <table:table-cell office:value-type="float" office:value="4.286994427" table:style-name="ce1">
            <text:p>4.286994427</text:p>
          </table:table-cell>
          <table:table-cell office:value-type="float" office:value="-0.4000926797" table:style-name="ce1">
            <text:p>-0.4000926797</text:p>
          </table:table-cell>
          <table:table-cell office:value-type="float" office:value="3.277940884" table:style-name="ce1">
            <text:p>3.277940884</text:p>
          </table:table-cell>
          <table:table-cell office:value-type="float" office:value="10.40029" table:style-name="ce1">
            <text:p>10.40029</text:p>
          </table:table-cell>
          <table:table-cell office:value-type="float" office:value="18.48099" table:style-name="ce1">
            <text:p>18.48099</text:p>
          </table:table-cell>
          <table:table-cell office:value-type="float" office:value="28.88128" table:style-name="ce1">
            <text:p>28.88128</text:p>
          </table:table-cell>
          <table:table-cell office:value-type="float" office:value="3.32207276" table:style-name="ce1">
            <text:p>3.32207276</text:p>
          </table:table-cell>
          <table:table-cell office:value-type="float" office:value="0.3018577976" table:style-name="ce1">
            <text:p>0.3018577976</text:p>
          </table:table-cell>
          <table:table-cell office:value-type="float" office:value="5.465313736" table:style-name="ce1">
            <text:p>5.465313736</text:p>
          </table:table-cell>
          <table:table-cell office:value-type="float" office:value="9.758310495" table:style-name="ce1">
            <text:p>9.758310495</text:p>
          </table:table-cell>
          <table:table-cell office:value-type="float" office:value="55.65086749" table:style-name="ce1">
            <text:p>55.65086749</text:p>
          </table:table-cell>
          <table:table-cell/>
          <table:table-cell office:value-type="float" office:value="99.76208543" table:style-name="ce1">
            <text:p>99.76208543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355541602" table:style-name="ce1">
            <text:p>0.2355541602</text:p>
          </table:table-cell>
          <table:table-cell office:value-type="float" office:value="2.5711572" table:style-name="ce1">
            <text:p>2.5711572</text:p>
          </table:table-cell>
          <table:table-cell office:value-type="float" office:value="0.1587252142" table:style-name="ce1">
            <text:p>0.1587252142</text:p>
          </table:table-cell>
          <table:table-cell office:value-type="float" office:value="5.624041213" table:style-name="ce1">
            <text:p>5.624041213</text:p>
          </table:table-cell>
          <table:table-cell office:value-type="float" office:value="0.1587252142" table:style-name="ce1">
            <text:p>0.1587252142</text:p>
          </table:table-cell>
          <table:table-cell office:value-type="float" office:value="3.768101365" table:style-name="ce1">
            <text:p>3.768101365</text:p>
          </table:table-cell>
          <table:table-cell office:value-type="float" office:value="5.019228635" table:style-name="ce1">
            <text:p>5.019228635</text:p>
          </table:table-cell>
          <table:table-cell office:value-type="float" office:value="0.6048125783" table:style-name="ce1">
            <text:p>0.6048125783</text:p>
          </table:table-cell>
          <table:table-cell office:value-type="float" office:value="25.1599" table:style-name="ce1">
            <text:p>25.1599</text:p>
          </table:table-cell>
          <table:table-cell office:value-type="float" office:value="4.809584508" table:style-name="ce1">
            <text:p>4.809584508</text:p>
          </table:table-cell>
          <table:table-cell office:value-type="float" office:value="1091.697978" table:style-name="ce1">
            <text:p>1091.697978</text:p>
          </table:table-cell>
          <table:table-cell office:value-type="float" office:value="36.99397715" table:style-name="ce1">
            <text:p>36.99397715</text:p>
          </table:table-cell>
          <table:table-cell office:value-type="float" office:value="179.9847384" table:style-name="ce1">
            <text:p>179.9847384</text:p>
          </table:table-cell>
          <table:table-cell office:value-type="float" office:value="26.78190458" table:style-name="ce1">
            <text:p>26.78190458</text:p>
          </table:table-cell>
          <table:table-cell office:value-type="float" office:value="16.81490121" table:style-name="ce1">
            <text:p>16.81490121</text:p>
          </table:table-cell>
          <table:table-cell office:value-type="float" office:value="0.003610406634" table:style-name="ce1">
            <text:p>0.003610406634</text:p>
          </table:table-cell>
          <table:table-cell office:value-type="float" office:value="0.01840893502" table:style-name="ce1">
            <text:p>0.01840893502</text:p>
          </table:table-cell>
          <table:table-cell office:value-type="float" office:value="5.404796139" table:style-name="ce1">
            <text:p>5.404796139</text:p>
          </table:table-cell>
          <table:table-cell office:value-type="float" office:value="9.813006266" table:style-name="ce1">
            <text:p>9.813006266</text:p>
          </table:table-cell>
          <table:table-cell office:value-type="float" office:value="0.3065716476" table:style-name="ce1">
            <text:p>0.3065716476</text:p>
          </table:table-cell>
          <table:table-cell office:value-type="float" office:value="0.5295244833" table:style-name="ce1">
            <text:p>0.5295244833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3.57693238" table:style-name="ce1">
            <text:p>3.57693238</text:p>
          </table:table-cell>
          <table:table-cell office:value-type="string" table:style-name="ce1">
            <text:p>&lt;10%</text:p>
          </table:table-cell>
          <table:table-cell office:value-type="float" office:value="1.175719264" table:style-name="ce1">
            <text:p>1.175719264</text:p>
          </table:table-cell>
          <table:table-cell office:value-type="float" office:value="0.5997910257" table:style-name="ce1">
            <text:p>0.5997910257</text:p>
          </table:table-cell>
          <table:table-cell office:value-type="float" office:value="3.103307667" table:style-name="ce1">
            <text:p>3.103307667</text:p>
          </table:table-cell>
          <table:table-cell office:value-type="float" office:value="3.663704" table:style-name="ce1">
            <text:p>3.663704</text:p>
          </table:table-cell>
          <table:table-cell office:value-type="float" office:value="3.294241" table:style-name="ce1">
            <text:p>3.294241</text:p>
          </table:table-cell>
          <table:table-cell office:value-type="float" office:value="6.957945" table:style-name="ce1">
            <text:p>6.957945</text:p>
          </table:table-cell>
          <table:table-cell office:value-type="float" office:value="0.9397894136" table:style-name="ce1">
            <text:p>0.9397894136</text:p>
          </table:table-cell>
          <table:table-cell office:value-type="float" office:value="2.745169589" table:style-name="ce1">
            <text:p>2.745169589</text:p>
          </table:table-cell>
          <table:table-cell office:value-type="float" office:value="1.690355526" table:style-name="ce1">
            <text:p>1.690355526</text:p>
          </table:table-cell>
          <table:table-cell office:value-type="float" office:value="1.581533864" table:style-name="ce1">
            <text:p>1.581533864</text:p>
          </table:table-cell>
          <table:table-cell office:value-type="float" office:value="18.2766208" table:style-name="ce1">
            <text:p>18.2766208</text:p>
          </table:table-cell>
          <table:table-cell office:value-type="float" office:value="0.7515436094" table:style-name="ce1">
            <text:p>0.7515436094</text:p>
          </table:table-cell>
          <table:table-cell office:value-type="float" office:value="100.0095865" table:style-name="ce1">
            <text:p>100.0095865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1744463464" table:style-name="ce1">
            <text:p>0.1744463464</text:p>
          </table:table-cell>
          <table:table-cell office:value-type="float" office:value="1.449253822" table:style-name="ce1">
            <text:p>1.449253822</text:p>
          </table:table-cell>
          <table:table-cell office:value-type="float" office:value="0.06992841675" table:style-name="ce1">
            <text:p>0.06992841675</text:p>
          </table:table-cell>
          <table:table-cell office:value-type="float" office:value="1.760283775" table:style-name="ce1">
            <text:p>1.760283775</text:p>
          </table:table-cell>
          <table:table-cell office:value-type="float" office:value="0.06992841675" table:style-name="ce1">
            <text:p>0.06992841675</text:p>
          </table:table-cell>
          <table:table-cell office:value-type="float" office:value="1.010739783" table:style-name="ce1">
            <text:p>1.010739783</text:p>
          </table:table-cell>
          <table:table-cell office:value-type="float" office:value="1.675789217" table:style-name="ce1">
            <text:p>1.675789217</text:p>
          </table:table-cell>
          <table:table-cell office:value-type="float" office:value="0.08449455824" table:style-name="ce1">
            <text:p>0.08449455824</text:p>
          </table:table-cell>
          <table:table-cell office:value-type="float" office:value="2.3178885" table:style-name="ce1">
            <text:p>2.3178885</text:p>
          </table:table-cell>
          <table:table-cell office:value-type="float" office:value="0.9326135853" table:style-name="ce1">
            <text:p>0.9326135853</text:p>
          </table:table-cell>
          <table:table-cell office:value-type="float" office:value="2142.680683" table:style-name="ce1">
            <text:p>2142.680683</text:p>
          </table:table-cell>
          <table:table-cell office:value-type="float" office:value="113.9987708" table:style-name="ce1">
            <text:p>113.9987708</text:p>
          </table:table-cell>
          <table:table-cell office:value-type="float" office:value="89.99721656" table:style-name="ce1">
            <text:p>89.99721656</text:p>
          </table:table-cell>
          <table:table-cell office:value-type="float" office:value="142.9841605" table:style-name="ce1">
            <text:p>142.9841605</text:p>
          </table:table-cell>
          <table:table-cell office:value-type="float" office:value="43.64085791" table:style-name="ce1">
            <text:p>43.64085791</text:p>
          </table:table-cell>
          <table:table-cell office:value-type="float" office:value="0.001394412733" table:style-name="ce1">
            <text:p>0.001394412733</text:p>
          </table:table-cell>
          <table:table-cell office:value-type="float" office:value="0.01709704481" table:style-name="ce1">
            <text:p>0.01709704481</text:p>
          </table:table-cell>
          <table:table-cell office:value-type="float" office:value="1.850100771" table:style-name="ce1">
            <text:p>1.850100771</text:p>
          </table:table-cell>
          <table:table-cell office:value-type="float" office:value="104.1374661" table:style-name="ce1">
            <text:p>104.1374661</text:p>
          </table:table-cell>
          <table:table-cell office:value-type="float" office:value="0.5052100069" table:style-name="ce1">
            <text:p>0.5052100069</text:p>
          </table:table-cell>
          <table:table-cell office:value-type="float" office:value="0.7864186201" table:style-name="ce1">
            <text:p>0.7864186201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3.526484918" table:style-name="ce1">
            <text:p>3.526484918</text:p>
          </table:table-cell>
          <table:table-cell office:value-type="string" table:style-name="ce1">
            <text:p>&lt;10%</text:p>
          </table:table-cell>
          <table:table-cell office:value-type="float" office:value="1.170149511" table:style-name="ce1">
            <text:p>1.170149511</text:p>
          </table:table-cell>
          <table:table-cell office:value-type="float" office:value="0.5942049089" table:style-name="ce1">
            <text:p>0.5942049089</text:p>
          </table:table-cell>
          <table:table-cell office:value-type="float" office:value="3.079984554" table:style-name="ce1">
            <text:p>3.079984554</text:p>
          </table:table-cell>
          <table:table-cell office:value-type="float" office:value="3.681788" table:style-name="ce1">
            <text:p>3.681788</text:p>
          </table:table-cell>
          <table:table-cell office:value-type="float" office:value="3.195094" table:style-name="ce1">
            <text:p>3.195094</text:p>
          </table:table-cell>
          <table:table-cell office:value-type="float" office:value="6.876882" table:style-name="ce1">
            <text:p>6.876882</text:p>
          </table:table-cell>
          <table:table-cell office:value-type="float" office:value="0.9373215761" table:style-name="ce1">
            <text:p>0.9373215761</text:p>
          </table:table-cell>
          <table:table-cell office:value-type="float" office:value="2.464575061" table:style-name="ce1">
            <text:p>2.464575061</text:p>
          </table:table-cell>
          <table:table-cell office:value-type="float" office:value="1.67845147" table:style-name="ce1">
            <text:p>1.67845147</text:p>
          </table:table-cell>
          <table:table-cell office:value-type="float" office:value="1.586396084" table:style-name="ce1">
            <text:p>1.586396084</text:p>
          </table:table-cell>
          <table:table-cell office:value-type="float" office:value="18.39397721" table:style-name="ce1">
            <text:p>18.39397721</text:p>
          </table:table-cell>
          <table:table-cell office:value-type="float" office:value="0.756190795" table:style-name="ce1">
            <text:p>0.756190795</text:p>
          </table:table-cell>
          <table:table-cell office:value-type="float" office:value="106.4945122" table:style-name="ce1">
            <text:p>106.4945122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1742031828" table:style-name="ce1">
            <text:p>0.1742031828</text:p>
          </table:table-cell>
          <table:table-cell office:value-type="float" office:value="1.441490097" table:style-name="ce1">
            <text:p>1.441490097</text:p>
          </table:table-cell>
          <table:table-cell office:value-type="float" office:value="0.06953322642" table:style-name="ce1">
            <text:p>0.06953322642</text:p>
          </table:table-cell>
          <table:table-cell office:value-type="float" office:value="1.747985061" table:style-name="ce1">
            <text:p>1.747985061</text:p>
          </table:table-cell>
          <table:table-cell office:value-type="float" office:value="0.06953322642" table:style-name="ce1">
            <text:p>0.06953322642</text:p>
          </table:table-cell>
          <table:table-cell office:value-type="float" office:value="1.00895582" table:style-name="ce1">
            <text:p>1.00895582</text:p>
          </table:table-cell>
          <table:table-cell office:value-type="float" office:value="1.66395718" table:style-name="ce1">
            <text:p>1.66395718</text:p>
          </table:table-cell>
          <table:table-cell office:value-type="float" office:value="0.08402788092" table:style-name="ce1">
            <text:p>0.08402788092</text:p>
          </table:table-cell>
          <table:table-cell office:value-type="float" office:value="2.290789" table:style-name="ce1">
            <text:p>2.290789</text:p>
          </table:table-cell>
          <table:table-cell office:value-type="float" office:value="0.9228773895" table:style-name="ce1">
            <text:p>0.9228773895</text:p>
          </table:table-cell>
          <table:table-cell office:value-type="float" office:value="2151.767202" table:style-name="ce1">
            <text:p>2151.767202</text:p>
          </table:table-cell>
          <table:table-cell office:value-type="float" office:value="114.0049043" table:style-name="ce1">
            <text:p>114.0049043</text:p>
          </table:table-cell>
          <table:table-cell office:value-type="float" office:value="89.98439142" table:style-name="ce1">
            <text:p>89.98439142</text:p>
          </table:table-cell>
          <table:table-cell office:value-type="float" office:value="142.9882821" table:style-name="ce1">
            <text:p>142.9882821</text:p>
          </table:table-cell>
          <table:table-cell office:value-type="float" office:value="43.93325749" table:style-name="ce1">
            <text:p>43.93325749</text:p>
          </table:table-cell>
          <table:table-cell office:value-type="float" office:value="0.001517094786" table:style-name="ce1">
            <text:p>0.001517094786</text:p>
          </table:table-cell>
          <table:table-cell office:value-type="float" office:value="0.01704536493" table:style-name="ce1">
            <text:p>0.01704536493</text:p>
          </table:table-cell>
          <table:table-cell office:value-type="float" office:value="1.823507888" table:style-name="ce1">
            <text:p>1.823507888</text:p>
          </table:table-cell>
          <table:table-cell office:value-type="float" office:value="104.1374661" table:style-name="ce1">
            <text:p>104.1374661</text:p>
          </table:table-cell>
          <table:table-cell office:value-type="float" office:value="0.4878863943" table:style-name="ce1">
            <text:p>0.4878863943</text:p>
          </table:table-cell>
          <table:table-cell office:value-type="float" office:value="0.7968116597" table:style-name="ce1">
            <text:p>0.7968116597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3.436992502" table:style-name="ce1">
            <text:p>3.436992502</text:p>
          </table:table-cell>
          <table:table-cell office:value-type="string" table:style-name="ce1">
            <text:p>&lt;10%</text:p>
          </table:table-cell>
          <table:table-cell office:value-type="float" office:value="1.154380104" table:style-name="ce1">
            <text:p>1.154380104</text:p>
          </table:table-cell>
          <table:table-cell office:value-type="float" office:value="0.5684307414" table:style-name="ce1">
            <text:p>0.5684307414</text:p>
          </table:table-cell>
          <table:table-cell office:value-type="float" office:value="3.042409501" table:style-name="ce1">
            <text:p>3.042409501</text:p>
          </table:table-cell>
          <table:table-cell office:value-type="float" office:value="3.647377" table:style-name="ce1">
            <text:p>3.647377</text:p>
          </table:table-cell>
          <table:table-cell office:value-type="float" office:value="3.168038" table:style-name="ce1">
            <text:p>3.168038</text:p>
          </table:table-cell>
          <table:table-cell office:value-type="float" office:value="6.815415" table:style-name="ce1">
            <text:p>6.815415</text:p>
          </table:table-cell>
          <table:table-cell office:value-type="float" office:value="0.9274524212" table:style-name="ce1">
            <text:p>0.9274524212</text:p>
          </table:table-cell>
          <table:table-cell office:value-type="float" office:value="2.271313037" table:style-name="ce1">
            <text:p>2.271313037</text:p>
          </table:table-cell>
          <table:table-cell office:value-type="float" office:value="1.659179847" table:style-name="ce1">
            <text:p>1.659179847</text:p>
          </table:table-cell>
          <table:table-cell office:value-type="float" office:value="1.581722807" table:style-name="ce1">
            <text:p>1.581722807</text:p>
          </table:table-cell>
          <table:table-cell office:value-type="float" office:value="18.40815217" table:style-name="ce1">
            <text:p>18.40815217</text:p>
          </table:table-cell>
          <table:table-cell office:value-type="float" office:value="0.7610454585" table:style-name="ce1">
            <text:p>0.7610454585</text:p>
          </table:table-cell>
          <table:table-cell office:value-type="float" office:value="106.4945754" table:style-name="ce1">
            <text:p>106.4945754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172204713" table:style-name="ce1">
            <text:p>0.172204713</text:p>
          </table:table-cell>
          <table:table-cell office:value-type="float" office:value="1.414691622" table:style-name="ce1">
            <text:p>1.414691622</text:p>
          </table:table-cell>
          <table:table-cell office:value-type="float" office:value="0.06686318737" table:style-name="ce1">
            <text:p>0.06686318737</text:p>
          </table:table-cell>
          <table:table-cell office:value-type="float" office:value="1.726042907" table:style-name="ce1">
            <text:p>1.726042907</text:p>
          </table:table-cell>
          <table:table-cell office:value-type="float" office:value="0.06686318737" table:style-name="ce1">
            <text:p>0.06686318737</text:p>
          </table:table-cell>
          <table:table-cell office:value-type="float" office:value="1.001050791" table:style-name="ce1">
            <text:p>1.001050791</text:p>
          </table:table-cell>
          <table:table-cell office:value-type="float" office:value="1.642872209" table:style-name="ce1">
            <text:p>1.642872209</text:p>
          </table:table-cell>
          <table:table-cell office:value-type="float" office:value="0.08317069806" table:style-name="ce1">
            <text:p>0.08317069806</text:p>
          </table:table-cell>
          <table:table-cell office:value-type="float" office:value="2.251077" table:style-name="ce1">
            <text:p>2.251077</text:p>
          </table:table-cell>
          <table:table-cell office:value-type="float" office:value="0.9022833499" table:style-name="ce1">
            <text:p>0.9022833499</text:p>
          </table:table-cell>
          <table:table-cell office:value-type="float" office:value="2152.355836" table:style-name="ce1">
            <text:p>2152.355836</text:p>
          </table:table-cell>
          <table:table-cell office:value-type="float" office:value="89.99214869" table:style-name="ce1">
            <text:p>89.99214869</text:p>
          </table:table-cell>
          <table:table-cell office:value-type="float" office:value="114.0095663" table:style-name="ce1">
            <text:p>114.0095663</text:p>
          </table:table-cell>
          <table:table-cell office:value-type="float" office:value="142.9951446" table:style-name="ce1">
            <text:p>142.9951446</text:p>
          </table:table-cell>
          <table:table-cell office:value-type="float" office:value="44.02764693" table:style-name="ce1">
            <text:p>44.02764693</text:p>
          </table:table-cell>
          <table:table-cell office:value-type="float" office:value="0.001363956116" table:style-name="ce1">
            <text:p>0.001363956116</text:p>
          </table:table-cell>
          <table:table-cell office:value-type="float" office:value="0.01710822532" table:style-name="ce1">
            <text:p>0.01710822532</text:p>
          </table:table-cell>
          <table:table-cell office:value-type="float" office:value="1.801757319" table:style-name="ce1">
            <text:p>1.801757319</text:p>
          </table:table-cell>
          <table:table-cell office:value-type="float" office:value="104.1374661" table:style-name="ce1">
            <text:p>104.1374661</text:p>
          </table:table-cell>
          <table:table-cell office:value-type="float" office:value="0.4474669905" table:style-name="ce1">
            <text:p>0.4474669905</text:p>
          </table:table-cell>
          <table:table-cell office:value-type="float" office:value="0.7581172984" table:style-name="ce1">
            <text:p>0.7581172984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13.55260512" table:style-name="ce1">
            <text:p>13.55260512</text:p>
          </table:table-cell>
          <table:table-cell office:value-type="string" table:style-name="ce1">
            <text:p>10-20%</text:p>
          </table:table-cell>
          <table:table-cell office:value-type="float" office:value="5.419311746" table:style-name="ce1">
            <text:p>5.419311746</text:p>
          </table:table-cell>
          <table:table-cell office:value-type="float" office:value="-1.005903472" table:style-name="ce1">
            <text:p>-1.005903472</text:p>
          </table:table-cell>
          <table:table-cell office:value-type="float" office:value="3.515844403" table:style-name="ce1">
            <text:p>3.515844403</text:p>
          </table:table-cell>
          <table:table-cell office:value-type="float" office:value="10.52518" table:style-name="ce1">
            <text:p>10.52518</text:p>
          </table:table-cell>
          <table:table-cell office:value-type="float" office:value="16.3063" table:style-name="ce1">
            <text:p>16.3063</text:p>
          </table:table-cell>
          <table:table-cell office:value-type="float" office:value="26.83148" table:style-name="ce1">
            <text:p>26.83148</text:p>
          </table:table-cell>
          <table:table-cell office:value-type="float" office:value="4.190417259" table:style-name="ce1">
            <text:p>4.190417259</text:p>
          </table:table-cell>
          <table:table-cell office:value-type="float" office:value="0.2153373271" table:style-name="ce1">
            <text:p>0.2153373271</text:p>
          </table:table-cell>
          <table:table-cell office:value-type="float" office:value="5.692456531" table:style-name="ce1">
            <text:p>5.692456531</text:p>
          </table:table-cell>
          <table:table-cell office:value-type="float" office:value="14.83520925" table:style-name="ce1">
            <text:p>14.83520925</text:p>
          </table:table-cell>
          <table:table-cell office:value-type="float" office:value="70.91254914" table:style-name="ce1">
            <text:p>70.91254914</text:p>
          </table:table-cell>
          <table:table-cell/>
          <table:table-cell office:value-type="float" office:value="39.50355654" table:style-name="ce1">
            <text:p>39.50355654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46095792" table:style-name="ce1">
            <text:p>0.246095792</text:p>
          </table:table-cell>
          <table:table-cell office:value-type="float" office:value="2.866807533" table:style-name="ce1">
            <text:p>2.866807533</text:p>
          </table:table-cell>
          <table:table-cell office:value-type="float" office:value="0.1277853292" table:style-name="ce1">
            <text:p>0.1277853292</text:p>
          </table:table-cell>
          <table:table-cell office:value-type="float" office:value="5.820237361" table:style-name="ce1">
            <text:p>5.820237361</text:p>
          </table:table-cell>
          <table:table-cell office:value-type="float" office:value="0.1277853292" table:style-name="ce1">
            <text:p>0.1277853292</text:p>
          </table:table-cell>
          <table:table-cell office:value-type="float" office:value="4.638985789" table:style-name="ce1">
            <text:p>4.638985789</text:p>
          </table:table-cell>
          <table:table-cell office:value-type="float" office:value="4.781184211" table:style-name="ce1">
            <text:p>4.781184211</text:p>
          </table:table-cell>
          <table:table-cell office:value-type="float" office:value="1.03905315" table:style-name="ce1">
            <text:p>1.03905315</text:p>
          </table:table-cell>
          <table:table-cell office:value-type="float" office:value="22.64891" table:style-name="ce1">
            <text:p>22.64891</text:p>
          </table:table-cell>
          <table:table-cell office:value-type="float" office:value="9.80249771" table:style-name="ce1">
            <text:p>9.80249771</text:p>
          </table:table-cell>
          <table:table-cell office:value-type="float" office:value="1315.421527" table:style-name="ce1">
            <text:p>1315.421527</text:p>
          </table:table-cell>
          <table:table-cell office:value-type="float" office:value="36.98194438" table:style-name="ce1">
            <text:p>36.98194438</text:p>
          </table:table-cell>
          <table:table-cell office:value-type="float" office:value="90.00376469" table:style-name="ce1">
            <text:p>90.00376469</text:p>
          </table:table-cell>
          <table:table-cell office:value-type="float" office:value="0.03692429788" table:style-name="ce1">
            <text:p>0.03692429788</text:p>
          </table:table-cell>
          <table:table-cell office:value-type="float" office:value="8.963010744" table:style-name="ce1">
            <text:p>8.963010744</text:p>
          </table:table-cell>
          <table:table-cell office:value-type="float" office:value="0.00411274566" table:style-name="ce1">
            <text:p>0.00411274566</text:p>
          </table:table-cell>
          <table:table-cell office:value-type="float" office:value="0.01837088667" table:style-name="ce1">
            <text:p>0.01837088667</text:p>
          </table:table-cell>
          <table:table-cell office:value-type="float" office:value="6.523564067" table:style-name="ce1">
            <text:p>6.523564067</text:p>
          </table:table-cell>
          <table:table-cell office:value-type="float" office:value="9.813006266" table:style-name="ce1">
            <text:p>9.813006266</text:p>
          </table:table-cell>
          <table:table-cell office:value-type="float" office:value="0.4800872993" table:style-name="ce1">
            <text:p>0.4800872993</text:p>
          </table:table-cell>
          <table:table-cell office:value-type="float" office:value="0.4063431743" table:style-name="ce1">
            <text:p>0.4063431743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13.58161477" table:style-name="ce1">
            <text:p>13.58161477</text:p>
          </table:table-cell>
          <table:table-cell office:value-type="string" table:style-name="ce1">
            <text:p>10-20%</text:p>
          </table:table-cell>
          <table:table-cell office:value-type="float" office:value="5.407230216" table:style-name="ce1">
            <text:p>5.407230216</text:p>
          </table:table-cell>
          <table:table-cell office:value-type="float" office:value="-1.021273766" table:style-name="ce1">
            <text:p>-1.021273766</text:p>
          </table:table-cell>
          <table:table-cell office:value-type="float" office:value="3.550250565" table:style-name="ce1">
            <text:p>3.550250565</text:p>
          </table:table-cell>
          <table:table-cell office:value-type="float" office:value="10.47794" table:style-name="ce1">
            <text:p>10.47794</text:p>
          </table:table-cell>
          <table:table-cell office:value-type="float" office:value="16.359" table:style-name="ce1">
            <text:p>16.359</text:p>
          </table:table-cell>
          <table:table-cell office:value-type="float" office:value="26.83694" table:style-name="ce1">
            <text:p>26.83694</text:p>
          </table:table-cell>
          <table:table-cell office:value-type="float" office:value="4.1745965" table:style-name="ce1">
            <text:p>4.1745965</text:p>
          </table:table-cell>
          <table:table-cell office:value-type="float" office:value="0.2215383366" table:style-name="ce1">
            <text:p>0.2215383366</text:p>
          </table:table-cell>
          <table:table-cell office:value-type="float" office:value="5.658933555" table:style-name="ce1">
            <text:p>5.658933555</text:p>
          </table:table-cell>
          <table:table-cell office:value-type="float" office:value="14.86250859" table:style-name="ce1">
            <text:p>14.86250859</text:p>
          </table:table-cell>
          <table:table-cell office:value-type="float" office:value="70.43335001" table:style-name="ce1">
            <text:p>70.43335001</text:p>
          </table:table-cell>
          <table:table-cell/>
          <table:table-cell office:value-type="float" office:value="43.75775108" table:style-name="ce1">
            <text:p>43.75775108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468182543" table:style-name="ce1">
            <text:p>0.2468182543</text:p>
          </table:table-cell>
          <table:table-cell office:value-type="float" office:value="2.881495012" table:style-name="ce1">
            <text:p>2.881495012</text:p>
          </table:table-cell>
          <table:table-cell office:value-type="float" office:value="0.1267527375" table:style-name="ce1">
            <text:p>0.1267527375</text:p>
          </table:table-cell>
          <table:table-cell office:value-type="float" office:value="5.785686154" table:style-name="ce1">
            <text:p>5.785686154</text:p>
          </table:table-cell>
          <table:table-cell office:value-type="float" office:value="0.1267527375" table:style-name="ce1">
            <text:p>0.1267527375</text:p>
          </table:table-cell>
          <table:table-cell office:value-type="float" office:value="4.60968255" table:style-name="ce1">
            <text:p>4.60968255</text:p>
          </table:table-cell>
          <table:table-cell office:value-type="float" office:value="4.74114745" table:style-name="ce1">
            <text:p>4.74114745</text:p>
          </table:table-cell>
          <table:table-cell office:value-type="float" office:value="1.044538703" table:style-name="ce1">
            <text:p>1.044538703</text:p>
          </table:table-cell>
          <table:table-cell office:value-type="float" office:value="22.82815" table:style-name="ce1">
            <text:p>22.82815</text:p>
          </table:table-cell>
          <table:table-cell office:value-type="float" office:value="9.749668411" table:style-name="ce1">
            <text:p>9.749668411</text:p>
          </table:table-cell>
          <table:table-cell office:value-type="float" office:value="1322.725668" table:style-name="ce1">
            <text:p>1322.725668</text:p>
          </table:table-cell>
          <table:table-cell office:value-type="float" office:value="36.97753905" table:style-name="ce1">
            <text:p>36.97753905</text:p>
          </table:table-cell>
          <table:table-cell office:value-type="float" office:value="90.01921566" table:style-name="ce1">
            <text:p>90.01921566</text:p>
          </table:table-cell>
          <table:table-cell office:value-type="float" office:value="0.0279073086" table:style-name="ce1">
            <text:p>0.0279073086</text:p>
          </table:table-cell>
          <table:table-cell office:value-type="float" office:value="8.929676699" table:style-name="ce1">
            <text:p>8.929676699</text:p>
          </table:table-cell>
          <table:table-cell office:value-type="float" office:value="0.004153277894" table:style-name="ce1">
            <text:p>0.004153277894</text:p>
          </table:table-cell>
          <table:table-cell office:value-type="float" office:value="0.01839134457" table:style-name="ce1">
            <text:p>0.01839134457</text:p>
          </table:table-cell>
          <table:table-cell office:value-type="float" office:value="6.476641044" table:style-name="ce1">
            <text:p>6.476641044</text:p>
          </table:table-cell>
          <table:table-cell office:value-type="float" office:value="9.813006266" table:style-name="ce1">
            <text:p>9.813006266</text:p>
          </table:table-cell>
          <table:table-cell office:value-type="float" office:value="0.4361808434" table:style-name="ce1">
            <text:p>0.4361808434</text:p>
          </table:table-cell>
          <table:table-cell office:value-type="float" office:value="0.3758852885" table:style-name="ce1">
            <text:p>0.3758852885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13.61708697" table:style-name="ce1">
            <text:p>13.61708697</text:p>
          </table:table-cell>
          <table:table-cell office:value-type="string" table:style-name="ce1">
            <text:p>10-20%</text:p>
          </table:table-cell>
          <table:table-cell office:value-type="float" office:value="5.407263001" table:style-name="ce1">
            <text:p>5.407263001</text:p>
          </table:table-cell>
          <table:table-cell office:value-type="float" office:value="-1.020853973" table:style-name="ce1">
            <text:p>-1.020853973</text:p>
          </table:table-cell>
          <table:table-cell office:value-type="float" office:value="3.549145273" table:style-name="ce1">
            <text:p>3.549145273</text:p>
          </table:table-cell>
          <table:table-cell office:value-type="float" office:value="10.49372" table:style-name="ce1">
            <text:p>10.49372</text:p>
          </table:table-cell>
          <table:table-cell office:value-type="float" office:value="16.40051" table:style-name="ce1">
            <text:p>16.40051</text:p>
          </table:table-cell>
          <table:table-cell office:value-type="float" office:value="26.89423" table:style-name="ce1">
            <text:p>26.89423</text:p>
          </table:table-cell>
          <table:table-cell office:value-type="float" office:value="4.174445734" table:style-name="ce1">
            <text:p>4.174445734</text:p>
          </table:table-cell>
          <table:table-cell office:value-type="float" office:value="0.2115619536" table:style-name="ce1">
            <text:p>0.2115619536</text:p>
          </table:table-cell>
          <table:table-cell office:value-type="float" office:value="5.659075821" table:style-name="ce1">
            <text:p>5.659075821</text:p>
          </table:table-cell>
          <table:table-cell office:value-type="float" office:value="14.86472957" table:style-name="ce1">
            <text:p>14.86472957</text:p>
          </table:table-cell>
          <table:table-cell office:value-type="float" office:value="70.43193863" table:style-name="ce1">
            <text:p>70.43193863</text:p>
          </table:table-cell>
          <table:table-cell/>
          <table:table-cell office:value-type="float" office:value="39.50112992" table:style-name="ce1">
            <text:p>39.50112992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464865152" table:style-name="ce1">
            <text:p>0.2464865152</text:p>
          </table:table-cell>
          <table:table-cell office:value-type="float" office:value="2.875139421" table:style-name="ce1">
            <text:p>2.875139421</text:p>
          </table:table-cell>
          <table:table-cell office:value-type="float" office:value="0.1268169778" table:style-name="ce1">
            <text:p>0.1268169778</text:p>
          </table:table-cell>
          <table:table-cell office:value-type="float" office:value="5.785892527" table:style-name="ce1">
            <text:p>5.785892527</text:p>
          </table:table-cell>
          <table:table-cell office:value-type="float" office:value="0.1268169778" table:style-name="ce1">
            <text:p>0.1268169778</text:p>
          </table:table-cell>
          <table:table-cell office:value-type="float" office:value="4.613434347" table:style-name="ce1">
            <text:p>4.613434347</text:p>
          </table:table-cell>
          <table:table-cell office:value-type="float" office:value="4.742285653" table:style-name="ce1">
            <text:p>4.742285653</text:p>
          </table:table-cell>
          <table:table-cell office:value-type="float" office:value="1.043606874" table:style-name="ce1">
            <text:p>1.043606874</text:p>
          </table:table-cell>
          <table:table-cell office:value-type="float" office:value="22.577398" table:style-name="ce1">
            <text:p>22.577398</text:p>
          </table:table-cell>
          <table:table-cell office:value-type="float" office:value="9.780449789" table:style-name="ce1">
            <text:p>9.780449789</text:p>
          </table:table-cell>
          <table:table-cell office:value-type="float" office:value="1317.496901" table:style-name="ce1">
            <text:p>1317.496901</text:p>
          </table:table-cell>
          <table:table-cell office:value-type="float" office:value="36.98299017" table:style-name="ce1">
            <text:p>36.98299017</text:p>
          </table:table-cell>
          <table:table-cell office:value-type="float" office:value="90.02579441" table:style-name="ce1">
            <text:p>90.02579441</text:p>
          </table:table-cell>
          <table:table-cell office:value-type="float" office:value="0.03182333191" table:style-name="ce1">
            <text:p>0.03182333191</text:p>
          </table:table-cell>
          <table:table-cell office:value-type="float" office:value="8.958341904" table:style-name="ce1">
            <text:p>8.958341904</text:p>
          </table:table-cell>
          <table:table-cell office:value-type="float" office:value="0.004200010385" table:style-name="ce1">
            <text:p>0.004200010385</text:p>
          </table:table-cell>
          <table:table-cell office:value-type="float" office:value="0.01840115907" table:style-name="ce1">
            <text:p>0.01840115907</text:p>
          </table:table-cell>
          <table:table-cell office:value-type="float" office:value="6.432687897" table:style-name="ce1">
            <text:p>6.432687897</text:p>
          </table:table-cell>
          <table:table-cell office:value-type="float" office:value="9.171427778" table:style-name="ce1">
            <text:p>9.171427778</text:p>
          </table:table-cell>
          <table:table-cell office:value-type="float" office:value="0.4384630115" table:style-name="ce1">
            <text:p>0.4384630115</text:p>
          </table:table-cell>
          <table:table-cell office:value-type="float" office:value="0.3869750385" table:style-name="ce1">
            <text:p>0.3869750385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4.121834076" table:style-name="ce1">
            <text:p>4.121834076</text:p>
          </table:table-cell>
          <table:table-cell office:value-type="string" table:style-name="ce1">
            <text:p>&lt;10%</text:p>
          </table:table-cell>
          <table:table-cell office:value-type="float" office:value="1.54395489" table:style-name="ce1">
            <text:p>1.54395489</text:p>
          </table:table-cell>
          <table:table-cell office:value-type="float" office:value="-1.543059705" table:style-name="ce1">
            <text:p>-1.543059705</text:p>
          </table:table-cell>
          <table:table-cell office:value-type="float" office:value="6.747427129" table:style-name="ce1">
            <text:p>6.747427129</text:p>
          </table:table-cell>
          <table:table-cell office:value-type="float" office:value="3.407924" table:style-name="ce1">
            <text:p>3.407924</text:p>
          </table:table-cell>
          <table:table-cell office:value-type="float" office:value="7.172686" table:style-name="ce1">
            <text:p>7.172686</text:p>
          </table:table-cell>
          <table:table-cell office:value-type="float" office:value="10.58061" table:style-name="ce1">
            <text:p>10.58061</text:p>
          </table:table-cell>
          <table:table-cell office:value-type="float" office:value="1.106364328" table:style-name="ce1">
            <text:p>1.106364328</text:p>
          </table:table-cell>
          <table:table-cell office:value-type="float" office:value="1.032812716" table:style-name="ce1">
            <text:p>1.032812716</text:p>
          </table:table-cell>
          <table:table-cell office:value-type="float" office:value="1.550837079" table:style-name="ce1">
            <text:p>1.550837079</text:p>
          </table:table-cell>
          <table:table-cell office:value-type="float" office:value="4.460855915" table:style-name="ce1">
            <text:p>4.460855915</text:p>
          </table:table-cell>
          <table:table-cell office:value-type="float" office:value="16.58467677" table:style-name="ce1">
            <text:p>16.58467677</text:p>
          </table:table-cell>
          <table:table-cell office:value-type="float" office:value="0.6016403847" table:style-name="ce1">
            <text:p>0.6016403847</text:p>
          </table:table-cell>
          <table:table-cell office:value-type="float" office:value="73.99853869" table:style-name="ce1">
            <text:p>73.99853869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2345317745" table:style-name="ce1">
            <text:p>0.2345317745</text:p>
          </table:table-cell>
          <table:table-cell office:value-type="float" office:value="2.381137791" table:style-name="ce1">
            <text:p>2.381137791</text:p>
          </table:table-cell>
          <table:table-cell office:value-type="float" office:value="0.04345272585" table:style-name="ce1">
            <text:p>0.04345272585</text:p>
          </table:table-cell>
          <table:table-cell office:value-type="float" office:value="1.594289581" table:style-name="ce1">
            <text:p>1.594289581</text:p>
          </table:table-cell>
          <table:table-cell office:value-type="float" office:value="0.04345272585" table:style-name="ce1">
            <text:p>0.04345272585</text:p>
          </table:table-cell>
          <table:table-cell office:value-type="float" office:value="1.121243218" table:style-name="ce1">
            <text:p>1.121243218</text:p>
          </table:table-cell>
          <table:table-cell office:value-type="float" office:value="1.293949782" table:style-name="ce1">
            <text:p>1.293949782</text:p>
          </table:table-cell>
          <table:table-cell office:value-type="float" office:value="0.3003397992" table:style-name="ce1">
            <text:p>0.3003397992</text:p>
          </table:table-cell>
          <table:table-cell office:value-type="float" office:value="4.167591" table:style-name="ce1">
            <text:p>4.167591</text:p>
          </table:table-cell>
          <table:table-cell office:value-type="float" office:value="0.9709726065" table:style-name="ce1">
            <text:p>0.9709726065</text:p>
          </table:table-cell>
          <table:table-cell office:value-type="float" office:value="2126.310552" table:style-name="ce1">
            <text:p>2126.310552</text:p>
          </table:table-cell>
          <table:table-cell office:value-type="float" office:value="89.99635864" table:style-name="ce1">
            <text:p>89.99635864</text:p>
          </table:table-cell>
          <table:table-cell office:value-type="float" office:value="37.04227818" table:style-name="ce1">
            <text:p>37.04227818</text:p>
          </table:table-cell>
          <table:table-cell office:value-type="float" office:value="66.02851616" table:style-name="ce1">
            <text:p>66.02851616</text:p>
          </table:table-cell>
          <table:table-cell office:value-type="float" office:value="41.443328" table:style-name="ce1">
            <text:p>41.443328</text:p>
          </table:table-cell>
          <table:table-cell office:value-type="float" office:value="0.00210020313" table:style-name="ce1">
            <text:p>0.00210020313</text:p>
          </table:table-cell>
          <table:table-cell office:value-type="float" office:value="0.01780855623" table:style-name="ce1">
            <text:p>0.01780855623</text:p>
          </table:table-cell>
          <table:table-cell office:value-type="float" office:value="2.925707644" table:style-name="ce1">
            <text:p>2.925707644</text:p>
          </table:table-cell>
          <table:table-cell office:value-type="float" office:value="91.77317444" table:style-name="ce1">
            <text:p>91.77317444</text:p>
          </table:table-cell>
          <table:table-cell office:value-type="float" office:value="1.878901817" table:style-name="ce1">
            <text:p>1.878901817</text:p>
          </table:table-cell>
          <table:table-cell office:value-type="float" office:value="2.484848727" table:style-name="ce1">
            <text:p>2.484848727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4.129608514" table:style-name="ce1">
            <text:p>4.129608514</text:p>
          </table:table-cell>
          <table:table-cell office:value-type="string" table:style-name="ce1">
            <text:p>&lt;10%</text:p>
          </table:table-cell>
          <table:table-cell office:value-type="float" office:value="1.54574349" table:style-name="ce1">
            <text:p>1.54574349</text:p>
          </table:table-cell>
          <table:table-cell office:value-type="float" office:value="-1.56196332" table:style-name="ce1">
            <text:p>-1.56196332</text:p>
          </table:table-cell>
          <table:table-cell office:value-type="float" office:value="6.819813293" table:style-name="ce1">
            <text:p>6.819813293</text:p>
          </table:table-cell>
          <table:table-cell office:value-type="float" office:value="3.389026" table:style-name="ce1">
            <text:p>3.389026</text:p>
          </table:table-cell>
          <table:table-cell office:value-type="float" office:value="7.195755" table:style-name="ce1">
            <text:p>7.195755</text:p>
          </table:table-cell>
          <table:table-cell office:value-type="float" office:value="10.584781" table:style-name="ce1">
            <text:p>10.584781</text:p>
          </table:table-cell>
          <table:table-cell office:value-type="float" office:value="1.105162193" table:style-name="ce1">
            <text:p>1.105162193</text:p>
          </table:table-cell>
          <table:table-cell office:value-type="float" office:value="1.07370268" table:style-name="ce1">
            <text:p>1.07370268</text:p>
          </table:table-cell>
          <table:table-cell office:value-type="float" office:value="1.539360067" table:style-name="ce1">
            <text:p>1.539360067</text:p>
          </table:table-cell>
          <table:table-cell office:value-type="float" office:value="4.490486061" table:style-name="ce1">
            <text:p>4.490486061</text:p>
          </table:table-cell>
          <table:table-cell office:value-type="float" office:value="16.59187289" table:style-name="ce1">
            <text:p>16.59187289</text:p>
          </table:table-cell>
          <table:table-cell office:value-type="float" office:value="0.5977705655" table:style-name="ce1">
            <text:p>0.5977705655</text:p>
          </table:table-cell>
          <table:table-cell office:value-type="float" office:value="73.75338955" table:style-name="ce1">
            <text:p>73.75338955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2355738923" table:style-name="ce1">
            <text:p>0.2355738923</text:p>
          </table:table-cell>
          <table:table-cell office:value-type="float" office:value="2.392648355" table:style-name="ce1">
            <text:p>2.392648355</text:p>
          </table:table-cell>
          <table:table-cell office:value-type="float" office:value="0.04420900758" table:style-name="ce1">
            <text:p>0.04420900758</text:p>
          </table:table-cell>
          <table:table-cell office:value-type="float" office:value="1.583569277" table:style-name="ce1">
            <text:p>1.583569277</text:p>
          </table:table-cell>
          <table:table-cell office:value-type="float" office:value="0.04420900758" table:style-name="ce1">
            <text:p>0.04420900758</text:p>
          </table:table-cell>
          <table:table-cell office:value-type="float" office:value="1.117994278" table:style-name="ce1">
            <text:p>1.117994278</text:p>
          </table:table-cell>
          <table:table-cell office:value-type="float" office:value="1.282010722" table:style-name="ce1">
            <text:p>1.282010722</text:p>
          </table:table-cell>
          <table:table-cell office:value-type="float" office:value="0.3015585548" table:style-name="ce1">
            <text:p>0.3015585548</text:p>
          </table:table-cell>
          <table:table-cell office:value-type="float" office:value="4.181415" table:style-name="ce1">
            <text:p>4.181415</text:p>
          </table:table-cell>
          <table:table-cell office:value-type="float" office:value="0.9675296767" table:style-name="ce1">
            <text:p>0.9675296767</text:p>
          </table:table-cell>
          <table:table-cell office:value-type="float" office:value="2133.076607" table:style-name="ce1">
            <text:p>2133.076607</text:p>
          </table:table-cell>
          <table:table-cell office:value-type="float" office:value="90.01175388" table:style-name="ce1">
            <text:p>90.01175388</text:p>
          </table:table-cell>
          <table:table-cell office:value-type="float" office:value="37.04655372" table:style-name="ce1">
            <text:p>37.04655372</text:p>
          </table:table-cell>
          <table:table-cell office:value-type="float" office:value="66.02103381" table:style-name="ce1">
            <text:p>66.02103381</text:p>
          </table:table-cell>
          <table:table-cell office:value-type="float" office:value="40.86132908" table:style-name="ce1">
            <text:p>40.86132908</text:p>
          </table:table-cell>
          <table:table-cell office:value-type="float" office:value="0.002147053241" table:style-name="ce1">
            <text:p>0.002147053241</text:p>
          </table:table-cell>
          <table:table-cell office:value-type="float" office:value="0.01777696458" table:style-name="ce1">
            <text:p>0.01777696458</text:p>
          </table:table-cell>
          <table:table-cell office:value-type="float" office:value="2.933024934" table:style-name="ce1">
            <text:p>2.933024934</text:p>
          </table:table-cell>
          <table:table-cell office:value-type="float" office:value="91.77317444" table:style-name="ce1">
            <text:p>91.77317444</text:p>
          </table:table-cell>
          <table:table-cell office:value-type="float" office:value="2.049502793" table:style-name="ce1">
            <text:p>2.049502793</text:p>
          </table:table-cell>
          <table:table-cell office:value-type="float" office:value="2.512294824" table:style-name="ce1">
            <text:p>2.512294824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4.080024878" table:style-name="ce1">
            <text:p>4.080024878</text:p>
          </table:table-cell>
          <table:table-cell office:value-type="string" table:style-name="ce1">
            <text:p>&lt;10%</text:p>
          </table:table-cell>
          <table:table-cell office:value-type="float" office:value="1.542984379" table:style-name="ce1">
            <text:p>1.542984379</text:p>
          </table:table-cell>
          <table:table-cell office:value-type="float" office:value="-1.569371082" table:style-name="ce1">
            <text:p>-1.569371082</text:p>
          </table:table-cell>
          <table:table-cell office:value-type="float" office:value="6.886316528" table:style-name="ce1">
            <text:p>6.886316528</text:p>
          </table:table-cell>
          <table:table-cell office:value-type="float" office:value="3.382845" table:style-name="ce1">
            <text:p>3.382845</text:p>
          </table:table-cell>
          <table:table-cell office:value-type="float" office:value="7.211929" table:style-name="ce1">
            <text:p>7.211929</text:p>
          </table:table-cell>
          <table:table-cell office:value-type="float" office:value="10.594774" table:style-name="ce1">
            <text:p>10.594774</text:p>
          </table:table-cell>
          <table:table-cell office:value-type="float" office:value="1.101236486" table:style-name="ce1">
            <text:p>1.101236486</text:p>
          </table:table-cell>
          <table:table-cell office:value-type="float" office:value="1.092113229" table:style-name="ce1">
            <text:p>1.092113229</text:p>
          </table:table-cell>
          <table:table-cell office:value-type="float" office:value="1.535264298" table:style-name="ce1">
            <text:p>1.535264298</text:p>
          </table:table-cell>
          <table:table-cell office:value-type="float" office:value="4.483408814" table:style-name="ce1">
            <text:p>4.483408814</text:p>
          </table:table-cell>
          <table:table-cell office:value-type="float" office:value="16.60592131" table:style-name="ce1">
            <text:p>16.60592131</text:p>
          </table:table-cell>
          <table:table-cell office:value-type="float" office:value="0.5955571274" table:style-name="ce1">
            <text:p>0.5955571274</text:p>
          </table:table-cell>
          <table:table-cell office:value-type="float" office:value="73.75711308" table:style-name="ce1">
            <text:p>73.75711308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2347763327" table:style-name="ce1">
            <text:p>0.2347763327</text:p>
          </table:table-cell>
          <table:table-cell office:value-type="float" office:value="2.378742977" table:style-name="ce1">
            <text:p>2.378742977</text:p>
          </table:table-cell>
          <table:table-cell office:value-type="float" office:value="0.04474359191" table:style-name="ce1">
            <text:p>0.04474359191</text:p>
          </table:table-cell>
          <table:table-cell office:value-type="float" office:value="1.58000807" table:style-name="ce1">
            <text:p>1.58000807</text:p>
          </table:table-cell>
          <table:table-cell office:value-type="float" office:value="0.04474359191" table:style-name="ce1">
            <text:p>0.04474359191</text:p>
          </table:table-cell>
          <table:table-cell office:value-type="float" office:value="1.110403041" table:style-name="ce1">
            <text:p>1.110403041</text:p>
          </table:table-cell>
          <table:table-cell office:value-type="float" office:value="1.278887959" table:style-name="ce1">
            <text:p>1.278887959</text:p>
          </table:table-cell>
          <table:table-cell office:value-type="float" office:value="0.3011201111" table:style-name="ce1">
            <text:p>0.3011201111</text:p>
          </table:table-cell>
          <table:table-cell office:value-type="float" office:value="4.198983" table:style-name="ce1">
            <text:p>4.198983</text:p>
          </table:table-cell>
          <table:table-cell office:value-type="float" office:value="0.9623199786" table:style-name="ce1">
            <text:p>0.9623199786</text:p>
          </table:table-cell>
          <table:table-cell office:value-type="float" office:value="2122.546181" table:style-name="ce1">
            <text:p>2122.546181</text:p>
          </table:table-cell>
          <table:table-cell office:value-type="float" office:value="90.00604253" table:style-name="ce1">
            <text:p>90.00604253</text:p>
          </table:table-cell>
          <table:table-cell office:value-type="float" office:value="37.038929" table:style-name="ce1">
            <text:p>37.038929</text:p>
          </table:table-cell>
          <table:table-cell office:value-type="float" office:value="66.02293053" table:style-name="ce1">
            <text:p>66.02293053</text:p>
          </table:table-cell>
          <table:table-cell office:value-type="float" office:value="40.62463679" table:style-name="ce1">
            <text:p>40.62463679</text:p>
          </table:table-cell>
          <table:table-cell office:value-type="float" office:value="0.002146603709" table:style-name="ce1">
            <text:p>0.002146603709</text:p>
          </table:table-cell>
          <table:table-cell office:value-type="float" office:value="0.0177755815" table:style-name="ce1">
            <text:p>0.0177755815</text:p>
          </table:table-cell>
          <table:table-cell office:value-type="float" office:value="2.911339228" table:style-name="ce1">
            <text:p>2.911339228</text:p>
          </table:table-cell>
          <table:table-cell office:value-type="float" office:value="91.77317444" table:style-name="ce1">
            <text:p>91.77317444</text:p>
          </table:table-cell>
          <table:table-cell office:value-type="float" office:value="2.099241532" table:style-name="ce1">
            <text:p>2.099241532</text:p>
          </table:table-cell>
          <table:table-cell office:value-type="float" office:value="2.612902077" table:style-name="ce1">
            <text:p>2.612902077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5.788861443" table:style-name="ce1">
            <text:p>5.788861443</text:p>
          </table:table-cell>
          <table:table-cell office:value-type="string" table:style-name="ce1">
            <text:p>&lt;10%</text:p>
          </table:table-cell>
          <table:table-cell office:value-type="float" office:value="2.013285303" table:style-name="ce1">
            <text:p>2.013285303</text:p>
          </table:table-cell>
          <table:table-cell office:value-type="float" office:value="-0.648066514" table:style-name="ce1">
            <text:p>-0.648066514</text:p>
          </table:table-cell>
          <table:table-cell office:value-type="float" office:value="3.963926178" table:style-name="ce1">
            <text:p>3.963926178</text:p>
          </table:table-cell>
          <table:table-cell office:value-type="float" office:value="6.01164" table:style-name="ce1">
            <text:p>6.01164</text:p>
          </table:table-cell>
          <table:table-cell office:value-type="float" office:value="7.82327" table:style-name="ce1">
            <text:p>7.82327</text:p>
          </table:table-cell>
          <table:table-cell office:value-type="float" office:value="13.83491" table:style-name="ce1">
            <text:p>13.83491</text:p>
          </table:table-cell>
          <table:table-cell office:value-type="float" office:value="1.544178553" table:style-name="ce1">
            <text:p>1.544178553</text:p>
          </table:table-cell>
          <table:table-cell office:value-type="float" office:value="0.1522113133" table:style-name="ce1">
            <text:p>0.1522113133</text:p>
          </table:table-cell>
          <table:table-cell office:value-type="float" office:value="2.397115687" table:style-name="ce1">
            <text:p>2.397115687</text:p>
          </table:table-cell>
          <table:table-cell office:value-type="float" office:value="4.893516637" table:style-name="ce1">
            <text:p>4.893516637</text:p>
          </table:table-cell>
          <table:table-cell office:value-type="float" office:value="58.97879882" table:style-name="ce1">
            <text:p>58.97879882</text:p>
          </table:table-cell>
          <table:table-cell office:value-type="float" office:value="0.4591981999" table:style-name="ce1">
            <text:p>0.4591981999</text:p>
          </table:table-cell>
          <table:table-cell office:value-type="float" office:value="30.2513451" table:style-name="ce1">
            <text:p>30.2513451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1959727586" table:style-name="ce1">
            <text:p>0.1959727586</text:p>
          </table:table-cell>
          <table:table-cell office:value-type="float" office:value="1.835008148" table:style-name="ce1">
            <text:p>1.835008148</text:p>
          </table:table-cell>
          <table:table-cell office:value-type="float" office:value="0.07437356598" table:style-name="ce1">
            <text:p>0.07437356598</text:p>
          </table:table-cell>
          <table:table-cell office:value-type="float" office:value="2.471491885" table:style-name="ce1">
            <text:p>2.471491885</text:p>
          </table:table-cell>
          <table:table-cell office:value-type="float" office:value="0.07437356598" table:style-name="ce1">
            <text:p>0.07437356598</text:p>
          </table:table-cell>
          <table:table-cell office:value-type="float" office:value="1.688670553" table:style-name="ce1">
            <text:p>1.688670553</text:p>
          </table:table-cell>
          <table:table-cell office:value-type="float" office:value="2.163809447" table:style-name="ce1">
            <text:p>2.163809447</text:p>
          </table:table-cell>
          <table:table-cell office:value-type="float" office:value="0.3076824372" table:style-name="ce1">
            <text:p>0.3076824372</text:p>
          </table:table-cell>
          <table:table-cell office:value-type="float" office:value="12.33511" table:style-name="ce1">
            <text:p>12.33511</text:p>
          </table:table-cell>
          <table:table-cell office:value-type="float" office:value="4.567847773" table:style-name="ce1">
            <text:p>4.567847773</text:p>
          </table:table-cell>
          <table:table-cell office:value-type="float" office:value="1251.506415" table:style-name="ce1">
            <text:p>1251.506415</text:p>
          </table:table-cell>
          <table:table-cell office:value-type="float" office:value="37.00893578" table:style-name="ce1">
            <text:p>37.00893578</text:p>
          </table:table-cell>
          <table:table-cell office:value-type="float" office:value="90.01424991" table:style-name="ce1">
            <text:p>90.01424991</text:p>
          </table:table-cell>
          <table:table-cell office:value-type="float" office:value="0.01787444026" table:style-name="ce1">
            <text:p>0.01787444026</text:p>
          </table:table-cell>
          <table:table-cell office:value-type="float" office:value="26.52240709" table:style-name="ce1">
            <text:p>26.52240709</text:p>
          </table:table-cell>
          <table:table-cell office:value-type="float" office:value="0.0014368845" table:style-name="ce1">
            <text:p>0.0014368845</text:p>
          </table:table-cell>
          <table:table-cell office:value-type="float" office:value="0.01748859253" table:style-name="ce1">
            <text:p>0.01748859253</text:p>
          </table:table-cell>
          <table:table-cell office:value-type="float" office:value="4.545051185" table:style-name="ce1">
            <text:p>4.545051185</text:p>
          </table:table-cell>
          <table:table-cell office:value-type="float" office:value="12.01980586" table:style-name="ce1">
            <text:p>12.01980586</text:p>
          </table:table-cell>
          <table:table-cell office:value-type="float" office:value="0.424890347" table:style-name="ce1">
            <text:p>0.424890347</text:p>
          </table:table-cell>
          <table:table-cell office:value-type="float" office:value="0.4844932963" table:style-name="ce1">
            <text:p>0.4844932963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5.724164177" table:style-name="ce1">
            <text:p>5.724164177</text:p>
          </table:table-cell>
          <table:table-cell office:value-type="string" table:style-name="ce1">
            <text:p>&lt;10%</text:p>
          </table:table-cell>
          <table:table-cell office:value-type="float" office:value="2.018736746" table:style-name="ce1">
            <text:p>2.018736746</text:p>
          </table:table-cell>
          <table:table-cell office:value-type="float" office:value="-0.6582685018" table:style-name="ce1">
            <text:p>-0.6582685018</text:p>
          </table:table-cell>
          <table:table-cell office:value-type="float" office:value="3.97278914" table:style-name="ce1">
            <text:p>3.97278914</text:p>
          </table:table-cell>
          <table:table-cell office:value-type="float" office:value="5.98365" table:style-name="ce1">
            <text:p>5.98365</text:p>
          </table:table-cell>
          <table:table-cell office:value-type="float" office:value="7.9011" table:style-name="ce1">
            <text:p>7.9011</text:p>
          </table:table-cell>
          <table:table-cell office:value-type="float" office:value="13.88475" table:style-name="ce1">
            <text:p>13.88475</text:p>
          </table:table-cell>
          <table:table-cell office:value-type="float" office:value="1.549938375" table:style-name="ce1">
            <text:p>1.549938375</text:p>
          </table:table-cell>
          <table:table-cell office:value-type="float" office:value="0.1544592955" table:style-name="ce1">
            <text:p>0.1544592955</text:p>
          </table:table-cell>
          <table:table-cell office:value-type="float" office:value="2.400013182" table:style-name="ce1">
            <text:p>2.400013182</text:p>
          </table:table-cell>
          <table:table-cell office:value-type="float" office:value="4.912183735" table:style-name="ce1">
            <text:p>4.912183735</text:p>
          </table:table-cell>
          <table:table-cell office:value-type="float" office:value="59.29140806" table:style-name="ce1">
            <text:p>59.29140806</text:p>
          </table:table-cell>
          <table:table-cell office:value-type="float" office:value="0.4606838499" table:style-name="ce1">
            <text:p>0.4606838499</text:p>
          </table:table-cell>
          <table:table-cell office:value-type="float" office:value="30.24973073" table:style-name="ce1">
            <text:p>30.24973073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1961923541" table:style-name="ce1">
            <text:p>0.1961923541</text:p>
          </table:table-cell>
          <table:table-cell office:value-type="float" office:value="1.837535907" table:style-name="ce1">
            <text:p>1.837535907</text:p>
          </table:table-cell>
          <table:table-cell office:value-type="float" office:value="0.07365593522" table:style-name="ce1">
            <text:p>0.07365593522</text:p>
          </table:table-cell>
          <table:table-cell office:value-type="float" office:value="2.473670669" table:style-name="ce1">
            <text:p>2.473670669</text:p>
          </table:table-cell>
          <table:table-cell office:value-type="float" office:value="0.07365593522" table:style-name="ce1">
            <text:p>0.07365593522</text:p>
          </table:table-cell>
          <table:table-cell office:value-type="float" office:value="1.69768554" table:style-name="ce1">
            <text:p>1.69768554</text:p>
          </table:table-cell>
          <table:table-cell office:value-type="float" office:value="2.16536446" table:style-name="ce1">
            <text:p>2.16536446</text:p>
          </table:table-cell>
          <table:table-cell office:value-type="float" office:value="0.3083062093" table:style-name="ce1">
            <text:p>0.3083062093</text:p>
          </table:table-cell>
          <table:table-cell office:value-type="float" office:value="12.34772" table:style-name="ce1">
            <text:p>12.34772</text:p>
          </table:table-cell>
          <table:table-cell office:value-type="float" office:value="4.515229187" table:style-name="ce1">
            <text:p>4.515229187</text:p>
          </table:table-cell>
          <table:table-cell office:value-type="float" office:value="1250.275146" table:style-name="ce1">
            <text:p>1250.275146</text:p>
          </table:table-cell>
          <table:table-cell office:value-type="float" office:value="37.01247468" table:style-name="ce1">
            <text:p>37.01247468</text:p>
          </table:table-cell>
          <table:table-cell office:value-type="float" office:value="90.01173479" table:style-name="ce1">
            <text:p>90.01173479</text:p>
          </table:table-cell>
          <table:table-cell office:value-type="float" office:value="0.005587353502" table:style-name="ce1">
            <text:p>0.005587353502</text:p>
          </table:table-cell>
          <table:table-cell office:value-type="float" office:value="27.0205843" table:style-name="ce1">
            <text:p>27.0205843</text:p>
          </table:table-cell>
          <table:table-cell office:value-type="float" office:value="0.001357175777" table:style-name="ce1">
            <text:p>0.001357175777</text:p>
          </table:table-cell>
          <table:table-cell office:value-type="float" office:value="0.0174746974" table:style-name="ce1">
            <text:p>0.0174746974</text:p>
          </table:table-cell>
          <table:table-cell office:value-type="float" office:value="4.62343156" table:style-name="ce1">
            <text:p>4.62343156</text:p>
          </table:table-cell>
          <table:table-cell office:value-type="float" office:value="12.01980586" table:style-name="ce1">
            <text:p>12.01980586</text:p>
          </table:table-cell>
          <table:table-cell office:value-type="float" office:value="0.4460517728" table:style-name="ce1">
            <text:p>0.4460517728</text:p>
          </table:table-cell>
          <table:table-cell office:value-type="float" office:value="0.5282955436" table:style-name="ce1">
            <text:p>0.5282955436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5.654871324" table:style-name="ce1">
            <text:p>5.654871324</text:p>
          </table:table-cell>
          <table:table-cell office:value-type="string" table:style-name="ce1">
            <text:p>&lt;10%</text:p>
          </table:table-cell>
          <table:table-cell office:value-type="float" office:value="2.013724369" table:style-name="ce1">
            <text:p>2.013724369</text:p>
          </table:table-cell>
          <table:table-cell office:value-type="float" office:value="-0.6481759408" table:style-name="ce1">
            <text:p>-0.6481759408</text:p>
          </table:table-cell>
          <table:table-cell office:value-type="float" office:value="3.95307401" table:style-name="ce1">
            <text:p>3.95307401</text:p>
          </table:table-cell>
          <table:table-cell office:value-type="float" office:value="5.99096" table:style-name="ce1">
            <text:p>5.99096</text:p>
          </table:table-cell>
          <table:table-cell office:value-type="float" office:value="7.8136" table:style-name="ce1">
            <text:p>7.8136</text:p>
          </table:table-cell>
          <table:table-cell office:value-type="float" office:value="13.80456" table:style-name="ce1">
            <text:p>13.80456</text:p>
          </table:table-cell>
          <table:table-cell office:value-type="float" office:value="1.544633164" table:style-name="ce1">
            <text:p>1.544633164</text:p>
          </table:table-cell>
          <table:table-cell office:value-type="float" office:value="0.1533455061" table:style-name="ce1">
            <text:p>0.1533455061</text:p>
          </table:table-cell>
          <table:table-cell office:value-type="float" office:value="2.397824407" table:style-name="ce1">
            <text:p>2.397824407</text:p>
          </table:table-cell>
          <table:table-cell office:value-type="float" office:value="4.891443164" table:style-name="ce1">
            <text:p>4.891443164</text:p>
          </table:table-cell>
          <table:table-cell office:value-type="float" office:value="59.08610873" table:style-name="ce1">
            <text:p>59.08610873</text:p>
          </table:table-cell>
          <table:table-cell office:value-type="float" office:value="0.4593057857" table:style-name="ce1">
            <text:p>0.4593057857</text:p>
          </table:table-cell>
          <table:table-cell office:value-type="float" office:value="30.24888429" table:style-name="ce1">
            <text:p>30.24888429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1952390985" table:style-name="ce1">
            <text:p>0.1952390985</text:p>
          </table:table-cell>
          <table:table-cell office:value-type="float" office:value="1.822615784" table:style-name="ce1">
            <text:p>1.822615784</text:p>
          </table:table-cell>
          <table:table-cell office:value-type="float" office:value="0.07429768474" table:style-name="ce1">
            <text:p>0.07429768474</text:p>
          </table:table-cell>
          <table:table-cell office:value-type="float" office:value="2.472118232" table:style-name="ce1">
            <text:p>2.472118232</text:p>
          </table:table-cell>
          <table:table-cell office:value-type="float" office:value="0.07429768474" table:style-name="ce1">
            <text:p>0.07429768474</text:p>
          </table:table-cell>
          <table:table-cell office:value-type="float" office:value="1.690606079" table:style-name="ce1">
            <text:p>1.690606079</text:p>
          </table:table-cell>
          <table:table-cell office:value-type="float" office:value="2.164213921" table:style-name="ce1">
            <text:p>2.164213921</text:p>
          </table:table-cell>
          <table:table-cell office:value-type="float" office:value="0.3079043107" table:style-name="ce1">
            <text:p>0.3079043107</text:p>
          </table:table-cell>
          <table:table-cell office:value-type="float" office:value="12.11706" table:style-name="ce1">
            <text:p>12.11706</text:p>
          </table:table-cell>
          <table:table-cell office:value-type="float" office:value="4.471256949" table:style-name="ce1">
            <text:p>4.471256949</text:p>
          </table:table-cell>
          <table:table-cell office:value-type="float" office:value="1251.732365" table:style-name="ce1">
            <text:p>1251.732365</text:p>
          </table:table-cell>
          <table:table-cell office:value-type="float" office:value="37.01403463" table:style-name="ce1">
            <text:p>37.01403463</text:p>
          </table:table-cell>
          <table:table-cell office:value-type="float" office:value="90.02302561" table:style-name="ce1">
            <text:p>90.02302561</text:p>
          </table:table-cell>
          <table:table-cell office:value-type="float" office:value="0.01250013875" table:style-name="ce1">
            <text:p>0.01250013875</text:p>
          </table:table-cell>
          <table:table-cell office:value-type="float" office:value="26.88945512" table:style-name="ce1">
            <text:p>26.88945512</text:p>
          </table:table-cell>
          <table:table-cell office:value-type="float" office:value="0.001457046968" table:style-name="ce1">
            <text:p>0.001457046968</text:p>
          </table:table-cell>
          <table:table-cell office:value-type="float" office:value="0.01748212377" table:style-name="ce1">
            <text:p>0.01748212377</text:p>
          </table:table-cell>
          <table:table-cell office:value-type="float" office:value="4.567042911" table:style-name="ce1">
            <text:p>4.567042911</text:p>
          </table:table-cell>
          <table:table-cell office:value-type="float" office:value="12.01980586" table:style-name="ce1">
            <text:p>12.01980586</text:p>
          </table:table-cell>
          <table:table-cell office:value-type="float" office:value="0.4270944674" table:style-name="ce1">
            <text:p>0.4270944674</text:p>
          </table:table-cell>
          <table:table-cell office:value-type="float" office:value="0.4989743119" table:style-name="ce1">
            <text:p>0.4989743119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10.22096679" table:style-name="ce1">
            <text:p>10.22096679</text:p>
          </table:table-cell>
          <table:table-cell office:value-type="string" table:style-name="ce1">
            <text:p>10-20%</text:p>
          </table:table-cell>
          <table:table-cell office:value-type="float" office:value="2.10781764" table:style-name="ce1">
            <text:p>2.10781764</text:p>
          </table:table-cell>
          <table:table-cell office:value-type="float" office:value="-0.002038217131" table:style-name="ce1">
            <text:p>-0.002038217131</text:p>
          </table:table-cell>
          <table:table-cell office:value-type="float" office:value="2.650858346" table:style-name="ce1">
            <text:p>2.650858346</text:p>
          </table:table-cell>
          <table:table-cell office:value-type="float" office:value="5.339364" table:style-name="ce1">
            <text:p>5.339364</text:p>
          </table:table-cell>
          <table:table-cell office:value-type="float" office:value="5.825007" table:style-name="ce1">
            <text:p>5.825007</text:p>
          </table:table-cell>
          <table:table-cell office:value-type="float" office:value="11.164371" table:style-name="ce1">
            <text:p>11.164371</text:p>
          </table:table-cell>
          <table:table-cell office:value-type="float" office:value="1.706157347" table:style-name="ce1">
            <text:p>1.706157347</text:p>
          </table:table-cell>
          <table:table-cell office:value-type="float" office:value="1.901824675" table:style-name="ce1">
            <text:p>1.901824675</text:p>
          </table:table-cell>
          <table:table-cell office:value-type="float" office:value="2.79573897" table:style-name="ce1">
            <text:p>2.79573897</text:p>
          </table:table-cell>
          <table:table-cell office:value-type="float" office:value="4.014342719" table:style-name="ce1">
            <text:p>4.014342719</text:p>
          </table:table-cell>
          <table:table-cell office:value-type="float" office:value="20.29756834" table:style-name="ce1">
            <text:p>20.29756834</text:p>
          </table:table-cell>
          <table:table-cell office:value-type="float" office:value="0.6681339759" table:style-name="ce1">
            <text:p>0.6681339759</text:p>
          </table:table-cell>
          <table:table-cell office:value-type="float" office:value="78.5019459" table:style-name="ce1">
            <text:p>78.5019459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3056883996" table:style-name="ce1">
            <text:p>0.3056883996</text:p>
          </table:table-cell>
          <table:table-cell office:value-type="float" office:value="3.890066233" table:style-name="ce1">
            <text:p>3.890066233</text:p>
          </table:table-cell>
          <table:table-cell office:value-type="float" office:value="0.09464344348" table:style-name="ce1">
            <text:p>0.09464344348</text:p>
          </table:table-cell>
          <table:table-cell office:value-type="float" office:value="2.89038235" table:style-name="ce1">
            <text:p>2.89038235</text:p>
          </table:table-cell>
          <table:table-cell office:value-type="float" office:value="0.09464344348" table:style-name="ce1">
            <text:p>0.09464344348</text:p>
          </table:table-cell>
          <table:table-cell office:value-type="float" office:value="1.979093563" table:style-name="ce1">
            <text:p>1.979093563</text:p>
          </table:table-cell>
          <table:table-cell office:value-type="float" office:value="2.667610437" table:style-name="ce1">
            <text:p>2.667610437</text:p>
          </table:table-cell>
          <table:table-cell office:value-type="float" office:value="0.2227719131" table:style-name="ce1">
            <text:p>0.2227719131</text:p>
          </table:table-cell>
          <table:table-cell office:value-type="float" office:value="3.765631" table:style-name="ce1">
            <text:p>3.765631</text:p>
          </table:table-cell>
          <table:table-cell office:value-type="float" office:value="1.281300932" table:style-name="ce1">
            <text:p>1.281300932</text:p>
          </table:table-cell>
          <table:table-cell office:value-type="float" office:value="2372.052888" table:style-name="ce1">
            <text:p>2372.052888</text:p>
          </table:table-cell>
          <table:table-cell office:value-type="float" office:value="90.01352038" table:style-name="ce1">
            <text:p>90.01352038</text:p>
          </table:table-cell>
          <table:table-cell office:value-type="float" office:value="114.0357734" table:style-name="ce1">
            <text:p>114.0357734</text:p>
          </table:table-cell>
          <table:table-cell office:value-type="float" office:value="56.51809272" table:style-name="ce1">
            <text:p>56.51809272</text:p>
          </table:table-cell>
          <table:table-cell office:value-type="float" office:value="77.20472063" table:style-name="ce1">
            <text:p>77.20472063</text:p>
          </table:table-cell>
          <table:table-cell office:value-type="float" office:value="0.001878618728" table:style-name="ce1">
            <text:p>0.001878618728</text:p>
          </table:table-cell>
          <table:table-cell office:value-type="float" office:value="0.01796183289" table:style-name="ce1">
            <text:p>0.01796183289</text:p>
          </table:table-cell>
          <table:table-cell office:value-type="float" office:value="4.165566194" table:style-name="ce1">
            <text:p>4.165566194</text:p>
          </table:table-cell>
          <table:table-cell office:value-type="float" office:value="125.8762755" table:style-name="ce1">
            <text:p>125.8762755</text:p>
          </table:table-cell>
          <table:table-cell office:value-type="float" office:value="0.2995473919" table:style-name="ce1">
            <text:p>0.2995473919</text:p>
          </table:table-cell>
          <table:table-cell office:value-type="float" office:value="1.034959168" table:style-name="ce1">
            <text:p>1.034959168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10.62644691" table:style-name="ce1">
            <text:p>10.62644691</text:p>
          </table:table-cell>
          <table:table-cell office:value-type="string" table:style-name="ce1">
            <text:p>10-20%</text:p>
          </table:table-cell>
          <table:table-cell office:value-type="float" office:value="2.192842339" table:style-name="ce1">
            <text:p>2.192842339</text:p>
          </table:table-cell>
          <table:table-cell office:value-type="float" office:value="-0.02929099105" table:style-name="ce1">
            <text:p>-0.02929099105</text:p>
          </table:table-cell>
          <table:table-cell office:value-type="float" office:value="2.635377389" table:style-name="ce1">
            <text:p>2.635377389</text:p>
          </table:table-cell>
          <table:table-cell office:value-type="float" office:value="5.482257" table:style-name="ce1">
            <text:p>5.482257</text:p>
          </table:table-cell>
          <table:table-cell office:value-type="float" office:value="6.953886" table:style-name="ce1">
            <text:p>6.953886</text:p>
          </table:table-cell>
          <table:table-cell office:value-type="float" office:value="12.436143" table:style-name="ce1">
            <text:p>12.436143</text:p>
          </table:table-cell>
          <table:table-cell office:value-type="float" office:value="1.785886014" table:style-name="ce1">
            <text:p>1.785886014</text:p>
          </table:table-cell>
          <table:table-cell office:value-type="float" office:value="1.561142582" table:style-name="ce1">
            <text:p>1.561142582</text:p>
          </table:table-cell>
          <table:table-cell office:value-type="float" office:value="2.889660129" table:style-name="ce1">
            <text:p>2.889660129</text:p>
          </table:table-cell>
          <table:table-cell office:value-type="float" office:value="4.214218012" table:style-name="ce1">
            <text:p>4.214218012</text:p>
          </table:table-cell>
          <table:table-cell office:value-type="float" office:value="20.38916902" table:style-name="ce1">
            <text:p>20.38916902</text:p>
          </table:table-cell>
          <table:table-cell office:value-type="float" office:value="0.6723314975" table:style-name="ce1">
            <text:p>0.6723314975</text:p>
          </table:table-cell>
          <table:table-cell office:value-type="float" office:value="78.49620646" table:style-name="ce1">
            <text:p>78.49620646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3107447294" table:style-name="ce1">
            <text:p>0.3107447294</text:p>
          </table:table-cell>
          <table:table-cell office:value-type="float" office:value="3.995538536" table:style-name="ce1">
            <text:p>3.995538536</text:p>
          </table:table-cell>
          <table:table-cell office:value-type="float" office:value="0.09570829831" table:style-name="ce1">
            <text:p>0.09570829831</text:p>
          </table:table-cell>
          <table:table-cell office:value-type="float" office:value="2.985368075" table:style-name="ce1">
            <text:p>2.985368075</text:p>
          </table:table-cell>
          <table:table-cell office:value-type="float" office:value="0.09570829831" table:style-name="ce1">
            <text:p>0.09570829831</text:p>
          </table:table-cell>
          <table:table-cell office:value-type="float" office:value="2.083043994" table:style-name="ce1">
            <text:p>2.083043994</text:p>
          </table:table-cell>
          <table:table-cell office:value-type="float" office:value="2.760403006" table:style-name="ce1">
            <text:p>2.760403006</text:p>
          </table:table-cell>
          <table:table-cell office:value-type="float" office:value="0.2249650693" table:style-name="ce1">
            <text:p>0.2249650693</text:p>
          </table:table-cell>
          <table:table-cell office:value-type="float" office:value="3.759291" table:style-name="ce1">
            <text:p>3.759291</text:p>
          </table:table-cell>
          <table:table-cell office:value-type="float" office:value="1.284893426" table:style-name="ce1">
            <text:p>1.284893426</text:p>
          </table:table-cell>
          <table:table-cell office:value-type="float" office:value="2403.319087" table:style-name="ce1">
            <text:p>2403.319087</text:p>
          </table:table-cell>
          <table:table-cell office:value-type="float" office:value="90.02622557" table:style-name="ce1">
            <text:p>90.02622557</text:p>
          </table:table-cell>
          <table:table-cell office:value-type="float" office:value="56.52063275" table:style-name="ce1">
            <text:p>56.52063275</text:p>
          </table:table-cell>
          <table:table-cell office:value-type="float" office:value="114.0257107" table:style-name="ce1">
            <text:p>114.0257107</text:p>
          </table:table-cell>
          <table:table-cell office:value-type="float" office:value="77.10827823" table:style-name="ce1">
            <text:p>77.10827823</text:p>
          </table:table-cell>
          <table:table-cell office:value-type="float" office:value="0.002297947634" table:style-name="ce1">
            <text:p>0.002297947634</text:p>
          </table:table-cell>
          <table:table-cell office:value-type="float" office:value="0.01793069902" table:style-name="ce1">
            <text:p>0.01793069902</text:p>
          </table:table-cell>
          <table:table-cell office:value-type="float" office:value="4.54345673" table:style-name="ce1">
            <text:p>4.54345673</text:p>
          </table:table-cell>
          <table:table-cell office:value-type="float" office:value="125.8762755" table:style-name="ce1">
            <text:p>125.8762755</text:p>
          </table:table-cell>
          <table:table-cell office:value-type="float" office:value="0.4664540123" table:style-name="ce1">
            <text:p>0.4664540123</text:p>
          </table:table-cell>
          <table:table-cell office:value-type="float" office:value="1.111689841" table:style-name="ce1">
            <text:p>1.111689841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10.53125324" table:style-name="ce1">
            <text:p>10.53125324</text:p>
          </table:table-cell>
          <table:table-cell office:value-type="string" table:style-name="ce1">
            <text:p>10-20%</text:p>
          </table:table-cell>
          <table:table-cell office:value-type="float" office:value="2.279344179" table:style-name="ce1">
            <text:p>2.279344179</text:p>
          </table:table-cell>
          <table:table-cell office:value-type="float" office:value="-0.08381944652" table:style-name="ce1">
            <text:p>-0.08381944652</text:p>
          </table:table-cell>
          <table:table-cell office:value-type="float" office:value="2.668084948" table:style-name="ce1">
            <text:p>2.668084948</text:p>
          </table:table-cell>
          <table:table-cell office:value-type="float" office:value="5.660091" table:style-name="ce1">
            <text:p>5.660091</text:p>
          </table:table-cell>
          <table:table-cell office:value-type="float" office:value="7.047254" table:style-name="ce1">
            <text:p>7.047254</text:p>
          </table:table-cell>
          <table:table-cell office:value-type="float" office:value="12.707345" table:style-name="ce1">
            <text:p>12.707345</text:p>
          </table:table-cell>
          <table:table-cell office:value-type="float" office:value="1.862327627" table:style-name="ce1">
            <text:p>1.862327627</text:p>
          </table:table-cell>
          <table:table-cell office:value-type="float" office:value="1.071024466" table:style-name="ce1">
            <text:p>1.071024466</text:p>
          </table:table-cell>
          <table:table-cell office:value-type="float" office:value="2.998793617" table:style-name="ce1">
            <text:p>2.998793617</text:p>
          </table:table-cell>
          <table:table-cell office:value-type="float" office:value="4.342734413" table:style-name="ce1">
            <text:p>4.342734413</text:p>
          </table:table-cell>
          <table:table-cell office:value-type="float" office:value="20.48031702" table:style-name="ce1">
            <text:p>20.48031702</text:p>
          </table:table-cell>
          <table:table-cell office:value-type="float" office:value="0.6800334393" table:style-name="ce1">
            <text:p>0.6800334393</text:p>
          </table:table-cell>
          <table:table-cell office:value-type="float" office:value="73.50418556" table:style-name="ce1">
            <text:p>73.50418556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3143156791" table:style-name="ce1">
            <text:p>0.3143156791</text:p>
          </table:table-cell>
          <table:table-cell office:value-type="float" office:value="4.081635874" table:style-name="ce1">
            <text:p>4.081635874</text:p>
          </table:table-cell>
          <table:table-cell office:value-type="float" office:value="0.09133049296" table:style-name="ce1">
            <text:p>0.09133049296</text:p>
          </table:table-cell>
          <table:table-cell office:value-type="float" office:value="3.090124143" table:style-name="ce1">
            <text:p>3.090124143</text:p>
          </table:table-cell>
          <table:table-cell office:value-type="float" office:value="0.09133049296" table:style-name="ce1">
            <text:p>0.09133049296</text:p>
          </table:table-cell>
          <table:table-cell office:value-type="float" office:value="2.16742394" table:style-name="ce1">
            <text:p>2.16742394</text:p>
          </table:table-cell>
          <table:table-cell office:value-type="float" office:value="2.85673206" table:style-name="ce1">
            <text:p>2.85673206</text:p>
          </table:table-cell>
          <table:table-cell office:value-type="float" office:value="0.2333920837" table:style-name="ce1">
            <text:p>0.2333920837</text:p>
          </table:table-cell>
          <table:table-cell office:value-type="float" office:value="3.772467" table:style-name="ce1">
            <text:p>3.772467</text:p>
          </table:table-cell>
          <table:table-cell office:value-type="float" office:value="1.28145156" table:style-name="ce1">
            <text:p>1.28145156</text:p>
          </table:table-cell>
          <table:table-cell office:value-type="float" office:value="2385.236678" table:style-name="ce1">
            <text:p>2385.236678</text:p>
          </table:table-cell>
          <table:table-cell office:value-type="float" office:value="90.0051262" table:style-name="ce1">
            <text:p>90.0051262</text:p>
          </table:table-cell>
          <table:table-cell office:value-type="float" office:value="56.52499944" table:style-name="ce1">
            <text:p>56.52499944</text:p>
          </table:table-cell>
          <table:table-cell office:value-type="float" office:value="114.0350391" table:style-name="ce1">
            <text:p>114.0350391</text:p>
          </table:table-cell>
          <table:table-cell office:value-type="float" office:value="76.59234472" table:style-name="ce1">
            <text:p>76.59234472</text:p>
          </table:table-cell>
          <table:table-cell office:value-type="float" office:value="0.002059292954" table:style-name="ce1">
            <text:p>0.002059292954</text:p>
          </table:table-cell>
          <table:table-cell office:value-type="float" office:value="0.0178307635" table:style-name="ce1">
            <text:p>0.0178307635</text:p>
          </table:table-cell>
          <table:table-cell office:value-type="float" office:value="3.997954393" table:style-name="ce1">
            <text:p>3.997954393</text:p>
          </table:table-cell>
          <table:table-cell office:value-type="float" office:value="125.8762755" table:style-name="ce1">
            <text:p>125.8762755</text:p>
          </table:table-cell>
          <table:table-cell office:value-type="float" office:value="0.8084057918" table:style-name="ce1">
            <text:p>0.8084057918</text:p>
          </table:table-cell>
          <table:table-cell office:value-type="float" office:value="0.8978906234" table:style-name="ce1">
            <text:p>0.8978906234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16.72851563" table:style-name="ce1">
            <text:p>16.72851563</text:p>
          </table:table-cell>
          <table:table-cell office:value-type="string" table:style-name="ce1">
            <text:p>10-20%</text:p>
          </table:table-cell>
          <table:table-cell office:value-type="float" office:value="3.624394475" table:style-name="ce1">
            <text:p>3.624394475</text:p>
          </table:table-cell>
          <table:table-cell office:value-type="float" office:value="-0.09413415742" table:style-name="ce1">
            <text:p>-0.09413415742</text:p>
          </table:table-cell>
          <table:table-cell office:value-type="float" office:value="3.061820768" table:style-name="ce1">
            <text:p>3.061820768</text:p>
          </table:table-cell>
          <table:table-cell office:value-type="float" office:value="9.59467" table:style-name="ce1">
            <text:p>9.59467</text:p>
          </table:table-cell>
          <table:table-cell office:value-type="float" office:value="15.75772" table:style-name="ce1">
            <text:p>15.75772</text:p>
          </table:table-cell>
          <table:table-cell office:value-type="float" office:value="25.35239" table:style-name="ce1">
            <text:p>25.35239</text:p>
          </table:table-cell>
          <table:table-cell office:value-type="float" office:value="2.877434895" table:style-name="ce1">
            <text:p>2.877434895</text:p>
          </table:table-cell>
          <table:table-cell office:value-type="float" office:value="0.4390450235" table:style-name="ce1">
            <text:p>0.4390450235</text:p>
          </table:table-cell>
          <table:table-cell office:value-type="float" office:value="4.791105329" table:style-name="ce1">
            <text:p>4.791105329</text:p>
          </table:table-cell>
          <table:table-cell office:value-type="float" office:value="7.12046674" table:style-name="ce1">
            <text:p>7.12046674</text:p>
          </table:table-cell>
          <table:table-cell office:value-type="float" office:value="45.96692655" table:style-name="ce1">
            <text:p>45.96692655</text:p>
          </table:table-cell>
          <table:table-cell office:value-type="float" office:value="0.172400723" table:style-name="ce1">
            <text:p>0.172400723</text:p>
          </table:table-cell>
          <table:table-cell office:value-type="float" office:value="106.7403679" table:style-name="ce1">
            <text:p>106.7403679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822685161" table:style-name="ce1">
            <text:p>0.2822685161</text:p>
          </table:table-cell>
          <table:table-cell office:value-type="float" office:value="3.721093285" table:style-name="ce1">
            <text:p>3.721093285</text:p>
          </table:table-cell>
          <table:table-cell office:value-type="float" office:value="0.1554478828" table:style-name="ce1">
            <text:p>0.1554478828</text:p>
          </table:table-cell>
          <table:table-cell office:value-type="float" office:value="4.946549614" table:style-name="ce1">
            <text:p>4.946549614</text:p>
          </table:table-cell>
          <table:table-cell office:value-type="float" office:value="0.1554478828" table:style-name="ce1">
            <text:p>0.1554478828</text:p>
          </table:table-cell>
          <table:table-cell office:value-type="float" office:value="3.232699849" table:style-name="ce1">
            <text:p>3.232699849</text:p>
          </table:table-cell>
          <table:table-cell office:value-type="float" office:value="4.522570151" table:style-name="ce1">
            <text:p>4.522570151</text:p>
          </table:table-cell>
          <table:table-cell office:value-type="float" office:value="0.4239794636" table:style-name="ce1">
            <text:p>0.4239794636</text:p>
          </table:table-cell>
          <table:table-cell office:value-type="float" office:value="24.96438" table:style-name="ce1">
            <text:p>24.96438</text:p>
          </table:table-cell>
          <table:table-cell office:value-type="float" office:value="8.626004707" table:style-name="ce1">
            <text:p>8.626004707</text:p>
          </table:table-cell>
          <table:table-cell office:value-type="float" office:value="1460.304475" table:style-name="ce1">
            <text:p>1460.304475</text:p>
          </table:table-cell>
          <table:table-cell office:value-type="float" office:value="104.9801787" table:style-name="ce1">
            <text:p>104.9801787</text:p>
          </table:table-cell>
          <table:table-cell office:value-type="float" office:value="110.719685" table:style-name="ce1">
            <text:p>110.719685</text:p>
          </table:table-cell>
          <table:table-cell office:value-type="float" office:value="90.01003197" table:style-name="ce1">
            <text:p>90.01003197</text:p>
          </table:table-cell>
          <table:table-cell office:value-type="float" office:value="65.87898943" table:style-name="ce1">
            <text:p>65.87898943</text:p>
          </table:table-cell>
          <table:table-cell office:value-type="float" office:value="0.0005720509228" table:style-name="ce1">
            <text:p>0.0005720509228</text:p>
          </table:table-cell>
          <table:table-cell office:value-type="float" office:value="0.01743819721" table:style-name="ce1">
            <text:p>0.01743819721</text:p>
          </table:table-cell>
          <table:table-cell office:value-type="float" office:value="9.533955861" table:style-name="ce1">
            <text:p>9.533955861</text:p>
          </table:table-cell>
          <table:table-cell office:value-type="float" office:value="14.72288196" table:style-name="ce1">
            <text:p>14.72288196</text:p>
          </table:table-cell>
          <table:table-cell office:value-type="float" office:value="0.1667426811" table:style-name="ce1">
            <text:p>0.1667426811</text:p>
          </table:table-cell>
          <table:table-cell office:value-type="float" office:value="0.2485186621" table:style-name="ce1">
            <text:p>0.2485186621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16.68579102" table:style-name="ce1">
            <text:p>16.68579102</text:p>
          </table:table-cell>
          <table:table-cell office:value-type="string" table:style-name="ce1">
            <text:p>10-20%</text:p>
          </table:table-cell>
          <table:table-cell office:value-type="float" office:value="3.642001393" table:style-name="ce1">
            <text:p>3.642001393</text:p>
          </table:table-cell>
          <table:table-cell office:value-type="float" office:value="-0.102784182" table:style-name="ce1">
            <text:p>-0.102784182</text:p>
          </table:table-cell>
          <table:table-cell office:value-type="float" office:value="3.040754897" table:style-name="ce1">
            <text:p>3.040754897</text:p>
          </table:table-cell>
          <table:table-cell office:value-type="float" office:value="9.58004" table:style-name="ce1">
            <text:p>9.58004</text:p>
          </table:table-cell>
          <table:table-cell office:value-type="float" office:value="15.82202" table:style-name="ce1">
            <text:p>15.82202</text:p>
          </table:table-cell>
          <table:table-cell office:value-type="float" office:value="25.40206" table:style-name="ce1">
            <text:p>25.40206</text:p>
          </table:table-cell>
          <table:table-cell office:value-type="float" office:value="2.895391728" table:style-name="ce1">
            <text:p>2.895391728</text:p>
          </table:table-cell>
          <table:table-cell office:value-type="float" office:value="0.4142766207" table:style-name="ce1">
            <text:p>0.4142766207</text:p>
          </table:table-cell>
          <table:table-cell office:value-type="float" office:value="4.842038683" table:style-name="ce1">
            <text:p>4.842038683</text:p>
          </table:table-cell>
          <table:table-cell office:value-type="float" office:value="7.144326393" table:style-name="ce1">
            <text:p>7.144326393</text:p>
          </table:table-cell>
          <table:table-cell office:value-type="float" office:value="46.30989002" table:style-name="ce1">
            <text:p>46.30989002</text:p>
          </table:table-cell>
          <table:table-cell office:value-type="float" office:value="0.1208956761" table:style-name="ce1">
            <text:p>0.1208956761</text:p>
          </table:table-cell>
          <table:table-cell office:value-type="float" office:value="106.7421228" table:style-name="ce1">
            <text:p>106.7421228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80351376" table:style-name="ce1">
            <text:p>0.280351376</text:p>
          </table:table-cell>
          <table:table-cell office:value-type="float" office:value="3.671324571" table:style-name="ce1">
            <text:p>3.671324571</text:p>
          </table:table-cell>
          <table:table-cell office:value-type="float" office:value="0.1514827475" table:style-name="ce1">
            <text:p>0.1514827475</text:p>
          </table:table-cell>
          <table:table-cell office:value-type="float" office:value="4.993519435" table:style-name="ce1">
            <text:p>4.993519435</text:p>
          </table:table-cell>
          <table:table-cell office:value-type="float" office:value="0.1514827475" table:style-name="ce1">
            <text:p>0.1514827475</text:p>
          </table:table-cell>
          <table:table-cell office:value-type="float" office:value="3.267920025" table:style-name="ce1">
            <text:p>3.267920025</text:p>
          </table:table-cell>
          <table:table-cell office:value-type="float" office:value="4.568049975" table:style-name="ce1">
            <text:p>4.568049975</text:p>
          </table:table-cell>
          <table:table-cell office:value-type="float" office:value="0.4254694594" table:style-name="ce1">
            <text:p>0.4254694594</text:p>
          </table:table-cell>
          <table:table-cell office:value-type="float" office:value="25.50030333" table:style-name="ce1">
            <text:p>25.50030333</text:p>
          </table:table-cell>
          <table:table-cell office:value-type="float" office:value="8.641872666" table:style-name="ce1">
            <text:p>8.641872666</text:p>
          </table:table-cell>
          <table:table-cell office:value-type="float" office:value="1457.828401" table:style-name="ce1">
            <text:p>1457.828401</text:p>
          </table:table-cell>
          <table:table-cell office:value-type="float" office:value="104.9783539" table:style-name="ce1">
            <text:p>104.9783539</text:p>
          </table:table-cell>
          <table:table-cell office:value-type="float" office:value="110.7182205" table:style-name="ce1">
            <text:p>110.7182205</text:p>
          </table:table-cell>
          <table:table-cell office:value-type="float" office:value="37.01517247" table:style-name="ce1">
            <text:p>37.01517247</text:p>
          </table:table-cell>
          <table:table-cell office:value-type="float" office:value="63.31435093" table:style-name="ce1">
            <text:p>63.31435093</text:p>
          </table:table-cell>
          <table:table-cell office:value-type="float" office:value="0.0004818014159" table:style-name="ce1">
            <text:p>0.0004818014159</text:p>
          </table:table-cell>
          <table:table-cell office:value-type="float" office:value="0.0174768274" table:style-name="ce1">
            <text:p>0.0174768274</text:p>
          </table:table-cell>
          <table:table-cell office:value-type="float" office:value="9.162938081" table:style-name="ce1">
            <text:p>9.162938081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0.157324095" table:style-name="ce1">
            <text:p>0.157324095</text:p>
          </table:table-cell>
          <table:table-cell office:value-type="float" office:value="0.2700395082" table:style-name="ce1">
            <text:p>0.2700395082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16.82961857" table:style-name="ce1">
            <text:p>16.82961857</text:p>
          </table:table-cell>
          <table:table-cell office:value-type="string" table:style-name="ce1">
            <text:p>10-20%</text:p>
          </table:table-cell>
          <table:table-cell office:value-type="float" office:value="3.657608434" table:style-name="ce1">
            <text:p>3.657608434</text:p>
          </table:table-cell>
          <table:table-cell office:value-type="float" office:value="-0.1106812867" table:style-name="ce1">
            <text:p>-0.1106812867</text:p>
          </table:table-cell>
          <table:table-cell office:value-type="float" office:value="3.035939713" table:style-name="ce1">
            <text:p>3.035939713</text:p>
          </table:table-cell>
          <table:table-cell office:value-type="float" office:value="9.55498" table:style-name="ce1">
            <text:p>9.55498</text:p>
          </table:table-cell>
          <table:table-cell office:value-type="float" office:value="15.86917" table:style-name="ce1">
            <text:p>15.86917</text:p>
          </table:table-cell>
          <table:table-cell office:value-type="float" office:value="25.42415" table:style-name="ce1">
            <text:p>25.42415</text:p>
          </table:table-cell>
          <table:table-cell office:value-type="float" office:value="2.910320265" table:style-name="ce1">
            <text:p>2.910320265</text:p>
          </table:table-cell>
          <table:table-cell office:value-type="float" office:value="0.4384593492" table:style-name="ce1">
            <text:p>0.4384593492</text:p>
          </table:table-cell>
          <table:table-cell office:value-type="float" office:value="4.87115024" table:style-name="ce1">
            <text:p>4.87115024</text:p>
          </table:table-cell>
          <table:table-cell office:value-type="float" office:value="7.176098186" table:style-name="ce1">
            <text:p>7.176098186</text:p>
          </table:table-cell>
          <table:table-cell office:value-type="float" office:value="46.64350705" table:style-name="ce1">
            <text:p>46.64350705</text:p>
          </table:table-cell>
          <table:table-cell office:value-type="float" office:value="0.1726239704" table:style-name="ce1">
            <text:p>0.1726239704</text:p>
          </table:table-cell>
          <table:table-cell office:value-type="float" office:value="106.739444" table:style-name="ce1">
            <text:p>106.739444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778488924" table:style-name="ce1">
            <text:p>0.2778488924</text:p>
          </table:table-cell>
          <table:table-cell office:value-type="float" office:value="3.606453383" table:style-name="ce1">
            <text:p>3.606453383</text:p>
          </table:table-cell>
          <table:table-cell office:value-type="float" office:value="0.1501677061" table:style-name="ce1">
            <text:p>0.1501677061</text:p>
          </table:table-cell>
          <table:table-cell office:value-type="float" office:value="5.021320719" table:style-name="ce1">
            <text:p>5.021320719</text:p>
          </table:table-cell>
          <table:table-cell office:value-type="float" office:value="0.1501677061" table:style-name="ce1">
            <text:p>0.1501677061</text:p>
          </table:table-cell>
          <table:table-cell office:value-type="float" office:value="3.284130503" table:style-name="ce1">
            <text:p>3.284130503</text:p>
          </table:table-cell>
          <table:table-cell office:value-type="float" office:value="4.591949497" table:style-name="ce1">
            <text:p>4.591949497</text:p>
          </table:table-cell>
          <table:table-cell office:value-type="float" office:value="0.4293712223" table:style-name="ce1">
            <text:p>0.4293712223</text:p>
          </table:table-cell>
          <table:table-cell office:value-type="float" office:value="24.779805" table:style-name="ce1">
            <text:p>24.779805</text:p>
          </table:table-cell>
          <table:table-cell office:value-type="float" office:value="8.588177124" table:style-name="ce1">
            <text:p>8.588177124</text:p>
          </table:table-cell>
          <table:table-cell office:value-type="float" office:value="1459.917971" table:style-name="ce1">
            <text:p>1459.917971</text:p>
          </table:table-cell>
          <table:table-cell office:value-type="float" office:value="104.982491" table:style-name="ce1">
            <text:p>104.982491</text:p>
          </table:table-cell>
          <table:table-cell office:value-type="float" office:value="110.7151589" table:style-name="ce1">
            <text:p>110.7151589</text:p>
          </table:table-cell>
          <table:table-cell office:value-type="float" office:value="37.01766754" table:style-name="ce1">
            <text:p>37.01766754</text:p>
          </table:table-cell>
          <table:table-cell office:value-type="float" office:value="61.69600833" table:style-name="ce1">
            <text:p>61.69600833</text:p>
          </table:table-cell>
          <table:table-cell office:value-type="float" office:value="0.0005326471709" table:style-name="ce1">
            <text:p>0.0005326471709</text:p>
          </table:table-cell>
          <table:table-cell office:value-type="float" office:value="0.01749777985" table:style-name="ce1">
            <text:p>0.01749777985</text:p>
          </table:table-cell>
          <table:table-cell office:value-type="float" office:value="8.973494693" table:style-name="ce1">
            <text:p>8.973494693</text:p>
          </table:table-cell>
          <table:table-cell office:value-type="float" office:value="13.76029373" table:style-name="ce1">
            <text:p>13.76029373</text:p>
          </table:table-cell>
          <table:table-cell office:value-type="float" office:value="0.1684294914" table:style-name="ce1">
            <text:p>0.1684294914</text:p>
          </table:table-cell>
          <table:table-cell office:value-type="float" office:value="0.2404804068" table:style-name="ce1">
            <text:p>0.2404804068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c4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bottom</text:p>
          </table:table-cell>
          <table:table-cell office:value-type="float" office:value="6.818009053" table:style-name="ce1">
            <text:p>6.818009053</text:p>
          </table:table-cell>
          <table:table-cell office:value-type="string" table:style-name="ce1">
            <text:p>&lt;10%</text:p>
          </table:table-cell>
          <table:table-cell office:value-type="float" office:value="1.589753906" table:style-name="ce1">
            <text:p>1.589753906</text:p>
          </table:table-cell>
          <table:table-cell office:value-type="float" office:value="0.2200456011" table:style-name="ce1">
            <text:p>0.2200456011</text:p>
          </table:table-cell>
          <table:table-cell office:value-type="float" office:value="2.642898343" table:style-name="ce1">
            <text:p>2.642898343</text:p>
          </table:table-cell>
          <table:table-cell office:value-type="float" office:value="4.057689" table:style-name="ce1">
            <text:p>4.057689</text:p>
          </table:table-cell>
          <table:table-cell office:value-type="float" office:value="4.278523" table:style-name="ce1">
            <text:p>4.278523</text:p>
          </table:table-cell>
          <table:table-cell office:value-type="float" office:value="8.336212" table:style-name="ce1">
            <text:p>8.336212</text:p>
          </table:table-cell>
          <table:table-cell office:value-type="float" office:value="1.293649889" table:style-name="ce1">
            <text:p>1.293649889</text:p>
          </table:table-cell>
          <table:table-cell office:value-type="float" office:value="3.409406258" table:style-name="ce1">
            <text:p>3.409406258</text:p>
          </table:table-cell>
          <table:table-cell office:value-type="float" office:value="2.263509202" table:style-name="ce1">
            <text:p>2.263509202</text:p>
          </table:table-cell>
          <table:table-cell office:value-type="float" office:value="2.682507013" table:style-name="ce1">
            <text:p>2.682507013</text:p>
          </table:table-cell>
          <table:table-cell office:value-type="float" office:value="18.55199324" table:style-name="ce1">
            <text:p>18.55199324</text:p>
          </table:table-cell>
          <table:table-cell/>
          <table:table-cell office:value-type="float" office:value="101.0003213" table:style-name="ce1">
            <text:p>101.0003213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2765090979" table:style-name="ce1">
            <text:p>0.2765090979</text:p>
          </table:table-cell>
          <table:table-cell office:value-type="float" office:value="3.221965352" table:style-name="ce1">
            <text:p>3.221965352</text:p>
          </table:table-cell>
          <table:table-cell office:value-type="float" office:value="0.06650428759" table:style-name="ce1">
            <text:p>0.06650428759</text:p>
          </table:table-cell>
          <table:table-cell office:value-type="float" office:value="2.330013663" table:style-name="ce1">
            <text:p>2.330013663</text:p>
          </table:table-cell>
          <table:table-cell office:value-type="float" office:value="0.06650428759" table:style-name="ce1">
            <text:p>0.06650428759</text:p>
          </table:table-cell>
          <table:table-cell office:value-type="float" office:value="1.38934433" table:style-name="ce1">
            <text:p>1.38934433</text:p>
          </table:table-cell>
          <table:table-cell office:value-type="float" office:value="2.17179067" table:style-name="ce1">
            <text:p>2.17179067</text:p>
          </table:table-cell>
          <table:table-cell office:value-type="float" office:value="0.1582229935" table:style-name="ce1">
            <text:p>0.1582229935</text:p>
          </table:table-cell>
          <table:table-cell office:value-type="float" office:value="4.191872" table:style-name="ce1">
            <text:p>4.191872</text:p>
          </table:table-cell>
          <table:table-cell office:value-type="float" office:value="1.331725529" table:style-name="ce1">
            <text:p>1.331725529</text:p>
          </table:table-cell>
          <table:table-cell office:value-type="float" office:value="2147.436678" table:style-name="ce1">
            <text:p>2147.436678</text:p>
          </table:table-cell>
          <table:table-cell office:value-type="float" office:value="114.0170811" table:style-name="ce1">
            <text:p>114.0170811</text:p>
          </table:table-cell>
          <table:table-cell office:value-type="float" office:value="89.97673341" table:style-name="ce1">
            <text:p>89.97673341</text:p>
          </table:table-cell>
          <table:table-cell office:value-type="float" office:value="100.8152869" table:style-name="ce1">
            <text:p>100.8152869</text:p>
          </table:table-cell>
          <table:table-cell office:value-type="float" office:value="55.59787296" table:style-name="ce1">
            <text:p>55.59787296</text:p>
          </table:table-cell>
          <table:table-cell office:value-type="float" office:value="0.002272503919" table:style-name="ce1">
            <text:p>0.002272503919</text:p>
          </table:table-cell>
          <table:table-cell office:value-type="float" office:value="0.01756726499" table:style-name="ce1">
            <text:p>0.01756726499</text:p>
          </table:table-cell>
          <table:table-cell office:value-type="float" office:value="3.918674894" table:style-name="ce1">
            <text:p>3.918674894</text:p>
          </table:table-cell>
          <table:table-cell office:value-type="float" office:value="110.9309244" table:style-name="ce1">
            <text:p>110.9309244</text:p>
          </table:table-cell>
          <table:table-cell office:value-type="float" office:value="0.3598275965" table:style-name="ce1">
            <text:p>0.3598275965</text:p>
          </table:table-cell>
          <table:table-cell office:value-type="float" office:value="0.8443219233" table:style-name="ce1">
            <text:p>0.8443219233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c4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bottom</text:p>
          </table:table-cell>
          <table:table-cell office:value-type="float" office:value="6.83494005" table:style-name="ce1">
            <text:p>6.83494005</text:p>
          </table:table-cell>
          <table:table-cell office:value-type="string" table:style-name="ce1">
            <text:p>&lt;10%</text:p>
          </table:table-cell>
          <table:table-cell office:value-type="float" office:value="1.5888592" table:style-name="ce1">
            <text:p>1.5888592</text:p>
          </table:table-cell>
          <table:table-cell office:value-type="float" office:value="0.2262176652" table:style-name="ce1">
            <text:p>0.2262176652</text:p>
          </table:table-cell>
          <table:table-cell office:value-type="float" office:value="2.656590023" table:style-name="ce1">
            <text:p>2.656590023</text:p>
          </table:table-cell>
          <table:table-cell office:value-type="float" office:value="4.070408" table:style-name="ce1">
            <text:p>4.070408</text:p>
          </table:table-cell>
          <table:table-cell office:value-type="float" office:value="4.278407" table:style-name="ce1">
            <text:p>4.278407</text:p>
          </table:table-cell>
          <table:table-cell office:value-type="float" office:value="8.348815" table:style-name="ce1">
            <text:p>8.348815</text:p>
          </table:table-cell>
          <table:table-cell office:value-type="float" office:value="1.290145039" table:style-name="ce1">
            <text:p>1.290145039</text:p>
          </table:table-cell>
          <table:table-cell office:value-type="float" office:value="3.337387866" table:style-name="ce1">
            <text:p>3.337387866</text:p>
          </table:table-cell>
          <table:table-cell office:value-type="float" office:value="2.267378556" table:style-name="ce1">
            <text:p>2.267378556</text:p>
          </table:table-cell>
          <table:table-cell office:value-type="float" office:value="2.668016098" table:style-name="ce1">
            <text:p>2.668016098</text:p>
          </table:table-cell>
          <table:table-cell office:value-type="float" office:value="18.59265289" table:style-name="ce1">
            <text:p>18.59265289</text:p>
          </table:table-cell>
          <table:table-cell/>
          <table:table-cell office:value-type="float" office:value="100.9958179" table:style-name="ce1">
            <text:p>100.9958179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2751298869" table:style-name="ce1">
            <text:p>0.2751298869</text:p>
          </table:table-cell>
          <table:table-cell office:value-type="float" office:value="3.204052685" table:style-name="ce1">
            <text:p>3.204052685</text:p>
          </table:table-cell>
          <table:table-cell office:value-type="float" office:value="0.06673038278" table:style-name="ce1">
            <text:p>0.06673038278</text:p>
          </table:table-cell>
          <table:table-cell office:value-type="float" office:value="2.334109187" table:style-name="ce1">
            <text:p>2.334109187</text:p>
          </table:table-cell>
          <table:table-cell office:value-type="float" office:value="0.06673038278" table:style-name="ce1">
            <text:p>0.06673038278</text:p>
          </table:table-cell>
          <table:table-cell office:value-type="float" office:value="1.386909777" table:style-name="ce1">
            <text:p>1.386909777</text:p>
          </table:table-cell>
          <table:table-cell office:value-type="float" office:value="2.175542223" table:style-name="ce1">
            <text:p>2.175542223</text:p>
          </table:table-cell>
          <table:table-cell office:value-type="float" office:value="0.1585669643" table:style-name="ce1">
            <text:p>0.1585669643</text:p>
          </table:table-cell>
          <table:table-cell office:value-type="float" office:value="4.161738" table:style-name="ce1">
            <text:p>4.161738</text:p>
          </table:table-cell>
          <table:table-cell office:value-type="float" office:value="1.332671521" table:style-name="ce1">
            <text:p>1.332671521</text:p>
          </table:table-cell>
          <table:table-cell office:value-type="float" office:value="2147.338614" table:style-name="ce1">
            <text:p>2147.338614</text:p>
          </table:table-cell>
          <table:table-cell office:value-type="float" office:value="114.0134857" table:style-name="ce1">
            <text:p>114.0134857</text:p>
          </table:table-cell>
          <table:table-cell office:value-type="float" office:value="89.9798989" table:style-name="ce1">
            <text:p>89.9798989</text:p>
          </table:table-cell>
          <table:table-cell office:value-type="float" office:value="100.8037585" table:style-name="ce1">
            <text:p>100.8037585</text:p>
          </table:table-cell>
          <table:table-cell office:value-type="float" office:value="54.39664104" table:style-name="ce1">
            <text:p>54.39664104</text:p>
          </table:table-cell>
          <table:table-cell office:value-type="float" office:value="0.002018529154" table:style-name="ce1">
            <text:p>0.002018529154</text:p>
          </table:table-cell>
          <table:table-cell office:value-type="float" office:value="0.01759192836" table:style-name="ce1">
            <text:p>0.01759192836</text:p>
          </table:table-cell>
          <table:table-cell office:value-type="float" office:value="3.927450821" table:style-name="ce1">
            <text:p>3.927450821</text:p>
          </table:table-cell>
          <table:table-cell office:value-type="float" office:value="304.9177089" table:style-name="ce1">
            <text:p>304.9177089</text:p>
          </table:table-cell>
          <table:table-cell office:value-type="float" office:value="0.3400712827" table:style-name="ce1">
            <text:p>0.3400712827</text:p>
          </table:table-cell>
          <table:table-cell office:value-type="float" office:value="0.8252345772" table:style-name="ce1">
            <text:p>0.8252345772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c4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bottom</text:p>
          </table:table-cell>
          <table:table-cell office:value-type="float" office:value="6.492173733" table:style-name="ce1">
            <text:p>6.492173733</text:p>
          </table:table-cell>
          <table:table-cell office:value-type="string" table:style-name="ce1">
            <text:p>&lt;10%</text:p>
          </table:table-cell>
          <table:table-cell office:value-type="float" office:value="1.583891737" table:style-name="ce1">
            <text:p>1.583891737</text:p>
          </table:table-cell>
          <table:table-cell office:value-type="float" office:value="0.2327932132" table:style-name="ce1">
            <text:p>0.2327932132</text:p>
          </table:table-cell>
          <table:table-cell office:value-type="float" office:value="2.670969367" table:style-name="ce1">
            <text:p>2.670969367</text:p>
          </table:table-cell>
          <table:table-cell office:value-type="float" office:value="4.070465" table:style-name="ce1">
            <text:p>4.070465</text:p>
          </table:table-cell>
          <table:table-cell office:value-type="float" office:value="4.281439" table:style-name="ce1">
            <text:p>4.281439</text:p>
          </table:table-cell>
          <table:table-cell office:value-type="float" office:value="8.351904" table:style-name="ce1">
            <text:p>8.351904</text:p>
          </table:table-cell>
          <table:table-cell office:value-type="float" office:value="1.284435399" table:style-name="ce1">
            <text:p>1.284435399</text:p>
          </table:table-cell>
          <table:table-cell office:value-type="float" office:value="3.326013391" table:style-name="ce1">
            <text:p>3.326013391</text:p>
          </table:table-cell>
          <table:table-cell office:value-type="float" office:value="2.2669251" table:style-name="ce1">
            <text:p>2.2669251</text:p>
          </table:table-cell>
          <table:table-cell office:value-type="float" office:value="2.638333214" table:style-name="ce1">
            <text:p>2.638333214</text:p>
          </table:table-cell>
          <table:table-cell office:value-type="float" office:value="18.49595476" table:style-name="ce1">
            <text:p>18.49595476</text:p>
          </table:table-cell>
          <table:table-cell/>
          <table:table-cell office:value-type="float" office:value="100.9967164" table:style-name="ce1">
            <text:p>100.9967164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2731208273" table:style-name="ce1">
            <text:p>0.2731208273</text:p>
          </table:table-cell>
          <table:table-cell office:value-type="float" office:value="3.166588882" table:style-name="ce1">
            <text:p>3.166588882</text:p>
          </table:table-cell>
          <table:table-cell office:value-type="float" office:value="0.06665772585" table:style-name="ce1">
            <text:p>0.06665772585</text:p>
          </table:table-cell>
          <table:table-cell office:value-type="float" office:value="2.333582957" table:style-name="ce1">
            <text:p>2.333582957</text:p>
          </table:table-cell>
          <table:table-cell office:value-type="float" office:value="0.06665772585" table:style-name="ce1">
            <text:p>0.06665772585</text:p>
          </table:table-cell>
          <table:table-cell office:value-type="float" office:value="1.380414972" table:style-name="ce1">
            <text:p>1.380414972</text:p>
          </table:table-cell>
          <table:table-cell office:value-type="float" office:value="2.175722028" table:style-name="ce1">
            <text:p>2.175722028</text:p>
          </table:table-cell>
          <table:table-cell office:value-type="float" office:value="0.1578609296" table:style-name="ce1">
            <text:p>0.1578609296</text:p>
          </table:table-cell>
          <table:table-cell office:value-type="float" office:value="4.149798" table:style-name="ce1">
            <text:p>4.149798</text:p>
          </table:table-cell>
          <table:table-cell office:value-type="float" office:value="1.329014615" table:style-name="ce1">
            <text:p>1.329014615</text:p>
          </table:table-cell>
          <table:table-cell office:value-type="float" office:value="2121.704366" table:style-name="ce1">
            <text:p>2121.704366</text:p>
          </table:table-cell>
          <table:table-cell office:value-type="float" office:value="114.015598" table:style-name="ce1">
            <text:p>114.015598</text:p>
          </table:table-cell>
          <table:table-cell office:value-type="float" office:value="100.8125267" table:style-name="ce1">
            <text:p>100.8125267</text:p>
          </table:table-cell>
          <table:table-cell office:value-type="float" office:value="90.00257568" table:style-name="ce1">
            <text:p>90.00257568</text:p>
          </table:table-cell>
          <table:table-cell office:value-type="float" office:value="51.99065906" table:style-name="ce1">
            <text:p>51.99065906</text:p>
          </table:table-cell>
          <table:table-cell office:value-type="float" office:value="0.001508767624" table:style-name="ce1">
            <text:p>0.001508767624</text:p>
          </table:table-cell>
          <table:table-cell office:value-type="float" office:value="0.01757707724" table:style-name="ce1">
            <text:p>0.01757707724</text:p>
          </table:table-cell>
          <table:table-cell office:value-type="float" office:value="3.978989694" table:style-name="ce1">
            <text:p>3.978989694</text:p>
          </table:table-cell>
          <table:table-cell office:value-type="float" office:value="304.9177089" table:style-name="ce1">
            <text:p>304.9177089</text:p>
          </table:table-cell>
          <table:table-cell office:value-type="float" office:value="0.3028148264" table:style-name="ce1">
            <text:p>0.3028148264</text:p>
          </table:table-cell>
          <table:table-cell office:value-type="float" office:value="0.8218935935" table:style-name="ce1">
            <text:p>0.8218935935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c4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bottom</text:p>
          </table:table-cell>
          <table:table-cell office:value-type="float" office:value="4.817038143" table:style-name="ce1">
            <text:p>4.817038143</text:p>
          </table:table-cell>
          <table:table-cell office:value-type="string" table:style-name="ce1">
            <text:p>&lt;10%</text:p>
          </table:table-cell>
          <table:table-cell office:value-type="float" office:value="3.324044566" table:style-name="ce1">
            <text:p>3.324044566</text:p>
          </table:table-cell>
          <table:table-cell office:value-type="float" office:value="-2.005114519" table:style-name="ce1">
            <text:p>-2.005114519</text:p>
          </table:table-cell>
          <table:table-cell office:value-type="float" office:value="13.16712389" table:style-name="ce1">
            <text:p>13.16712389</text:p>
          </table:table-cell>
          <table:table-cell office:value-type="float" office:value="8.57313" table:style-name="ce1">
            <text:p>8.57313</text:p>
          </table:table-cell>
          <table:table-cell office:value-type="float" office:value="24.59615" table:style-name="ce1">
            <text:p>24.59615</text:p>
          </table:table-cell>
          <table:table-cell office:value-type="float" office:value="33.16928" table:style-name="ce1">
            <text:p>33.16928</text:p>
          </table:table-cell>
          <table:table-cell office:value-type="float" office:value="2.218155529" table:style-name="ce1">
            <text:p>2.218155529</text:p>
          </table:table-cell>
          <table:table-cell office:value-type="float" office:value="0.2231271747" table:style-name="ce1">
            <text:p>0.2231271747</text:p>
          </table:table-cell>
          <table:table-cell office:value-type="float" office:value="3.451886872" table:style-name="ce1">
            <text:p>3.451886872</text:p>
          </table:table-cell>
          <table:table-cell office:value-type="float" office:value="7.096110333" table:style-name="ce1">
            <text:p>7.096110333</text:p>
          </table:table-cell>
          <table:table-cell office:value-type="float" office:value="68.83674503" table:style-name="ce1">
            <text:p>68.83674503</text:p>
          </table:table-cell>
          <table:table-cell office:value-type="float" office:value="0.7153869604" table:style-name="ce1">
            <text:p>0.7153869604</text:p>
          </table:table-cell>
          <table:table-cell office:value-type="float" office:value="152.7480005" table:style-name="ce1">
            <text:p>152.748000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583044068" table:style-name="ce1">
            <text:p>0.2583044068</text:p>
          </table:table-cell>
          <table:table-cell office:value-type="float" office:value="3.095077662" table:style-name="ce1">
            <text:p>3.095077662</text:p>
          </table:table-cell>
          <table:table-cell office:value-type="float" office:value="0.1506350794" table:style-name="ce1">
            <text:p>0.1506350794</text:p>
          </table:table-cell>
          <table:table-cell office:value-type="float" office:value="3.602517675" table:style-name="ce1">
            <text:p>3.602517675</text:p>
          </table:table-cell>
          <table:table-cell office:value-type="float" office:value="0.1506350794" table:style-name="ce1">
            <text:p>0.1506350794</text:p>
          </table:table-cell>
          <table:table-cell office:value-type="float" office:value="2.144263058" table:style-name="ce1">
            <text:p>2.144263058</text:p>
          </table:table-cell>
          <table:table-cell office:value-type="float" office:value="3.059626942" table:style-name="ce1">
            <text:p>3.059626942</text:p>
          </table:table-cell>
          <table:table-cell office:value-type="float" office:value="0.5428907332" table:style-name="ce1">
            <text:p>0.5428907332</text:p>
          </table:table-cell>
          <table:table-cell office:value-type="float" office:value="24.91176667" table:style-name="ce1">
            <text:p>24.91176667</text:p>
          </table:table-cell>
          <table:table-cell office:value-type="float" office:value="4.617979266" table:style-name="ce1">
            <text:p>4.617979266</text:p>
          </table:table-cell>
          <table:table-cell office:value-type="float" office:value="1182.139148" table:style-name="ce1">
            <text:p>1182.139148</text:p>
          </table:table-cell>
          <table:table-cell office:value-type="float" office:value="142.9802018" table:style-name="ce1">
            <text:p>142.9802018</text:p>
          </table:table-cell>
          <table:table-cell office:value-type="float" office:value="153.2149322" table:style-name="ce1">
            <text:p>153.2149322</text:p>
          </table:table-cell>
          <table:table-cell office:value-type="float" office:value="159.1810085" table:style-name="ce1">
            <text:p>159.1810085</text:p>
          </table:table-cell>
          <table:table-cell office:value-type="float" office:value="68.89400307" table:style-name="ce1">
            <text:p>68.89400307</text:p>
          </table:table-cell>
          <table:table-cell office:value-type="float" office:value="0.002266482043" table:style-name="ce1">
            <text:p>0.002266482043</text:p>
          </table:table-cell>
          <table:table-cell office:value-type="float" office:value="0.01788473669" table:style-name="ce1">
            <text:p>0.01788473669</text:p>
          </table:table-cell>
          <table:table-cell office:value-type="float" office:value="6.286150492" table:style-name="ce1">
            <text:p>6.286150492</text:p>
          </table:table-cell>
          <table:table-cell office:value-type="float" office:value="10.49946577" table:style-name="ce1">
            <text:p>10.49946577</text:p>
          </table:table-cell>
          <table:table-cell office:value-type="float" office:value="0.2500055047" table:style-name="ce1">
            <text:p>0.2500055047</text:p>
          </table:table-cell>
          <table:table-cell office:value-type="float" office:value="0.317517979" table:style-name="ce1">
            <text:p>0.317517979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c4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bottom</text:p>
          </table:table-cell>
          <table:table-cell office:value-type="float" office:value="4.753346163" table:style-name="ce1">
            <text:p>4.753346163</text:p>
          </table:table-cell>
          <table:table-cell office:value-type="string" table:style-name="ce1">
            <text:p>&lt;10%</text:p>
          </table:table-cell>
          <table:table-cell office:value-type="float" office:value="3.338851779" table:style-name="ce1">
            <text:p>3.338851779</text:p>
          </table:table-cell>
          <table:table-cell office:value-type="float" office:value="-2.028310424" table:style-name="ce1">
            <text:p>-2.028310424</text:p>
          </table:table-cell>
          <table:table-cell office:value-type="float" office:value="13.31429957" table:style-name="ce1">
            <text:p>13.31429957</text:p>
          </table:table-cell>
          <table:table-cell office:value-type="float" office:value="8.51796" table:style-name="ce1">
            <text:p>8.51796</text:p>
          </table:table-cell>
          <table:table-cell office:value-type="float" office:value="24.79579" table:style-name="ce1">
            <text:p>24.79579</text:p>
          </table:table-cell>
          <table:table-cell office:value-type="float" office:value="33.31375" table:style-name="ce1">
            <text:p>33.31375</text:p>
          </table:table-cell>
          <table:table-cell office:value-type="float" office:value="2.221310279" table:style-name="ce1">
            <text:p>2.221310279</text:p>
          </table:table-cell>
          <table:table-cell office:value-type="float" office:value="0.2536370367" table:style-name="ce1">
            <text:p>0.2536370367</text:p>
          </table:table-cell>
          <table:table-cell office:value-type="float" office:value="3.465018405" table:style-name="ce1">
            <text:p>3.465018405</text:p>
          </table:table-cell>
          <table:table-cell office:value-type="float" office:value="7.120078626" table:style-name="ce1">
            <text:p>7.120078626</text:p>
          </table:table-cell>
          <table:table-cell office:value-type="float" office:value="68.91481012" table:style-name="ce1">
            <text:p>68.91481012</text:p>
          </table:table-cell>
          <table:table-cell office:value-type="float" office:value="0.7155246181" table:style-name="ce1">
            <text:p>0.7155246181</text:p>
          </table:table-cell>
          <table:table-cell office:value-type="float" office:value="152.7453688" table:style-name="ce1">
            <text:p>152.7453688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586349391" table:style-name="ce1">
            <text:p>0.2586349391</text:p>
          </table:table-cell>
          <table:table-cell office:value-type="float" office:value="3.103747324" table:style-name="ce1">
            <text:p>3.103747324</text:p>
          </table:table-cell>
          <table:table-cell office:value-type="float" office:value="0.1507574019" table:style-name="ce1">
            <text:p>0.1507574019</text:p>
          </table:table-cell>
          <table:table-cell office:value-type="float" office:value="3.615771012" table:style-name="ce1">
            <text:p>3.615771012</text:p>
          </table:table-cell>
          <table:table-cell office:value-type="float" office:value="0.1507574019" table:style-name="ce1">
            <text:p>0.1507574019</text:p>
          </table:table-cell>
          <table:table-cell office:value-type="float" office:value="2.141504127" table:style-name="ce1">
            <text:p>2.141504127</text:p>
          </table:table-cell>
          <table:table-cell office:value-type="float" office:value="3.069015873" table:style-name="ce1">
            <text:p>3.069015873</text:p>
          </table:table-cell>
          <table:table-cell office:value-type="float" office:value="0.546755139" table:style-name="ce1">
            <text:p>0.546755139</text:p>
          </table:table-cell>
          <table:table-cell office:value-type="float" office:value="24.70566444" table:style-name="ce1">
            <text:p>24.70566444</text:p>
          </table:table-cell>
          <table:table-cell office:value-type="float" office:value="4.535682548" table:style-name="ce1">
            <text:p>4.535682548</text:p>
          </table:table-cell>
          <table:table-cell office:value-type="float" office:value="1181.728121" table:style-name="ce1">
            <text:p>1181.728121</text:p>
          </table:table-cell>
          <table:table-cell office:value-type="float" office:value="142.981888" table:style-name="ce1">
            <text:p>142.981888</text:p>
          </table:table-cell>
          <table:table-cell office:value-type="float" office:value="153.207001" table:style-name="ce1">
            <text:p>153.207001</text:p>
          </table:table-cell>
          <table:table-cell office:value-type="float" office:value="159.1841713" table:style-name="ce1">
            <text:p>159.1841713</text:p>
          </table:table-cell>
          <table:table-cell office:value-type="float" office:value="69.38409466" table:style-name="ce1">
            <text:p>69.38409466</text:p>
          </table:table-cell>
          <table:table-cell office:value-type="float" office:value="0.002299456907" table:style-name="ce1">
            <text:p>0.002299456907</text:p>
          </table:table-cell>
          <table:table-cell office:value-type="float" office:value="0.01790984466" table:style-name="ce1">
            <text:p>0.01790984466</text:p>
          </table:table-cell>
          <table:table-cell office:value-type="float" office:value="6.367408127" table:style-name="ce1">
            <text:p>6.367408127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0.2402020794" table:style-name="ce1">
            <text:p>0.2402020794</text:p>
          </table:table-cell>
          <table:table-cell office:value-type="float" office:value="0.322131096" table:style-name="ce1">
            <text:p>0.322131096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c4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bottom</text:p>
          </table:table-cell>
          <table:table-cell office:value-type="float" office:value="4.74135455" table:style-name="ce1">
            <text:p>4.74135455</text:p>
          </table:table-cell>
          <table:table-cell office:value-type="string" table:style-name="ce1">
            <text:p>&lt;10%</text:p>
          </table:table-cell>
          <table:table-cell office:value-type="float" office:value="3.348900875" table:style-name="ce1">
            <text:p>3.348900875</text:p>
          </table:table-cell>
          <table:table-cell office:value-type="float" office:value="-2.044070495" table:style-name="ce1">
            <text:p>-2.044070495</text:p>
          </table:table-cell>
          <table:table-cell office:value-type="float" office:value="13.37489023" table:style-name="ce1">
            <text:p>13.37489023</text:p>
          </table:table-cell>
          <table:table-cell office:value-type="float" office:value="8.54156" table:style-name="ce1">
            <text:p>8.54156</text:p>
          </table:table-cell>
          <table:table-cell office:value-type="float" office:value="24.88085" table:style-name="ce1">
            <text:p>24.88085</text:p>
          </table:table-cell>
          <table:table-cell office:value-type="float" office:value="33.42241" table:style-name="ce1">
            <text:p>33.42241</text:p>
          </table:table-cell>
          <table:table-cell office:value-type="float" office:value="2.22581265" table:style-name="ce1">
            <text:p>2.22581265</text:p>
          </table:table-cell>
          <table:table-cell office:value-type="float" office:value="0.2304227105" table:style-name="ce1">
            <text:p>0.2304227105</text:p>
          </table:table-cell>
          <table:table-cell office:value-type="float" office:value="3.473842631" table:style-name="ce1">
            <text:p>3.473842631</text:p>
          </table:table-cell>
          <table:table-cell office:value-type="float" office:value="7.12049081" table:style-name="ce1">
            <text:p>7.12049081</text:p>
          </table:table-cell>
          <table:table-cell office:value-type="float" office:value="68.80703239" table:style-name="ce1">
            <text:p>68.80703239</text:p>
          </table:table-cell>
          <table:table-cell office:value-type="float" office:value="0.7116575589" table:style-name="ce1">
            <text:p>0.7116575589</text:p>
          </table:table-cell>
          <table:table-cell office:value-type="float" office:value="152.7483139" table:style-name="ce1">
            <text:p>152.7483139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585085919" table:style-name="ce1">
            <text:p>0.2585085919</text:p>
          </table:table-cell>
          <table:table-cell office:value-type="float" office:value="3.100877341" table:style-name="ce1">
            <text:p>3.100877341</text:p>
          </table:table-cell>
          <table:table-cell office:value-type="float" office:value="0.1498841861" table:style-name="ce1">
            <text:p>0.1498841861</text:p>
          </table:table-cell>
          <table:table-cell office:value-type="float" office:value="3.623725956" table:style-name="ce1">
            <text:p>3.623725956</text:p>
          </table:table-cell>
          <table:table-cell office:value-type="float" office:value="0.1498841861" table:style-name="ce1">
            <text:p>0.1498841861</text:p>
          </table:table-cell>
          <table:table-cell office:value-type="float" office:value="2.140498748" table:style-name="ce1">
            <text:p>2.140498748</text:p>
          </table:table-cell>
          <table:table-cell office:value-type="float" office:value="3.073251252" table:style-name="ce1">
            <text:p>3.073251252</text:p>
          </table:table-cell>
          <table:table-cell office:value-type="float" office:value="0.5504747041" table:style-name="ce1">
            <text:p>0.5504747041</text:p>
          </table:table-cell>
          <table:table-cell office:value-type="float" office:value="25.29669" table:style-name="ce1">
            <text:p>25.29669</text:p>
          </table:table-cell>
          <table:table-cell office:value-type="float" office:value="4.542682224" table:style-name="ce1">
            <text:p>4.542682224</text:p>
          </table:table-cell>
          <table:table-cell office:value-type="float" office:value="1179.825448" table:style-name="ce1">
            <text:p>1179.825448</text:p>
          </table:table-cell>
          <table:table-cell office:value-type="float" office:value="142.9775276" table:style-name="ce1">
            <text:p>142.9775276</text:p>
          </table:table-cell>
          <table:table-cell office:value-type="float" office:value="153.2144096" table:style-name="ce1">
            <text:p>153.2144096</text:p>
          </table:table-cell>
          <table:table-cell office:value-type="float" office:value="159.1898316" table:style-name="ce1">
            <text:p>159.1898316</text:p>
          </table:table-cell>
          <table:table-cell office:value-type="float" office:value="69.43102554" table:style-name="ce1">
            <text:p>69.43102554</text:p>
          </table:table-cell>
          <table:table-cell office:value-type="float" office:value="0.002263776687" table:style-name="ce1">
            <text:p>0.002263776687</text:p>
          </table:table-cell>
          <table:table-cell office:value-type="float" office:value="0.01793693615" table:style-name="ce1">
            <text:p>0.01793693615</text:p>
          </table:table-cell>
          <table:table-cell office:value-type="float" office:value="6.315912289" table:style-name="ce1">
            <text:p>6.315912289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0.2813443869" table:style-name="ce1">
            <text:p>0.2813443869</text:p>
          </table:table-cell>
          <table:table-cell office:value-type="float" office:value="0.3481192576" table:style-name="ce1">
            <text:p>0.3481192576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14.64738606" table:style-name="ce1">
            <text:p>14.64738606</text:p>
          </table:table-cell>
          <table:table-cell office:value-type="string" table:style-name="ce1">
            <text:p>10-20%</text:p>
          </table:table-cell>
          <table:table-cell office:value-type="float" office:value="1.214763842" table:style-name="ce1">
            <text:p>1.214763842</text:p>
          </table:table-cell>
          <table:table-cell office:value-type="float" office:value="0.1371649195" table:style-name="ce1">
            <text:p>0.1371649195</text:p>
          </table:table-cell>
          <table:table-cell office:value-type="float" office:value="3.520411724" table:style-name="ce1">
            <text:p>3.520411724</text:p>
          </table:table-cell>
          <table:table-cell office:value-type="float" office:value="4.245454" table:style-name="ce1">
            <text:p>4.245454</text:p>
          </table:table-cell>
          <table:table-cell office:value-type="float" office:value="3.531013" table:style-name="ce1">
            <text:p>3.531013</text:p>
          </table:table-cell>
          <table:table-cell office:value-type="float" office:value="7.776467" table:style-name="ce1">
            <text:p>7.776467</text:p>
          </table:table-cell>
          <table:table-cell office:value-type="float" office:value="0.9460971492" table:style-name="ce1">
            <text:p>0.9460971492</text:p>
          </table:table-cell>
          <table:table-cell office:value-type="float" office:value="1.271915798" table:style-name="ce1">
            <text:p>1.271915798</text:p>
          </table:table-cell>
          <table:table-cell office:value-type="float" office:value="1.471082303" table:style-name="ce1">
            <text:p>1.471082303</text:p>
          </table:table-cell>
          <table:table-cell office:value-type="float" office:value="2.433538939" table:style-name="ce1">
            <text:p>2.433538939</text:p>
          </table:table-cell>
          <table:table-cell office:value-type="float" office:value="20.90244018" table:style-name="ce1">
            <text:p>20.90244018</text:p>
          </table:table-cell>
          <table:table-cell office:value-type="float" office:value="0.6396436305" table:style-name="ce1">
            <text:p>0.6396436305</text:p>
          </table:table-cell>
          <table:table-cell office:value-type="float" office:value="58.50445143" table:style-name="ce1">
            <text:p>58.50445143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2798199131" table:style-name="ce1">
            <text:p>0.2798199131</text:p>
          </table:table-cell>
          <table:table-cell office:value-type="float" office:value="3.17202754" table:style-name="ce1">
            <text:p>3.17202754</text:p>
          </table:table-cell>
          <table:table-cell office:value-type="float" office:value="0.07027693357" table:style-name="ce1">
            <text:p>0.07027693357</text:p>
          </table:table-cell>
          <table:table-cell office:value-type="float" office:value="1.541359103" table:style-name="ce1">
            <text:p>1.541359103</text:p>
          </table:table-cell>
          <table:table-cell office:value-type="float" office:value="0.07027693357" table:style-name="ce1">
            <text:p>0.07027693357</text:p>
          </table:table-cell>
          <table:table-cell office:value-type="float" office:value="1.033729783" table:style-name="ce1">
            <text:p>1.033729783</text:p>
          </table:table-cell>
          <table:table-cell office:value-type="float" office:value="1.398750217" table:style-name="ce1">
            <text:p>1.398750217</text:p>
          </table:table-cell>
          <table:table-cell office:value-type="float" office:value="0.142608886" table:style-name="ce1">
            <text:p>0.142608886</text:p>
          </table:table-cell>
          <table:table-cell office:value-type="float" office:value="3.4456005" table:style-name="ce1">
            <text:p>3.4456005</text:p>
          </table:table-cell>
          <table:table-cell office:value-type="float" office:value="1.142093206" table:style-name="ce1">
            <text:p>1.142093206</text:p>
          </table:table-cell>
          <table:table-cell office:value-type="float" office:value="2379.805972" table:style-name="ce1">
            <text:p>2379.805972</text:p>
          </table:table-cell>
          <table:table-cell office:value-type="float" office:value="56.53476485" table:style-name="ce1">
            <text:p>56.53476485</text:p>
          </table:table-cell>
          <table:table-cell office:value-type="float" office:value="65.95212935" table:style-name="ce1">
            <text:p>65.95212935</text:p>
          </table:table-cell>
          <table:table-cell office:value-type="float" office:value="142.9957083" table:style-name="ce1">
            <text:p>142.9957083</text:p>
          </table:table-cell>
          <table:table-cell office:value-type="float" office:value="50.67551507" table:style-name="ce1">
            <text:p>50.67551507</text:p>
          </table:table-cell>
          <table:table-cell office:value-type="float" office:value="0.003153033143" table:style-name="ce1">
            <text:p>0.003153033143</text:p>
          </table:table-cell>
          <table:table-cell office:value-type="float" office:value="0.01720007992" table:style-name="ce1">
            <text:p>0.01720007992</text:p>
          </table:table-cell>
          <table:table-cell office:value-type="float" office:value="4.084698263" table:style-name="ce1">
            <text:p>4.084698263</text:p>
          </table:table-cell>
          <table:table-cell office:value-type="float" office:value="8.313462976" table:style-name="ce1">
            <text:p>8.313462976</text:p>
          </table:table-cell>
          <table:table-cell office:value-type="float" office:value="0.4118091582" table:style-name="ce1">
            <text:p>0.4118091582</text:p>
          </table:table-cell>
          <table:table-cell office:value-type="float" office:value="0.9865875677" table:style-name="ce1">
            <text:p>0.9865875677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14.47548461" table:style-name="ce1">
            <text:p>14.47548461</text:p>
          </table:table-cell>
          <table:table-cell office:value-type="string" table:style-name="ce1">
            <text:p>10-20%</text:p>
          </table:table-cell>
          <table:table-cell office:value-type="float" office:value="1.214129635" table:style-name="ce1">
            <text:p>1.214129635</text:p>
          </table:table-cell>
          <table:table-cell office:value-type="float" office:value="0.1176223312" table:style-name="ce1">
            <text:p>0.1176223312</text:p>
          </table:table-cell>
          <table:table-cell office:value-type="float" office:value="3.522223431" table:style-name="ce1">
            <text:p>3.522223431</text:p>
          </table:table-cell>
          <table:table-cell office:value-type="float" office:value="4.2165" table:style-name="ce1">
            <text:p>4.2165</text:p>
          </table:table-cell>
          <table:table-cell office:value-type="float" office:value="3.544418" table:style-name="ce1">
            <text:p>3.544418</text:p>
          </table:table-cell>
          <table:table-cell office:value-type="float" office:value="7.760918" table:style-name="ce1">
            <text:p>7.760918</text:p>
          </table:table-cell>
          <table:table-cell office:value-type="float" office:value="0.9454862202" table:style-name="ce1">
            <text:p>0.9454862202</text:p>
          </table:table-cell>
          <table:table-cell office:value-type="float" office:value="1.336612593" table:style-name="ce1">
            <text:p>1.336612593</text:p>
          </table:table-cell>
          <table:table-cell office:value-type="float" office:value="1.458061319" table:style-name="ce1">
            <text:p>1.458061319</text:p>
          </table:table-cell>
          <table:table-cell office:value-type="float" office:value="2.456533505" table:style-name="ce1">
            <text:p>2.456533505</text:p>
          </table:table-cell>
          <table:table-cell office:value-type="float" office:value="20.81689399" table:style-name="ce1">
            <text:p>20.81689399</text:p>
          </table:table-cell>
          <table:table-cell office:value-type="float" office:value="0.6324568028" table:style-name="ce1">
            <text:p>0.6324568028</text:p>
          </table:table-cell>
          <table:table-cell office:value-type="float" office:value="58.50751487" table:style-name="ce1">
            <text:p>58.50751487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2834453984" table:style-name="ce1">
            <text:p>0.2834453984</text:p>
          </table:table-cell>
          <table:table-cell office:value-type="float" office:value="3.237243579" table:style-name="ce1">
            <text:p>3.237243579</text:p>
          </table:table-cell>
          <table:table-cell office:value-type="float" office:value="0.07029005636" table:style-name="ce1">
            <text:p>0.07029005636</text:p>
          </table:table-cell>
          <table:table-cell office:value-type="float" office:value="1.528351135" table:style-name="ce1">
            <text:p>1.528351135</text:p>
          </table:table-cell>
          <table:table-cell office:value-type="float" office:value="0.07029005636" table:style-name="ce1">
            <text:p>0.07029005636</text:p>
          </table:table-cell>
          <table:table-cell office:value-type="float" office:value="1.036489525" table:style-name="ce1">
            <text:p>1.036489525</text:p>
          </table:table-cell>
          <table:table-cell office:value-type="float" office:value="1.384794475" table:style-name="ce1">
            <text:p>1.384794475</text:p>
          </table:table-cell>
          <table:table-cell office:value-type="float" office:value="0.1435566601" table:style-name="ce1">
            <text:p>0.1435566601</text:p>
          </table:table-cell>
          <table:table-cell office:value-type="float" office:value="3.5516105" table:style-name="ce1">
            <text:p>3.5516105</text:p>
          </table:table-cell>
          <table:table-cell office:value-type="float" office:value="1.158263573" table:style-name="ce1">
            <text:p>1.158263573</text:p>
          </table:table-cell>
          <table:table-cell office:value-type="float" office:value="2374.445056" table:style-name="ce1">
            <text:p>2374.445056</text:p>
          </table:table-cell>
          <table:table-cell office:value-type="float" office:value="56.5243137" table:style-name="ce1">
            <text:p>56.5243137</text:p>
          </table:table-cell>
          <table:table-cell office:value-type="float" office:value="65.9511039" table:style-name="ce1">
            <text:p>65.9511039</text:p>
          </table:table-cell>
          <table:table-cell office:value-type="float" office:value="142.9905715" table:style-name="ce1">
            <text:p>142.9905715</text:p>
          </table:table-cell>
          <table:table-cell office:value-type="float" office:value="50.3364176" table:style-name="ce1">
            <text:p>50.3364176</text:p>
          </table:table-cell>
          <table:table-cell office:value-type="float" office:value="0.003039915887" table:style-name="ce1">
            <text:p>0.003039915887</text:p>
          </table:table-cell>
          <table:table-cell office:value-type="float" office:value="0.01732330218" table:style-name="ce1">
            <text:p>0.01732330218</text:p>
          </table:table-cell>
          <table:table-cell office:value-type="float" office:value="4.11174027" table:style-name="ce1">
            <text:p>4.11174027</text:p>
          </table:table-cell>
          <table:table-cell office:value-type="float" office:value="7.804342868" table:style-name="ce1">
            <text:p>7.804342868</text:p>
          </table:table-cell>
          <table:table-cell office:value-type="float" office:value="0.3763492369" table:style-name="ce1">
            <text:p>0.3763492369</text:p>
          </table:table-cell>
          <table:table-cell office:value-type="float" office:value="0.9267406973" table:style-name="ce1">
            <text:p>0.9267406973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14.50917384" table:style-name="ce1">
            <text:p>14.50917384</text:p>
          </table:table-cell>
          <table:table-cell office:value-type="string" table:style-name="ce1">
            <text:p>10-20%</text:p>
          </table:table-cell>
          <table:table-cell office:value-type="float" office:value="1.216688695" table:style-name="ce1">
            <text:p>1.216688695</text:p>
          </table:table-cell>
          <table:table-cell office:value-type="float" office:value="0.09973390055" table:style-name="ce1">
            <text:p>0.09973390055</text:p>
          </table:table-cell>
          <table:table-cell office:value-type="float" office:value="3.519498105" table:style-name="ce1">
            <text:p>3.519498105</text:p>
          </table:table-cell>
          <table:table-cell office:value-type="float" office:value="4.211443" table:style-name="ce1">
            <text:p>4.211443</text:p>
          </table:table-cell>
          <table:table-cell office:value-type="float" office:value="3.58296" table:style-name="ce1">
            <text:p>3.58296</text:p>
          </table:table-cell>
          <table:table-cell office:value-type="float" office:value="7.794403" table:style-name="ce1">
            <text:p>7.794403</text:p>
          </table:table-cell>
          <table:table-cell office:value-type="float" office:value="0.9474885202" table:style-name="ce1">
            <text:p>0.9474885202</text:p>
          </table:table-cell>
          <table:table-cell office:value-type="float" office:value="1.342688067" table:style-name="ce1">
            <text:p>1.342688067</text:p>
          </table:table-cell>
          <table:table-cell office:value-type="float" office:value="1.449969446" table:style-name="ce1">
            <text:p>1.449969446</text:p>
          </table:table-cell>
          <table:table-cell office:value-type="float" office:value="2.478418757" table:style-name="ce1">
            <text:p>2.478418757</text:p>
          </table:table-cell>
          <table:table-cell office:value-type="float" office:value="20.73718763" table:style-name="ce1">
            <text:p>20.73718763</text:p>
          </table:table-cell>
          <table:table-cell office:value-type="float" office:value="0.6295503169" table:style-name="ce1">
            <text:p>0.6295503169</text:p>
          </table:table-cell>
          <table:table-cell office:value-type="float" office:value="58.50752721" table:style-name="ce1">
            <text:p>58.50752721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2848346279" table:style-name="ce1">
            <text:p>0.2848346279</text:p>
          </table:table-cell>
          <table:table-cell office:value-type="float" office:value="3.261630001" table:style-name="ce1">
            <text:p>3.261630001</text:p>
          </table:table-cell>
          <table:table-cell office:value-type="float" office:value="0.07052810224" table:style-name="ce1">
            <text:p>0.07052810224</text:p>
          </table:table-cell>
          <table:table-cell office:value-type="float" office:value="1.52049802" table:style-name="ce1">
            <text:p>1.52049802</text:p>
          </table:table-cell>
          <table:table-cell office:value-type="float" office:value="0.07052810224" table:style-name="ce1">
            <text:p>0.07052810224</text:p>
          </table:table-cell>
          <table:table-cell office:value-type="float" office:value="1.0383956" table:style-name="ce1">
            <text:p>1.0383956</text:p>
          </table:table-cell>
          <table:table-cell office:value-type="float" office:value="1.3750854" table:style-name="ce1">
            <text:p>1.3750854</text:p>
          </table:table-cell>
          <table:table-cell office:value-type="float" office:value="0.1454126202" table:style-name="ce1">
            <text:p>0.1454126202</text:p>
          </table:table-cell>
          <table:table-cell office:value-type="float" office:value="3.606402" table:style-name="ce1">
            <text:p>3.606402</text:p>
          </table:table-cell>
          <table:table-cell office:value-type="float" office:value="1.164053704" table:style-name="ce1">
            <text:p>1.164053704</text:p>
          </table:table-cell>
          <table:table-cell office:value-type="float" office:value="2369.548533" table:style-name="ce1">
            <text:p>2369.548533</text:p>
          </table:table-cell>
          <table:table-cell office:value-type="float" office:value="56.52555359" table:style-name="ce1">
            <text:p>56.52555359</text:p>
          </table:table-cell>
          <table:table-cell office:value-type="float" office:value="142.9795033" table:style-name="ce1">
            <text:p>142.9795033</text:p>
          </table:table-cell>
          <table:table-cell office:value-type="float" office:value="65.94708837" table:style-name="ce1">
            <text:p>65.94708837</text:p>
          </table:table-cell>
          <table:table-cell office:value-type="float" office:value="50.502322" table:style-name="ce1">
            <text:p>50.502322</text:p>
          </table:table-cell>
          <table:table-cell office:value-type="float" office:value="0.003133306203" table:style-name="ce1">
            <text:p>0.003133306203</text:p>
          </table:table-cell>
          <table:table-cell office:value-type="float" office:value="0.0173786181" table:style-name="ce1">
            <text:p>0.0173786181</text:p>
          </table:table-cell>
          <table:table-cell office:value-type="float" office:value="4.164552048" table:style-name="ce1">
            <text:p>4.164552048</text:p>
          </table:table-cell>
          <table:table-cell office:value-type="float" office:value="6.456534308" table:style-name="ce1">
            <text:p>6.456534308</text:p>
          </table:table-cell>
          <table:table-cell office:value-type="float" office:value="0.3639261353" table:style-name="ce1">
            <text:p>0.3639261353</text:p>
          </table:table-cell>
          <table:table-cell office:value-type="float" office:value="0.9641530915" table:style-name="ce1">
            <text:p>0.9641530915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14.15886374" table:style-name="ce1">
            <text:p>14.15886374</text:p>
          </table:table-cell>
          <table:table-cell office:value-type="string" table:style-name="ce1">
            <text:p>10-20%</text:p>
          </table:table-cell>
          <table:table-cell office:value-type="float" office:value="3.831599162" table:style-name="ce1">
            <text:p>3.831599162</text:p>
          </table:table-cell>
          <table:table-cell office:value-type="float" office:value="-0.02785394397" table:style-name="ce1">
            <text:p>-0.02785394397</text:p>
          </table:table-cell>
          <table:table-cell office:value-type="float" office:value="4.162282328" table:style-name="ce1">
            <text:p>4.162282328</text:p>
          </table:table-cell>
          <table:table-cell office:value-type="float" office:value="13.90654" table:style-name="ce1">
            <text:p>13.90654</text:p>
          </table:table-cell>
          <table:table-cell office:value-type="float" office:value="20.52506" table:style-name="ce1">
            <text:p>20.52506</text:p>
          </table:table-cell>
          <table:table-cell office:value-type="float" office:value="34.4316" table:style-name="ce1">
            <text:p>34.4316</text:p>
          </table:table-cell>
          <table:table-cell office:value-type="float" office:value="2.979399135" table:style-name="ce1">
            <text:p>2.979399135</text:p>
          </table:table-cell>
          <table:table-cell office:value-type="float" office:value="0.1630119767" table:style-name="ce1">
            <text:p>0.1630119767</text:p>
          </table:table-cell>
          <table:table-cell office:value-type="float" office:value="4.68636035" table:style-name="ce1">
            <text:p>4.68636035</text:p>
          </table:table-cell>
          <table:table-cell office:value-type="float" office:value="7.021830974" table:style-name="ce1">
            <text:p>7.021830974</text:p>
          </table:table-cell>
          <table:table-cell office:value-type="float" office:value="67.64921344" table:style-name="ce1">
            <text:p>67.64921344</text:p>
          </table:table-cell>
          <table:table-cell office:value-type="float" office:value="0.2428474843" table:style-name="ce1">
            <text:p>0.2428474843</text:p>
          </table:table-cell>
          <table:table-cell office:value-type="float" office:value="48.99994327" table:style-name="ce1">
            <text:p>48.99994327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794591" table:style-name="ce1">
            <text:p>0.2794591</text:p>
          </table:table-cell>
          <table:table-cell office:value-type="float" office:value="3.659057889" table:style-name="ce1">
            <text:p>3.659057889</text:p>
          </table:table-cell>
          <table:table-cell office:value-type="float" office:value="0.2168759718" table:style-name="ce1">
            <text:p>0.2168759718</text:p>
          </table:table-cell>
          <table:table-cell office:value-type="float" office:value="4.903234925" table:style-name="ce1">
            <text:p>4.903234925</text:p>
          </table:table-cell>
          <table:table-cell office:value-type="float" office:value="0.2168759718" table:style-name="ce1">
            <text:p>0.2168759718</text:p>
          </table:table-cell>
          <table:table-cell office:value-type="float" office:value="3.333356357" table:style-name="ce1">
            <text:p>3.333356357</text:p>
          </table:table-cell>
          <table:table-cell office:value-type="float" office:value="4.497403643" table:style-name="ce1">
            <text:p>4.497403643</text:p>
          </table:table-cell>
          <table:table-cell office:value-type="float" office:value="0.4058312822" table:style-name="ce1">
            <text:p>0.4058312822</text:p>
          </table:table-cell>
          <table:table-cell office:value-type="float" office:value="33.37129" table:style-name="ce1">
            <text:p>33.37129</text:p>
          </table:table-cell>
          <table:table-cell office:value-type="float" office:value="11.73116144" table:style-name="ce1">
            <text:p>11.73116144</text:p>
          </table:table-cell>
          <table:table-cell office:value-type="float" office:value="1553.514293" table:style-name="ce1">
            <text:p>1553.514293</text:p>
          </table:table-cell>
          <table:table-cell office:value-type="float" office:value="56.51287759" table:style-name="ce1">
            <text:p>56.51287759</text:p>
          </table:table-cell>
          <table:table-cell office:value-type="float" office:value="37.0491523" table:style-name="ce1">
            <text:p>37.0491523</text:p>
          </table:table-cell>
          <table:table-cell office:value-type="float" office:value="48.52610062" table:style-name="ce1">
            <text:p>48.52610062</text:p>
          </table:table-cell>
          <table:table-cell office:value-type="float" office:value="14.71783696" table:style-name="ce1">
            <text:p>14.71783696</text:p>
          </table:table-cell>
          <table:table-cell office:value-type="float" office:value="0.003150689757" table:style-name="ce1">
            <text:p>0.003150689757</text:p>
          </table:table-cell>
          <table:table-cell office:value-type="float" office:value="0.01713108923" table:style-name="ce1">
            <text:p>0.01713108923</text:p>
          </table:table-cell>
          <table:table-cell office:value-type="float" office:value="10.66051165" table:style-name="ce1">
            <text:p>10.66051165</text:p>
          </table:table-cell>
          <table:table-cell office:value-type="float" office:value="10.49946577" table:style-name="ce1">
            <text:p>10.49946577</text:p>
          </table:table-cell>
          <table:table-cell office:value-type="float" office:value="0.3713774907" table:style-name="ce1">
            <text:p>0.3713774907</text:p>
          </table:table-cell>
          <table:table-cell office:value-type="float" office:value="0.3698909264" table:style-name="ce1">
            <text:p>0.3698909264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14.31927849" table:style-name="ce1">
            <text:p>14.31927849</text:p>
          </table:table-cell>
          <table:table-cell office:value-type="string" table:style-name="ce1">
            <text:p>10-20%</text:p>
          </table:table-cell>
          <table:table-cell office:value-type="float" office:value="3.917362697" table:style-name="ce1">
            <text:p>3.917362697</text:p>
          </table:table-cell>
          <table:table-cell office:value-type="float" office:value="-0.07441871839" table:style-name="ce1">
            <text:p>-0.07441871839</text:p>
          </table:table-cell>
          <table:table-cell office:value-type="float" office:value="4.53942952" table:style-name="ce1">
            <text:p>4.53942952</text:p>
          </table:table-cell>
          <table:table-cell office:value-type="float" office:value="14.41594" table:style-name="ce1">
            <text:p>14.41594</text:p>
          </table:table-cell>
          <table:table-cell office:value-type="float" office:value="21.41902" table:style-name="ce1">
            <text:p>21.41902</text:p>
          </table:table-cell>
          <table:table-cell office:value-type="float" office:value="35.83496" table:style-name="ce1">
            <text:p>35.83496</text:p>
          </table:table-cell>
          <table:table-cell office:value-type="float" office:value="3.021416666" table:style-name="ce1">
            <text:p>3.021416666</text:p>
          </table:table-cell>
          <table:table-cell office:value-type="float" office:value="0.1523651133" table:style-name="ce1">
            <text:p>0.1523651133</text:p>
          </table:table-cell>
          <table:table-cell office:value-type="float" office:value="4.730034416" table:style-name="ce1">
            <text:p>4.730034416</text:p>
          </table:table-cell>
          <table:table-cell office:value-type="float" office:value="7.098045537" table:style-name="ce1">
            <text:p>7.098045537</text:p>
          </table:table-cell>
          <table:table-cell office:value-type="float" office:value="67.51067865" table:style-name="ce1">
            <text:p>67.51067865</text:p>
          </table:table-cell>
          <table:table-cell office:value-type="float" office:value="0.2419391359" table:style-name="ce1">
            <text:p>0.2419391359</text:p>
          </table:table-cell>
          <table:table-cell office:value-type="float" office:value="48.75280591" table:style-name="ce1">
            <text:p>48.75280591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810285233" table:style-name="ce1">
            <text:p>0.2810285233</text:p>
          </table:table-cell>
          <table:table-cell office:value-type="float" office:value="3.703810742" table:style-name="ce1">
            <text:p>3.703810742</text:p>
          </table:table-cell>
          <table:table-cell office:value-type="float" office:value="0.2303457197" table:style-name="ce1">
            <text:p>0.2303457197</text:p>
          </table:table-cell>
          <table:table-cell office:value-type="float" office:value="4.960376557" table:style-name="ce1">
            <text:p>4.960376557</text:p>
          </table:table-cell>
          <table:table-cell office:value-type="float" office:value="0.2303457197" table:style-name="ce1">
            <text:p>0.2303457197</text:p>
          </table:table-cell>
          <table:table-cell office:value-type="float" office:value="3.354784135" table:style-name="ce1">
            <text:p>3.354784135</text:p>
          </table:table-cell>
          <table:table-cell office:value-type="float" office:value="4.540525865" table:style-name="ce1">
            <text:p>4.540525865</text:p>
          </table:table-cell>
          <table:table-cell office:value-type="float" office:value="0.4198506916" table:style-name="ce1">
            <text:p>0.4198506916</text:p>
          </table:table-cell>
          <table:table-cell office:value-type="float" office:value="35.06076" table:style-name="ce1">
            <text:p>35.06076</text:p>
          </table:table-cell>
          <table:table-cell office:value-type="float" office:value="12.13214128" table:style-name="ce1">
            <text:p>12.13214128</text:p>
          </table:table-cell>
          <table:table-cell office:value-type="float" office:value="1559.003974" table:style-name="ce1">
            <text:p>1559.003974</text:p>
          </table:table-cell>
          <table:table-cell office:value-type="float" office:value="20.80111201" table:style-name="ce1">
            <text:p>20.80111201</text:p>
          </table:table-cell>
          <table:table-cell office:value-type="float" office:value="90.02899685" table:style-name="ce1">
            <text:p>90.02899685</text:p>
          </table:table-cell>
          <table:table-cell office:value-type="float" office:value="56.50924169" table:style-name="ce1">
            <text:p>56.50924169</text:p>
          </table:table-cell>
          <table:table-cell office:value-type="float" office:value="14.70804884" table:style-name="ce1">
            <text:p>14.70804884</text:p>
          </table:table-cell>
          <table:table-cell office:value-type="float" office:value="0.003274479037" table:style-name="ce1">
            <text:p>0.003274479037</text:p>
          </table:table-cell>
          <table:table-cell office:value-type="float" office:value="0.01721535895" table:style-name="ce1">
            <text:p>0.01721535895</text:p>
          </table:table-cell>
          <table:table-cell office:value-type="float" office:value="10.79453926" table:style-name="ce1">
            <text:p>10.79453926</text:p>
          </table:table-cell>
          <table:table-cell office:value-type="float" office:value="11.23394588" table:style-name="ce1">
            <text:p>11.23394588</text:p>
          </table:table-cell>
          <table:table-cell office:value-type="float" office:value="0.3293915199" table:style-name="ce1">
            <text:p>0.3293915199</text:p>
          </table:table-cell>
          <table:table-cell office:value-type="float" office:value="0.3461088391" table:style-name="ce1">
            <text:p>0.3461088391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14.37535903" table:style-name="ce1">
            <text:p>14.37535903</text:p>
          </table:table-cell>
          <table:table-cell office:value-type="string" table:style-name="ce1">
            <text:p>10-20%</text:p>
          </table:table-cell>
          <table:table-cell office:value-type="float" office:value="3.956214192" table:style-name="ce1">
            <text:p>3.956214192</text:p>
          </table:table-cell>
          <table:table-cell office:value-type="float" office:value="-0.09104073908" table:style-name="ce1">
            <text:p>-0.09104073908</text:p>
          </table:table-cell>
          <table:table-cell office:value-type="float" office:value="4.678360838" table:style-name="ce1">
            <text:p>4.678360838</text:p>
          </table:table-cell>
          <table:table-cell office:value-type="float" office:value="14.62652" table:style-name="ce1">
            <text:p>14.62652</text:p>
          </table:table-cell>
          <table:table-cell office:value-type="float" office:value="21.5174" table:style-name="ce1">
            <text:p>21.5174</text:p>
          </table:table-cell>
          <table:table-cell office:value-type="float" office:value="36.14392" table:style-name="ce1">
            <text:p>36.14392</text:p>
          </table:table-cell>
          <table:table-cell office:value-type="float" office:value="3.041489267" table:style-name="ce1">
            <text:p>3.041489267</text:p>
          </table:table-cell>
          <table:table-cell office:value-type="float" office:value="0.1435445403" table:style-name="ce1">
            <text:p>0.1435445403</text:p>
          </table:table-cell>
          <table:table-cell office:value-type="float" office:value="4.750139773" table:style-name="ce1">
            <text:p>4.750139773</text:p>
          </table:table-cell>
          <table:table-cell office:value-type="float" office:value="7.148923436" table:style-name="ce1">
            <text:p>7.148923436</text:p>
          </table:table-cell>
          <table:table-cell office:value-type="float" office:value="67.5924296" table:style-name="ce1">
            <text:p>67.5924296</text:p>
          </table:table-cell>
          <table:table-cell office:value-type="float" office:value="0.2418386925" table:style-name="ce1">
            <text:p>0.2418386925</text:p>
          </table:table-cell>
          <table:table-cell office:value-type="float" office:value="49.00263031" table:style-name="ce1">
            <text:p>49.00263031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817113245" table:style-name="ce1">
            <text:p>0.2817113245</text:p>
          </table:table-cell>
          <table:table-cell office:value-type="float" office:value="3.723635387" table:style-name="ce1">
            <text:p>3.723635387</text:p>
          </table:table-cell>
          <table:table-cell office:value-type="float" office:value="0.2370187736" table:style-name="ce1">
            <text:p>0.2370187736</text:p>
          </table:table-cell>
          <table:table-cell office:value-type="float" office:value="4.987162516" table:style-name="ce1">
            <text:p>4.987162516</text:p>
          </table:table-cell>
          <table:table-cell office:value-type="float" office:value="0.2370187736" table:style-name="ce1">
            <text:p>0.2370187736</text:p>
          </table:table-cell>
          <table:table-cell office:value-type="float" office:value="3.365603197" table:style-name="ce1">
            <text:p>3.365603197</text:p>
          </table:table-cell>
          <table:table-cell office:value-type="float" office:value="4.561036803" table:style-name="ce1">
            <text:p>4.561036803</text:p>
          </table:table-cell>
          <table:table-cell office:value-type="float" office:value="0.4261257137" table:style-name="ce1">
            <text:p>0.4261257137</text:p>
          </table:table-cell>
          <table:table-cell office:value-type="float" office:value="36.04415" table:style-name="ce1">
            <text:p>36.04415</text:p>
          </table:table-cell>
          <table:table-cell office:value-type="float" office:value="12.30577978" table:style-name="ce1">
            <text:p>12.30577978</text:p>
          </table:table-cell>
          <table:table-cell office:value-type="float" office:value="1563.54467" table:style-name="ce1">
            <text:p>1563.54467</text:p>
          </table:table-cell>
          <table:table-cell office:value-type="float" office:value="20.80957987" table:style-name="ce1">
            <text:p>20.80957987</text:p>
          </table:table-cell>
          <table:table-cell office:value-type="float" office:value="37.043991" table:style-name="ce1">
            <text:p>37.043991</text:p>
          </table:table-cell>
          <table:table-cell office:value-type="float" office:value="90.0002316" table:style-name="ce1">
            <text:p>90.0002316</text:p>
          </table:table-cell>
          <table:table-cell office:value-type="float" office:value="14.70241497" table:style-name="ce1">
            <text:p>14.70241497</text:p>
          </table:table-cell>
          <table:table-cell office:value-type="float" office:value="0.003132418642" table:style-name="ce1">
            <text:p>0.003132418642</text:p>
          </table:table-cell>
          <table:table-cell office:value-type="float" office:value="0.0172027457" table:style-name="ce1">
            <text:p>0.0172027457</text:p>
          </table:table-cell>
          <table:table-cell office:value-type="float" office:value="11.15519389" table:style-name="ce1">
            <text:p>11.15519389</text:p>
          </table:table-cell>
          <table:table-cell office:value-type="float" office:value="10.49946577" table:style-name="ce1">
            <text:p>10.49946577</text:p>
          </table:table-cell>
          <table:table-cell office:value-type="float" office:value="0.3700719317" table:style-name="ce1">
            <text:p>0.3700719317</text:p>
          </table:table-cell>
          <table:table-cell office:value-type="float" office:value="0.3542086432" table:style-name="ce1">
            <text:p>0.3542086432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10.1368301" table:style-name="ce1">
            <text:p>10.1368301</text:p>
          </table:table-cell>
          <table:table-cell office:value-type="string" table:style-name="ce1">
            <text:p>10-20%</text:p>
          </table:table-cell>
          <table:table-cell office:value-type="float" office:value="1.060722099" table:style-name="ce1">
            <text:p>1.060722099</text:p>
          </table:table-cell>
          <table:table-cell office:value-type="float" office:value="0.6324382361" table:style-name="ce1">
            <text:p>0.6324382361</text:p>
          </table:table-cell>
          <table:table-cell office:value-type="float" office:value="4.885353256" table:style-name="ce1">
            <text:p>4.885353256</text:p>
          </table:table-cell>
          <table:table-cell office:value-type="float" office:value="4.865442" table:style-name="ce1">
            <text:p>4.865442</text:p>
          </table:table-cell>
          <table:table-cell office:value-type="float" office:value="3.100936" table:style-name="ce1">
            <text:p>3.100936</text:p>
          </table:table-cell>
          <table:table-cell office:value-type="float" office:value="7.966378" table:style-name="ce1">
            <text:p>7.966378</text:p>
          </table:table-cell>
          <table:table-cell office:value-type="float" office:value="0.8026819018" table:style-name="ce1">
            <text:p>0.8026819018</text:p>
          </table:table-cell>
          <table:table-cell office:value-type="float" office:value="0.6467080629" table:style-name="ce1">
            <text:p>0.6467080629</text:p>
          </table:table-cell>
          <table:table-cell office:value-type="float" office:value="1.260850281" table:style-name="ce1">
            <text:p>1.260850281</text:p>
          </table:table-cell>
          <table:table-cell office:value-type="float" office:value="1.870053891" table:style-name="ce1">
            <text:p>1.870053891</text:p>
          </table:table-cell>
          <table:table-cell office:value-type="float" office:value="12.6722172" table:style-name="ce1">
            <text:p>12.6722172</text:p>
          </table:table-cell>
          <table:table-cell office:value-type="float" office:value="0.4756542514" table:style-name="ce1">
            <text:p>0.4756542514</text:p>
          </table:table-cell>
          <table:table-cell office:value-type="float" office:value="4.244428697" table:style-name="ce1">
            <text:p>4.24442869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3044480423" table:style-name="ce1">
            <text:p>0.3044480423</text:p>
          </table:table-cell>
          <table:table-cell office:value-type="float" office:value="3.684478275" table:style-name="ce1">
            <text:p>3.684478275</text:p>
          </table:table-cell>
          <table:table-cell office:value-type="float" office:value="0.07724767061" table:style-name="ce1">
            <text:p>0.07724767061</text:p>
          </table:table-cell>
          <table:table-cell office:value-type="float" office:value="1.338097695" table:style-name="ce1">
            <text:p>1.338097695</text:p>
          </table:table-cell>
          <table:table-cell office:value-type="float" office:value="0.07724767061" table:style-name="ce1">
            <text:p>0.07724767061</text:p>
          </table:table-cell>
          <table:table-cell office:value-type="float" office:value="0.8564562326" table:style-name="ce1">
            <text:p>0.8564562326</text:p>
          </table:table-cell>
          <table:table-cell office:value-type="float" office:value="1.231974767" table:style-name="ce1">
            <text:p>1.231974767</text:p>
          </table:table-cell>
          <table:table-cell office:value-type="float" office:value="0.1061229276" table:style-name="ce1">
            <text:p>0.1061229276</text:p>
          </table:table-cell>
          <table:table-cell office:value-type="float" office:value="3.053352" table:style-name="ce1">
            <text:p>3.053352</text:p>
          </table:table-cell>
          <table:table-cell office:value-type="float" office:value="1.036690972" table:style-name="ce1">
            <text:p>1.036690972</text:p>
          </table:table-cell>
          <table:table-cell office:value-type="float" office:value="2434.308415" table:style-name="ce1">
            <text:p>2434.308415</text:p>
          </table:table-cell>
          <table:table-cell office:value-type="float" office:value="89.99985531" table:style-name="ce1">
            <text:p>89.99985531</text:p>
          </table:table-cell>
          <table:table-cell office:value-type="float" office:value="179.9841537" table:style-name="ce1">
            <text:p>179.9841537</text:p>
          </table:table-cell>
          <table:table-cell office:value-type="float" office:value="37.00032094" table:style-name="ce1">
            <text:p>37.00032094</text:p>
          </table:table-cell>
          <table:table-cell office:value-type="float" office:value="74.03856198" table:style-name="ce1">
            <text:p>74.03856198</text:p>
          </table:table-cell>
          <table:table-cell office:value-type="float" office:value="0.00255944308" table:style-name="ce1">
            <text:p>0.00255944308</text:p>
          </table:table-cell>
          <table:table-cell office:value-type="float" office:value="0.01859095675" table:style-name="ce1">
            <text:p>0.01859095675</text:p>
          </table:table-cell>
          <table:table-cell office:value-type="float" office:value="4.939963211" table:style-name="ce1">
            <text:p>4.939963211</text:p>
          </table:table-cell>
          <table:table-cell office:value-type="float" office:value="12.93901895" table:style-name="ce1">
            <text:p>12.93901895</text:p>
          </table:table-cell>
          <table:table-cell office:value-type="float" office:value="0.4574402819" table:style-name="ce1">
            <text:p>0.4574402819</text:p>
          </table:table-cell>
          <table:table-cell office:value-type="float" office:value="0.7827133404" table:style-name="ce1">
            <text:p>0.7827133404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10.08137245" table:style-name="ce1">
            <text:p>10.08137245</text:p>
          </table:table-cell>
          <table:table-cell office:value-type="string" table:style-name="ce1">
            <text:p>10-20%</text:p>
          </table:table-cell>
          <table:table-cell office:value-type="float" office:value="1.05561488" table:style-name="ce1">
            <text:p>1.05561488</text:p>
          </table:table-cell>
          <table:table-cell office:value-type="float" office:value="0.6315089909" table:style-name="ce1">
            <text:p>0.6315089909</text:p>
          </table:table-cell>
          <table:table-cell office:value-type="float" office:value="4.89215337" table:style-name="ce1">
            <text:p>4.89215337</text:p>
          </table:table-cell>
          <table:table-cell office:value-type="float" office:value="4.873684" table:style-name="ce1">
            <text:p>4.873684</text:p>
          </table:table-cell>
          <table:table-cell office:value-type="float" office:value="3.08574" table:style-name="ce1">
            <text:p>3.08574</text:p>
          </table:table-cell>
          <table:table-cell office:value-type="float" office:value="7.959424" table:style-name="ce1">
            <text:p>7.959424</text:p>
          </table:table-cell>
          <table:table-cell office:value-type="float" office:value="0.7985585983" table:style-name="ce1">
            <text:p>0.7985585983</text:p>
          </table:table-cell>
          <table:table-cell office:value-type="float" office:value="0.6254305244" table:style-name="ce1">
            <text:p>0.6254305244</text:p>
          </table:table-cell>
          <table:table-cell office:value-type="float" office:value="1.261122358" table:style-name="ce1">
            <text:p>1.261122358</text:p>
          </table:table-cell>
          <table:table-cell office:value-type="float" office:value="1.865647124" table:style-name="ce1">
            <text:p>1.865647124</text:p>
          </table:table-cell>
          <table:table-cell office:value-type="float" office:value="12.68861924" table:style-name="ce1">
            <text:p>12.68861924</text:p>
          </table:table-cell>
          <table:table-cell office:value-type="float" office:value="0.4828393643" table:style-name="ce1">
            <text:p>0.4828393643</text:p>
          </table:table-cell>
          <table:table-cell office:value-type="float" office:value="4.245100731" table:style-name="ce1">
            <text:p>4.245100731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3031112661" table:style-name="ce1">
            <text:p>0.3031112661</text:p>
          </table:table-cell>
          <table:table-cell office:value-type="float" office:value="3.653804623" table:style-name="ce1">
            <text:p>3.653804623</text:p>
          </table:table-cell>
          <table:table-cell office:value-type="float" office:value="0.07622771139" table:style-name="ce1">
            <text:p>0.07622771139</text:p>
          </table:table-cell>
          <table:table-cell office:value-type="float" office:value="1.337350528" table:style-name="ce1">
            <text:p>1.337350528</text:p>
          </table:table-cell>
          <table:table-cell office:value-type="float" office:value="0.07622771139" table:style-name="ce1">
            <text:p>0.07622771139</text:p>
          </table:table-cell>
          <table:table-cell office:value-type="float" office:value="0.8513784393" table:style-name="ce1">
            <text:p>0.8513784393</text:p>
          </table:table-cell>
          <table:table-cell office:value-type="float" office:value="1.231460561" table:style-name="ce1">
            <text:p>1.231460561</text:p>
          </table:table-cell>
          <table:table-cell office:value-type="float" office:value="0.105889967" table:style-name="ce1">
            <text:p>0.105889967</text:p>
          </table:table-cell>
          <table:table-cell office:value-type="float" office:value="3.022727" table:style-name="ce1">
            <text:p>3.022727</text:p>
          </table:table-cell>
          <table:table-cell office:value-type="float" office:value="1.033810164" table:style-name="ce1">
            <text:p>1.033810164</text:p>
          </table:table-cell>
          <table:table-cell office:value-type="float" office:value="2419.956947" table:style-name="ce1">
            <text:p>2419.956947</text:p>
          </table:table-cell>
          <table:table-cell office:value-type="float" office:value="89.99751945" table:style-name="ce1">
            <text:p>89.99751945</text:p>
          </table:table-cell>
          <table:table-cell office:value-type="float" office:value="179.9790964" table:style-name="ce1">
            <text:p>179.9790964</text:p>
          </table:table-cell>
          <table:table-cell office:value-type="float" office:value="37.0070064" table:style-name="ce1">
            <text:p>37.0070064</text:p>
          </table:table-cell>
          <table:table-cell office:value-type="float" office:value="74.58377491" table:style-name="ce1">
            <text:p>74.58377491</text:p>
          </table:table-cell>
          <table:table-cell office:value-type="float" office:value="0.002572433474" table:style-name="ce1">
            <text:p>0.002572433474</text:p>
          </table:table-cell>
          <table:table-cell office:value-type="float" office:value="0.01858599044" table:style-name="ce1">
            <text:p>0.01858599044</text:p>
          </table:table-cell>
          <table:table-cell office:value-type="float" office:value="4.904739514" table:style-name="ce1">
            <text:p>4.904739514</text:p>
          </table:table-cell>
          <table:table-cell office:value-type="float" office:value="12.93901895" table:style-name="ce1">
            <text:p>12.93901895</text:p>
          </table:table-cell>
          <table:table-cell office:value-type="float" office:value="0.455229312" table:style-name="ce1">
            <text:p>0.455229312</text:p>
          </table:table-cell>
          <table:table-cell office:value-type="float" office:value="0.7689597637" table:style-name="ce1">
            <text:p>0.7689597637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10.05148405" table:style-name="ce1">
            <text:p>10.05148405</text:p>
          </table:table-cell>
          <table:table-cell office:value-type="string" table:style-name="ce1">
            <text:p>10-20%</text:p>
          </table:table-cell>
          <table:table-cell office:value-type="float" office:value="1.054781331" table:style-name="ce1">
            <text:p>1.054781331</text:p>
          </table:table-cell>
          <table:table-cell office:value-type="float" office:value="0.629006969" table:style-name="ce1">
            <text:p>0.629006969</text:p>
          </table:table-cell>
          <table:table-cell office:value-type="float" office:value="4.857480014" table:style-name="ce1">
            <text:p>4.857480014</text:p>
          </table:table-cell>
          <table:table-cell office:value-type="float" office:value="4.852512" table:style-name="ce1">
            <text:p>4.852512</text:p>
          </table:table-cell>
          <table:table-cell office:value-type="float" office:value="3.07663" table:style-name="ce1">
            <text:p>3.07663</text:p>
          </table:table-cell>
          <table:table-cell office:value-type="float" office:value="7.929142" table:style-name="ce1">
            <text:p>7.929142</text:p>
          </table:table-cell>
          <table:table-cell office:value-type="float" office:value="0.798351327" table:style-name="ce1">
            <text:p>0.798351327</text:p>
          </table:table-cell>
          <table:table-cell office:value-type="float" office:value="0.6323503857" table:style-name="ce1">
            <text:p>0.6323503857</text:p>
          </table:table-cell>
          <table:table-cell office:value-type="float" office:value="1.258565567" table:style-name="ce1">
            <text:p>1.258565567</text:p>
          </table:table-cell>
          <table:table-cell office:value-type="float" office:value="1.860410044" table:style-name="ce1">
            <text:p>1.860410044</text:p>
          </table:table-cell>
          <table:table-cell office:value-type="float" office:value="12.66522627" table:style-name="ce1">
            <text:p>12.66522627</text:p>
          </table:table-cell>
          <table:table-cell office:value-type="float" office:value="0.4802999411" table:style-name="ce1">
            <text:p>0.4802999411</text:p>
          </table:table-cell>
          <table:table-cell office:value-type="float" office:value="4.24604337" table:style-name="ce1">
            <text:p>4.2460433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3032089133" table:style-name="ce1">
            <text:p>0.3032089133</text:p>
          </table:table-cell>
          <table:table-cell office:value-type="float" office:value="3.656965739" table:style-name="ce1">
            <text:p>3.656965739</text:p>
          </table:table-cell>
          <table:table-cell office:value-type="float" office:value="0.07640578968" table:style-name="ce1">
            <text:p>0.07640578968</text:p>
          </table:table-cell>
          <table:table-cell office:value-type="float" office:value="1.334971567" table:style-name="ce1">
            <text:p>1.334971567</text:p>
          </table:table-cell>
          <table:table-cell office:value-type="float" office:value="0.07640578968" table:style-name="ce1">
            <text:p>0.07640578968</text:p>
          </table:table-cell>
          <table:table-cell office:value-type="float" office:value="0.8519148691" table:style-name="ce1">
            <text:p>0.8519148691</text:p>
          </table:table-cell>
          <table:table-cell office:value-type="float" office:value="1.229353131" table:style-name="ce1">
            <text:p>1.229353131</text:p>
          </table:table-cell>
          <table:table-cell office:value-type="float" office:value="0.1056184359" table:style-name="ce1">
            <text:p>0.1056184359</text:p>
          </table:table-cell>
          <table:table-cell office:value-type="float" office:value="3.013565" table:style-name="ce1">
            <text:p>3.013565</text:p>
          </table:table-cell>
          <table:table-cell office:value-type="float" office:value="1.027951173" table:style-name="ce1">
            <text:p>1.027951173</text:p>
          </table:table-cell>
          <table:table-cell office:value-type="float" office:value="2431.305394" table:style-name="ce1">
            <text:p>2431.305394</text:p>
          </table:table-cell>
          <table:table-cell office:value-type="float" office:value="90.00171748" table:style-name="ce1">
            <text:p>90.00171748</text:p>
          </table:table-cell>
          <table:table-cell office:value-type="float" office:value="179.985141" table:style-name="ce1">
            <text:p>179.985141</text:p>
          </table:table-cell>
          <table:table-cell office:value-type="float" office:value="37.00863646" table:style-name="ce1">
            <text:p>37.00863646</text:p>
          </table:table-cell>
          <table:table-cell office:value-type="float" office:value="74.59673689" table:style-name="ce1">
            <text:p>74.59673689</text:p>
          </table:table-cell>
          <table:table-cell office:value-type="float" office:value="0.002562163616" table:style-name="ce1">
            <text:p>0.002562163616</text:p>
          </table:table-cell>
          <table:table-cell office:value-type="float" office:value="0.01858641139" table:style-name="ce1">
            <text:p>0.01858641139</text:p>
          </table:table-cell>
          <table:table-cell office:value-type="float" office:value="4.929444188" table:style-name="ce1">
            <text:p>4.929444188</text:p>
          </table:table-cell>
          <table:table-cell office:value-type="float" office:value="12.93901895" table:style-name="ce1">
            <text:p>12.93901895</text:p>
          </table:table-cell>
          <table:table-cell office:value-type="float" office:value="0.4571816127" table:style-name="ce1">
            <text:p>0.4571816127</text:p>
          </table:table-cell>
          <table:table-cell office:value-type="float" office:value="0.7720128774" table:style-name="ce1">
            <text:p>0.7720128774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16.64493336" table:style-name="ce1">
            <text:p>16.64493336</text:p>
          </table:table-cell>
          <table:table-cell office:value-type="string" table:style-name="ce1">
            <text:p>10-20%</text:p>
          </table:table-cell>
          <table:table-cell office:value-type="float" office:value="5.03080781" table:style-name="ce1">
            <text:p>5.03080781</text:p>
          </table:table-cell>
          <table:table-cell office:value-type="float" office:value="0.03483252606" table:style-name="ce1">
            <text:p>0.03483252606</text:p>
          </table:table-cell>
          <table:table-cell office:value-type="float" office:value="3.65675563" table:style-name="ce1">
            <text:p>3.65675563</text:p>
          </table:table-cell>
          <table:table-cell office:value-type="float" office:value="16.44126" table:style-name="ce1">
            <text:p>16.44126</text:p>
          </table:table-cell>
          <table:table-cell office:value-type="float" office:value="22.32031" table:style-name="ce1">
            <text:p>22.32031</text:p>
          </table:table-cell>
          <table:table-cell office:value-type="float" office:value="38.76157" table:style-name="ce1">
            <text:p>38.76157</text:p>
          </table:table-cell>
          <table:table-cell office:value-type="float" office:value="3.895822552" table:style-name="ce1">
            <text:p>3.895822552</text:p>
          </table:table-cell>
          <table:table-cell office:value-type="float" office:value="0.1161199737" table:style-name="ce1">
            <text:p>0.1161199737</text:p>
          </table:table-cell>
          <table:table-cell office:value-type="float" office:value="6.510856718" table:style-name="ce1">
            <text:p>6.510856718</text:p>
          </table:table-cell>
          <table:table-cell office:value-type="float" office:value="9.292827602" table:style-name="ce1">
            <text:p>9.292827602</text:p>
          </table:table-cell>
          <table:table-cell office:value-type="float" office:value="72.47441203" table:style-name="ce1">
            <text:p>72.47441203</text:p>
          </table:table-cell>
          <table:table-cell office:value-type="float" office:value="0.4001601049" table:style-name="ce1">
            <text:p>0.4001601049</text:p>
          </table:table-cell>
          <table:table-cell office:value-type="float" office:value="13.01306318" table:style-name="ce1">
            <text:p>13.01306318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0.3141699238" table:style-name="ce1">
            <text:p>0.3141699238</text:p>
          </table:table-cell>
          <table:table-cell office:value-type="float" office:value="4.556864101" table:style-name="ce1">
            <text:p>4.556864101</text:p>
          </table:table-cell>
          <table:table-cell office:value-type="float" office:value="0.285216114" table:style-name="ce1">
            <text:p>0.285216114</text:p>
          </table:table-cell>
          <table:table-cell office:value-type="float" office:value="6.796073992" table:style-name="ce1">
            <text:p>6.796073992</text:p>
          </table:table-cell>
          <table:table-cell office:value-type="float" office:value="0.285216114" table:style-name="ce1">
            <text:p>0.285216114</text:p>
          </table:table-cell>
          <table:table-cell office:value-type="float" office:value="4.237897731" table:style-name="ce1">
            <text:p>4.237897731</text:p>
          </table:table-cell>
          <table:table-cell office:value-type="float" office:value="6.216932269" table:style-name="ce1">
            <text:p>6.216932269</text:p>
          </table:table-cell>
          <table:table-cell office:value-type="float" office:value="0.5791417228" table:style-name="ce1">
            <text:p>0.5791417228</text:p>
          </table:table-cell>
          <table:table-cell office:value-type="float" office:value="43.52019" table:style-name="ce1">
            <text:p>43.52019</text:p>
          </table:table-cell>
          <table:table-cell office:value-type="float" office:value="14.3091472" table:style-name="ce1">
            <text:p>14.3091472</text:p>
          </table:table-cell>
          <table:table-cell office:value-type="float" office:value="1612.896871" table:style-name="ce1">
            <text:p>1612.896871</text:p>
          </table:table-cell>
          <table:table-cell office:value-type="float" office:value="142.9950843" table:style-name="ce1">
            <text:p>142.9950843</text:p>
          </table:table-cell>
          <table:table-cell office:value-type="float" office:value="179.9977586" table:style-name="ce1">
            <text:p>179.9977586</text:p>
          </table:table-cell>
          <table:table-cell office:value-type="float" office:value="37.00100128" table:style-name="ce1">
            <text:p>37.00100128</text:p>
          </table:table-cell>
          <table:table-cell office:value-type="float" office:value="17.49712646" table:style-name="ce1">
            <text:p>17.49712646</text:p>
          </table:table-cell>
          <table:table-cell office:value-type="float" office:value="0.001958391226" table:style-name="ce1">
            <text:p>0.001958391226</text:p>
          </table:table-cell>
          <table:table-cell office:value-type="float" office:value="0.01798980506" table:style-name="ce1">
            <text:p>0.01798980506</text:p>
          </table:table-cell>
          <table:table-cell office:value-type="float" office:value="13.79999188" table:style-name="ce1">
            <text:p>13.79999188</text:p>
          </table:table-cell>
          <table:table-cell office:value-type="float" office:value="12.01980586" table:style-name="ce1">
            <text:p>12.01980586</text:p>
          </table:table-cell>
          <table:table-cell office:value-type="float" office:value="0.2208446365" table:style-name="ce1">
            <text:p>0.2208446365</text:p>
          </table:table-cell>
          <table:table-cell office:value-type="float" office:value="0.3003222045" table:style-name="ce1">
            <text:p>0.3003222045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16.68234432" table:style-name="ce1">
            <text:p>16.68234432</text:p>
          </table:table-cell>
          <table:table-cell office:value-type="string" table:style-name="ce1">
            <text:p>10-20%</text:p>
          </table:table-cell>
          <table:table-cell office:value-type="float" office:value="5.035227322" table:style-name="ce1">
            <text:p>5.035227322</text:p>
          </table:table-cell>
          <table:table-cell office:value-type="float" office:value="0.03258881173" table:style-name="ce1">
            <text:p>0.03258881173</text:p>
          </table:table-cell>
          <table:table-cell office:value-type="float" office:value="3.664248833" table:style-name="ce1">
            <text:p>3.664248833</text:p>
          </table:table-cell>
          <table:table-cell office:value-type="float" office:value="16.43399" table:style-name="ce1">
            <text:p>16.43399</text:p>
          </table:table-cell>
          <table:table-cell office:value-type="float" office:value="22.28138" table:style-name="ce1">
            <text:p>22.28138</text:p>
          </table:table-cell>
          <table:table-cell office:value-type="float" office:value="38.71537" table:style-name="ce1">
            <text:p>38.71537</text:p>
          </table:table-cell>
          <table:table-cell office:value-type="float" office:value="3.897808101" table:style-name="ce1">
            <text:p>3.897808101</text:p>
          </table:table-cell>
          <table:table-cell office:value-type="float" office:value="0.1167589916" table:style-name="ce1">
            <text:p>0.1167589916</text:p>
          </table:table-cell>
          <table:table-cell office:value-type="float" office:value="6.525011424" table:style-name="ce1">
            <text:p>6.525011424</text:p>
          </table:table-cell>
          <table:table-cell office:value-type="float" office:value="9.300655236" table:style-name="ce1">
            <text:p>9.300655236</text:p>
          </table:table-cell>
          <table:table-cell office:value-type="float" office:value="72.47736772" table:style-name="ce1">
            <text:p>72.47736772</text:p>
          </table:table-cell>
          <table:table-cell office:value-type="float" office:value="0.4004102577" table:style-name="ce1">
            <text:p>0.4004102577</text:p>
          </table:table-cell>
          <table:table-cell office:value-type="float" office:value="13.24569263" table:style-name="ce1">
            <text:p>13.24569263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0.3138105929" table:style-name="ce1">
            <text:p>0.3138105929</text:p>
          </table:table-cell>
          <table:table-cell office:value-type="float" office:value="4.544271703" table:style-name="ce1">
            <text:p>4.544271703</text:p>
          </table:table-cell>
          <table:table-cell office:value-type="float" office:value="0.2847945063" table:style-name="ce1">
            <text:p>0.2847945063</text:p>
          </table:table-cell>
          <table:table-cell office:value-type="float" office:value="6.809810445" table:style-name="ce1">
            <text:p>6.809810445</text:p>
          </table:table-cell>
          <table:table-cell office:value-type="float" office:value="0.2847945063" table:style-name="ce1">
            <text:p>0.2847945063</text:p>
          </table:table-cell>
          <table:table-cell office:value-type="float" office:value="4.239399838" table:style-name="ce1">
            <text:p>4.239399838</text:p>
          </table:table-cell>
          <table:table-cell office:value-type="float" office:value="6.230120162" table:style-name="ce1">
            <text:p>6.230120162</text:p>
          </table:table-cell>
          <table:table-cell office:value-type="float" office:value="0.5796902827" table:style-name="ce1">
            <text:p>0.5796902827</text:p>
          </table:table-cell>
          <table:table-cell office:value-type="float" office:value="39.11456" table:style-name="ce1">
            <text:p>39.11456</text:p>
          </table:table-cell>
          <table:table-cell office:value-type="float" office:value="14.32970456" table:style-name="ce1">
            <text:p>14.32970456</text:p>
          </table:table-cell>
          <table:table-cell office:value-type="float" office:value="1621.156279" table:style-name="ce1">
            <text:p>1621.156279</text:p>
          </table:table-cell>
          <table:table-cell office:value-type="float" office:value="142.9945594" table:style-name="ce1">
            <text:p>142.9945594</text:p>
          </table:table-cell>
          <table:table-cell office:value-type="float" office:value="179.9946982" table:style-name="ce1">
            <text:p>179.9946982</text:p>
          </table:table-cell>
          <table:table-cell office:value-type="float" office:value="36.99645162" table:style-name="ce1">
            <text:p>36.99645162</text:p>
          </table:table-cell>
          <table:table-cell office:value-type="float" office:value="17.50780129" table:style-name="ce1">
            <text:p>17.50780129</text:p>
          </table:table-cell>
          <table:table-cell office:value-type="float" office:value="0.001841391127" table:style-name="ce1">
            <text:p>0.001841391127</text:p>
          </table:table-cell>
          <table:table-cell office:value-type="float" office:value="0.01796781604" table:style-name="ce1">
            <text:p>0.01796781604</text:p>
          </table:table-cell>
          <table:table-cell office:value-type="float" office:value="13.86508259" table:style-name="ce1">
            <text:p>13.86508259</text:p>
          </table:table-cell>
          <table:table-cell office:value-type="float" office:value="12.01980586" table:style-name="ce1">
            <text:p>12.01980586</text:p>
          </table:table-cell>
          <table:table-cell office:value-type="float" office:value="0.2129249562" table:style-name="ce1">
            <text:p>0.2129249562</text:p>
          </table:table-cell>
          <table:table-cell office:value-type="float" office:value="0.3004781905" table:style-name="ce1">
            <text:p>0.3004781905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16.70826631" table:style-name="ce1">
            <text:p>16.70826631</text:p>
          </table:table-cell>
          <table:table-cell office:value-type="string" table:style-name="ce1">
            <text:p>10-20%</text:p>
          </table:table-cell>
          <table:table-cell office:value-type="float" office:value="5.043483068" table:style-name="ce1">
            <text:p>5.043483068</text:p>
          </table:table-cell>
          <table:table-cell office:value-type="float" office:value="0.03216670384" table:style-name="ce1">
            <text:p>0.03216670384</text:p>
          </table:table-cell>
          <table:table-cell office:value-type="float" office:value="3.674934282" table:style-name="ce1">
            <text:p>3.674934282</text:p>
          </table:table-cell>
          <table:table-cell office:value-type="float" office:value="16.46348" table:style-name="ce1">
            <text:p>16.46348</text:p>
          </table:table-cell>
          <table:table-cell office:value-type="float" office:value="22.22181" table:style-name="ce1">
            <text:p>22.22181</text:p>
          </table:table-cell>
          <table:table-cell office:value-type="float" office:value="38.68529" table:style-name="ce1">
            <text:p>38.68529</text:p>
          </table:table-cell>
          <table:table-cell office:value-type="float" office:value="3.90321197" table:style-name="ce1">
            <text:p>3.90321197</text:p>
          </table:table-cell>
          <table:table-cell office:value-type="float" office:value="0.1146136565" table:style-name="ce1">
            <text:p>0.1146136565</text:p>
          </table:table-cell>
          <table:table-cell office:value-type="float" office:value="6.5355557" table:style-name="ce1">
            <text:p>6.5355557</text:p>
          </table:table-cell>
          <table:table-cell office:value-type="float" office:value="9.298490972" table:style-name="ce1">
            <text:p>9.298490972</text:p>
          </table:table-cell>
          <table:table-cell office:value-type="float" office:value="72.46132006" table:style-name="ce1">
            <text:p>72.46132006</text:p>
          </table:table-cell>
          <table:table-cell office:value-type="float" office:value="0.4019704366" table:style-name="ce1">
            <text:p>0.4019704366</text:p>
          </table:table-cell>
          <table:table-cell office:value-type="float" office:value="13.0118277" table:style-name="ce1">
            <text:p>13.0118277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0.3139761758" table:style-name="ce1">
            <text:p>0.3139761758</text:p>
          </table:table-cell>
          <table:table-cell office:value-type="float" office:value="4.551854355" table:style-name="ce1">
            <text:p>4.551854355</text:p>
          </table:table-cell>
          <table:table-cell office:value-type="float" office:value="0.2856469232" table:style-name="ce1">
            <text:p>0.2856469232</text:p>
          </table:table-cell>
          <table:table-cell office:value-type="float" office:value="6.821206688" table:style-name="ce1">
            <text:p>6.821206688</text:p>
          </table:table-cell>
          <table:table-cell office:value-type="float" office:value="0.2856469232" table:style-name="ce1">
            <text:p>0.2856469232</text:p>
          </table:table-cell>
          <table:table-cell office:value-type="float" office:value="4.245909382" table:style-name="ce1">
            <text:p>4.245909382</text:p>
          </table:table-cell>
          <table:table-cell office:value-type="float" office:value="6.241870618" table:style-name="ce1">
            <text:p>6.241870618</text:p>
          </table:table-cell>
          <table:table-cell office:value-type="float" office:value="0.5793360694" table:style-name="ce1">
            <text:p>0.5793360694</text:p>
          </table:table-cell>
          <table:table-cell office:value-type="float" office:value="40.95919" table:style-name="ce1">
            <text:p>40.95919</text:p>
          </table:table-cell>
          <table:table-cell office:value-type="float" office:value="14.35018369" table:style-name="ce1">
            <text:p>14.35018369</text:p>
          </table:table-cell>
          <table:table-cell office:value-type="float" office:value="1622.034133" table:style-name="ce1">
            <text:p>1622.034133</text:p>
          </table:table-cell>
          <table:table-cell office:value-type="float" office:value="142.9971088" table:style-name="ce1">
            <text:p>142.9971088</text:p>
          </table:table-cell>
          <table:table-cell office:value-type="float" office:value="0.01163812675" table:style-name="ce1">
            <text:p>0.01163812675</text:p>
          </table:table-cell>
          <table:table-cell office:value-type="float" office:value="37.00345273" table:style-name="ce1">
            <text:p>37.00345273</text:p>
          </table:table-cell>
          <table:table-cell office:value-type="float" office:value="17.51155549" table:style-name="ce1">
            <text:p>17.51155549</text:p>
          </table:table-cell>
          <table:table-cell office:value-type="float" office:value="0.001839213131" table:style-name="ce1">
            <text:p>0.001839213131</text:p>
          </table:table-cell>
          <table:table-cell office:value-type="float" office:value="0.01794899247" table:style-name="ce1">
            <text:p>0.01794899247</text:p>
          </table:table-cell>
          <table:table-cell office:value-type="float" office:value="13.90767606" table:style-name="ce1">
            <text:p>13.90767606</text:p>
          </table:table-cell>
          <table:table-cell office:value-type="float" office:value="11.23394588" table:style-name="ce1">
            <text:p>11.23394588</text:p>
          </table:table-cell>
          <table:table-cell office:value-type="float" office:value="0.2123366179" table:style-name="ce1">
            <text:p>0.2123366179</text:p>
          </table:table-cell>
          <table:table-cell office:value-type="float" office:value="0.3082289134" table:style-name="ce1">
            <text:p>0.3082289134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bottom</text:p>
          </table:table-cell>
          <table:table-cell office:value-type="float" office:value="10.22286721" table:style-name="ce1">
            <text:p>10.22286721</text:p>
          </table:table-cell>
          <table:table-cell office:value-type="string" table:style-name="ce1">
            <text:p>10-20%</text:p>
          </table:table-cell>
          <table:table-cell office:value-type="float" office:value="0.9644895867" table:style-name="ce1">
            <text:p>0.9644895867</text:p>
          </table:table-cell>
          <table:table-cell office:value-type="float" office:value="-0.2022717986" table:style-name="ce1">
            <text:p>-0.2022717986</text:p>
          </table:table-cell>
          <table:table-cell office:value-type="float" office:value="2.843267563" table:style-name="ce1">
            <text:p>2.843267563</text:p>
          </table:table-cell>
          <table:table-cell office:value-type="float" office:value="2.312363" table:style-name="ce1">
            <text:p>2.312363</text:p>
          </table:table-cell>
          <table:table-cell office:value-type="float" office:value="3.314363" table:style-name="ce1">
            <text:p>3.314363</text:p>
          </table:table-cell>
          <table:table-cell office:value-type="float" office:value="5.626726" table:style-name="ce1">
            <text:p>5.626726</text:p>
          </table:table-cell>
          <table:table-cell office:value-type="float" office:value="0.7821883978" table:style-name="ce1">
            <text:p>0.7821883978</text:p>
          </table:table-cell>
          <table:table-cell office:value-type="float" office:value="8.963865099" table:style-name="ce1">
            <text:p>8.963865099</text:p>
          </table:table-cell>
          <table:table-cell office:value-type="float" office:value="1.260983221" table:style-name="ce1">
            <text:p>1.260983221</text:p>
          </table:table-cell>
          <table:table-cell office:value-type="float" office:value="1.902705554" table:style-name="ce1">
            <text:p>1.902705554</text:p>
          </table:table-cell>
          <table:table-cell office:value-type="float" office:value="14.71670165" table:style-name="ce1">
            <text:p>14.71670165</text:p>
          </table:table-cell>
          <table:table-cell office:value-type="float" office:value="0.6889716659" table:style-name="ce1">
            <text:p>0.6889716659</text:p>
          </table:table-cell>
          <table:table-cell office:value-type="float" office:value="3.739768631" table:style-name="ce1">
            <text:p>3.739768631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2868511101" table:style-name="ce1">
            <text:p>0.2868511101</text:p>
          </table:table-cell>
          <table:table-cell office:value-type="float" office:value="3.394574906" table:style-name="ce1">
            <text:p>3.394574906</text:p>
          </table:table-cell>
          <table:table-cell office:value-type="float" office:value="0.0338203437" table:style-name="ce1">
            <text:p>0.0338203437</text:p>
          </table:table-cell>
          <table:table-cell office:value-type="float" office:value="1.294803576" table:style-name="ce1">
            <text:p>1.294803576</text:p>
          </table:table-cell>
          <table:table-cell office:value-type="float" office:value="0.0338203437" table:style-name="ce1">
            <text:p>0.0338203437</text:p>
          </table:table-cell>
          <table:table-cell office:value-type="float" office:value="0.9205192905" table:style-name="ce1">
            <text:p>0.9205192905</text:p>
          </table:table-cell>
          <table:table-cell office:value-type="float" office:value="1.191794709" table:style-name="ce1">
            <text:p>1.191794709</text:p>
          </table:table-cell>
          <table:table-cell office:value-type="float" office:value="0.1030088661" table:style-name="ce1">
            <text:p>0.1030088661</text:p>
          </table:table-cell>
          <table:table-cell office:value-type="float" office:value="3.785893667" table:style-name="ce1">
            <text:p>3.785893667</text:p>
          </table:table-cell>
          <table:table-cell office:value-type="float" office:value="1.063392499" table:style-name="ce1">
            <text:p>1.063392499</text:p>
          </table:table-cell>
          <table:table-cell office:value-type="float" office:value="2290.622902" table:style-name="ce1">
            <text:p>2290.622902</text:p>
          </table:table-cell>
          <table:table-cell office:value-type="float" office:value="179.9916197" table:style-name="ce1">
            <text:p>179.9916197</text:p>
          </table:table-cell>
          <table:table-cell office:value-type="float" office:value="37.01426804" table:style-name="ce1">
            <text:p>37.01426804</text:p>
          </table:table-cell>
          <table:table-cell office:value-type="float" office:value="26.78014469" table:style-name="ce1">
            <text:p>26.78014469</text:p>
          </table:table-cell>
          <table:table-cell office:value-type="float" office:value="66.81166001" table:style-name="ce1">
            <text:p>66.81166001</text:p>
          </table:table-cell>
          <table:table-cell office:value-type="float" office:value="0.001811713014" table:style-name="ce1">
            <text:p>0.001811713014</text:p>
          </table:table-cell>
          <table:table-cell office:value-type="float" office:value="0.01763715722" table:style-name="ce1">
            <text:p>0.01763715722</text:p>
          </table:table-cell>
          <table:table-cell office:value-type="float" office:value="4.896487997" table:style-name="ce1">
            <text:p>4.896487997</text:p>
          </table:table-cell>
          <table:table-cell office:value-type="float" office:value="12.14662777" table:style-name="ce1">
            <text:p>12.14662777</text:p>
          </table:table-cell>
          <table:table-cell office:value-type="float" office:value="0.5393186085" table:style-name="ce1">
            <text:p>0.5393186085</text:p>
          </table:table-cell>
          <table:table-cell office:value-type="float" office:value="0.6526874879" table:style-name="ce1">
            <text:p>0.6526874879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bottom</text:p>
          </table:table-cell>
          <table:table-cell office:value-type="float" office:value="10.26640406" table:style-name="ce1">
            <text:p>10.26640406</text:p>
          </table:table-cell>
          <table:table-cell office:value-type="string" table:style-name="ce1">
            <text:p>10-20%</text:p>
          </table:table-cell>
          <table:table-cell office:value-type="float" office:value="0.9621046084" table:style-name="ce1">
            <text:p>0.9621046084</text:p>
          </table:table-cell>
          <table:table-cell office:value-type="float" office:value="-0.2210838726" table:style-name="ce1">
            <text:p>-0.2210838726</text:p>
          </table:table-cell>
          <table:table-cell office:value-type="float" office:value="2.841239599" table:style-name="ce1">
            <text:p>2.841239599</text:p>
          </table:table-cell>
          <table:table-cell office:value-type="float" office:value="2.306105" table:style-name="ce1">
            <text:p>2.306105</text:p>
          </table:table-cell>
          <table:table-cell office:value-type="float" office:value="3.292899" table:style-name="ce1">
            <text:p>3.292899</text:p>
          </table:table-cell>
          <table:table-cell office:value-type="float" office:value="5.599004" table:style-name="ce1">
            <text:p>5.599004</text:p>
          </table:table-cell>
          <table:table-cell office:value-type="float" office:value="0.7806346896" table:style-name="ce1">
            <text:p>0.7806346896</text:p>
          </table:table-cell>
          <table:table-cell office:value-type="float" office:value="8.880689014" table:style-name="ce1">
            <text:p>8.880689014</text:p>
          </table:table-cell>
          <table:table-cell office:value-type="float" office:value="1.252027616" table:style-name="ce1">
            <text:p>1.252027616</text:p>
          </table:table-cell>
          <table:table-cell office:value-type="float" office:value="1.915052667" table:style-name="ce1">
            <text:p>1.915052667</text:p>
          </table:table-cell>
          <table:table-cell office:value-type="float" office:value="14.5395603" table:style-name="ce1">
            <text:p>14.5395603</text:p>
          </table:table-cell>
          <table:table-cell office:value-type="float" office:value="0.6931333708" table:style-name="ce1">
            <text:p>0.6931333708</text:p>
          </table:table-cell>
          <table:table-cell office:value-type="float" office:value="3.740445448" table:style-name="ce1">
            <text:p>3.740445448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286963743" table:style-name="ce1">
            <text:p>0.286963743</text:p>
          </table:table-cell>
          <table:table-cell office:value-type="float" office:value="3.396164005" table:style-name="ce1">
            <text:p>3.396164005</text:p>
          </table:table-cell>
          <table:table-cell office:value-type="float" office:value="0.03315511149" table:style-name="ce1">
            <text:p>0.03315511149</text:p>
          </table:table-cell>
          <table:table-cell office:value-type="float" office:value="1.285182424" table:style-name="ce1">
            <text:p>1.285182424</text:p>
          </table:table-cell>
          <table:table-cell office:value-type="float" office:value="0.03315511149" table:style-name="ce1">
            <text:p>0.03315511149</text:p>
          </table:table-cell>
          <table:table-cell office:value-type="float" office:value="0.9224820758" table:style-name="ce1">
            <text:p>0.9224820758</text:p>
          </table:table-cell>
          <table:table-cell office:value-type="float" office:value="1.181889924" table:style-name="ce1">
            <text:p>1.181889924</text:p>
          </table:table-cell>
          <table:table-cell office:value-type="float" office:value="0.1032924999" table:style-name="ce1">
            <text:p>0.1032924999</text:p>
          </table:table-cell>
          <table:table-cell office:value-type="float" office:value="3.785206167" table:style-name="ce1">
            <text:p>3.785206167</text:p>
          </table:table-cell>
          <table:table-cell office:value-type="float" office:value="1.059435634" table:style-name="ce1">
            <text:p>1.059435634</text:p>
          </table:table-cell>
          <table:table-cell office:value-type="float" office:value="2283.943675" table:style-name="ce1">
            <text:p>2283.943675</text:p>
          </table:table-cell>
          <table:table-cell office:value-type="float" office:value="179.9886155" table:style-name="ce1">
            <text:p>179.9886155</text:p>
          </table:table-cell>
          <table:table-cell office:value-type="float" office:value="37.0147338" table:style-name="ce1">
            <text:p>37.0147338</text:p>
          </table:table-cell>
          <table:table-cell office:value-type="float" office:value="26.78008573" table:style-name="ce1">
            <text:p>26.78008573</text:p>
          </table:table-cell>
          <table:table-cell office:value-type="float" office:value="66.88325723" table:style-name="ce1">
            <text:p>66.88325723</text:p>
          </table:table-cell>
          <table:table-cell office:value-type="float" office:value="0.001740930523" table:style-name="ce1">
            <text:p>0.001740930523</text:p>
          </table:table-cell>
          <table:table-cell office:value-type="float" office:value="0.01763577651" table:style-name="ce1">
            <text:p>0.01763577651</text:p>
          </table:table-cell>
          <table:table-cell office:value-type="float" office:value="4.895886408" table:style-name="ce1">
            <text:p>4.895886408</text:p>
          </table:table-cell>
          <table:table-cell office:value-type="float" office:value="12.14662777" table:style-name="ce1">
            <text:p>12.14662777</text:p>
          </table:table-cell>
          <table:table-cell office:value-type="float" office:value="0.5291889811" table:style-name="ce1">
            <text:p>0.5291889811</text:p>
          </table:table-cell>
          <table:table-cell office:value-type="float" office:value="0.6351197793" table:style-name="ce1">
            <text:p>0.6351197793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bottom</text:p>
          </table:table-cell>
          <table:table-cell office:value-type="float" office:value="10.23340589" table:style-name="ce1">
            <text:p>10.23340589</text:p>
          </table:table-cell>
          <table:table-cell office:value-type="string" table:style-name="ce1">
            <text:p>10-20%</text:p>
          </table:table-cell>
          <table:table-cell office:value-type="float" office:value="0.9697402572" table:style-name="ce1">
            <text:p>0.9697402572</text:p>
          </table:table-cell>
          <table:table-cell office:value-type="float" office:value="-0.218624638" table:style-name="ce1">
            <text:p>-0.218624638</text:p>
          </table:table-cell>
          <table:table-cell office:value-type="float" office:value="2.864221591" table:style-name="ce1">
            <text:p>2.864221591</text:p>
          </table:table-cell>
          <table:table-cell office:value-type="float" office:value="2.326369" table:style-name="ce1">
            <text:p>2.326369</text:p>
          </table:table-cell>
          <table:table-cell office:value-type="float" office:value="3.391897" table:style-name="ce1">
            <text:p>3.391897</text:p>
          </table:table-cell>
          <table:table-cell office:value-type="float" office:value="5.718266" table:style-name="ce1">
            <text:p>5.718266</text:p>
          </table:table-cell>
          <table:table-cell office:value-type="float" office:value="0.7865292503" table:style-name="ce1">
            <text:p>0.7865292503</text:p>
          </table:table-cell>
          <table:table-cell office:value-type="float" office:value="8.772255192" table:style-name="ce1">
            <text:p>8.772255192</text:p>
          </table:table-cell>
          <table:table-cell office:value-type="float" office:value="1.266003862" table:style-name="ce1">
            <text:p>1.266003862</text:p>
          </table:table-cell>
          <table:table-cell office:value-type="float" office:value="1.923753845" table:style-name="ce1">
            <text:p>1.923753845</text:p>
          </table:table-cell>
          <table:table-cell office:value-type="float" office:value="14.65230964" table:style-name="ce1">
            <text:p>14.65230964</text:p>
          </table:table-cell>
          <table:table-cell office:value-type="float" office:value="0.6815203955" table:style-name="ce1">
            <text:p>0.6815203955</text:p>
          </table:table-cell>
          <table:table-cell office:value-type="float" office:value="3.743271524" table:style-name="ce1">
            <text:p>3.743271524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2882700927" table:style-name="ce1">
            <text:p>0.2882700927</text:p>
          </table:table-cell>
          <table:table-cell office:value-type="float" office:value="3.416582343" table:style-name="ce1">
            <text:p>3.416582343</text:p>
          </table:table-cell>
          <table:table-cell office:value-type="float" office:value="0.03344919722" table:style-name="ce1">
            <text:p>0.03344919722</text:p>
          </table:table-cell>
          <table:table-cell office:value-type="float" office:value="1.299453472" table:style-name="ce1">
            <text:p>1.299453472</text:p>
          </table:table-cell>
          <table:table-cell office:value-type="float" office:value="0.03344919722" table:style-name="ce1">
            <text:p>0.03344919722</text:p>
          </table:table-cell>
          <table:table-cell office:value-type="float" office:value="0.9269573695" table:style-name="ce1">
            <text:p>0.9269573695</text:p>
          </table:table-cell>
          <table:table-cell office:value-type="float" office:value="1.195343631" table:style-name="ce1">
            <text:p>1.195343631</text:p>
          </table:table-cell>
          <table:table-cell office:value-type="float" office:value="0.1041098417" table:style-name="ce1">
            <text:p>0.1041098417</text:p>
          </table:table-cell>
          <table:table-cell office:value-type="float" office:value="3.797789" table:style-name="ce1">
            <text:p>3.797789</text:p>
          </table:table-cell>
          <table:table-cell office:value-type="float" office:value="1.066877065" table:style-name="ce1">
            <text:p>1.066877065</text:p>
          </table:table-cell>
          <table:table-cell office:value-type="float" office:value="2291.49949" table:style-name="ce1">
            <text:p>2291.49949</text:p>
          </table:table-cell>
          <table:table-cell office:value-type="float" office:value="179.994501" table:style-name="ce1">
            <text:p>179.994501</text:p>
          </table:table-cell>
          <table:table-cell office:value-type="float" office:value="37.01563997" table:style-name="ce1">
            <text:p>37.01563997</text:p>
          </table:table-cell>
          <table:table-cell office:value-type="float" office:value="26.77194331" table:style-name="ce1">
            <text:p>26.77194331</text:p>
          </table:table-cell>
          <table:table-cell office:value-type="float" office:value="66.82609483" table:style-name="ce1">
            <text:p>66.82609483</text:p>
          </table:table-cell>
          <table:table-cell office:value-type="float" office:value="0.001830977031" table:style-name="ce1">
            <text:p>0.001830977031</text:p>
          </table:table-cell>
          <table:table-cell office:value-type="float" office:value="0.01764318705" table:style-name="ce1">
            <text:p>0.01764318705</text:p>
          </table:table-cell>
          <table:table-cell office:value-type="float" office:value="4.903044265" table:style-name="ce1">
            <text:p>4.903044265</text:p>
          </table:table-cell>
          <table:table-cell office:value-type="float" office:value="12.14662777" table:style-name="ce1">
            <text:p>12.14662777</text:p>
          </table:table-cell>
          <table:table-cell office:value-type="float" office:value="0.5258505324" table:style-name="ce1">
            <text:p>0.5258505324</text:p>
          </table:table-cell>
          <table:table-cell office:value-type="float" office:value="0.6431165681" table:style-name="ce1">
            <text:p>0.6431165681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bottom</text:p>
          </table:table-cell>
          <table:table-cell office:value-type="float" office:value="8.753303079" table:style-name="ce1">
            <text:p>8.753303079</text:p>
          </table:table-cell>
          <table:table-cell office:value-type="string" table:style-name="ce1">
            <text:p>&lt;10%</text:p>
          </table:table-cell>
          <table:table-cell office:value-type="float" office:value="2.178521304" table:style-name="ce1">
            <text:p>2.178521304</text:p>
          </table:table-cell>
          <table:table-cell office:value-type="float" office:value="-0.2157127122" table:style-name="ce1">
            <text:p>-0.2157127122</text:p>
          </table:table-cell>
          <table:table-cell office:value-type="float" office:value="3.157553615" table:style-name="ce1">
            <text:p>3.157553615</text:p>
          </table:table-cell>
          <table:table-cell office:value-type="float" office:value="7.29174" table:style-name="ce1">
            <text:p>7.29174</text:p>
          </table:table-cell>
          <table:table-cell office:value-type="float" office:value="7.02134" table:style-name="ce1">
            <text:p>7.02134</text:p>
          </table:table-cell>
          <table:table-cell office:value-type="float" office:value="14.31308" table:style-name="ce1">
            <text:p>14.31308</text:p>
          </table:table-cell>
          <table:table-cell office:value-type="float" office:value="1.71307101" table:style-name="ce1">
            <text:p>1.71307101</text:p>
          </table:table-cell>
          <table:table-cell office:value-type="float" office:value="0.217272944" table:style-name="ce1">
            <text:p>0.217272944</text:p>
          </table:table-cell>
          <table:table-cell office:value-type="float" office:value="2.570116636" table:style-name="ce1">
            <text:p>2.570116636</text:p>
          </table:table-cell>
          <table:table-cell office:value-type="float" office:value="4.87167607" table:style-name="ce1">
            <text:p>4.87167607</text:p>
          </table:table-cell>
          <table:table-cell office:value-type="float" office:value="49.03270158" table:style-name="ce1">
            <text:p>49.03270158</text:p>
          </table:table-cell>
          <table:table-cell office:value-type="float" office:value="0.1365087702" table:style-name="ce1">
            <text:p>0.1365087702</text:p>
          </table:table-cell>
          <table:table-cell office:value-type="float" office:value="46.99554509" table:style-name="ce1">
            <text:p>46.99554509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407939189" table:style-name="ce1">
            <text:p>0.2407939189</text:p>
          </table:table-cell>
          <table:table-cell office:value-type="float" office:value="2.715519412" table:style-name="ce1">
            <text:p>2.715519412</text:p>
          </table:table-cell>
          <table:table-cell office:value-type="float" office:value="0.1066331969" table:style-name="ce1">
            <text:p>0.1066331969</text:p>
          </table:table-cell>
          <table:table-cell office:value-type="float" office:value="2.67674911" table:style-name="ce1">
            <text:p>2.67674911</text:p>
          </table:table-cell>
          <table:table-cell office:value-type="float" office:value="0.1066331969" table:style-name="ce1">
            <text:p>0.1066331969</text:p>
          </table:table-cell>
          <table:table-cell office:value-type="float" office:value="1.93142965" table:style-name="ce1">
            <text:p>1.93142965</text:p>
          </table:table-cell>
          <table:table-cell office:value-type="float" office:value="2.38171035" table:style-name="ce1">
            <text:p>2.38171035</text:p>
          </table:table-cell>
          <table:table-cell office:value-type="float" office:value="0.2950387599" table:style-name="ce1">
            <text:p>0.2950387599</text:p>
          </table:table-cell>
          <table:table-cell office:value-type="float" office:value="12.98598" table:style-name="ce1">
            <text:p>12.98598</text:p>
          </table:table-cell>
          <table:table-cell office:value-type="float" office:value="6.407085613" table:style-name="ce1">
            <text:p>6.407085613</text:p>
          </table:table-cell>
          <table:table-cell office:value-type="float" office:value="1419.386851" table:style-name="ce1">
            <text:p>1419.386851</text:p>
          </table:table-cell>
          <table:table-cell office:value-type="float" office:value="36.98983998" table:style-name="ce1">
            <text:p>36.98983998</text:p>
          </table:table-cell>
          <table:table-cell office:value-type="float" office:value="89.99256353" table:style-name="ce1">
            <text:p>89.99256353</text:p>
          </table:table-cell>
          <table:table-cell office:value-type="float" office:value="0.01475796603" table:style-name="ce1">
            <text:p>0.01475796603</text:p>
          </table:table-cell>
          <table:table-cell office:value-type="float" office:value="8.750937769" table:style-name="ce1">
            <text:p>8.750937769</text:p>
          </table:table-cell>
          <table:table-cell office:value-type="float" office:value="0.002239245052" table:style-name="ce1">
            <text:p>0.002239245052</text:p>
          </table:table-cell>
          <table:table-cell office:value-type="float" office:value="0.01800464739" table:style-name="ce1">
            <text:p>0.01800464739</text:p>
          </table:table-cell>
          <table:table-cell office:value-type="float" office:value="7.98310829" table:style-name="ce1">
            <text:p>7.98310829</text:p>
          </table:table-cell>
          <table:table-cell office:value-type="float" office:value="9.813006266" table:style-name="ce1">
            <text:p>9.813006266</text:p>
          </table:table-cell>
          <table:table-cell office:value-type="float" office:value="0.3279257685" table:style-name="ce1">
            <text:p>0.3279257685</text:p>
          </table:table-cell>
          <table:table-cell office:value-type="float" office:value="0.4148292402" table:style-name="ce1">
            <text:p>0.4148292402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bottom</text:p>
          </table:table-cell>
          <table:table-cell office:value-type="float" office:value="8.745691636" table:style-name="ce1">
            <text:p>8.745691636</text:p>
          </table:table-cell>
          <table:table-cell office:value-type="string" table:style-name="ce1">
            <text:p>&lt;10%</text:p>
          </table:table-cell>
          <table:table-cell office:value-type="float" office:value="2.175477082" table:style-name="ce1">
            <text:p>2.175477082</text:p>
          </table:table-cell>
          <table:table-cell office:value-type="float" office:value="-0.2161491568" table:style-name="ce1">
            <text:p>-0.2161491568</text:p>
          </table:table-cell>
          <table:table-cell office:value-type="float" office:value="3.161755215" table:style-name="ce1">
            <text:p>3.161755215</text:p>
          </table:table-cell>
          <table:table-cell office:value-type="float" office:value="7.2724" table:style-name="ce1">
            <text:p>7.2724</text:p>
          </table:table-cell>
          <table:table-cell office:value-type="float" office:value="7.03822" table:style-name="ce1">
            <text:p>7.03822</text:p>
          </table:table-cell>
          <table:table-cell office:value-type="float" office:value="14.31062" table:style-name="ce1">
            <text:p>14.31062</text:p>
          </table:table-cell>
          <table:table-cell office:value-type="float" office:value="1.709912254" table:style-name="ce1">
            <text:p>1.709912254</text:p>
          </table:table-cell>
          <table:table-cell office:value-type="float" office:value="0.2233876636" table:style-name="ce1">
            <text:p>0.2233876636</text:p>
          </table:table-cell>
          <table:table-cell office:value-type="float" office:value="2.564397072" table:style-name="ce1">
            <text:p>2.564397072</text:p>
          </table:table-cell>
          <table:table-cell office:value-type="float" office:value="4.864175654" table:style-name="ce1">
            <text:p>4.864175654</text:p>
          </table:table-cell>
          <table:table-cell office:value-type="float" office:value="48.96839287" table:style-name="ce1">
            <text:p>48.96839287</text:p>
          </table:table-cell>
          <table:table-cell office:value-type="float" office:value="0.136488242" table:style-name="ce1">
            <text:p>0.136488242</text:p>
          </table:table-cell>
          <table:table-cell office:value-type="float" office:value="46.99635804" table:style-name="ce1">
            <text:p>46.99635804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406104662" table:style-name="ce1">
            <text:p>0.2406104662</text:p>
          </table:table-cell>
          <table:table-cell office:value-type="float" office:value="2.711331957" table:style-name="ce1">
            <text:p>2.711331957</text:p>
          </table:table-cell>
          <table:table-cell office:value-type="float" office:value="0.106823767" table:style-name="ce1">
            <text:p>0.106823767</text:p>
          </table:table-cell>
          <table:table-cell office:value-type="float" office:value="2.671219951" table:style-name="ce1">
            <text:p>2.671219951</text:p>
          </table:table-cell>
          <table:table-cell office:value-type="float" office:value="0.106823767" table:style-name="ce1">
            <text:p>0.106823767</text:p>
          </table:table-cell>
          <table:table-cell office:value-type="float" office:value="1.925811605" table:style-name="ce1">
            <text:p>1.925811605</text:p>
          </table:table-cell>
          <table:table-cell office:value-type="float" office:value="2.375958395" table:style-name="ce1">
            <text:p>2.375958395</text:p>
          </table:table-cell>
          <table:table-cell office:value-type="float" office:value="0.2952615555" table:style-name="ce1">
            <text:p>0.2952615555</text:p>
          </table:table-cell>
          <table:table-cell office:value-type="float" office:value="12.85104" table:style-name="ce1">
            <text:p>12.85104</text:p>
          </table:table-cell>
          <table:table-cell office:value-type="float" office:value="6.377943452" table:style-name="ce1">
            <text:p>6.377943452</text:p>
          </table:table-cell>
          <table:table-cell office:value-type="float" office:value="1419.82568" table:style-name="ce1">
            <text:p>1419.82568</text:p>
          </table:table-cell>
          <table:table-cell office:value-type="float" office:value="36.99122187" table:style-name="ce1">
            <text:p>36.99122187</text:p>
          </table:table-cell>
          <table:table-cell office:value-type="float" office:value="89.98724082" table:style-name="ce1">
            <text:p>89.98724082</text:p>
          </table:table-cell>
          <table:table-cell office:value-type="float" office:value="0.01626383774" table:style-name="ce1">
            <text:p>0.01626383774</text:p>
          </table:table-cell>
          <table:table-cell office:value-type="float" office:value="8.749797664" table:style-name="ce1">
            <text:p>8.749797664</text:p>
          </table:table-cell>
          <table:table-cell office:value-type="float" office:value="0.002294063528" table:style-name="ce1">
            <text:p>0.002294063528</text:p>
          </table:table-cell>
          <table:table-cell office:value-type="float" office:value="0.01801809339" table:style-name="ce1">
            <text:p>0.01801809339</text:p>
          </table:table-cell>
          <table:table-cell office:value-type="float" office:value="8.002533411" table:style-name="ce1">
            <text:p>8.002533411</text:p>
          </table:table-cell>
          <table:table-cell office:value-type="float" office:value="9.813006266" table:style-name="ce1">
            <text:p>9.813006266</text:p>
          </table:table-cell>
          <table:table-cell office:value-type="float" office:value="0.325617843" table:style-name="ce1">
            <text:p>0.325617843</text:p>
          </table:table-cell>
          <table:table-cell office:value-type="float" office:value="0.4206167949" table:style-name="ce1">
            <text:p>0.4206167949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bottom</text:p>
          </table:table-cell>
          <table:table-cell office:value-type="float" office:value="8.697725184" table:style-name="ce1">
            <text:p>8.697725184</text:p>
          </table:table-cell>
          <table:table-cell office:value-type="string" table:style-name="ce1">
            <text:p>&lt;10%</text:p>
          </table:table-cell>
          <table:table-cell office:value-type="float" office:value="2.170127278" table:style-name="ce1">
            <text:p>2.170127278</text:p>
          </table:table-cell>
          <table:table-cell office:value-type="float" office:value="-0.2169419867" table:style-name="ce1">
            <text:p>-0.2169419867</text:p>
          </table:table-cell>
          <table:table-cell office:value-type="float" office:value="3.170232356" table:style-name="ce1">
            <text:p>3.170232356</text:p>
          </table:table-cell>
          <table:table-cell office:value-type="float" office:value="7.27975" table:style-name="ce1">
            <text:p>7.27975</text:p>
          </table:table-cell>
          <table:table-cell office:value-type="float" office:value="7.00697" table:style-name="ce1">
            <text:p>7.00697</text:p>
          </table:table-cell>
          <table:table-cell office:value-type="float" office:value="14.28672" table:style-name="ce1">
            <text:p>14.28672</text:p>
          </table:table-cell>
          <table:table-cell office:value-type="float" office:value="1.703800389" table:style-name="ce1">
            <text:p>1.703800389</text:p>
          </table:table-cell>
          <table:table-cell office:value-type="float" office:value="0.2150711172" table:style-name="ce1">
            <text:p>0.2150711172</text:p>
          </table:table-cell>
          <table:table-cell office:value-type="float" office:value="2.558616399" table:style-name="ce1">
            <text:p>2.558616399</text:p>
          </table:table-cell>
          <table:table-cell office:value-type="float" office:value="4.857348186" table:style-name="ce1">
            <text:p>4.857348186</text:p>
          </table:table-cell>
          <table:table-cell office:value-type="float" office:value="48.93144098" table:style-name="ce1">
            <text:p>48.93144098</text:p>
          </table:table-cell>
          <table:table-cell office:value-type="float" office:value="0.1365842961" table:style-name="ce1">
            <text:p>0.1365842961</text:p>
          </table:table-cell>
          <table:table-cell office:value-type="float" office:value="54.49269311" table:style-name="ce1">
            <text:p>54.49269311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405098595" table:style-name="ce1">
            <text:p>0.2405098595</text:p>
          </table:table-cell>
          <table:table-cell office:value-type="float" office:value="2.708409821" table:style-name="ce1">
            <text:p>2.708409821</text:p>
          </table:table-cell>
          <table:table-cell office:value-type="float" office:value="0.1069141492" table:style-name="ce1">
            <text:p>0.1069141492</text:p>
          </table:table-cell>
          <table:table-cell office:value-type="float" office:value="2.665530592" table:style-name="ce1">
            <text:p>2.665530592</text:p>
          </table:table-cell>
          <table:table-cell office:value-type="float" office:value="0.1069141492" table:style-name="ce1">
            <text:p>0.1069141492</text:p>
          </table:table-cell>
          <table:table-cell office:value-type="float" office:value="1.91845847" table:style-name="ce1">
            <text:p>1.91845847</text:p>
          </table:table-cell>
          <table:table-cell office:value-type="float" office:value="2.37006153" table:style-name="ce1">
            <text:p>2.37006153</text:p>
          </table:table-cell>
          <table:table-cell office:value-type="float" office:value="0.2954690613" table:style-name="ce1">
            <text:p>0.2954690613</text:p>
          </table:table-cell>
          <table:table-cell office:value-type="float" office:value="12.96618" table:style-name="ce1">
            <text:p>12.96618</text:p>
          </table:table-cell>
          <table:table-cell office:value-type="float" office:value="6.371612052" table:style-name="ce1">
            <text:p>6.371612052</text:p>
          </table:table-cell>
          <table:table-cell office:value-type="float" office:value="1418.586293" table:style-name="ce1">
            <text:p>1418.586293</text:p>
          </table:table-cell>
          <table:table-cell office:value-type="float" office:value="36.99891729" table:style-name="ce1">
            <text:p>36.99891729</text:p>
          </table:table-cell>
          <table:table-cell office:value-type="float" office:value="89.98406899" table:style-name="ce1">
            <text:p>89.98406899</text:p>
          </table:table-cell>
          <table:table-cell office:value-type="float" office:value="0.02148327781" table:style-name="ce1">
            <text:p>0.02148327781</text:p>
          </table:table-cell>
          <table:table-cell office:value-type="float" office:value="8.749079081" table:style-name="ce1">
            <text:p>8.749079081</text:p>
          </table:table-cell>
          <table:table-cell office:value-type="float" office:value="0.002286420775" table:style-name="ce1">
            <text:p>0.002286420775</text:p>
          </table:table-cell>
          <table:table-cell office:value-type="float" office:value="0.01800750587" table:style-name="ce1">
            <text:p>0.01800750587</text:p>
          </table:table-cell>
          <table:table-cell office:value-type="float" office:value="7.938532888" table:style-name="ce1">
            <text:p>7.938532888</text:p>
          </table:table-cell>
          <table:table-cell office:value-type="float" office:value="9.813006266" table:style-name="ce1">
            <text:p>9.813006266</text:p>
          </table:table-cell>
          <table:table-cell office:value-type="float" office:value="0.3205227827" table:style-name="ce1">
            <text:p>0.3205227827</text:p>
          </table:table-cell>
          <table:table-cell office:value-type="float" office:value="0.4187295331" table:style-name="ce1">
            <text:p>0.4187295331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H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10.15479769" table:style-name="ce1">
            <text:p>10.15479769</text:p>
          </table:table-cell>
          <table:table-cell office:value-type="string" table:style-name="ce1">
            <text:p>10-20%</text:p>
          </table:table-cell>
          <table:table-cell office:value-type="float" office:value="1.055647353" table:style-name="ce1">
            <text:p>1.055647353</text:p>
          </table:table-cell>
          <table:table-cell office:value-type="float" office:value="1.146668126" table:style-name="ce1">
            <text:p>1.146668126</text:p>
          </table:table-cell>
          <table:table-cell office:value-type="float" office:value="7.134278617" table:style-name="ce1">
            <text:p>7.134278617</text:p>
          </table:table-cell>
          <table:table-cell office:value-type="float" office:value="5.970624" table:style-name="ce1">
            <text:p>5.970624</text:p>
          </table:table-cell>
          <table:table-cell office:value-type="float" office:value="2.455138" table:style-name="ce1">
            <text:p>2.455138</text:p>
          </table:table-cell>
          <table:table-cell office:value-type="float" office:value="8.425762" table:style-name="ce1">
            <text:p>8.425762</text:p>
          </table:table-cell>
          <table:table-cell office:value-type="float" office:value="0.7834987407" table:style-name="ce1">
            <text:p>0.7834987407</text:p>
          </table:table-cell>
          <table:table-cell office:value-type="float" office:value="0.4649709938" table:style-name="ce1">
            <text:p>0.4649709938</text:p>
          </table:table-cell>
          <table:table-cell office:value-type="float" office:value="1.139968368" table:style-name="ce1">
            <text:p>1.139968368</text:p>
          </table:table-cell>
          <table:table-cell office:value-type="float" office:value="1.802825995" table:style-name="ce1">
            <text:p>1.802825995</text:p>
          </table:table-cell>
          <table:table-cell office:value-type="float" office:value="14.39460063" table:style-name="ce1">
            <text:p>14.39460063</text:p>
          </table:table-cell>
          <table:table-cell office:value-type="float" office:value="0.4720673807" table:style-name="ce1">
            <text:p>0.4720673807</text:p>
          </table:table-cell>
          <table:table-cell office:value-type="float" office:value="67.77087285" table:style-name="ce1">
            <text:p>67.77087285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1800869991" table:style-name="ce1">
            <text:p>0.1800869991</text:p>
          </table:table-cell>
          <table:table-cell office:value-type="float" office:value="1.506410226" table:style-name="ce1">
            <text:p>1.506410226</text:p>
          </table:table-cell>
          <table:table-cell office:value-type="float" office:value="0.08829164633" table:style-name="ce1">
            <text:p>0.08829164633</text:p>
          </table:table-cell>
          <table:table-cell office:value-type="float" office:value="1.228259667" table:style-name="ce1">
            <text:p>1.228259667</text:p>
          </table:table-cell>
          <table:table-cell office:value-type="float" office:value="0.08829164633" table:style-name="ce1">
            <text:p>0.08829164633</text:p>
          </table:table-cell>
          <table:table-cell office:value-type="float" office:value="0.8719933277" table:style-name="ce1">
            <text:p>0.8719933277</text:p>
          </table:table-cell>
          <table:table-cell office:value-type="float" office:value="1.137219672" table:style-name="ce1">
            <text:p>1.137219672</text:p>
          </table:table-cell>
          <table:table-cell office:value-type="float" office:value="0.09103999449" table:style-name="ce1">
            <text:p>0.09103999449</text:p>
          </table:table-cell>
          <table:table-cell office:value-type="float" office:value="2.04027" table:style-name="ce1">
            <text:p>2.04027</text:p>
          </table:table-cell>
          <table:table-cell office:value-type="float" office:value="0.6679938515" table:style-name="ce1">
            <text:p>0.6679938515</text:p>
          </table:table-cell>
          <table:table-cell office:value-type="float" office:value="2607.005645" table:style-name="ce1">
            <text:p>2607.005645</text:p>
          </table:table-cell>
          <table:table-cell office:value-type="float" office:value="89.99964554" table:style-name="ce1">
            <text:p>89.99964554</text:p>
          </table:table-cell>
          <table:table-cell office:value-type="float" office:value="37.02496951" table:style-name="ce1">
            <text:p>37.02496951</text:p>
          </table:table-cell>
          <table:table-cell office:value-type="float" office:value="65.96010223" table:style-name="ce1">
            <text:p>65.96010223</text:p>
          </table:table-cell>
          <table:table-cell office:value-type="float" office:value="44.49189855" table:style-name="ce1">
            <text:p>44.49189855</text:p>
          </table:table-cell>
          <table:table-cell office:value-type="float" office:value="0.003102781592" table:style-name="ce1">
            <text:p>0.003102781592</text:p>
          </table:table-cell>
          <table:table-cell office:value-type="float" office:value="0.01707311791" table:style-name="ce1">
            <text:p>0.01707311791</text:p>
          </table:table-cell>
          <table:table-cell office:value-type="float" office:value="1.581208154" table:style-name="ce1">
            <text:p>1.581208154</text:p>
          </table:table-cell>
          <table:table-cell office:value-type="float" office:value="5.014376727" table:style-name="ce1">
            <text:p>5.014376727</text:p>
          </table:table-cell>
          <table:table-cell office:value-type="float" office:value="0.3674302822" table:style-name="ce1">
            <text:p>0.3674302822</text:p>
          </table:table-cell>
          <table:table-cell office:value-type="float" office:value="0.5590353567" table:style-name="ce1">
            <text:p>0.5590353567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H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10.28696313" table:style-name="ce1">
            <text:p>10.28696313</text:p>
          </table:table-cell>
          <table:table-cell office:value-type="string" table:style-name="ce1">
            <text:p>10-20%</text:p>
          </table:table-cell>
          <table:table-cell office:value-type="float" office:value="1.185734409" table:style-name="ce1">
            <text:p>1.185734409</text:p>
          </table:table-cell>
          <table:table-cell office:value-type="float" office:value="1.208530729" table:style-name="ce1">
            <text:p>1.208530729</text:p>
          </table:table-cell>
          <table:table-cell office:value-type="float" office:value="7.42077785" table:style-name="ce1">
            <text:p>7.42077785</text:p>
          </table:table-cell>
          <table:table-cell office:value-type="float" office:value="6.482238" table:style-name="ce1">
            <text:p>6.482238</text:p>
          </table:table-cell>
          <table:table-cell office:value-type="float" office:value="2.467461" table:style-name="ce1">
            <text:p>2.467461</text:p>
          </table:table-cell>
          <table:table-cell office:value-type="float" office:value="8.949699" table:style-name="ce1">
            <text:p>8.949699</text:p>
          </table:table-cell>
          <table:table-cell office:value-type="float" office:value="0.8864919785" table:style-name="ce1">
            <text:p>0.8864919785</text:p>
          </table:table-cell>
          <table:table-cell office:value-type="float" office:value="0.5683480232" table:style-name="ce1">
            <text:p>0.5683480232</text:p>
          </table:table-cell>
          <table:table-cell office:value-type="float" office:value="1.293966482" table:style-name="ce1">
            <text:p>1.293966482</text:p>
          </table:table-cell>
          <table:table-cell office:value-type="float" office:value="1.976428273" table:style-name="ce1">
            <text:p>1.976428273</text:p>
          </table:table-cell>
          <table:table-cell office:value-type="float" office:value="16.17652706" table:style-name="ce1">
            <text:p>16.17652706</text:p>
          </table:table-cell>
          <table:table-cell office:value-type="float" office:value="0.3086091554" table:style-name="ce1">
            <text:p>0.3086091554</text:p>
          </table:table-cell>
          <table:table-cell office:value-type="float" office:value="67.76532305" table:style-name="ce1">
            <text:p>67.76532305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1829320285" table:style-name="ce1">
            <text:p>0.1829320285</text:p>
          </table:table-cell>
          <table:table-cell office:value-type="float" office:value="1.561559871" table:style-name="ce1">
            <text:p>1.561559871</text:p>
          </table:table-cell>
          <table:table-cell office:value-type="float" office:value="0.09691462776" table:style-name="ce1">
            <text:p>0.09691462776</text:p>
          </table:table-cell>
          <table:table-cell office:value-type="float" office:value="1.390880882" table:style-name="ce1">
            <text:p>1.390880882</text:p>
          </table:table-cell>
          <table:table-cell office:value-type="float" office:value="0.09691462776" table:style-name="ce1">
            <text:p>0.09691462776</text:p>
          </table:table-cell>
          <table:table-cell office:value-type="float" office:value="0.9520662275" table:style-name="ce1">
            <text:p>0.9520662275</text:p>
          </table:table-cell>
          <table:table-cell office:value-type="float" office:value="1.285659773" table:style-name="ce1">
            <text:p>1.285659773</text:p>
          </table:table-cell>
          <table:table-cell office:value-type="float" office:value="0.1052211096" table:style-name="ce1">
            <text:p>0.1052211096</text:p>
          </table:table-cell>
          <table:table-cell office:value-type="float" office:value="2.019722" table:style-name="ce1">
            <text:p>2.019722</text:p>
          </table:table-cell>
          <table:table-cell office:value-type="float" office:value="0.6822897817" table:style-name="ce1">
            <text:p>0.6822897817</text:p>
          </table:table-cell>
          <table:table-cell office:value-type="float" office:value="2632.773112" table:style-name="ce1">
            <text:p>2632.773112</text:p>
          </table:table-cell>
          <table:table-cell office:value-type="float" office:value="89.98440156" table:style-name="ce1">
            <text:p>89.98440156</text:p>
          </table:table-cell>
          <table:table-cell office:value-type="float" office:value="65.96204144" table:style-name="ce1">
            <text:p>65.96204144</text:p>
          </table:table-cell>
          <table:table-cell office:value-type="float" office:value="37.01362484" table:style-name="ce1">
            <text:p>37.01362484</text:p>
          </table:table-cell>
          <table:table-cell office:value-type="float" office:value="44.55621861" table:style-name="ce1">
            <text:p>44.55621861</text:p>
          </table:table-cell>
          <table:table-cell office:value-type="float" office:value="0.003901298218" table:style-name="ce1">
            <text:p>0.003901298218</text:p>
          </table:table-cell>
          <table:table-cell office:value-type="float" office:value="0.01704520264" table:style-name="ce1">
            <text:p>0.01704520264</text:p>
          </table:table-cell>
          <table:table-cell office:value-type="float" office:value="1.571817885" table:style-name="ce1">
            <text:p>1.571817885</text:p>
          </table:table-cell>
          <table:table-cell office:value-type="float" office:value="5.689946869" table:style-name="ce1">
            <text:p>5.689946869</text:p>
          </table:table-cell>
          <table:table-cell office:value-type="float" office:value="0.3256694" table:style-name="ce1">
            <text:p>0.3256694</text:p>
          </table:table-cell>
          <table:table-cell office:value-type="float" office:value="0.5785279668" table:style-name="ce1">
            <text:p>0.5785279668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H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13.56545841" table:style-name="ce1">
            <text:p>13.56545841</text:p>
          </table:table-cell>
          <table:table-cell office:value-type="string" table:style-name="ce1">
            <text:p>10-20%</text:p>
          </table:table-cell>
          <table:table-cell office:value-type="float" office:value="2.657942176" table:style-name="ce1">
            <text:p>2.657942176</text:p>
          </table:table-cell>
          <table:table-cell office:value-type="float" office:value="-0.4831416634" table:style-name="ce1">
            <text:p>-0.4831416634</text:p>
          </table:table-cell>
          <table:table-cell office:value-type="float" office:value="2.971390845" table:style-name="ce1">
            <text:p>2.971390845</text:p>
          </table:table-cell>
          <table:table-cell office:value-type="float" office:value="6.11994" table:style-name="ce1">
            <text:p>6.11994</text:p>
          </table:table-cell>
          <table:table-cell office:value-type="float" office:value="10.23027" table:style-name="ce1">
            <text:p>10.23027</text:p>
          </table:table-cell>
          <table:table-cell office:value-type="float" office:value="16.35021" table:style-name="ce1">
            <text:p>16.35021</text:p>
          </table:table-cell>
          <table:table-cell office:value-type="float" office:value="2.150281591" table:style-name="ce1">
            <text:p>2.150281591</text:p>
          </table:table-cell>
          <table:table-cell office:value-type="float" office:value="0.7395583868" table:style-name="ce1">
            <text:p>0.7395583868</text:p>
          </table:table-cell>
          <table:table-cell office:value-type="float" office:value="3.229425188" table:style-name="ce1">
            <text:p>3.229425188</text:p>
          </table:table-cell>
          <table:table-cell office:value-type="float" office:value="6.091423758" table:style-name="ce1">
            <text:p>6.091423758</text:p>
          </table:table-cell>
          <table:table-cell office:value-type="float" office:value="59.30926011" table:style-name="ce1">
            <text:p>59.30926011</text:p>
          </table:table-cell>
          <table:table-cell office:value-type="float" office:value="0.4403940634" table:style-name="ce1">
            <text:p>0.4403940634</text:p>
          </table:table-cell>
          <table:table-cell office:value-type="float" office:value="30.7513144" table:style-name="ce1">
            <text:p>30.7513144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677180938" table:style-name="ce1">
            <text:p>0.2677180938</text:p>
          </table:table-cell>
          <table:table-cell office:value-type="float" office:value="3.387314008" table:style-name="ce1">
            <text:p>3.387314008</text:p>
          </table:table-cell>
          <table:table-cell office:value-type="float" office:value="0.0773772079" table:style-name="ce1">
            <text:p>0.0773772079</text:p>
          </table:table-cell>
          <table:table-cell office:value-type="float" office:value="3.306803751" table:style-name="ce1">
            <text:p>3.306803751</text:p>
          </table:table-cell>
          <table:table-cell office:value-type="float" office:value="0.0773772079" table:style-name="ce1">
            <text:p>0.0773772079</text:p>
          </table:table-cell>
          <table:table-cell office:value-type="float" office:value="2.473745122" table:style-name="ce1">
            <text:p>2.473745122</text:p>
          </table:table-cell>
          <table:table-cell office:value-type="float" office:value="2.950664878" table:style-name="ce1">
            <text:p>2.950664878</text:p>
          </table:table-cell>
          <table:table-cell office:value-type="float" office:value="0.3561388728" table:style-name="ce1">
            <text:p>0.3561388728</text:p>
          </table:table-cell>
          <table:table-cell office:value-type="float" office:value="14.58698" table:style-name="ce1">
            <text:p>14.58698</text:p>
          </table:table-cell>
          <table:table-cell office:value-type="float" office:value="5.23931907" table:style-name="ce1">
            <text:p>5.23931907</text:p>
          </table:table-cell>
          <table:table-cell office:value-type="float" office:value="1511.313907" table:style-name="ce1">
            <text:p>1511.313907</text:p>
          </table:table-cell>
          <table:table-cell office:value-type="float" office:value="37.00225227" table:style-name="ce1">
            <text:p>37.00225227</text:p>
          </table:table-cell>
          <table:table-cell office:value-type="float" office:value="0.01821190766" table:style-name="ce1">
            <text:p>0.01821190766</text:p>
          </table:table-cell>
          <table:table-cell office:value-type="float" office:value="56.49074605" table:style-name="ce1">
            <text:p>56.49074605</text:p>
          </table:table-cell>
          <table:table-cell office:value-type="float" office:value="30.28760594" table:style-name="ce1">
            <text:p>30.28760594</text:p>
          </table:table-cell>
          <table:table-cell office:value-type="float" office:value="0.003840234016" table:style-name="ce1">
            <text:p>0.003840234016</text:p>
          </table:table-cell>
          <table:table-cell office:value-type="float" office:value="0.0186459124" table:style-name="ce1">
            <text:p>0.0186459124</text:p>
          </table:table-cell>
          <table:table-cell office:value-type="float" office:value="9.364145177" table:style-name="ce1">
            <text:p>9.364145177</text:p>
          </table:table-cell>
          <table:table-cell office:value-type="float" office:value="8.011368327" table:style-name="ce1">
            <text:p>8.011368327</text:p>
          </table:table-cell>
          <table:table-cell office:value-type="float" office:value="0.2442476285" table:style-name="ce1">
            <text:p>0.2442476285</text:p>
          </table:table-cell>
          <table:table-cell office:value-type="float" office:value="0.280858762" table:style-name="ce1">
            <text:p>0.280858762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H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10.57588465" table:style-name="ce1">
            <text:p>10.57588465</text:p>
          </table:table-cell>
          <table:table-cell office:value-type="string" table:style-name="ce1">
            <text:p>10-20%</text:p>
          </table:table-cell>
          <table:table-cell office:value-type="float" office:value="2.728396095" table:style-name="ce1">
            <text:p>2.728396095</text:p>
          </table:table-cell>
          <table:table-cell office:value-type="float" office:value="-0.5295357461" table:style-name="ce1">
            <text:p>-0.5295357461</text:p>
          </table:table-cell>
          <table:table-cell office:value-type="float" office:value="3.003249139" table:style-name="ce1">
            <text:p>3.003249139</text:p>
          </table:table-cell>
          <table:table-cell office:value-type="float" office:value="6.10356" table:style-name="ce1">
            <text:p>6.10356</text:p>
          </table:table-cell>
          <table:table-cell office:value-type="float" office:value="10.24598" table:style-name="ce1">
            <text:p>10.24598</text:p>
          </table:table-cell>
          <table:table-cell office:value-type="float" office:value="16.34954" table:style-name="ce1">
            <text:p>16.34954</text:p>
          </table:table-cell>
          <table:table-cell office:value-type="float" office:value="2.206638398" table:style-name="ce1">
            <text:p>2.206638398</text:p>
          </table:table-cell>
          <table:table-cell office:value-type="float" office:value="0.8068488126" table:style-name="ce1">
            <text:p>0.8068488126</text:p>
          </table:table-cell>
          <table:table-cell office:value-type="float" office:value="3.288283782" table:style-name="ce1">
            <text:p>3.288283782</text:p>
          </table:table-cell>
          <table:table-cell office:value-type="float" office:value="6.428404403" table:style-name="ce1">
            <text:p>6.428404403</text:p>
          </table:table-cell>
          <table:table-cell office:value-type="float" office:value="60.91198727" table:style-name="ce1">
            <text:p>60.91198727</text:p>
          </table:table-cell>
          <table:table-cell office:value-type="float" office:value="0.4435970217" table:style-name="ce1">
            <text:p>0.4435970217</text:p>
          </table:table-cell>
          <table:table-cell office:value-type="float" office:value="31.99445274" table:style-name="ce1">
            <text:p>31.99445274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616203582" table:style-name="ce1">
            <text:p>0.2616203582</text:p>
          </table:table-cell>
          <table:table-cell office:value-type="float" office:value="3.235507333" table:style-name="ce1">
            <text:p>3.235507333</text:p>
          </table:table-cell>
          <table:table-cell office:value-type="float" office:value="0.07630640197" table:style-name="ce1">
            <text:p>0.07630640197</text:p>
          </table:table-cell>
          <table:table-cell office:value-type="float" office:value="3.364593864" table:style-name="ce1">
            <text:p>3.364593864</text:p>
          </table:table-cell>
          <table:table-cell office:value-type="float" office:value="0.07630640197" table:style-name="ce1">
            <text:p>0.07630640197</text:p>
          </table:table-cell>
          <table:table-cell office:value-type="float" office:value="2.539130839" table:style-name="ce1">
            <text:p>2.539130839</text:p>
          </table:table-cell>
          <table:table-cell office:value-type="float" office:value="2.990079161" table:style-name="ce1">
            <text:p>2.990079161</text:p>
          </table:table-cell>
          <table:table-cell office:value-type="float" office:value="0.3745147032" table:style-name="ce1">
            <text:p>0.3745147032</text:p>
          </table:table-cell>
          <table:table-cell office:value-type="float" office:value="14.27512" table:style-name="ce1">
            <text:p>14.27512</text:p>
          </table:table-cell>
          <table:table-cell office:value-type="float" office:value="5.002499045" table:style-name="ce1">
            <text:p>5.002499045</text:p>
          </table:table-cell>
          <table:table-cell office:value-type="float" office:value="1427.984519" table:style-name="ce1">
            <text:p>1427.984519</text:p>
          </table:table-cell>
          <table:table-cell office:value-type="float" office:value="36.98717047" table:style-name="ce1">
            <text:p>36.98717047</text:p>
          </table:table-cell>
          <table:table-cell office:value-type="float" office:value="56.48719751" table:style-name="ce1">
            <text:p>56.48719751</text:p>
          </table:table-cell>
          <table:table-cell office:value-type="float" office:value="0.02553559031" table:style-name="ce1">
            <text:p>0.02553559031</text:p>
          </table:table-cell>
          <table:table-cell office:value-type="float" office:value="30.1556079" table:style-name="ce1">
            <text:p>30.1556079</text:p>
          </table:table-cell>
          <table:table-cell office:value-type="float" office:value="0.003907438853" table:style-name="ce1">
            <text:p>0.003907438853</text:p>
          </table:table-cell>
          <table:table-cell office:value-type="float" office:value="0.01857490918" table:style-name="ce1">
            <text:p>0.01857490918</text:p>
          </table:table-cell>
          <table:table-cell office:value-type="float" office:value="8.335484853" table:style-name="ce1">
            <text:p>8.335484853</text:p>
          </table:table-cell>
          <table:table-cell office:value-type="float" office:value="7.487581688" table:style-name="ce1">
            <text:p>7.487581688</text:p>
          </table:table-cell>
          <table:table-cell office:value-type="float" office:value="0.2552875919" table:style-name="ce1">
            <text:p>0.2552875919</text:p>
          </table:table-cell>
          <table:table-cell office:value-type="float" office:value="0.2856973557" table:style-name="ce1">
            <text:p>0.2856973557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H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11.86033655" table:style-name="ce1">
            <text:p>11.86033655</text:p>
          </table:table-cell>
          <table:table-cell office:value-type="string" table:style-name="ce1">
            <text:p>10-20%</text:p>
          </table:table-cell>
          <table:table-cell office:value-type="float" office:value="0.9461897562" table:style-name="ce1">
            <text:p>0.9461897562</text:p>
          </table:table-cell>
          <table:table-cell office:value-type="float" office:value="-0.3478837023" table:style-name="ce1">
            <text:p>-0.3478837023</text:p>
          </table:table-cell>
          <table:table-cell office:value-type="float" office:value="3.554779831" table:style-name="ce1">
            <text:p>3.554779831</text:p>
          </table:table-cell>
          <table:table-cell office:value-type="float" office:value="2.598016" table:style-name="ce1">
            <text:p>2.598016</text:p>
          </table:table-cell>
          <table:table-cell office:value-type="float" office:value="3.465265" table:style-name="ce1">
            <text:p>3.465265</text:p>
          </table:table-cell>
          <table:table-cell office:value-type="float" office:value="6.063281" table:style-name="ce1">
            <text:p>6.063281</text:p>
          </table:table-cell>
          <table:table-cell office:value-type="float" office:value="0.7324235944" table:style-name="ce1">
            <text:p>0.7324235944</text:p>
          </table:table-cell>
          <table:table-cell office:value-type="float" office:value="4.235996421" table:style-name="ce1">
            <text:p>4.235996421</text:p>
          </table:table-cell>
          <table:table-cell office:value-type="float" office:value="1.128811537" table:style-name="ce1">
            <text:p>1.128811537</text:p>
          </table:table-cell>
          <table:table-cell office:value-type="float" office:value="2.20093419" table:style-name="ce1">
            <text:p>2.20093419</text:p>
          </table:table-cell>
          <table:table-cell office:value-type="float" office:value="17.52812332" table:style-name="ce1">
            <text:p>17.52812332</text:p>
          </table:table-cell>
          <table:table-cell office:value-type="float" office:value="0.469394298" table:style-name="ce1">
            <text:p>0.469394298</text:p>
          </table:table-cell>
          <table:table-cell office:value-type="float" office:value="102.5075475" table:style-name="ce1">
            <text:p>102.5075475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1852348571" table:style-name="ce1">
            <text:p>0.1852348571</text:p>
          </table:table-cell>
          <table:table-cell office:value-type="float" office:value="1.604230718" table:style-name="ce1">
            <text:p>1.604230718</text:p>
          </table:table-cell>
          <table:table-cell office:value-type="float" office:value="0.04658559996" table:style-name="ce1">
            <text:p>0.04658559996</text:p>
          </table:table-cell>
          <table:table-cell office:value-type="float" office:value="1.175397456" table:style-name="ce1">
            <text:p>1.175397456</text:p>
          </table:table-cell>
          <table:table-cell office:value-type="float" office:value="0.04658559996" table:style-name="ce1">
            <text:p>0.04658559996</text:p>
          </table:table-cell>
          <table:table-cell office:value-type="float" office:value="0.8488532327" table:style-name="ce1">
            <text:p>0.8488532327</text:p>
          </table:table-cell>
          <table:table-cell office:value-type="float" office:value="1.055855767" table:style-name="ce1">
            <text:p>1.055855767</text:p>
          </table:table-cell>
          <table:table-cell office:value-type="float" office:value="0.1195416884" table:style-name="ce1">
            <text:p>0.1195416884</text:p>
          </table:table-cell>
          <table:table-cell office:value-type="float" office:value="3.1023395" table:style-name="ce1">
            <text:p>3.1023395</text:p>
          </table:table-cell>
          <table:table-cell office:value-type="float" office:value="0.7165476511" table:style-name="ce1">
            <text:p>0.7165476511</text:p>
          </table:table-cell>
          <table:table-cell office:value-type="float" office:value="2606.574011" table:style-name="ce1">
            <text:p>2606.574011</text:p>
          </table:table-cell>
          <table:table-cell office:value-type="float" office:value="102.4861466" table:style-name="ce1">
            <text:p>102.4861466</text:p>
          </table:table-cell>
          <table:table-cell office:value-type="float" office:value="89.98276515" table:style-name="ce1">
            <text:p>89.98276515</text:p>
          </table:table-cell>
          <table:table-cell office:value-type="float" office:value="179.9926273" table:style-name="ce1">
            <text:p>179.9926273</text:p>
          </table:table-cell>
          <table:table-cell office:value-type="float" office:value="73.51500158" table:style-name="ce1">
            <text:p>73.51500158</text:p>
          </table:table-cell>
          <table:table-cell office:value-type="float" office:value="0.001235567911" table:style-name="ce1">
            <text:p>0.001235567911</text:p>
          </table:table-cell>
          <table:table-cell office:value-type="float" office:value="0.01724514435" table:style-name="ce1">
            <text:p>0.01724514435</text:p>
          </table:table-cell>
          <table:table-cell office:value-type="float" office:value="1.833937114" table:style-name="ce1">
            <text:p>1.833937114</text:p>
          </table:table-cell>
          <table:table-cell office:value-type="float" office:value="5.341492035" table:style-name="ce1">
            <text:p>5.341492035</text:p>
          </table:table-cell>
          <table:table-cell office:value-type="float" office:value="0.2267435339" table:style-name="ce1">
            <text:p>0.2267435339</text:p>
          </table:table-cell>
          <table:table-cell office:value-type="float" office:value="0.5409953856" table:style-name="ce1">
            <text:p>0.5409953856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H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9.005044746" table:style-name="ce1">
            <text:p>9.005044746</text:p>
          </table:table-cell>
          <table:table-cell office:value-type="string" table:style-name="ce1">
            <text:p>&lt;10%</text:p>
          </table:table-cell>
          <table:table-cell office:value-type="float" office:value="0.8999978616" table:style-name="ce1">
            <text:p>0.8999978616</text:p>
          </table:table-cell>
          <table:table-cell office:value-type="float" office:value="-0.2104305243" table:style-name="ce1">
            <text:p>-0.2104305243</text:p>
          </table:table-cell>
          <table:table-cell office:value-type="float" office:value="3.512504275" table:style-name="ce1">
            <text:p>3.512504275</text:p>
          </table:table-cell>
          <table:table-cell office:value-type="float" office:value="2.247014" table:style-name="ce1">
            <text:p>2.247014</text:p>
          </table:table-cell>
          <table:table-cell office:value-type="float" office:value="3.219712" table:style-name="ce1">
            <text:p>3.219712</text:p>
          </table:table-cell>
          <table:table-cell office:value-type="float" office:value="5.466726" table:style-name="ce1">
            <text:p>5.466726</text:p>
          </table:table-cell>
          <table:table-cell office:value-type="float" office:value="0.6927461236" table:style-name="ce1">
            <text:p>0.6927461236</text:p>
          </table:table-cell>
          <table:table-cell office:value-type="float" office:value="9.036297998" table:style-name="ce1">
            <text:p>9.036297998</text:p>
          </table:table-cell>
          <table:table-cell office:value-type="float" office:value="1.192306014" table:style-name="ce1">
            <text:p>1.192306014</text:p>
          </table:table-cell>
          <table:table-cell office:value-type="float" office:value="1.989976002" table:style-name="ce1">
            <text:p>1.989976002</text:p>
          </table:table-cell>
          <table:table-cell office:value-type="float" office:value="17.12528843" table:style-name="ce1">
            <text:p>17.12528843</text:p>
          </table:table-cell>
          <table:table-cell office:value-type="float" office:value="0.6970855544" table:style-name="ce1">
            <text:p>0.6970855544</text:p>
          </table:table-cell>
          <table:table-cell office:value-type="float" office:value="99.74399904" table:style-name="ce1">
            <text:p>99.74399904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1638830103" table:style-name="ce1">
            <text:p>0.1638830103</text:p>
          </table:table-cell>
          <table:table-cell office:value-type="float" office:value="1.302904308" table:style-name="ce1">
            <text:p>1.302904308</text:p>
          </table:table-cell>
          <table:table-cell office:value-type="float" office:value="0.03915330456" table:style-name="ce1">
            <text:p>0.03915330456</text:p>
          </table:table-cell>
          <table:table-cell office:value-type="float" office:value="1.231459811" table:style-name="ce1">
            <text:p>1.231459811</text:p>
          </table:table-cell>
          <table:table-cell office:value-type="float" office:value="0.03915330456" table:style-name="ce1">
            <text:p>0.03915330456</text:p>
          </table:table-cell>
          <table:table-cell office:value-type="float" office:value="0.7512247201" table:style-name="ce1">
            <text:p>0.7512247201</text:p>
          </table:table-cell>
          <table:table-cell office:value-type="float" office:value="1.11952828" table:style-name="ce1">
            <text:p>1.11952828</text:p>
          </table:table-cell>
          <table:table-cell office:value-type="float" office:value="0.1119315312" table:style-name="ce1">
            <text:p>0.1119315312</text:p>
          </table:table-cell>
          <table:table-cell office:value-type="float" office:value="2.259913" table:style-name="ce1">
            <text:p>2.259913</text:p>
          </table:table-cell>
          <table:table-cell office:value-type="float" office:value="0.6719989576" table:style-name="ce1">
            <text:p>0.6719989576</text:p>
          </table:table-cell>
          <table:table-cell office:value-type="float" office:value="2524.214087" table:style-name="ce1">
            <text:p>2524.214087</text:p>
          </table:table-cell>
          <table:table-cell office:value-type="float" office:value="37.01589388" table:style-name="ce1">
            <text:p>37.01589388</text:p>
          </table:table-cell>
          <table:table-cell office:value-type="float" office:value="89.97060774" table:style-name="ce1">
            <text:p>89.97060774</text:p>
          </table:table-cell>
          <table:table-cell office:value-type="float" office:value="179.9926157" table:style-name="ce1">
            <text:p>179.9926157</text:p>
          </table:table-cell>
          <table:table-cell office:value-type="float" office:value="63.08668032" table:style-name="ce1">
            <text:p>63.08668032</text:p>
          </table:table-cell>
          <table:table-cell office:value-type="float" office:value="0.00131729389" table:style-name="ce1">
            <text:p>0.00131729389</text:p>
          </table:table-cell>
          <table:table-cell office:value-type="float" office:value="0.01718289741" table:style-name="ce1">
            <text:p>0.01718289741</text:p>
          </table:table-cell>
          <table:table-cell office:value-type="float" office:value="1.53389307" table:style-name="ce1">
            <text:p>1.53389307</text:p>
          </table:table-cell>
          <table:table-cell office:value-type="float" office:value="5.689946869" table:style-name="ce1">
            <text:p>5.689946869</text:p>
          </table:table-cell>
          <table:table-cell office:value-type="float" office:value="0.2549505204" table:style-name="ce1">
            <text:p>0.2549505204</text:p>
          </table:table-cell>
          <table:table-cell office:value-type="float" office:value="0.4150829822" table:style-name="ce1">
            <text:p>0.4150829822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H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34.82867073" table:style-name="ce1">
            <text:p>34.82867073</text:p>
          </table:table-cell>
          <table:table-cell office:value-type="string" table:style-name="ce1">
            <text:p>≥20%</text:p>
          </table:table-cell>
          <table:table-cell office:value-type="float" office:value="4.209778924" table:style-name="ce1">
            <text:p>4.209778924</text:p>
          </table:table-cell>
          <table:table-cell office:value-type="float" office:value="-0.07764045619" table:style-name="ce1">
            <text:p>-0.07764045619</text:p>
          </table:table-cell>
          <table:table-cell office:value-type="float" office:value="2.225189651" table:style-name="ce1">
            <text:p>2.225189651</text:p>
          </table:table-cell>
          <table:table-cell office:value-type="float" office:value="13.00095" table:style-name="ce1">
            <text:p>13.00095</text:p>
          </table:table-cell>
          <table:table-cell office:value-type="float" office:value="10.18307" table:style-name="ce1">
            <text:p>10.18307</text:p>
          </table:table-cell>
          <table:table-cell office:value-type="float" office:value="23.18402" table:style-name="ce1">
            <text:p>23.18402</text:p>
          </table:table-cell>
          <table:table-cell office:value-type="float" office:value="3.539948618" table:style-name="ce1">
            <text:p>3.539948618</text:p>
          </table:table-cell>
          <table:table-cell office:value-type="float" office:value="0.09071504701" table:style-name="ce1">
            <text:p>0.09071504701</text:p>
          </table:table-cell>
          <table:table-cell office:value-type="float" office:value="5.350372904" table:style-name="ce1">
            <text:p>5.350372904</text:p>
          </table:table-cell>
          <table:table-cell office:value-type="float" office:value="8.117612164" table:style-name="ce1">
            <text:p>8.117612164</text:p>
          </table:table-cell>
          <table:table-cell office:value-type="float" office:value="83.63834096" table:style-name="ce1">
            <text:p>83.63834096</text:p>
          </table:table-cell>
          <table:table-cell/>
          <table:table-cell office:value-type="float" office:value="125.7469993" table:style-name="ce1">
            <text:p>125.7469993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769709287" table:style-name="ce1">
            <text:p>0.2769709287</text:p>
          </table:table-cell>
          <table:table-cell office:value-type="float" office:value="3.649547312" table:style-name="ce1">
            <text:p>3.649547312</text:p>
          </table:table-cell>
          <table:table-cell office:value-type="float" office:value="0.1377200763" table:style-name="ce1">
            <text:p>0.1377200763</text:p>
          </table:table-cell>
          <table:table-cell office:value-type="float" office:value="5.488089115" table:style-name="ce1">
            <text:p>5.488089115</text:p>
          </table:table-cell>
          <table:table-cell office:value-type="float" office:value="0.1377200763" table:style-name="ce1">
            <text:p>0.1377200763</text:p>
          </table:table-cell>
          <table:table-cell office:value-type="float" office:value="4.426539155" table:style-name="ce1">
            <text:p>4.426539155</text:p>
          </table:table-cell>
          <table:table-cell office:value-type="float" office:value="5.121300845" table:style-name="ce1">
            <text:p>5.121300845</text:p>
          </table:table-cell>
          <table:table-cell office:value-type="float" office:value="0.36678827" table:style-name="ce1">
            <text:p>0.36678827</text:p>
          </table:table-cell>
          <table:table-cell office:value-type="float" office:value="26.23887" table:style-name="ce1">
            <text:p>26.23887</text:p>
          </table:table-cell>
          <table:table-cell office:value-type="float" office:value="12.02222051" table:style-name="ce1">
            <text:p>12.02222051</text:p>
          </table:table-cell>
          <table:table-cell office:value-type="float" office:value="2070.068454" table:style-name="ce1">
            <text:p>2070.068454</text:p>
          </table:table-cell>
          <table:table-cell office:value-type="float" office:value="89.9843708" table:style-name="ce1">
            <text:p>89.9843708</text:p>
          </table:table-cell>
          <table:table-cell office:value-type="float" office:value="123.4806008" table:style-name="ce1">
            <text:p>123.4806008</text:p>
          </table:table-cell>
          <table:table-cell office:value-type="float" office:value="142.9952467" table:style-name="ce1">
            <text:p>142.9952467</text:p>
          </table:table-cell>
          <table:table-cell office:value-type="float" office:value="49.82441469" table:style-name="ce1">
            <text:p>49.82441469</text:p>
          </table:table-cell>
          <table:table-cell office:value-type="float" office:value="0.002742301119" table:style-name="ce1">
            <text:p>0.002742301119</text:p>
          </table:table-cell>
          <table:table-cell office:value-type="float" office:value="0.01709631196" table:style-name="ce1">
            <text:p>0.01709631196</text:p>
          </table:table-cell>
          <table:table-cell office:value-type="float" office:value="8.21604836" table:style-name="ce1">
            <text:p>8.21604836</text:p>
          </table:table-cell>
          <table:table-cell office:value-type="float" office:value="7.487581688" table:style-name="ce1">
            <text:p>7.487581688</text:p>
          </table:table-cell>
          <table:table-cell office:value-type="float" office:value="0.1511854463" table:style-name="ce1">
            <text:p>0.1511854463</text:p>
          </table:table-cell>
          <table:table-cell office:value-type="float" office:value="0.2549091681" table:style-name="ce1">
            <text:p>0.2549091681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H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33.24348001" table:style-name="ce1">
            <text:p>33.24348001</text:p>
          </table:table-cell>
          <table:table-cell office:value-type="string" table:style-name="ce1">
            <text:p>≥20%</text:p>
          </table:table-cell>
          <table:table-cell office:value-type="float" office:value="4.201849853" table:style-name="ce1">
            <text:p>4.201849853</text:p>
          </table:table-cell>
          <table:table-cell office:value-type="float" office:value="-0.1032071684" table:style-name="ce1">
            <text:p>-0.1032071684</text:p>
          </table:table-cell>
          <table:table-cell office:value-type="float" office:value="2.20839972" table:style-name="ce1">
            <text:p>2.20839972</text:p>
          </table:table-cell>
          <table:table-cell office:value-type="float" office:value="11.46542" table:style-name="ce1">
            <text:p>11.46542</text:p>
          </table:table-cell>
          <table:table-cell office:value-type="float" office:value="10.26848" table:style-name="ce1">
            <text:p>10.26848</text:p>
          </table:table-cell>
          <table:table-cell office:value-type="float" office:value="21.7339" table:style-name="ce1">
            <text:p>21.7339</text:p>
          </table:table-cell>
          <table:table-cell office:value-type="float" office:value="3.538073793" table:style-name="ce1">
            <text:p>3.538073793</text:p>
          </table:table-cell>
          <table:table-cell office:value-type="float" office:value="0.1498844558" table:style-name="ce1">
            <text:p>0.1498844558</text:p>
          </table:table-cell>
          <table:table-cell office:value-type="float" office:value="5.23594681" table:style-name="ce1">
            <text:p>5.23594681</text:p>
          </table:table-cell>
          <table:table-cell office:value-type="float" office:value="8.154012344" table:style-name="ce1">
            <text:p>8.154012344</text:p>
          </table:table-cell>
          <table:table-cell office:value-type="float" office:value="94.03892947" table:style-name="ce1">
            <text:p>94.03892947</text:p>
          </table:table-cell>
          <table:table-cell/>
          <table:table-cell office:value-type="float" office:value="125.7431022" table:style-name="ce1">
            <text:p>125.7431022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615644413" table:style-name="ce1">
            <text:p>0.2615644413</text:p>
          </table:table-cell>
          <table:table-cell office:value-type="float" office:value="3.266023756" table:style-name="ce1">
            <text:p>3.266023756</text:p>
          </table:table-cell>
          <table:table-cell office:value-type="float" office:value="0.1544232538" table:style-name="ce1">
            <text:p>0.1544232538</text:p>
          </table:table-cell>
          <table:table-cell office:value-type="float" office:value="5.390374804" table:style-name="ce1">
            <text:p>5.390374804</text:p>
          </table:table-cell>
          <table:table-cell office:value-type="float" office:value="0.1544232538" table:style-name="ce1">
            <text:p>0.1544232538</text:p>
          </table:table-cell>
          <table:table-cell office:value-type="float" office:value="4.447744125" table:style-name="ce1">
            <text:p>4.447744125</text:p>
          </table:table-cell>
          <table:table-cell office:value-type="float" office:value="5.023585875" table:style-name="ce1">
            <text:p>5.023585875</text:p>
          </table:table-cell>
          <table:table-cell office:value-type="float" office:value="0.3667889294" table:style-name="ce1">
            <text:p>0.3667889294</text:p>
          </table:table-cell>
          <table:table-cell office:value-type="float" office:value="24.42575" table:style-name="ce1">
            <text:p>24.42575</text:p>
          </table:table-cell>
          <table:table-cell office:value-type="float" office:value="10.61629196" table:style-name="ce1">
            <text:p>10.61629196</text:p>
          </table:table-cell>
          <table:table-cell office:value-type="float" office:value="1986.460285" table:style-name="ce1">
            <text:p>1986.460285</text:p>
          </table:table-cell>
          <table:table-cell office:value-type="float" office:value="90.01303858" table:style-name="ce1">
            <text:p>90.01303858</text:p>
          </table:table-cell>
          <table:table-cell office:value-type="float" office:value="143.0109564" table:style-name="ce1">
            <text:p>143.0109564</text:p>
          </table:table-cell>
          <table:table-cell office:value-type="float" office:value="179.9973975" table:style-name="ce1">
            <text:p>179.9973975</text:p>
          </table:table-cell>
          <table:table-cell office:value-type="float" office:value="60.86223926" table:style-name="ce1">
            <text:p>60.86223926</text:p>
          </table:table-cell>
          <table:table-cell office:value-type="float" office:value="0.003054195374" table:style-name="ce1">
            <text:p>0.003054195374</text:p>
          </table:table-cell>
          <table:table-cell office:value-type="float" office:value="0.01776672773" table:style-name="ce1">
            <text:p>0.01776672773</text:p>
          </table:table-cell>
          <table:table-cell office:value-type="float" office:value="6.946076191" table:style-name="ce1">
            <text:p>6.946076191</text:p>
          </table:table-cell>
          <table:table-cell office:value-type="float" office:value="8.571795962" table:style-name="ce1">
            <text:p>8.571795962</text:p>
          </table:table-cell>
          <table:table-cell office:value-type="float" office:value="0.1515935683" table:style-name="ce1">
            <text:p>0.1515935683</text:p>
          </table:table-cell>
          <table:table-cell office:value-type="float" office:value="0.2462709733" table:style-name="ce1">
            <text:p>0.2462709733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H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bottom</text:p>
          </table:table-cell>
          <table:table-cell office:value-type="float" office:value="6.673404513" table:style-name="ce1">
            <text:p>6.673404513</text:p>
          </table:table-cell>
          <table:table-cell office:value-type="string" table:style-name="ce1">
            <text:p>&lt;10%</text:p>
          </table:table-cell>
          <table:table-cell office:value-type="float" office:value="1.204228483" table:style-name="ce1">
            <text:p>1.204228483</text:p>
          </table:table-cell>
          <table:table-cell office:value-type="float" office:value="0.1851709535" table:style-name="ce1">
            <text:p>0.1851709535</text:p>
          </table:table-cell>
          <table:table-cell office:value-type="float" office:value="3.095321744" table:style-name="ce1">
            <text:p>3.095321744</text:p>
          </table:table-cell>
          <table:table-cell office:value-type="float" office:value="3.811058" table:style-name="ce1">
            <text:p>3.811058</text:p>
          </table:table-cell>
          <table:table-cell office:value-type="float" office:value="3.196406" table:style-name="ce1">
            <text:p>3.196406</text:p>
          </table:table-cell>
          <table:table-cell office:value-type="float" office:value="7.007464" table:style-name="ce1">
            <text:p>7.007464</text:p>
          </table:table-cell>
          <table:table-cell office:value-type="float" office:value="0.9411914436" table:style-name="ce1">
            <text:p>0.9411914436</text:p>
          </table:table-cell>
          <table:table-cell office:value-type="float" office:value="1.633745909" table:style-name="ce1">
            <text:p>1.633745909</text:p>
          </table:table-cell>
          <table:table-cell office:value-type="float" office:value="1.514283643" table:style-name="ce1">
            <text:p>1.514283643</text:p>
          </table:table-cell>
          <table:table-cell office:value-type="float" office:value="2.308981553" table:style-name="ce1">
            <text:p>2.308981553</text:p>
          </table:table-cell>
          <table:table-cell office:value-type="float" office:value="20.41397328" table:style-name="ce1">
            <text:p>20.41397328</text:p>
          </table:table-cell>
          <table:table-cell/>
          <table:table-cell office:value-type="float" office:value="106.7460631" table:style-name="ce1">
            <text:p>106.7460631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2084280178" table:style-name="ce1">
            <text:p>0.2084280178</text:p>
          </table:table-cell>
          <table:table-cell office:value-type="float" office:value="1.966292103" table:style-name="ce1">
            <text:p>1.966292103</text:p>
          </table:table-cell>
          <table:table-cell office:value-type="float" office:value="0.07238938402" table:style-name="ce1">
            <text:p>0.07238938402</text:p>
          </table:table-cell>
          <table:table-cell office:value-type="float" office:value="1.586673214" table:style-name="ce1">
            <text:p>1.586673214</text:p>
          </table:table-cell>
          <table:table-cell office:value-type="float" office:value="0.07238938402" table:style-name="ce1">
            <text:p>0.07238938402</text:p>
          </table:table-cell>
          <table:table-cell office:value-type="float" office:value="1.05854915" table:style-name="ce1">
            <text:p>1.05854915</text:p>
          </table:table-cell>
          <table:table-cell office:value-type="float" office:value="1.44990385" table:style-name="ce1">
            <text:p>1.44990385</text:p>
          </table:table-cell>
          <table:table-cell office:value-type="float" office:value="0.136769364" table:style-name="ce1">
            <text:p>0.136769364</text:p>
          </table:table-cell>
          <table:table-cell office:value-type="float" office:value="2.494674" table:style-name="ce1">
            <text:p>2.494674</text:p>
          </table:table-cell>
          <table:table-cell office:value-type="float" office:value="0.9790682537" table:style-name="ce1">
            <text:p>0.9790682537</text:p>
          </table:table-cell>
          <table:table-cell office:value-type="float" office:value="2330.409937" table:style-name="ce1">
            <text:p>2330.409937</text:p>
          </table:table-cell>
          <table:table-cell office:value-type="float" office:value="142.9818965" table:style-name="ce1">
            <text:p>142.9818965</text:p>
          </table:table-cell>
          <table:table-cell office:value-type="float" office:value="90.00607142" table:style-name="ce1">
            <text:p>90.00607142</text:p>
          </table:table-cell>
          <table:table-cell office:value-type="float" office:value="114.0439965" table:style-name="ce1">
            <text:p>114.0439965</text:p>
          </table:table-cell>
          <table:table-cell office:value-type="float" office:value="50.6695398" table:style-name="ce1">
            <text:p>50.6695398</text:p>
          </table:table-cell>
          <table:table-cell office:value-type="float" office:value="0.001606828897" table:style-name="ce1">
            <text:p>0.001606828897</text:p>
          </table:table-cell>
          <table:table-cell office:value-type="float" office:value="0.01717281905" table:style-name="ce1">
            <text:p>0.01717281905</text:p>
          </table:table-cell>
          <table:table-cell office:value-type="float" office:value="2.257940267" table:style-name="ce1">
            <text:p>2.257940267</text:p>
          </table:table-cell>
          <table:table-cell office:value-type="float" office:value="17.74718509" table:style-name="ce1">
            <text:p>17.74718509</text:p>
          </table:table-cell>
          <table:table-cell office:value-type="float" office:value="0.2712450611" table:style-name="ce1">
            <text:p>0.2712450611</text:p>
          </table:table-cell>
          <table:table-cell office:value-type="float" office:value="0.711802954" table:style-name="ce1">
            <text:p>0.711802954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H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bottom</text:p>
          </table:table-cell>
          <table:table-cell office:value-type="float" office:value="6.461939809" table:style-name="ce1">
            <text:p>6.461939809</text:p>
          </table:table-cell>
          <table:table-cell office:value-type="string" table:style-name="ce1">
            <text:p>&lt;10%</text:p>
          </table:table-cell>
          <table:table-cell office:value-type="float" office:value="1.127364732" table:style-name="ce1">
            <text:p>1.127364732</text:p>
          </table:table-cell>
          <table:table-cell office:value-type="float" office:value="0.01739641067" table:style-name="ce1">
            <text:p>0.01739641067</text:p>
          </table:table-cell>
          <table:table-cell office:value-type="float" office:value="3.000435586" table:style-name="ce1">
            <text:p>3.000435586</text:p>
          </table:table-cell>
          <table:table-cell office:value-type="float" office:value="3.267052" table:style-name="ce1">
            <text:p>3.267052</text:p>
          </table:table-cell>
          <table:table-cell office:value-type="float" office:value="3.130012" table:style-name="ce1">
            <text:p>3.130012</text:p>
          </table:table-cell>
          <table:table-cell office:value-type="float" office:value="6.397064" table:style-name="ce1">
            <text:p>6.397064</text:p>
          </table:table-cell>
          <table:table-cell office:value-type="float" office:value="0.8837349776" table:style-name="ce1">
            <text:p>0.8837349776</text:p>
          </table:table-cell>
          <table:table-cell office:value-type="float" office:value="3.099476242" table:style-name="ce1">
            <text:p>3.099476242</text:p>
          </table:table-cell>
          <table:table-cell office:value-type="float" office:value="1.355215045" table:style-name="ce1">
            <text:p>1.355215045</text:p>
          </table:table-cell>
          <table:table-cell office:value-type="float" office:value="2.29065581" table:style-name="ce1">
            <text:p>2.29065581</text:p>
          </table:table-cell>
          <table:table-cell office:value-type="float" office:value="18.60101563" table:style-name="ce1">
            <text:p>18.60101563</text:p>
          </table:table-cell>
          <table:table-cell/>
          <table:table-cell office:value-type="float" office:value="106.7457603" table:style-name="ce1">
            <text:p>106.7457603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2083447007" table:style-name="ce1">
            <text:p>0.2083447007</text:p>
          </table:table-cell>
          <table:table-cell office:value-type="float" office:value="1.959436055" table:style-name="ce1">
            <text:p>1.959436055</text:p>
          </table:table-cell>
          <table:table-cell office:value-type="float" office:value="0.06477933199" table:style-name="ce1">
            <text:p>0.06477933199</text:p>
          </table:table-cell>
          <table:table-cell office:value-type="float" office:value="1.419994813" table:style-name="ce1">
            <text:p>1.419994813</text:p>
          </table:table-cell>
          <table:table-cell office:value-type="float" office:value="0.06477933199" table:style-name="ce1">
            <text:p>0.06477933199</text:p>
          </table:table-cell>
          <table:table-cell office:value-type="float" office:value="1.032874428" table:style-name="ce1">
            <text:p>1.032874428</text:p>
          </table:table-cell>
          <table:table-cell office:value-type="float" office:value="1.289625572" table:style-name="ce1">
            <text:p>1.289625572</text:p>
          </table:table-cell>
          <table:table-cell office:value-type="float" office:value="0.1303692411" table:style-name="ce1">
            <text:p>0.1303692411</text:p>
          </table:table-cell>
          <table:table-cell office:value-type="float" office:value="2.538452" table:style-name="ce1">
            <text:p>2.538452</text:p>
          </table:table-cell>
          <table:table-cell office:value-type="float" office:value="0.9919941979" table:style-name="ce1">
            <text:p>0.9919941979</text:p>
          </table:table-cell>
          <table:table-cell office:value-type="float" office:value="2343.536364" table:style-name="ce1">
            <text:p>2343.536364</text:p>
          </table:table-cell>
          <table:table-cell office:value-type="float" office:value="142.980335" table:style-name="ce1">
            <text:p>142.980335</text:p>
          </table:table-cell>
          <table:table-cell office:value-type="float" office:value="114.0428843" table:style-name="ce1">
            <text:p>114.0428843</text:p>
          </table:table-cell>
          <table:table-cell office:value-type="float" office:value="125.9394421" table:style-name="ce1">
            <text:p>125.9394421</text:p>
          </table:table-cell>
          <table:table-cell office:value-type="float" office:value="47.68242049" table:style-name="ce1">
            <text:p>47.68242049</text:p>
          </table:table-cell>
          <table:table-cell office:value-type="float" office:value="0.001346204802" table:style-name="ce1">
            <text:p>0.001346204802</text:p>
          </table:table-cell>
          <table:table-cell office:value-type="float" office:value="0.017080162" table:style-name="ce1">
            <text:p>0.017080162</text:p>
          </table:table-cell>
          <table:table-cell office:value-type="float" office:value="2.254075071" table:style-name="ce1">
            <text:p>2.254075071</text:p>
          </table:table-cell>
          <table:table-cell office:value-type="float" office:value="35.5657003" table:style-name="ce1">
            <text:p>35.5657003</text:p>
          </table:table-cell>
          <table:table-cell office:value-type="float" office:value="0.3838899135" table:style-name="ce1">
            <text:p>0.3838899135</text:p>
          </table:table-cell>
          <table:table-cell office:value-type="float" office:value="0.6322038176" table:style-name="ce1">
            <text:p>0.6322038176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H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bottom</text:p>
          </table:table-cell>
          <table:table-cell office:value-type="float" office:value="1.489760455" table:style-name="ce1">
            <text:p>1.489760455</text:p>
          </table:table-cell>
          <table:table-cell office:value-type="string" table:style-name="ce1">
            <text:p>&lt;10%</text:p>
          </table:table-cell>
          <table:table-cell office:value-type="float" office:value="2.643099398" table:style-name="ce1">
            <text:p>2.643099398</text:p>
          </table:table-cell>
          <table:table-cell office:value-type="float" office:value="-0.7286284918" table:style-name="ce1">
            <text:p>-0.7286284918</text:p>
          </table:table-cell>
          <table:table-cell office:value-type="float" office:value="4.120770595" table:style-name="ce1">
            <text:p>4.120770595</text:p>
          </table:table-cell>
          <table:table-cell office:value-type="float" office:value="5.81694" table:style-name="ce1">
            <text:p>5.81694</text:p>
          </table:table-cell>
          <table:table-cell office:value-type="float" office:value="15.63079" table:style-name="ce1">
            <text:p>15.63079</text:p>
          </table:table-cell>
          <table:table-cell office:value-type="float" office:value="21.44773" table:style-name="ce1">
            <text:p>21.44773</text:p>
          </table:table-cell>
          <table:table-cell office:value-type="float" office:value="2.093496157" table:style-name="ce1">
            <text:p>2.093496157</text:p>
          </table:table-cell>
          <table:table-cell office:value-type="float" office:value="0.9268388669" table:style-name="ce1">
            <text:p>0.9268388669</text:p>
          </table:table-cell>
          <table:table-cell office:value-type="float" office:value="3.14107752" table:style-name="ce1">
            <text:p>3.14107752</text:p>
          </table:table-cell>
          <table:table-cell office:value-type="float" office:value="6.292799803" table:style-name="ce1">
            <text:p>6.292799803</text:p>
          </table:table-cell>
          <table:table-cell office:value-type="float" office:value="62.84931181" table:style-name="ce1">
            <text:p>62.84931181</text:p>
          </table:table-cell>
          <table:table-cell office:value-type="float" office:value="0.4186016431" table:style-name="ce1">
            <text:p>0.4186016431</text:p>
          </table:table-cell>
          <table:table-cell office:value-type="float" office:value="100.9900074" table:style-name="ce1">
            <text:p>100.9900074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240462909" table:style-name="ce1">
            <text:p>0.2240462909</text:p>
          </table:table-cell>
          <table:table-cell office:value-type="float" office:value="2.351404155" table:style-name="ce1">
            <text:p>2.351404155</text:p>
          </table:table-cell>
          <table:table-cell office:value-type="float" office:value="0.07936544221" table:style-name="ce1">
            <text:p>0.07936544221</text:p>
          </table:table-cell>
          <table:table-cell office:value-type="float" office:value="3.220438799" table:style-name="ce1">
            <text:p>3.220438799</text:p>
          </table:table-cell>
          <table:table-cell office:value-type="float" office:value="0.07936544221" table:style-name="ce1">
            <text:p>0.07936544221</text:p>
          </table:table-cell>
          <table:table-cell office:value-type="float" office:value="2.445143624" table:style-name="ce1">
            <text:p>2.445143624</text:p>
          </table:table-cell>
          <table:table-cell office:value-type="float" office:value="2.862886376" table:style-name="ce1">
            <text:p>2.862886376</text:p>
          </table:table-cell>
          <table:table-cell office:value-type="float" office:value="0.3575524229" table:style-name="ce1">
            <text:p>0.3575524229</text:p>
          </table:table-cell>
          <table:table-cell office:value-type="float" office:value="16.51872" table:style-name="ce1">
            <text:p>16.51872</text:p>
          </table:table-cell>
          <table:table-cell office:value-type="float" office:value="2.84834117" table:style-name="ce1">
            <text:p>2.84834117</text:p>
          </table:table-cell>
          <table:table-cell office:value-type="float" office:value="1008.179825" table:style-name="ce1">
            <text:p>1008.179825</text:p>
          </table:table-cell>
          <table:table-cell office:value-type="float" office:value="90.01243783" table:style-name="ce1">
            <text:p>90.01243783</text:p>
          </table:table-cell>
          <table:table-cell office:value-type="float" office:value="37.00673242" table:style-name="ce1">
            <text:p>37.00673242</text:p>
          </table:table-cell>
          <table:table-cell office:value-type="float" office:value="26.77338261" table:style-name="ce1">
            <text:p>26.77338261</text:p>
          </table:table-cell>
          <table:table-cell office:value-type="float" office:value="49.9243608" table:style-name="ce1">
            <text:p>49.9243608</text:p>
          </table:table-cell>
          <table:table-cell office:value-type="float" office:value="0.00142256689" table:style-name="ce1">
            <text:p>0.00142256689</text:p>
          </table:table-cell>
          <table:table-cell office:value-type="float" office:value="0.01706975063" table:style-name="ce1">
            <text:p>0.01706975063</text:p>
          </table:table-cell>
          <table:table-cell office:value-type="float" office:value="4.228793916" table:style-name="ce1">
            <text:p>4.228793916</text:p>
          </table:table-cell>
          <table:table-cell office:value-type="float" office:value="10.49946577" table:style-name="ce1">
            <text:p>10.49946577</text:p>
          </table:table-cell>
          <table:table-cell office:value-type="float" office:value="0.3725582375" table:style-name="ce1">
            <text:p>0.3725582375</text:p>
          </table:table-cell>
          <table:table-cell office:value-type="float" office:value="0.4066506898" table:style-name="ce1">
            <text:p>0.4066506898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H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bottom</text:p>
          </table:table-cell>
          <table:table-cell office:value-type="float" office:value="1.480282054" table:style-name="ce1">
            <text:p>1.480282054</text:p>
          </table:table-cell>
          <table:table-cell office:value-type="string" table:style-name="ce1">
            <text:p>&lt;10%</text:p>
          </table:table-cell>
          <table:table-cell office:value-type="float" office:value="2.640986196" table:style-name="ce1">
            <text:p>2.640986196</text:p>
          </table:table-cell>
          <table:table-cell office:value-type="float" office:value="-0.7303039638" table:style-name="ce1">
            <text:p>-0.7303039638</text:p>
          </table:table-cell>
          <table:table-cell office:value-type="float" office:value="4.120523133" table:style-name="ce1">
            <text:p>4.120523133</text:p>
          </table:table-cell>
          <table:table-cell office:value-type="float" office:value="5.81841" table:style-name="ce1">
            <text:p>5.81841</text:p>
          </table:table-cell>
          <table:table-cell office:value-type="float" office:value="15.62441" table:style-name="ce1">
            <text:p>15.62441</text:p>
          </table:table-cell>
          <table:table-cell office:value-type="float" office:value="21.44282" table:style-name="ce1">
            <text:p>21.44282</text:p>
          </table:table-cell>
          <table:table-cell office:value-type="float" office:value="2.093637958" table:style-name="ce1">
            <text:p>2.093637958</text:p>
          </table:table-cell>
          <table:table-cell office:value-type="float" office:value="0.8257951124" table:style-name="ce1">
            <text:p>0.8257951124</text:p>
          </table:table-cell>
          <table:table-cell office:value-type="float" office:value="3.146311062" table:style-name="ce1">
            <text:p>3.146311062</text:p>
          </table:table-cell>
          <table:table-cell office:value-type="float" office:value="6.292128855" table:style-name="ce1">
            <text:p>6.292128855</text:p>
          </table:table-cell>
          <table:table-cell office:value-type="float" office:value="63.07183233" table:style-name="ce1">
            <text:p>63.07183233</text:p>
          </table:table-cell>
          <table:table-cell office:value-type="float" office:value="0.4177472272" table:style-name="ce1">
            <text:p>0.4177472272</text:p>
          </table:table-cell>
          <table:table-cell office:value-type="float" office:value="100.9900022" table:style-name="ce1">
            <text:p>100.9900022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237482401" table:style-name="ce1">
            <text:p>0.2237482401</text:p>
          </table:table-cell>
          <table:table-cell office:value-type="float" office:value="2.346110906" table:style-name="ce1">
            <text:p>2.346110906</text:p>
          </table:table-cell>
          <table:table-cell office:value-type="float" office:value="0.07746026129" table:style-name="ce1">
            <text:p>0.07746026129</text:p>
          </table:table-cell>
          <table:table-cell office:value-type="float" office:value="3.22376795" table:style-name="ce1">
            <text:p>3.22376795</text:p>
          </table:table-cell>
          <table:table-cell office:value-type="float" office:value="0.07746026129" table:style-name="ce1">
            <text:p>0.07746026129</text:p>
          </table:table-cell>
          <table:table-cell office:value-type="float" office:value="2.435325574" table:style-name="ce1">
            <text:p>2.435325574</text:p>
          </table:table-cell>
          <table:table-cell office:value-type="float" office:value="2.864924426" table:style-name="ce1">
            <text:p>2.864924426</text:p>
          </table:table-cell>
          <table:table-cell office:value-type="float" office:value="0.3588435243" table:style-name="ce1">
            <text:p>0.3588435243</text:p>
          </table:table-cell>
          <table:table-cell office:value-type="float" office:value="15.9235225" table:style-name="ce1">
            <text:p>15.9235225</text:p>
          </table:table-cell>
          <table:table-cell office:value-type="float" office:value="2.842155447" table:style-name="ce1">
            <text:p>2.842155447</text:p>
          </table:table-cell>
          <table:table-cell office:value-type="float" office:value="1006.936913" table:style-name="ce1">
            <text:p>1006.936913</text:p>
          </table:table-cell>
          <table:table-cell office:value-type="float" office:value="90.00191031" table:style-name="ce1">
            <text:p>90.00191031</text:p>
          </table:table-cell>
          <table:table-cell office:value-type="float" office:value="37.00923974" table:style-name="ce1">
            <text:p>37.00923974</text:p>
          </table:table-cell>
          <table:table-cell office:value-type="float" office:value="26.76636465" table:style-name="ce1">
            <text:p>26.76636465</text:p>
          </table:table-cell>
          <table:table-cell office:value-type="float" office:value="50.14804345" table:style-name="ce1">
            <text:p>50.14804345</text:p>
          </table:table-cell>
          <table:table-cell office:value-type="float" office:value="0.001371066594" table:style-name="ce1">
            <text:p>0.001371066594</text:p>
          </table:table-cell>
          <table:table-cell office:value-type="float" office:value="0.01708079923" table:style-name="ce1">
            <text:p>0.01708079923</text:p>
          </table:table-cell>
          <table:table-cell office:value-type="float" office:value="4.166633784" table:style-name="ce1">
            <text:p>4.166633784</text:p>
          </table:table-cell>
          <table:table-cell office:value-type="float" office:value="9.813006266" table:style-name="ce1">
            <text:p>9.813006266</text:p>
          </table:table-cell>
          <table:table-cell office:value-type="float" office:value="0.3824956867" table:style-name="ce1">
            <text:p>0.3824956867</text:p>
          </table:table-cell>
          <table:table-cell office:value-type="float" office:value="0.4044793089" table:style-name="ce1">
            <text:p>0.4044793089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H</text:p>
          </table:table-cell>
          <table:table-cell office:value-type="string" table:style-name="ce1">
            <text:p>loc4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bottom</text:p>
          </table:table-cell>
          <table:table-cell office:value-type="float" office:value="4.105075844" table:style-name="ce1">
            <text:p>4.105075844</text:p>
          </table:table-cell>
          <table:table-cell office:value-type="string" table:style-name="ce1">
            <text:p>&lt;10%</text:p>
          </table:table-cell>
          <table:table-cell office:value-type="float" office:value="0.9699913519" table:style-name="ce1">
            <text:p>0.9699913519</text:p>
          </table:table-cell>
          <table:table-cell office:value-type="float" office:value="2.125096299" table:style-name="ce1">
            <text:p>2.125096299</text:p>
          </table:table-cell>
          <table:table-cell office:value-type="float" office:value="16.9170372" table:style-name="ce1">
            <text:p>16.9170372</text:p>
          </table:table-cell>
          <table:table-cell office:value-type="float" office:value="7.166561" table:style-name="ce1">
            <text:p>7.166561</text:p>
          </table:table-cell>
          <table:table-cell office:value-type="float" office:value="3.10583" table:style-name="ce1">
            <text:p>3.10583</text:p>
          </table:table-cell>
          <table:table-cell office:value-type="float" office:value="10.272391" table:style-name="ce1">
            <text:p>10.272391</text:p>
          </table:table-cell>
          <table:table-cell office:value-type="float" office:value="0.6673387969" table:style-name="ce1">
            <text:p>0.6673387969</text:p>
          </table:table-cell>
          <table:table-cell office:value-type="float" office:value="0.5156150779" table:style-name="ce1">
            <text:p>0.5156150779</text:p>
          </table:table-cell>
          <table:table-cell office:value-type="float" office:value="0.9276778098" table:style-name="ce1">
            <text:p>0.9276778098</text:p>
          </table:table-cell>
          <table:table-cell office:value-type="float" office:value="1.574001727" table:style-name="ce1">
            <text:p>1.574001727</text:p>
          </table:table-cell>
          <table:table-cell office:value-type="float" office:value="10.8614131" table:style-name="ce1">
            <text:p>10.8614131</text:p>
          </table:table-cell>
          <table:table-cell office:value-type="float" office:value="0.2092553315" table:style-name="ce1">
            <text:p>0.2092553315</text:p>
          </table:table-cell>
          <table:table-cell office:value-type="float" office:value="80.2491172" table:style-name="ce1">
            <text:p>80.2491172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2863676761" table:style-name="ce1">
            <text:p>0.2863676761</text:p>
          </table:table-cell>
          <table:table-cell office:value-type="float" office:value="2.192750141" table:style-name="ce1">
            <text:p>2.192750141</text:p>
          </table:table-cell>
          <table:table-cell office:value-type="float" office:value="0.07848312367" table:style-name="ce1">
            <text:p>0.07848312367</text:p>
          </table:table-cell>
          <table:table-cell office:value-type="float" office:value="1.006160474" table:style-name="ce1">
            <text:p>1.006160474</text:p>
          </table:table-cell>
          <table:table-cell office:value-type="float" office:value="0.07848312367" table:style-name="ce1">
            <text:p>0.07848312367</text:p>
          </table:table-cell>
          <table:table-cell office:value-type="float" office:value="0.686841773" table:style-name="ce1">
            <text:p>0.686841773</text:p>
          </table:table-cell>
          <table:table-cell office:value-type="float" office:value="0.907773227" table:style-name="ce1">
            <text:p>0.907773227</text:p>
          </table:table-cell>
          <table:table-cell office:value-type="float" office:value="0.09838724723" table:style-name="ce1">
            <text:p>0.09838724723</text:p>
          </table:table-cell>
          <table:table-cell office:value-type="float" office:value="3.591972" table:style-name="ce1">
            <text:p>3.591972</text:p>
          </table:table-cell>
          <table:table-cell office:value-type="float" office:value="0.8814768263" table:style-name="ce1">
            <text:p>0.8814768263</text:p>
          </table:table-cell>
          <table:table-cell office:value-type="float" office:value="2276.571014" table:style-name="ce1">
            <text:p>2276.571014</text:p>
          </table:table-cell>
          <table:table-cell office:value-type="float" office:value="89.99408931" table:style-name="ce1">
            <text:p>89.99408931</text:p>
          </table:table-cell>
          <table:table-cell office:value-type="float" office:value="142.9842956" table:style-name="ce1">
            <text:p>142.9842956</text:p>
          </table:table-cell>
          <table:table-cell office:value-type="float" office:value="56.54043148" table:style-name="ce1">
            <text:p>56.54043148</text:p>
          </table:table-cell>
          <table:table-cell office:value-type="float" office:value="68.61621786" table:style-name="ce1">
            <text:p>68.61621786</text:p>
          </table:table-cell>
          <table:table-cell office:value-type="float" office:value="0.007747592888" table:style-name="ce1">
            <text:p>0.007747592888</text:p>
          </table:table-cell>
          <table:table-cell office:value-type="float" office:value="0.01847438091" table:style-name="ce1">
            <text:p>0.01847438091</text:p>
          </table:table-cell>
          <table:table-cell office:value-type="float" office:value="4.411114427" table:style-name="ce1">
            <text:p>4.411114427</text:p>
          </table:table-cell>
          <table:table-cell office:value-type="float" office:value="40.3573477" table:style-name="ce1">
            <text:p>40.3573477</text:p>
          </table:table-cell>
          <table:table-cell office:value-type="float" office:value="2.012358802" table:style-name="ce1">
            <text:p>2.012358802</text:p>
          </table:table-cell>
          <table:table-cell office:value-type="float" office:value="3.439145175" table:style-name="ce1">
            <text:p>3.439145175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H</text:p>
          </table:table-cell>
          <table:table-cell office:value-type="string" table:style-name="ce1">
            <text:p>loc4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bottom</text:p>
          </table:table-cell>
          <table:table-cell office:value-type="float" office:value="4.132891054" table:style-name="ce1">
            <text:p>4.132891054</text:p>
          </table:table-cell>
          <table:table-cell office:value-type="string" table:style-name="ce1">
            <text:p>&lt;10%</text:p>
          </table:table-cell>
          <table:table-cell office:value-type="float" office:value="0.7277225583" table:style-name="ce1">
            <text:p>0.7277225583</text:p>
          </table:table-cell>
          <table:table-cell office:value-type="float" office:value="-0.1302280406" table:style-name="ce1">
            <text:p>-0.1302280406</text:p>
          </table:table-cell>
          <table:table-cell office:value-type="float" office:value="3.188524951" table:style-name="ce1">
            <text:p>3.188524951</text:p>
          </table:table-cell>
          <table:table-cell office:value-type="float" office:value="2.122528" table:style-name="ce1">
            <text:p>2.122528</text:p>
          </table:table-cell>
          <table:table-cell office:value-type="float" office:value="2.780413" table:style-name="ce1">
            <text:p>2.780413</text:p>
          </table:table-cell>
          <table:table-cell office:value-type="float" office:value="4.902941" table:style-name="ce1">
            <text:p>4.902941</text:p>
          </table:table-cell>
          <table:table-cell office:value-type="float" office:value="0.5801121603" table:style-name="ce1">
            <text:p>0.5801121603</text:p>
          </table:table-cell>
          <table:table-cell office:value-type="float" office:value="6.344378097" table:style-name="ce1">
            <text:p>6.344378097</text:p>
          </table:table-cell>
          <table:table-cell office:value-type="float" office:value="0.9468692676" table:style-name="ce1">
            <text:p>0.9468692676</text:p>
          </table:table-cell>
          <table:table-cell office:value-type="float" office:value="1.421802735" table:style-name="ce1">
            <text:p>1.421802735</text:p>
          </table:table-cell>
          <table:table-cell office:value-type="float" office:value="11.71443527" table:style-name="ce1">
            <text:p>11.71443527</text:p>
          </table:table-cell>
          <table:table-cell office:value-type="float" office:value="0.2851754483" table:style-name="ce1">
            <text:p>0.2851754483</text:p>
          </table:table-cell>
          <table:table-cell office:value-type="float" office:value="84.51900449" table:style-name="ce1">
            <text:p>84.51900449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1456888397" table:style-name="ce1">
            <text:p>0.1456888397</text:p>
          </table:table-cell>
          <table:table-cell office:value-type="float" office:value="1.030728249" table:style-name="ce1">
            <text:p>1.030728249</text:p>
          </table:table-cell>
          <table:table-cell office:value-type="float" office:value="0.03121169688" table:style-name="ce1">
            <text:p>0.03121169688</text:p>
          </table:table-cell>
          <table:table-cell office:value-type="float" office:value="0.9780807358" table:style-name="ce1">
            <text:p>0.9780807358</text:p>
          </table:table-cell>
          <table:table-cell office:value-type="float" office:value="0.03121169688" table:style-name="ce1">
            <text:p>0.03121169688</text:p>
          </table:table-cell>
          <table:table-cell office:value-type="float" office:value="0.647153132" table:style-name="ce1">
            <text:p>0.647153132</text:p>
          </table:table-cell>
          <table:table-cell office:value-type="float" office:value="0.895231868" table:style-name="ce1">
            <text:p>0.895231868</text:p>
          </table:table-cell>
          <table:table-cell office:value-type="float" office:value="0.08284886777" table:style-name="ce1">
            <text:p>0.08284886777</text:p>
          </table:table-cell>
          <table:table-cell office:value-type="float" office:value="2.173074" table:style-name="ce1">
            <text:p>2.173074</text:p>
          </table:table-cell>
          <table:table-cell office:value-type="float" office:value="0.7975485361" table:style-name="ce1">
            <text:p>0.7975485361</text:p>
          </table:table-cell>
          <table:table-cell office:value-type="float" office:value="2260.127629" table:style-name="ce1">
            <text:p>2260.127629</text:p>
          </table:table-cell>
          <table:table-cell office:value-type="float" office:value="89.99667308" table:style-name="ce1">
            <text:p>89.99667308</text:p>
          </table:table-cell>
          <table:table-cell office:value-type="float" office:value="179.9853196" table:style-name="ce1">
            <text:p>179.9853196</text:p>
          </table:table-cell>
          <table:table-cell office:value-type="float" office:value="37.01371603" table:style-name="ce1">
            <text:p>37.01371603</text:p>
          </table:table-cell>
          <table:table-cell office:value-type="float" office:value="22.16077082" table:style-name="ce1">
            <text:p>22.16077082</text:p>
          </table:table-cell>
          <table:table-cell office:value-type="float" office:value="0.003796493958" table:style-name="ce1">
            <text:p>0.003796493958</text:p>
          </table:table-cell>
          <table:table-cell office:value-type="float" office:value="0.01611684075" table:style-name="ce1">
            <text:p>0.01611684075</text:p>
          </table:table-cell>
          <table:table-cell office:value-type="float" office:value="1.498482967" table:style-name="ce1">
            <text:p>1.498482967</text:p>
          </table:table-cell>
          <table:table-cell office:value-type="float" office:value="86.15294511" table:style-name="ce1">
            <text:p>86.15294511</text:p>
          </table:table-cell>
          <table:table-cell office:value-type="float" office:value="0.344272285" table:style-name="ce1">
            <text:p>0.344272285</text:p>
          </table:table-cell>
          <table:table-cell office:value-type="float" office:value="0.7392887865" table:style-name="ce1">
            <text:p>0.7392887865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H</text:p>
          </table:table-cell>
          <table:table-cell office:value-type="string" table:style-name="ce1">
            <text:p>loc4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bottom</text:p>
          </table:table-cell>
          <table:table-cell office:value-type="float" office:value="1.795295267" table:style-name="ce1">
            <text:p>1.795295267</text:p>
          </table:table-cell>
          <table:table-cell office:value-type="string" table:style-name="ce1">
            <text:p>&lt;10%</text:p>
          </table:table-cell>
          <table:table-cell office:value-type="float" office:value="2.125838873" table:style-name="ce1">
            <text:p>2.125838873</text:p>
          </table:table-cell>
          <table:table-cell office:value-type="float" office:value="-0.6645251373" table:style-name="ce1">
            <text:p>-0.6645251373</text:p>
          </table:table-cell>
          <table:table-cell office:value-type="float" office:value="4.14938877" table:style-name="ce1">
            <text:p>4.14938877</text:p>
          </table:table-cell>
          <table:table-cell office:value-type="float" office:value="6.07555" table:style-name="ce1">
            <text:p>6.07555</text:p>
          </table:table-cell>
          <table:table-cell office:value-type="float" office:value="10.67671" table:style-name="ce1">
            <text:p>10.67671</text:p>
          </table:table-cell>
          <table:table-cell office:value-type="float" office:value="16.75226" table:style-name="ce1">
            <text:p>16.75226</text:p>
          </table:table-cell>
          <table:table-cell office:value-type="float" office:value="1.66489828" table:style-name="ce1">
            <text:p>1.66489828</text:p>
          </table:table-cell>
          <table:table-cell office:value-type="float" office:value="0.3311021061" table:style-name="ce1">
            <text:p>0.3311021061</text:p>
          </table:table-cell>
          <table:table-cell office:value-type="float" office:value="2.4673831" table:style-name="ce1">
            <text:p>2.4673831</text:p>
          </table:table-cell>
          <table:table-cell office:value-type="float" office:value="4.893515987" table:style-name="ce1">
            <text:p>4.893515987</text:p>
          </table:table-cell>
          <table:table-cell office:value-type="float" office:value="65.39674923" table:style-name="ce1">
            <text:p>65.39674923</text:p>
          </table:table-cell>
          <table:table-cell office:value-type="float" office:value="0.2331894867" table:style-name="ce1">
            <text:p>0.2331894867</text:p>
          </table:table-cell>
          <table:table-cell office:value-type="float" office:value="95.00221763" table:style-name="ce1">
            <text:p>95.00221763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011643521" table:style-name="ce1">
            <text:p>0.2011643521</text:p>
          </table:table-cell>
          <table:table-cell office:value-type="float" office:value="1.915840473" table:style-name="ce1">
            <text:p>1.915840473</text:p>
          </table:table-cell>
          <table:table-cell office:value-type="float" office:value="0.07673087249" table:style-name="ce1">
            <text:p>0.07673087249</text:p>
          </table:table-cell>
          <table:table-cell office:value-type="float" office:value="2.544111896" table:style-name="ce1">
            <text:p>2.544111896</text:p>
          </table:table-cell>
          <table:table-cell office:value-type="float" office:value="0.07673087249" table:style-name="ce1">
            <text:p>0.07673087249</text:p>
          </table:table-cell>
          <table:table-cell office:value-type="float" office:value="1.909209142" table:style-name="ce1">
            <text:p>1.909209142</text:p>
          </table:table-cell>
          <table:table-cell office:value-type="float" office:value="2.250530858" table:style-name="ce1">
            <text:p>2.250530858</text:p>
          </table:table-cell>
          <table:table-cell office:value-type="float" office:value="0.2935810372" table:style-name="ce1">
            <text:p>0.2935810372</text:p>
          </table:table-cell>
          <table:table-cell office:value-type="float" office:value="10.96304" table:style-name="ce1">
            <text:p>10.96304</text:p>
          </table:table-cell>
          <table:table-cell office:value-type="float" office:value="2.347306722" table:style-name="ce1">
            <text:p>2.347306722</text:p>
          </table:table-cell>
          <table:table-cell office:value-type="float" office:value="1064.718331" table:style-name="ce1">
            <text:p>1064.718331</text:p>
          </table:table-cell>
          <table:table-cell office:value-type="float" office:value="90.01722936" table:style-name="ce1">
            <text:p>90.01722936</text:p>
          </table:table-cell>
          <table:table-cell office:value-type="float" office:value="95.68103018" table:style-name="ce1">
            <text:p>95.68103018</text:p>
          </table:table-cell>
          <table:table-cell office:value-type="float" office:value="100.8334318" table:style-name="ce1">
            <text:p>100.8334318</text:p>
          </table:table-cell>
          <table:table-cell office:value-type="float" office:value="42.59783674" table:style-name="ce1">
            <text:p>42.59783674</text:p>
          </table:table-cell>
          <table:table-cell office:value-type="float" office:value="0.002311780419" table:style-name="ce1">
            <text:p>0.002311780419</text:p>
          </table:table-cell>
          <table:table-cell office:value-type="float" office:value="0.01666822952" table:style-name="ce1">
            <text:p>0.01666822952</text:p>
          </table:table-cell>
          <table:table-cell office:value-type="float" office:value="3.757068018" table:style-name="ce1">
            <text:p>3.757068018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0.3753697621" table:style-name="ce1">
            <text:p>0.3753697621</text:p>
          </table:table-cell>
          <table:table-cell office:value-type="float" office:value="0.6030340669" table:style-name="ce1">
            <text:p>0.6030340669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H</text:p>
          </table:table-cell>
          <table:table-cell office:value-type="string" table:style-name="ce1">
            <text:p>loc4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bottom</text:p>
          </table:table-cell>
          <table:table-cell office:value-type="float" office:value="1.776051241" table:style-name="ce1">
            <text:p>1.776051241</text:p>
          </table:table-cell>
          <table:table-cell office:value-type="string" table:style-name="ce1">
            <text:p>&lt;10%</text:p>
          </table:table-cell>
          <table:table-cell office:value-type="float" office:value="2.104905845" table:style-name="ce1">
            <text:p>2.104905845</text:p>
          </table:table-cell>
          <table:table-cell office:value-type="float" office:value="-0.6844634655" table:style-name="ce1">
            <text:p>-0.6844634655</text:p>
          </table:table-cell>
          <table:table-cell office:value-type="float" office:value="4.197227402" table:style-name="ce1">
            <text:p>4.197227402</text:p>
          </table:table-cell>
          <table:table-cell office:value-type="float" office:value="5.93676" table:style-name="ce1">
            <text:p>5.93676</text:p>
          </table:table-cell>
          <table:table-cell office:value-type="float" office:value="10.65947" table:style-name="ce1">
            <text:p>10.65947</text:p>
          </table:table-cell>
          <table:table-cell office:value-type="float" office:value="16.59623" table:style-name="ce1">
            <text:p>16.59623</text:p>
          </table:table-cell>
          <table:table-cell office:value-type="float" office:value="1.647985467" table:style-name="ce1">
            <text:p>1.647985467</text:p>
          </table:table-cell>
          <table:table-cell office:value-type="float" office:value="0.3495666889" table:style-name="ce1">
            <text:p>0.3495666889</text:p>
          </table:table-cell>
          <table:table-cell office:value-type="float" office:value="2.450628004" table:style-name="ce1">
            <text:p>2.450628004</text:p>
          </table:table-cell>
          <table:table-cell office:value-type="float" office:value="4.856791578" table:style-name="ce1">
            <text:p>4.856791578</text:p>
          </table:table-cell>
          <table:table-cell office:value-type="float" office:value="64.94777407" table:style-name="ce1">
            <text:p>64.94777407</text:p>
          </table:table-cell>
          <table:table-cell office:value-type="float" office:value="0.2396840594" table:style-name="ce1">
            <text:p>0.2396840594</text:p>
          </table:table-cell>
          <table:table-cell office:value-type="float" office:value="95.00190229" table:style-name="ce1">
            <text:p>95.00190229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002652466" table:style-name="ce1">
            <text:p>0.2002652466</text:p>
          </table:table-cell>
          <table:table-cell office:value-type="float" office:value="1.89943756" table:style-name="ce1">
            <text:p>1.89943756</text:p>
          </table:table-cell>
          <table:table-cell office:value-type="float" office:value="0.07391615818" table:style-name="ce1">
            <text:p>0.07391615818</text:p>
          </table:table-cell>
          <table:table-cell office:value-type="float" office:value="2.524542744" table:style-name="ce1">
            <text:p>2.524542744</text:p>
          </table:table-cell>
          <table:table-cell office:value-type="float" office:value="0.07391615818" table:style-name="ce1">
            <text:p>0.07391615818</text:p>
          </table:table-cell>
          <table:table-cell office:value-type="float" office:value="1.883375823" table:style-name="ce1">
            <text:p>1.883375823</text:p>
          </table:table-cell>
          <table:table-cell office:value-type="float" office:value="2.231824177" table:style-name="ce1">
            <text:p>2.231824177</text:p>
          </table:table-cell>
          <table:table-cell office:value-type="float" office:value="0.2927185666" table:style-name="ce1">
            <text:p>0.2927185666</text:p>
          </table:table-cell>
          <table:table-cell office:value-type="float" office:value="10.9708" table:style-name="ce1">
            <text:p>10.9708</text:p>
          </table:table-cell>
          <table:table-cell office:value-type="float" office:value="2.345173854" table:style-name="ce1">
            <text:p>2.345173854</text:p>
          </table:table-cell>
          <table:table-cell office:value-type="float" office:value="1065.143667" table:style-name="ce1">
            <text:p>1065.143667</text:p>
          </table:table-cell>
          <table:table-cell office:value-type="float" office:value="90.01215023" table:style-name="ce1">
            <text:p>90.01215023</text:p>
          </table:table-cell>
          <table:table-cell office:value-type="float" office:value="95.67753782" table:style-name="ce1">
            <text:p>95.67753782</text:p>
          </table:table-cell>
          <table:table-cell office:value-type="float" office:value="100.8343381" table:style-name="ce1">
            <text:p>100.8343381</text:p>
          </table:table-cell>
          <table:table-cell office:value-type="float" office:value="43.44657222" table:style-name="ce1">
            <text:p>43.44657222</text:p>
          </table:table-cell>
          <table:table-cell office:value-type="float" office:value="0.002344660376" table:style-name="ce1">
            <text:p>0.002344660376</text:p>
          </table:table-cell>
          <table:table-cell office:value-type="float" office:value="0.01667215488" table:style-name="ce1">
            <text:p>0.01667215488</text:p>
          </table:table-cell>
          <table:table-cell office:value-type="float" office:value="3.736604071" table:style-name="ce1">
            <text:p>3.736604071</text:p>
          </table:table-cell>
          <table:table-cell office:value-type="float" office:value="10.49946577" table:style-name="ce1">
            <text:p>10.49946577</text:p>
          </table:table-cell>
          <table:table-cell office:value-type="float" office:value="0.3763058846" table:style-name="ce1">
            <text:p>0.3763058846</text:p>
          </table:table-cell>
          <table:table-cell office:value-type="float" office:value="0.5714911224" table:style-name="ce1">
            <text:p>0.5714911224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I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13.89706645" table:style-name="ce1">
            <text:p>13.89706645</text:p>
          </table:table-cell>
          <table:table-cell office:value-type="string" table:style-name="ce1">
            <text:p>10-20%</text:p>
          </table:table-cell>
          <table:table-cell office:value-type="float" office:value="1.36940646" table:style-name="ce1">
            <text:p>1.36940646</text:p>
          </table:table-cell>
          <table:table-cell office:value-type="float" office:value="-1.143043277" table:style-name="ce1">
            <text:p>-1.143043277</text:p>
          </table:table-cell>
          <table:table-cell office:value-type="float" office:value="6.667763541" table:style-name="ce1">
            <text:p>6.667763541</text:p>
          </table:table-cell>
          <table:table-cell office:value-type="float" office:value="2.783027" table:style-name="ce1">
            <text:p>2.783027</text:p>
          </table:table-cell>
          <table:table-cell office:value-type="float" office:value="7.500111" table:style-name="ce1">
            <text:p>7.500111</text:p>
          </table:table-cell>
          <table:table-cell office:value-type="float" office:value="10.283138" table:style-name="ce1">
            <text:p>10.283138</text:p>
          </table:table-cell>
          <table:table-cell office:value-type="float" office:value="0.9891963573" table:style-name="ce1">
            <text:p>0.9891963573</text:p>
          </table:table-cell>
          <table:table-cell office:value-type="float" office:value="8.167102743" table:style-name="ce1">
            <text:p>8.167102743</text:p>
          </table:table-cell>
          <table:table-cell office:value-type="float" office:value="1.616860402" table:style-name="ce1">
            <text:p>1.616860402</text:p>
          </table:table-cell>
          <table:table-cell office:value-type="float" office:value="3.363585356" table:style-name="ce1">
            <text:p>3.363585356</text:p>
          </table:table-cell>
          <table:table-cell office:value-type="float" office:value="17.18099322" table:style-name="ce1">
            <text:p>17.18099322</text:p>
          </table:table-cell>
          <table:table-cell office:value-type="float" office:value="0.3926373625" table:style-name="ce1">
            <text:p>0.3926373625</text:p>
          </table:table-cell>
          <table:table-cell office:value-type="float" office:value="84.50921879" table:style-name="ce1">
            <text:p>84.50921879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359797864" table:style-name="ce1">
            <text:p>0.359797864</text:p>
          </table:table-cell>
          <table:table-cell office:value-type="float" office:value="4.136376705" table:style-name="ce1">
            <text:p>4.136376705</text:p>
          </table:table-cell>
          <table:table-cell office:value-type="float" office:value="0.05216763325" table:style-name="ce1">
            <text:p>0.05216763325</text:p>
          </table:table-cell>
          <table:table-cell office:value-type="float" office:value="1.669027983" table:style-name="ce1">
            <text:p>1.669027983</text:p>
          </table:table-cell>
          <table:table-cell office:value-type="float" office:value="0.05216763325" table:style-name="ce1">
            <text:p>0.05216763325</text:p>
          </table:table-cell>
          <table:table-cell office:value-type="float" office:value="1.036803667" table:style-name="ce1">
            <text:p>1.036803667</text:p>
          </table:table-cell>
          <table:table-cell office:value-type="float" office:value="1.446573333" table:style-name="ce1">
            <text:p>1.446573333</text:p>
          </table:table-cell>
          <table:table-cell office:value-type="float" office:value="0.2224546502" table:style-name="ce1">
            <text:p>0.2224546502</text:p>
          </table:table-cell>
          <table:table-cell office:value-type="float" office:value="6.156622" table:style-name="ce1">
            <text:p>6.156622</text:p>
          </table:table-cell>
          <table:table-cell office:value-type="float" office:value="0.9493738711" table:style-name="ce1">
            <text:p>0.9493738711</text:p>
          </table:table-cell>
          <table:table-cell office:value-type="float" office:value="2671.173369" table:style-name="ce1">
            <text:p>2671.173369</text:p>
          </table:table-cell>
          <table:table-cell office:value-type="float" office:value="0.005873193964" table:style-name="ce1">
            <text:p>0.005873193964</text:p>
          </table:table-cell>
          <table:table-cell office:value-type="float" office:value="90.00658675" table:style-name="ce1">
            <text:p>90.00658675</text:p>
          </table:table-cell>
          <table:table-cell office:value-type="float" office:value="84.30773685" table:style-name="ce1">
            <text:p>84.30773685</text:p>
          </table:table-cell>
          <table:table-cell office:value-type="float" office:value="58.81611812" table:style-name="ce1">
            <text:p>58.81611812</text:p>
          </table:table-cell>
          <table:table-cell office:value-type="float" office:value="0.00219937655" table:style-name="ce1">
            <text:p>0.00219937655</text:p>
          </table:table-cell>
          <table:table-cell office:value-type="float" office:value="0.01683063042" table:style-name="ce1">
            <text:p>0.01683063042</text:p>
          </table:table-cell>
          <table:table-cell office:value-type="float" office:value="5.982936718" table:style-name="ce1">
            <text:p>5.982936718</text:p>
          </table:table-cell>
          <table:table-cell office:value-type="float" office:value="24.3420757" table:style-name="ce1">
            <text:p>24.3420757</text:p>
          </table:table-cell>
          <table:table-cell office:value-type="float" office:value="1.055203845" table:style-name="ce1">
            <text:p>1.055203845</text:p>
          </table:table-cell>
          <table:table-cell office:value-type="float" office:value="1.907681913" table:style-name="ce1">
            <text:p>1.907681913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I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13.76818355" table:style-name="ce1">
            <text:p>13.76818355</text:p>
          </table:table-cell>
          <table:table-cell office:value-type="string" table:style-name="ce1">
            <text:p>10-20%</text:p>
          </table:table-cell>
          <table:table-cell office:value-type="float" office:value="1.366137999" table:style-name="ce1">
            <text:p>1.366137999</text:p>
          </table:table-cell>
          <table:table-cell office:value-type="float" office:value="-1.088800636" table:style-name="ce1">
            <text:p>-1.088800636</text:p>
          </table:table-cell>
          <table:table-cell office:value-type="float" office:value="6.480178792" table:style-name="ce1">
            <text:p>6.480178792</text:p>
          </table:table-cell>
          <table:table-cell office:value-type="float" office:value="2.824807" table:style-name="ce1">
            <text:p>2.824807</text:p>
          </table:table-cell>
          <table:table-cell office:value-type="float" office:value="7.396223" table:style-name="ce1">
            <text:p>7.396223</text:p>
          </table:table-cell>
          <table:table-cell office:value-type="float" office:value="10.22103" table:style-name="ce1">
            <text:p>10.22103</text:p>
          </table:table-cell>
          <table:table-cell office:value-type="float" office:value="0.990798454" table:style-name="ce1">
            <text:p>0.990798454</text:p>
          </table:table-cell>
          <table:table-cell office:value-type="float" office:value="7.735370897" table:style-name="ce1">
            <text:p>7.735370897</text:p>
          </table:table-cell>
          <table:table-cell office:value-type="float" office:value="1.614681319" table:style-name="ce1">
            <text:p>1.614681319</text:p>
          </table:table-cell>
          <table:table-cell office:value-type="float" office:value="3.33994659" table:style-name="ce1">
            <text:p>3.33994659</text:p>
          </table:table-cell>
          <table:table-cell office:value-type="float" office:value="17.42321127" table:style-name="ce1">
            <text:p>17.42321127</text:p>
          </table:table-cell>
          <table:table-cell office:value-type="float" office:value="0.4090728124" table:style-name="ce1">
            <text:p>0.4090728124</text:p>
          </table:table-cell>
          <table:table-cell office:value-type="float" office:value="84.50861078" table:style-name="ce1">
            <text:p>84.50861078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3551317835" table:style-name="ce1">
            <text:p>0.3551317835</text:p>
          </table:table-cell>
          <table:table-cell office:value-type="float" office:value="4.076041849" table:style-name="ce1">
            <text:p>4.076041849</text:p>
          </table:table-cell>
          <table:table-cell office:value-type="float" office:value="0.05386582319" table:style-name="ce1">
            <text:p>0.05386582319</text:p>
          </table:table-cell>
          <table:table-cell office:value-type="float" office:value="1.668547133" table:style-name="ce1">
            <text:p>1.668547133</text:p>
          </table:table-cell>
          <table:table-cell office:value-type="float" office:value="0.05386582319" table:style-name="ce1">
            <text:p>0.05386582319</text:p>
          </table:table-cell>
          <table:table-cell office:value-type="float" office:value="1.044437535" table:style-name="ce1">
            <text:p>1.044437535</text:p>
          </table:table-cell>
          <table:table-cell office:value-type="float" office:value="1.449924465" table:style-name="ce1">
            <text:p>1.449924465</text:p>
          </table:table-cell>
          <table:table-cell office:value-type="float" office:value="0.2186226682" table:style-name="ce1">
            <text:p>0.2186226682</text:p>
          </table:table-cell>
          <table:table-cell office:value-type="float" office:value="6.040704" table:style-name="ce1">
            <text:p>6.040704</text:p>
          </table:table-cell>
          <table:table-cell office:value-type="float" office:value="0.9280238469" table:style-name="ce1">
            <text:p>0.9280238469</text:p>
          </table:table-cell>
          <table:table-cell office:value-type="float" office:value="2662.709729" table:style-name="ce1">
            <text:p>2662.709729</text:p>
          </table:table-cell>
          <table:table-cell office:value-type="float" office:value="0.009295385401" table:style-name="ce1">
            <text:p>0.009295385401</text:p>
          </table:table-cell>
          <table:table-cell office:value-type="float" office:value="89.99622203" table:style-name="ce1">
            <text:p>89.99622203</text:p>
          </table:table-cell>
          <table:table-cell office:value-type="float" office:value="78.67032761" table:style-name="ce1">
            <text:p>78.67032761</text:p>
          </table:table-cell>
          <table:table-cell office:value-type="float" office:value="58.90421965" table:style-name="ce1">
            <text:p>58.90421965</text:p>
          </table:table-cell>
          <table:table-cell office:value-type="float" office:value="0.001963620297" table:style-name="ce1">
            <text:p>0.001963620297</text:p>
          </table:table-cell>
          <table:table-cell office:value-type="float" office:value="0.01692671846" table:style-name="ce1">
            <text:p>0.01692671846</text:p>
          </table:table-cell>
          <table:table-cell office:value-type="float" office:value="5.828209396" table:style-name="ce1">
            <text:p>5.828209396</text:p>
          </table:table-cell>
          <table:table-cell office:value-type="float" office:value="17.74718509" table:style-name="ce1">
            <text:p>17.74718509</text:p>
          </table:table-cell>
          <table:table-cell office:value-type="float" office:value="1.072538189" table:style-name="ce1">
            <text:p>1.072538189</text:p>
          </table:table-cell>
          <table:table-cell office:value-type="float" office:value="1.715214931" table:style-name="ce1">
            <text:p>1.715214931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I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8.344726563" table:style-name="ce1">
            <text:p>8.344726563</text:p>
          </table:table-cell>
          <table:table-cell office:value-type="string" table:style-name="ce1">
            <text:p>&lt;10%</text:p>
          </table:table-cell>
          <table:table-cell office:value-type="float" office:value="3.343397823" table:style-name="ce1">
            <text:p>3.343397823</text:p>
          </table:table-cell>
          <table:table-cell office:value-type="float" office:value="0.08039721962" table:style-name="ce1">
            <text:p>0.08039721962</text:p>
          </table:table-cell>
          <table:table-cell office:value-type="float" office:value="3.005418023" table:style-name="ce1">
            <text:p>3.005418023</text:p>
          </table:table-cell>
          <table:table-cell office:value-type="float" office:value="10.07359" table:style-name="ce1">
            <text:p>10.07359</text:p>
          </table:table-cell>
          <table:table-cell office:value-type="float" office:value="11.71043" table:style-name="ce1">
            <text:p>11.71043</text:p>
          </table:table-cell>
          <table:table-cell office:value-type="float" office:value="21.78402" table:style-name="ce1">
            <text:p>21.78402</text:p>
          </table:table-cell>
          <table:table-cell office:value-type="float" office:value="2.682549225" table:style-name="ce1">
            <text:p>2.682549225</text:p>
          </table:table-cell>
          <table:table-cell office:value-type="float" office:value="0.2999565442" table:style-name="ce1">
            <text:p>0.2999565442</text:p>
          </table:table-cell>
          <table:table-cell office:value-type="float" office:value="4.233128294" table:style-name="ce1">
            <text:p>4.233128294</text:p>
          </table:table-cell>
          <table:table-cell office:value-type="float" office:value="6.15087445" table:style-name="ce1">
            <text:p>6.15087445</text:p>
          </table:table-cell>
          <table:table-cell office:value-type="float" office:value="73.3558859" table:style-name="ce1">
            <text:p>73.3558859</text:p>
          </table:table-cell>
          <table:table-cell office:value-type="float" office:value="0.3302111352" table:style-name="ce1">
            <text:p>0.3302111352</text:p>
          </table:table-cell>
          <table:table-cell office:value-type="float" office:value="79.74323728" table:style-name="ce1">
            <text:p>79.74323728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766583209" table:style-name="ce1">
            <text:p>0.2766583209</text:p>
          </table:table-cell>
          <table:table-cell office:value-type="float" office:value="3.490738006" table:style-name="ce1">
            <text:p>3.490738006</text:p>
          </table:table-cell>
          <table:table-cell office:value-type="float" office:value="0.1762820213" table:style-name="ce1">
            <text:p>0.1762820213</text:p>
          </table:table-cell>
          <table:table-cell office:value-type="float" office:value="4.409406864" table:style-name="ce1">
            <text:p>4.409406864</text:p>
          </table:table-cell>
          <table:table-cell office:value-type="float" office:value="0.1762820213" table:style-name="ce1">
            <text:p>0.1762820213</text:p>
          </table:table-cell>
          <table:table-cell office:value-type="float" office:value="2.979176126" table:style-name="ce1">
            <text:p>2.979176126</text:p>
          </table:table-cell>
          <table:table-cell office:value-type="float" office:value="4.057113874" table:style-name="ce1">
            <text:p>4.057113874</text:p>
          </table:table-cell>
          <table:table-cell office:value-type="float" office:value="0.3522929907" table:style-name="ce1">
            <text:p>0.3522929907</text:p>
          </table:table-cell>
          <table:table-cell office:value-type="float" office:value="21.99785" table:style-name="ce1">
            <text:p>21.99785</text:p>
          </table:table-cell>
          <table:table-cell office:value-type="float" office:value="8.456282296" table:style-name="ce1">
            <text:p>8.456282296</text:p>
          </table:table-cell>
          <table:table-cell office:value-type="float" office:value="1406.827583" table:style-name="ce1">
            <text:p>1406.827583</text:p>
          </table:table-cell>
          <table:table-cell office:value-type="float" office:value="89.97709262" table:style-name="ce1">
            <text:p>89.97709262</text:p>
          </table:table-cell>
          <table:table-cell office:value-type="float" office:value="37.02721207" table:style-name="ce1">
            <text:p>37.02721207</text:p>
          </table:table-cell>
          <table:table-cell office:value-type="float" office:value="142.9860613" table:style-name="ce1">
            <text:p>142.9860613</text:p>
          </table:table-cell>
          <table:table-cell office:value-type="float" office:value="33.18967935" table:style-name="ce1">
            <text:p>33.18967935</text:p>
          </table:table-cell>
          <table:table-cell office:value-type="float" office:value="0.001037311729" table:style-name="ce1">
            <text:p>0.001037311729</text:p>
          </table:table-cell>
          <table:table-cell office:value-type="float" office:value="0.01738087444" table:style-name="ce1">
            <text:p>0.01738087444</text:p>
          </table:table-cell>
          <table:table-cell office:value-type="float" office:value="11.00471282" table:style-name="ce1">
            <text:p>11.00471282</text:p>
          </table:table-cell>
          <table:table-cell office:value-type="float" office:value="15.75280713" table:style-name="ce1">
            <text:p>15.75280713</text:p>
          </table:table-cell>
          <table:table-cell office:value-type="float" office:value="0.4306385625" table:style-name="ce1">
            <text:p>0.4306385625</text:p>
          </table:table-cell>
          <table:table-cell office:value-type="float" office:value="0.5113984615" table:style-name="ce1">
            <text:p>0.5113984615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I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8.117603975" table:style-name="ce1">
            <text:p>8.117603975</text:p>
          </table:table-cell>
          <table:table-cell office:value-type="string" table:style-name="ce1">
            <text:p>&lt;10%</text:p>
          </table:table-cell>
          <table:table-cell office:value-type="float" office:value="3.339435263" table:style-name="ce1">
            <text:p>3.339435263</text:p>
          </table:table-cell>
          <table:table-cell office:value-type="float" office:value="0.07618466223" table:style-name="ce1">
            <text:p>0.07618466223</text:p>
          </table:table-cell>
          <table:table-cell office:value-type="float" office:value="3.002984181" table:style-name="ce1">
            <text:p>3.002984181</text:p>
          </table:table-cell>
          <table:table-cell office:value-type="float" office:value="10.08045" table:style-name="ce1">
            <text:p>10.08045</text:p>
          </table:table-cell>
          <table:table-cell office:value-type="float" office:value="11.62994" table:style-name="ce1">
            <text:p>11.62994</text:p>
          </table:table-cell>
          <table:table-cell office:value-type="float" office:value="21.71039" table:style-name="ce1">
            <text:p>21.71039</text:p>
          </table:table-cell>
          <table:table-cell office:value-type="float" office:value="2.678978372" table:style-name="ce1">
            <text:p>2.678978372</text:p>
          </table:table-cell>
          <table:table-cell office:value-type="float" office:value="0.2836132426" table:style-name="ce1">
            <text:p>0.2836132426</text:p>
          </table:table-cell>
          <table:table-cell office:value-type="float" office:value="4.230188039" table:style-name="ce1">
            <text:p>4.230188039</text:p>
          </table:table-cell>
          <table:table-cell office:value-type="float" office:value="6.155156059" table:style-name="ce1">
            <text:p>6.155156059</text:p>
          </table:table-cell>
          <table:table-cell office:value-type="float" office:value="73.45216492" table:style-name="ce1">
            <text:p>73.45216492</text:p>
          </table:table-cell>
          <table:table-cell office:value-type="float" office:value="0.3312247041" table:style-name="ce1">
            <text:p>0.3312247041</text:p>
          </table:table-cell>
          <table:table-cell office:value-type="float" office:value="79.49886635" table:style-name="ce1">
            <text:p>79.4988663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766600805" table:style-name="ce1">
            <text:p>0.2766600805</text:p>
          </table:table-cell>
          <table:table-cell office:value-type="float" office:value="3.494423899" table:style-name="ce1">
            <text:p>3.494423899</text:p>
          </table:table-cell>
          <table:table-cell office:value-type="float" office:value="0.1753540635" table:style-name="ce1">
            <text:p>0.1753540635</text:p>
          </table:table-cell>
          <table:table-cell office:value-type="float" office:value="4.405538044" table:style-name="ce1">
            <text:p>4.405538044</text:p>
          </table:table-cell>
          <table:table-cell office:value-type="float" office:value="0.1753540635" table:style-name="ce1">
            <text:p>0.1753540635</text:p>
          </table:table-cell>
          <table:table-cell office:value-type="float" office:value="2.976945779" table:style-name="ce1">
            <text:p>2.976945779</text:p>
          </table:table-cell>
          <table:table-cell office:value-type="float" office:value="4.053124221" table:style-name="ce1">
            <text:p>4.053124221</text:p>
          </table:table-cell>
          <table:table-cell office:value-type="float" office:value="0.3524138237" table:style-name="ce1">
            <text:p>0.3524138237</text:p>
          </table:table-cell>
          <table:table-cell office:value-type="float" office:value="22.0298" table:style-name="ce1">
            <text:p>22.0298</text:p>
          </table:table-cell>
          <table:table-cell office:value-type="float" office:value="8.433910662" table:style-name="ce1">
            <text:p>8.433910662</text:p>
          </table:table-cell>
          <table:table-cell office:value-type="float" office:value="1398.100106" table:style-name="ce1">
            <text:p>1398.100106</text:p>
          </table:table-cell>
          <table:table-cell office:value-type="float" office:value="89.9680758" table:style-name="ce1">
            <text:p>89.9680758</text:p>
          </table:table-cell>
          <table:table-cell office:value-type="float" office:value="37.03095893" table:style-name="ce1">
            <text:p>37.03095893</text:p>
          </table:table-cell>
          <table:table-cell office:value-type="float" office:value="142.9866956" table:style-name="ce1">
            <text:p>142.9866956</text:p>
          </table:table-cell>
          <table:table-cell office:value-type="float" office:value="33.1170089" table:style-name="ce1">
            <text:p>33.1170089</text:p>
          </table:table-cell>
          <table:table-cell office:value-type="float" office:value="0.000983379933" table:style-name="ce1">
            <text:p>0.000983379933</text:p>
          </table:table-cell>
          <table:table-cell office:value-type="float" office:value="0.01739545567" table:style-name="ce1">
            <text:p>0.01739545567</text:p>
          </table:table-cell>
          <table:table-cell office:value-type="float" office:value="11.01180027" table:style-name="ce1">
            <text:p>11.01180027</text:p>
          </table:table-cell>
          <table:table-cell office:value-type="float" office:value="15.75280713" table:style-name="ce1">
            <text:p>15.75280713</text:p>
          </table:table-cell>
          <table:table-cell office:value-type="float" office:value="0.4293755986" table:style-name="ce1">
            <text:p>0.4293755986</text:p>
          </table:table-cell>
          <table:table-cell office:value-type="float" office:value="0.5227611856" table:style-name="ce1">
            <text:p>0.5227611856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I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bottom</text:p>
          </table:table-cell>
          <table:table-cell office:value-type="float" office:value="9.231367264" table:style-name="ce1">
            <text:p>9.231367264</text:p>
          </table:table-cell>
          <table:table-cell office:value-type="string" table:style-name="ce1">
            <text:p>&lt;10%</text:p>
          </table:table-cell>
          <table:table-cell office:value-type="float" office:value="1.152479241" table:style-name="ce1">
            <text:p>1.152479241</text:p>
          </table:table-cell>
          <table:table-cell office:value-type="float" office:value="-0.3163008134" table:style-name="ce1">
            <text:p>-0.3163008134</text:p>
          </table:table-cell>
          <table:table-cell office:value-type="float" office:value="2.966868275" table:style-name="ce1">
            <text:p>2.966868275</text:p>
          </table:table-cell>
          <table:table-cell office:value-type="float" office:value="2.705396" table:style-name="ce1">
            <text:p>2.705396</text:p>
          </table:table-cell>
          <table:table-cell office:value-type="float" office:value="4.271085" table:style-name="ce1">
            <text:p>4.271085</text:p>
          </table:table-cell>
          <table:table-cell office:value-type="float" office:value="6.976481" table:style-name="ce1">
            <text:p>6.976481</text:p>
          </table:table-cell>
          <table:table-cell office:value-type="float" office:value="0.9244253513" table:style-name="ce1">
            <text:p>0.9244253513</text:p>
          </table:table-cell>
          <table:table-cell office:value-type="float" office:value="6.227544147" table:style-name="ce1">
            <text:p>6.227544147</text:p>
          </table:table-cell>
          <table:table-cell office:value-type="float" office:value="1.453288786" table:style-name="ce1">
            <text:p>1.453288786</text:p>
          </table:table-cell>
          <table:table-cell office:value-type="float" office:value="2.449997125" table:style-name="ce1">
            <text:p>2.449997125</text:p>
          </table:table-cell>
          <table:table-cell office:value-type="float" office:value="15.11842011" table:style-name="ce1">
            <text:p>15.11842011</text:p>
          </table:table-cell>
          <table:table-cell office:value-type="float" office:value="0.2502110072" table:style-name="ce1">
            <text:p>0.2502110072</text:p>
          </table:table-cell>
          <table:table-cell office:value-type="float" office:value="157.2525489" table:style-name="ce1">
            <text:p>157.2525489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3221736571" table:style-name="ce1">
            <text:p>0.3221736571</text:p>
          </table:table-cell>
          <table:table-cell office:value-type="float" office:value="3.91078828" table:style-name="ce1">
            <text:p>3.91078828</text:p>
          </table:table-cell>
          <table:table-cell office:value-type="float" office:value="0.04237533621" table:style-name="ce1">
            <text:p>0.04237533621</text:p>
          </table:table-cell>
          <table:table-cell office:value-type="float" office:value="1.495664469" table:style-name="ce1">
            <text:p>1.495664469</text:p>
          </table:table-cell>
          <table:table-cell office:value-type="float" office:value="0.04237533621" table:style-name="ce1">
            <text:p>0.04237533621</text:p>
          </table:table-cell>
          <table:table-cell office:value-type="float" office:value="1.073866802" table:style-name="ce1">
            <text:p>1.073866802</text:p>
          </table:table-cell>
          <table:table-cell office:value-type="float" office:value="1.352774198" table:style-name="ce1">
            <text:p>1.352774198</text:p>
          </table:table-cell>
          <table:table-cell office:value-type="float" office:value="0.1428902709" table:style-name="ce1">
            <text:p>0.1428902709</text:p>
          </table:table-cell>
          <table:table-cell office:value-type="float" office:value="5.391116" table:style-name="ce1">
            <text:p>5.391116</text:p>
          </table:table-cell>
          <table:table-cell office:value-type="float" office:value="1.109976337" table:style-name="ce1">
            <text:p>1.109976337</text:p>
          </table:table-cell>
          <table:table-cell office:value-type="float" office:value="2375.44717" table:style-name="ce1">
            <text:p>2375.44717</text:p>
          </table:table-cell>
          <table:table-cell office:value-type="float" office:value="153.2417038" table:style-name="ce1">
            <text:p>153.2417038</text:p>
          </table:table-cell>
          <table:table-cell office:value-type="float" office:value="179.9869181" table:style-name="ce1">
            <text:p>179.9869181</text:p>
          </table:table-cell>
          <table:table-cell office:value-type="float" office:value="159.4949372" table:style-name="ce1">
            <text:p>159.4949372</text:p>
          </table:table-cell>
          <table:table-cell office:value-type="float" office:value="84.39763028" table:style-name="ce1">
            <text:p>84.39763028</text:p>
          </table:table-cell>
          <table:table-cell office:value-type="float" office:value="0.001837634883" table:style-name="ce1">
            <text:p>0.001837634883</text:p>
          </table:table-cell>
          <table:table-cell office:value-type="float" office:value="0.01810665513" table:style-name="ce1">
            <text:p>0.01810665513</text:p>
          </table:table-cell>
          <table:table-cell office:value-type="float" office:value="5.624980313" table:style-name="ce1">
            <text:p>5.624980313</text:p>
          </table:table-cell>
          <table:table-cell office:value-type="float" office:value="12.93901895" table:style-name="ce1">
            <text:p>12.93901895</text:p>
          </table:table-cell>
          <table:table-cell office:value-type="float" office:value="0.7410871152" table:style-name="ce1">
            <text:p>0.7410871152</text:p>
          </table:table-cell>
          <table:table-cell office:value-type="float" office:value="1.176905141" table:style-name="ce1">
            <text:p>1.176905141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I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bottom</text:p>
          </table:table-cell>
          <table:table-cell office:value-type="float" office:value="9.116823883" table:style-name="ce1">
            <text:p>9.116823883</text:p>
          </table:table-cell>
          <table:table-cell office:value-type="string" table:style-name="ce1">
            <text:p>&lt;10%</text:p>
          </table:table-cell>
          <table:table-cell office:value-type="float" office:value="1.153851583" table:style-name="ce1">
            <text:p>1.153851583</text:p>
          </table:table-cell>
          <table:table-cell office:value-type="float" office:value="-0.312024549" table:style-name="ce1">
            <text:p>-0.312024549</text:p>
          </table:table-cell>
          <table:table-cell office:value-type="float" office:value="2.965729237" table:style-name="ce1">
            <text:p>2.965729237</text:p>
          </table:table-cell>
          <table:table-cell office:value-type="float" office:value="2.733121" table:style-name="ce1">
            <text:p>2.733121</text:p>
          </table:table-cell>
          <table:table-cell office:value-type="float" office:value="4.290328" table:style-name="ce1">
            <text:p>4.290328</text:p>
          </table:table-cell>
          <table:table-cell office:value-type="float" office:value="7.023449" table:style-name="ce1">
            <text:p>7.023449</text:p>
          </table:table-cell>
          <table:table-cell office:value-type="float" office:value="0.9249358175" table:style-name="ce1">
            <text:p>0.9249358175</text:p>
          </table:table-cell>
          <table:table-cell office:value-type="float" office:value="5.981702928" table:style-name="ce1">
            <text:p>5.981702928</text:p>
          </table:table-cell>
          <table:table-cell office:value-type="float" office:value="1.46106113" table:style-name="ce1">
            <text:p>1.46106113</text:p>
          </table:table-cell>
          <table:table-cell office:value-type="float" office:value="2.457969843" table:style-name="ce1">
            <text:p>2.457969843</text:p>
          </table:table-cell>
          <table:table-cell office:value-type="float" office:value="15.11243815" table:style-name="ce1">
            <text:p>15.11243815</text:p>
          </table:table-cell>
          <table:table-cell office:value-type="float" office:value="0.243375606" table:style-name="ce1">
            <text:p>0.243375606</text:p>
          </table:table-cell>
          <table:table-cell office:value-type="float" office:value="157.2514738" table:style-name="ce1">
            <text:p>157.2514738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3216941423" table:style-name="ce1">
            <text:p>0.3216941423</text:p>
          </table:table-cell>
          <table:table-cell office:value-type="float" office:value="3.892266637" table:style-name="ce1">
            <text:p>3.892266637</text:p>
          </table:table-cell>
          <table:table-cell office:value-type="float" office:value="0.04216639196" table:style-name="ce1">
            <text:p>0.04216639196</text:p>
          </table:table-cell>
          <table:table-cell office:value-type="float" office:value="1.503227751" table:style-name="ce1">
            <text:p>1.503227751</text:p>
          </table:table-cell>
          <table:table-cell office:value-type="float" office:value="0.04216639196" table:style-name="ce1">
            <text:p>0.04216639196</text:p>
          </table:table-cell>
          <table:table-cell office:value-type="float" office:value="1.073006948" table:style-name="ce1">
            <text:p>1.073006948</text:p>
          </table:table-cell>
          <table:table-cell office:value-type="float" office:value="1.359794052" table:style-name="ce1">
            <text:p>1.359794052</text:p>
          </table:table-cell>
          <table:table-cell office:value-type="float" office:value="0.143433699" table:style-name="ce1">
            <text:p>0.143433699</text:p>
          </table:table-cell>
          <table:table-cell office:value-type="float" office:value="5.33903575" table:style-name="ce1">
            <text:p>5.33903575</text:p>
          </table:table-cell>
          <table:table-cell office:value-type="float" office:value="1.113961318" table:style-name="ce1">
            <text:p>1.113961318</text:p>
          </table:table-cell>
          <table:table-cell office:value-type="float" office:value="2370.981274" table:style-name="ce1">
            <text:p>2370.981274</text:p>
          </table:table-cell>
          <table:table-cell office:value-type="float" office:value="153.2423297" table:style-name="ce1">
            <text:p>153.2423297</text:p>
          </table:table-cell>
          <table:table-cell office:value-type="float" office:value="179.9717293" table:style-name="ce1">
            <text:p>179.9717293</text:p>
          </table:table-cell>
          <table:table-cell office:value-type="float" office:value="159.5028727" table:style-name="ce1">
            <text:p>159.5028727</text:p>
          </table:table-cell>
          <table:table-cell office:value-type="float" office:value="84.78592255" table:style-name="ce1">
            <text:p>84.78592255</text:p>
          </table:table-cell>
          <table:table-cell office:value-type="float" office:value="0.001899939833" table:style-name="ce1">
            <text:p>0.001899939833</text:p>
          </table:table-cell>
          <table:table-cell office:value-type="float" office:value="0.01812620667" table:style-name="ce1">
            <text:p>0.01812620667</text:p>
          </table:table-cell>
          <table:table-cell office:value-type="float" office:value="5.524841638" table:style-name="ce1">
            <text:p>5.524841638</text:p>
          </table:table-cell>
          <table:table-cell office:value-type="float" office:value="12.93901895" table:style-name="ce1">
            <text:p>12.93901895</text:p>
          </table:table-cell>
          <table:table-cell office:value-type="float" office:value="0.7520430192" table:style-name="ce1">
            <text:p>0.7520430192</text:p>
          </table:table-cell>
          <table:table-cell office:value-type="float" office:value="1.232040754" table:style-name="ce1">
            <text:p>1.232040754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I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bottom</text:p>
          </table:table-cell>
          <table:table-cell office:value-type="float" office:value="8.228257123" table:style-name="ce1">
            <text:p>8.228257123</text:p>
          </table:table-cell>
          <table:table-cell office:value-type="string" table:style-name="ce1">
            <text:p>&lt;10%</text:p>
          </table:table-cell>
          <table:table-cell office:value-type="float" office:value="3.902118554" table:style-name="ce1">
            <text:p>3.902118554</text:p>
          </table:table-cell>
          <table:table-cell office:value-type="float" office:value="0.1162583587" table:style-name="ce1">
            <text:p>0.1162583587</text:p>
          </table:table-cell>
          <table:table-cell office:value-type="float" office:value="3.347491486" table:style-name="ce1">
            <text:p>3.347491486</text:p>
          </table:table-cell>
          <table:table-cell office:value-type="float" office:value="14.22839" table:style-name="ce1">
            <text:p>14.22839</text:p>
          </table:table-cell>
          <table:table-cell office:value-type="float" office:value="13.24577" table:style-name="ce1">
            <text:p>13.24577</text:p>
          </table:table-cell>
          <table:table-cell office:value-type="float" office:value="27.47416" table:style-name="ce1">
            <text:p>27.47416</text:p>
          </table:table-cell>
          <table:table-cell office:value-type="float" office:value="3.061966173" table:style-name="ce1">
            <text:p>3.061966173</text:p>
          </table:table-cell>
          <table:table-cell office:value-type="float" office:value="0.1189941973" table:style-name="ce1">
            <text:p>0.1189941973</text:p>
          </table:table-cell>
          <table:table-cell office:value-type="float" office:value="5.113075022" table:style-name="ce1">
            <text:p>5.113075022</text:p>
          </table:table-cell>
          <table:table-cell office:value-type="float" office:value="7.93210912" table:style-name="ce1">
            <text:p>7.93210912</text:p>
          </table:table-cell>
          <table:table-cell office:value-type="float" office:value="68.24818067" table:style-name="ce1">
            <text:p>68.24818067</text:p>
          </table:table-cell>
          <table:table-cell office:value-type="float" office:value="0.2487381188" table:style-name="ce1">
            <text:p>0.2487381188</text:p>
          </table:table-cell>
          <table:table-cell office:value-type="float" office:value="12.75229592" table:style-name="ce1">
            <text:p>12.75229592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502599952" table:style-name="ce1">
            <text:p>0.2502599952</text:p>
          </table:table-cell>
          <table:table-cell office:value-type="float" office:value="2.903021372" table:style-name="ce1">
            <text:p>2.903021372</text:p>
          </table:table-cell>
          <table:table-cell office:value-type="float" office:value="0.1986185752" table:style-name="ce1">
            <text:p>0.1986185752</text:p>
          </table:table-cell>
          <table:table-cell office:value-type="float" office:value="5.311695079" table:style-name="ce1">
            <text:p>5.311695079</text:p>
          </table:table-cell>
          <table:table-cell office:value-type="float" office:value="0.1986185752" table:style-name="ce1">
            <text:p>0.1986185752</text:p>
          </table:table-cell>
          <table:table-cell office:value-type="float" office:value="3.353025446" table:style-name="ce1">
            <text:p>3.353025446</text:p>
          </table:table-cell>
          <table:table-cell office:value-type="float" office:value="4.870104554" table:style-name="ce1">
            <text:p>4.870104554</text:p>
          </table:table-cell>
          <table:table-cell office:value-type="float" office:value="0.4415905252" table:style-name="ce1">
            <text:p>0.4415905252</text:p>
          </table:table-cell>
          <table:table-cell office:value-type="float" office:value="28.57209" table:style-name="ce1">
            <text:p>28.57209</text:p>
          </table:table-cell>
          <table:table-cell office:value-type="float" office:value="12.26355124" table:style-name="ce1">
            <text:p>12.26355124</text:p>
          </table:table-cell>
          <table:table-cell office:value-type="float" office:value="1319.196636" table:style-name="ce1">
            <text:p>1319.196636</text:p>
          </table:table-cell>
          <table:table-cell office:value-type="float" office:value="12.76010569" table:style-name="ce1">
            <text:p>12.76010569</text:p>
          </table:table-cell>
          <table:table-cell office:value-type="float" office:value="89.99535183" table:style-name="ce1">
            <text:p>89.99535183</text:p>
          </table:table-cell>
          <table:table-cell office:value-type="float" office:value="37.01378184" table:style-name="ce1">
            <text:p>37.01378184</text:p>
          </table:table-cell>
          <table:table-cell office:value-type="float" office:value="83.41240317" table:style-name="ce1">
            <text:p>83.41240317</text:p>
          </table:table-cell>
          <table:table-cell office:value-type="float" office:value="0.0009170725703" table:style-name="ce1">
            <text:p>0.0009170725703</text:p>
          </table:table-cell>
          <table:table-cell office:value-type="float" office:value="0.01808038417" table:style-name="ce1">
            <text:p>0.01808038417</text:p>
          </table:table-cell>
          <table:table-cell office:value-type="float" office:value="9.105455856" table:style-name="ce1">
            <text:p>9.105455856</text:p>
          </table:table-cell>
          <table:table-cell office:value-type="float" office:value="14.72288196" table:style-name="ce1">
            <text:p>14.72288196</text:p>
          </table:table-cell>
          <table:table-cell office:value-type="float" office:value="0.3112914371" table:style-name="ce1">
            <text:p>0.3112914371</text:p>
          </table:table-cell>
          <table:table-cell office:value-type="float" office:value="0.4822418893" table:style-name="ce1">
            <text:p>0.4822418893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I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bottom</text:p>
          </table:table-cell>
          <table:table-cell office:value-type="float" office:value="8.202406939" table:style-name="ce1">
            <text:p>8.202406939</text:p>
          </table:table-cell>
          <table:table-cell office:value-type="string" table:style-name="ce1">
            <text:p>&lt;10%</text:p>
          </table:table-cell>
          <table:table-cell office:value-type="float" office:value="3.931345061" table:style-name="ce1">
            <text:p>3.931345061</text:p>
          </table:table-cell>
          <table:table-cell office:value-type="float" office:value="0.1276281157" table:style-name="ce1">
            <text:p>0.1276281157</text:p>
          </table:table-cell>
          <table:table-cell office:value-type="float" office:value="3.349799855" table:style-name="ce1">
            <text:p>3.349799855</text:p>
          </table:table-cell>
          <table:table-cell office:value-type="float" office:value="14.39537" table:style-name="ce1">
            <text:p>14.39537</text:p>
          </table:table-cell>
          <table:table-cell office:value-type="float" office:value="13.14927" table:style-name="ce1">
            <text:p>13.14927</text:p>
          </table:table-cell>
          <table:table-cell office:value-type="float" office:value="27.54464" table:style-name="ce1">
            <text:p>27.54464</text:p>
          </table:table-cell>
          <table:table-cell office:value-type="float" office:value="3.084698468" table:style-name="ce1">
            <text:p>3.084698468</text:p>
          </table:table-cell>
          <table:table-cell office:value-type="float" office:value="0.1093545889" table:style-name="ce1">
            <text:p>0.1093545889</text:p>
          </table:table-cell>
          <table:table-cell office:value-type="float" office:value="5.168281251" table:style-name="ce1">
            <text:p>5.168281251</text:p>
          </table:table-cell>
          <table:table-cell office:value-type="float" office:value="7.979955774" table:style-name="ce1">
            <text:p>7.979955774</text:p>
          </table:table-cell>
          <table:table-cell office:value-type="float" office:value="68.48277105" table:style-name="ce1">
            <text:p>68.48277105</text:p>
          </table:table-cell>
          <table:table-cell office:value-type="float" office:value="0.2491878708" table:style-name="ce1">
            <text:p>0.2491878708</text:p>
          </table:table-cell>
          <table:table-cell office:value-type="float" office:value="12.74976274" table:style-name="ce1">
            <text:p>12.74976274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50972537" table:style-name="ce1">
            <text:p>0.250972537</text:p>
          </table:table-cell>
          <table:table-cell office:value-type="float" office:value="2.914011749" table:style-name="ce1">
            <text:p>2.914011749</text:p>
          </table:table-cell>
          <table:table-cell office:value-type="float" office:value="0.2003464574" table:style-name="ce1">
            <text:p>0.2003464574</text:p>
          </table:table-cell>
          <table:table-cell office:value-type="float" office:value="5.368628673" table:style-name="ce1">
            <text:p>5.368628673</text:p>
          </table:table-cell>
          <table:table-cell office:value-type="float" office:value="0.2003464574" table:style-name="ce1">
            <text:p>0.2003464574</text:p>
          </table:table-cell>
          <table:table-cell office:value-type="float" office:value="3.381427106" table:style-name="ce1">
            <text:p>3.381427106</text:p>
          </table:table-cell>
          <table:table-cell office:value-type="float" office:value="4.928102894" table:style-name="ce1">
            <text:p>4.928102894</text:p>
          </table:table-cell>
          <table:table-cell office:value-type="float" office:value="0.4405257787" table:style-name="ce1">
            <text:p>0.4405257787</text:p>
          </table:table-cell>
          <table:table-cell office:value-type="float" office:value="28.34821" table:style-name="ce1">
            <text:p>28.34821</text:p>
          </table:table-cell>
          <table:table-cell office:value-type="float" office:value="12.40824217" table:style-name="ce1">
            <text:p>12.40824217</text:p>
          </table:table-cell>
          <table:table-cell office:value-type="float" office:value="1313.279908" table:style-name="ce1">
            <text:p>1313.279908</text:p>
          </table:table-cell>
          <table:table-cell office:value-type="float" office:value="12.75424079" table:style-name="ce1">
            <text:p>12.75424079</text:p>
          </table:table-cell>
          <table:table-cell office:value-type="float" office:value="89.99786009" table:style-name="ce1">
            <text:p>89.99786009</text:p>
          </table:table-cell>
          <table:table-cell office:value-type="float" office:value="0.02709485512" table:style-name="ce1">
            <text:p>0.02709485512</text:p>
          </table:table-cell>
          <table:table-cell office:value-type="float" office:value="83.43887241" table:style-name="ce1">
            <text:p>83.43887241</text:p>
          </table:table-cell>
          <table:table-cell office:value-type="float" office:value="0.0008929955706" table:style-name="ce1">
            <text:p>0.0008929955706</text:p>
          </table:table-cell>
          <table:table-cell office:value-type="float" office:value="0.01807640937" table:style-name="ce1">
            <text:p>0.01807640937</text:p>
          </table:table-cell>
          <table:table-cell office:value-type="float" office:value="9.069678274" table:style-name="ce1">
            <text:p>9.069678274</text:p>
          </table:table-cell>
          <table:table-cell office:value-type="float" office:value="13.76029373" table:style-name="ce1">
            <text:p>13.76029373</text:p>
          </table:table-cell>
          <table:table-cell office:value-type="float" office:value="0.2989904031" table:style-name="ce1">
            <text:p>0.2989904031</text:p>
          </table:table-cell>
          <table:table-cell office:value-type="float" office:value="0.4836922003" table:style-name="ce1">
            <text:p>0.4836922003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I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bottom</text:p>
          </table:table-cell>
          <table:table-cell office:value-type="float" office:value="10.43830552" table:style-name="ce1">
            <text:p>10.43830552</text:p>
          </table:table-cell>
          <table:table-cell office:value-type="string" table:style-name="ce1">
            <text:p>10-20%</text:p>
          </table:table-cell>
          <table:table-cell office:value-type="float" office:value="1.979830844" table:style-name="ce1">
            <text:p>1.979830844</text:p>
          </table:table-cell>
          <table:table-cell office:value-type="float" office:value="-0.3626916003" table:style-name="ce1">
            <text:p>-0.3626916003</text:p>
          </table:table-cell>
          <table:table-cell office:value-type="float" office:value="3.879678514" table:style-name="ce1">
            <text:p>3.879678514</text:p>
          </table:table-cell>
          <table:table-cell office:value-type="float" office:value="5.844986" table:style-name="ce1">
            <text:p>5.844986</text:p>
          </table:table-cell>
          <table:table-cell office:value-type="float" office:value="8.609165" table:style-name="ce1">
            <text:p>8.609165</text:p>
          </table:table-cell>
          <table:table-cell office:value-type="float" office:value="14.454151" table:style-name="ce1">
            <text:p>14.454151</text:p>
          </table:table-cell>
          <table:table-cell office:value-type="float" office:value="1.53247094" table:style-name="ce1">
            <text:p>1.53247094</text:p>
          </table:table-cell>
          <table:table-cell office:value-type="float" office:value="1.076428771" table:style-name="ce1">
            <text:p>1.076428771</text:p>
          </table:table-cell>
          <table:table-cell office:value-type="float" office:value="2.209236596" table:style-name="ce1">
            <text:p>2.209236596</text:p>
          </table:table-cell>
          <table:table-cell office:value-type="float" office:value="4.19904169" table:style-name="ce1">
            <text:p>4.19904169</text:p>
          </table:table-cell>
          <table:table-cell office:value-type="float" office:value="15.5207675" table:style-name="ce1">
            <text:p>15.5207675</text:p>
          </table:table-cell>
          <table:table-cell office:value-type="float" office:value="0.5878562111" table:style-name="ce1">
            <text:p>0.5878562111</text:p>
          </table:table-cell>
          <table:table-cell office:value-type="float" office:value="121.4889543" table:style-name="ce1">
            <text:p>121.4889543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4450138076" table:style-name="ce1">
            <text:p>0.4450138076</text:p>
          </table:table-cell>
          <table:table-cell office:value-type="float" office:value="6.994702351" table:style-name="ce1">
            <text:p>6.994702351</text:p>
          </table:table-cell>
          <table:table-cell office:value-type="float" office:value="0.1016604624" table:style-name="ce1">
            <text:p>0.1016604624</text:p>
          </table:table-cell>
          <table:table-cell office:value-type="float" office:value="2.310896773" table:style-name="ce1">
            <text:p>2.310896773</text:p>
          </table:table-cell>
          <table:table-cell office:value-type="float" office:value="0.1016604624" table:style-name="ce1">
            <text:p>0.1016604624</text:p>
          </table:table-cell>
          <table:table-cell office:value-type="float" office:value="1.700134965" table:style-name="ce1">
            <text:p>1.700134965</text:p>
          </table:table-cell>
          <table:table-cell office:value-type="float" office:value="2.032365035" table:style-name="ce1">
            <text:p>2.032365035</text:p>
          </table:table-cell>
          <table:table-cell office:value-type="float" office:value="0.2785317381" table:style-name="ce1">
            <text:p>0.2785317381</text:p>
          </table:table-cell>
          <table:table-cell office:value-type="float" office:value="4.98100925" table:style-name="ce1">
            <text:p>4.98100925</text:p>
          </table:table-cell>
          <table:table-cell office:value-type="float" office:value="1.462278327" table:style-name="ce1">
            <text:p>1.462278327</text:p>
          </table:table-cell>
          <table:table-cell office:value-type="float" office:value="2307.282984" table:style-name="ce1">
            <text:p>2307.282984</text:p>
          </table:table-cell>
          <table:table-cell office:value-type="float" office:value="142.9527073" table:style-name="ce1">
            <text:p>142.9527073</text:p>
          </table:table-cell>
          <table:table-cell office:value-type="float" office:value="37.02511193" table:style-name="ce1">
            <text:p>37.02511193</text:p>
          </table:table-cell>
          <table:table-cell office:value-type="float" office:value="90.00408642" table:style-name="ce1">
            <text:p>90.00408642</text:p>
          </table:table-cell>
          <table:table-cell office:value-type="float" office:value="65.61795018" table:style-name="ce1">
            <text:p>65.61795018</text:p>
          </table:table-cell>
          <table:table-cell office:value-type="float" office:value="0.001579644038" table:style-name="ce1">
            <text:p>0.001579644038</text:p>
          </table:table-cell>
          <table:table-cell office:value-type="float" office:value="0.01698919069" table:style-name="ce1">
            <text:p>0.01698919069</text:p>
          </table:table-cell>
          <table:table-cell office:value-type="float" office:value="8.974667231" table:style-name="ce1">
            <text:p>8.974667231</text:p>
          </table:table-cell>
          <table:table-cell office:value-type="float" office:value="15.64005323" table:style-name="ce1">
            <text:p>15.64005323</text:p>
          </table:table-cell>
          <table:table-cell office:value-type="float" office:value="0.2502323885" table:style-name="ce1">
            <text:p>0.2502323885</text:p>
          </table:table-cell>
          <table:table-cell office:value-type="float" office:value="0.9039046469" table:style-name="ce1">
            <text:p>0.9039046469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I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bottom</text:p>
          </table:table-cell>
          <table:table-cell office:value-type="float" office:value="10.49670018" table:style-name="ce1">
            <text:p>10.49670018</text:p>
          </table:table-cell>
          <table:table-cell office:value-type="string" table:style-name="ce1">
            <text:p>10-20%</text:p>
          </table:table-cell>
          <table:table-cell office:value-type="float" office:value="1.986206775" table:style-name="ce1">
            <text:p>1.986206775</text:p>
          </table:table-cell>
          <table:table-cell office:value-type="float" office:value="-0.4028243489" table:style-name="ce1">
            <text:p>-0.4028243489</text:p>
          </table:table-cell>
          <table:table-cell office:value-type="float" office:value="3.997829337" table:style-name="ce1">
            <text:p>3.997829337</text:p>
          </table:table-cell>
          <table:table-cell office:value-type="float" office:value="5.828398" table:style-name="ce1">
            <text:p>5.828398</text:p>
          </table:table-cell>
          <table:table-cell office:value-type="float" office:value="8.690145" table:style-name="ce1">
            <text:p>8.690145</text:p>
          </table:table-cell>
          <table:table-cell office:value-type="float" office:value="14.518543" table:style-name="ce1">
            <text:p>14.518543</text:p>
          </table:table-cell>
          <table:table-cell office:value-type="float" office:value="1.533975355" table:style-name="ce1">
            <text:p>1.533975355</text:p>
          </table:table-cell>
          <table:table-cell office:value-type="float" office:value="1.072192829" table:style-name="ce1">
            <text:p>1.072192829</text:p>
          </table:table-cell>
          <table:table-cell office:value-type="float" office:value="2.211890746" table:style-name="ce1">
            <text:p>2.211890746</text:p>
          </table:table-cell>
          <table:table-cell office:value-type="float" office:value="4.219261587" table:style-name="ce1">
            <text:p>4.219261587</text:p>
          </table:table-cell>
          <table:table-cell office:value-type="float" office:value="15.51100092" table:style-name="ce1">
            <text:p>15.51100092</text:p>
          </table:table-cell>
          <table:table-cell office:value-type="float" office:value="0.5907498947" table:style-name="ce1">
            <text:p>0.5907498947</text:p>
          </table:table-cell>
          <table:table-cell office:value-type="float" office:value="121.4933529" table:style-name="ce1">
            <text:p>121.4933529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4467331311" table:style-name="ce1">
            <text:p>0.4467331311</text:p>
          </table:table-cell>
          <table:table-cell office:value-type="float" office:value="7.015715592" table:style-name="ce1">
            <text:p>7.015715592</text:p>
          </table:table-cell>
          <table:table-cell office:value-type="float" office:value="0.1009663022" table:style-name="ce1">
            <text:p>0.1009663022</text:p>
          </table:table-cell>
          <table:table-cell office:value-type="float" office:value="2.312857329" table:style-name="ce1">
            <text:p>2.312857329</text:p>
          </table:table-cell>
          <table:table-cell office:value-type="float" office:value="0.1009663022" table:style-name="ce1">
            <text:p>0.1009663022</text:p>
          </table:table-cell>
          <table:table-cell office:value-type="float" office:value="1.697688377" table:style-name="ce1">
            <text:p>1.697688377</text:p>
          </table:table-cell>
          <table:table-cell office:value-type="float" office:value="2.030568623" table:style-name="ce1">
            <text:p>2.030568623</text:p>
          </table:table-cell>
          <table:table-cell office:value-type="float" office:value="0.2822887059" table:style-name="ce1">
            <text:p>0.2822887059</text:p>
          </table:table-cell>
          <table:table-cell office:value-type="float" office:value="4.928228" table:style-name="ce1">
            <text:p>4.928228</text:p>
          </table:table-cell>
          <table:table-cell office:value-type="float" office:value="1.45778024" table:style-name="ce1">
            <text:p>1.45778024</text:p>
          </table:table-cell>
          <table:table-cell office:value-type="float" office:value="2310.602398" table:style-name="ce1">
            <text:p>2310.602398</text:p>
          </table:table-cell>
          <table:table-cell office:value-type="float" office:value="142.9593855" table:style-name="ce1">
            <text:p>142.9593855</text:p>
          </table:table-cell>
          <table:table-cell office:value-type="float" office:value="37.02334257" table:style-name="ce1">
            <text:p>37.02334257</text:p>
          </table:table-cell>
          <table:table-cell office:value-type="float" office:value="90.00086042" table:style-name="ce1">
            <text:p>90.00086042</text:p>
          </table:table-cell>
          <table:table-cell office:value-type="float" office:value="65.78119323" table:style-name="ce1">
            <text:p>65.78119323</text:p>
          </table:table-cell>
          <table:table-cell office:value-type="float" office:value="0.001476185779" table:style-name="ce1">
            <text:p>0.001476185779</text:p>
          </table:table-cell>
          <table:table-cell office:value-type="float" office:value="0.01703286998" table:style-name="ce1">
            <text:p>0.01703286998</text:p>
          </table:table-cell>
          <table:table-cell office:value-type="float" office:value="8.955200244" table:style-name="ce1">
            <text:p>8.955200244</text:p>
          </table:table-cell>
          <table:table-cell office:value-type="float" office:value="13.78310215" table:style-name="ce1">
            <text:p>13.78310215</text:p>
          </table:table-cell>
          <table:table-cell office:value-type="float" office:value="0.2532320018" table:style-name="ce1">
            <text:p>0.2532320018</text:p>
          </table:table-cell>
          <table:table-cell office:value-type="float" office:value="0.9083208133" table:style-name="ce1">
            <text:p>0.9083208133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I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bottom</text:p>
          </table:table-cell>
          <table:table-cell office:value-type="float" office:value="10.95128676" table:style-name="ce1">
            <text:p>10.95128676</text:p>
          </table:table-cell>
          <table:table-cell office:value-type="string" table:style-name="ce1">
            <text:p>10-20%</text:p>
          </table:table-cell>
          <table:table-cell office:value-type="float" office:value="6.465205207" table:style-name="ce1">
            <text:p>6.465205207</text:p>
          </table:table-cell>
          <table:table-cell office:value-type="float" office:value="0.2620819396" table:style-name="ce1">
            <text:p>0.2620819396</text:p>
          </table:table-cell>
          <table:table-cell office:value-type="float" office:value="3.286573796" table:style-name="ce1">
            <text:p>3.286573796</text:p>
          </table:table-cell>
          <table:table-cell office:value-type="float" office:value="18.47318" table:style-name="ce1">
            <text:p>18.47318</text:p>
          </table:table-cell>
          <table:table-cell office:value-type="float" office:value="29.29404" table:style-name="ce1">
            <text:p>29.29404</text:p>
          </table:table-cell>
          <table:table-cell office:value-type="float" office:value="47.76722" table:style-name="ce1">
            <text:p>47.76722</text:p>
          </table:table-cell>
          <table:table-cell office:value-type="float" office:value="5.047660774" table:style-name="ce1">
            <text:p>5.047660774</text:p>
          </table:table-cell>
          <table:table-cell office:value-type="float" office:value="0.2706882043" table:style-name="ce1">
            <text:p>0.2706882043</text:p>
          </table:table-cell>
          <table:table-cell office:value-type="float" office:value="8.810596442" table:style-name="ce1">
            <text:p>8.810596442</text:p>
          </table:table-cell>
          <table:table-cell office:value-type="float" office:value="10.64835366" table:style-name="ce1">
            <text:p>10.64835366</text:p>
          </table:table-cell>
          <table:table-cell office:value-type="float" office:value="71.36696198" table:style-name="ce1">
            <text:p>71.36696198</text:p>
          </table:table-cell>
          <table:table-cell office:value-type="float" office:value="0.2605706858" table:style-name="ce1">
            <text:p>0.2605706858</text:p>
          </table:table-cell>
          <table:table-cell office:value-type="float" office:value="126.0060618" table:style-name="ce1">
            <text:p>126.0060618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3189682653" table:style-name="ce1">
            <text:p>0.3189682653</text:p>
          </table:table-cell>
          <table:table-cell office:value-type="float" office:value="4.544643028" table:style-name="ce1">
            <text:p>4.544643028</text:p>
          </table:table-cell>
          <table:table-cell office:value-type="float" office:value="0.364366211" table:style-name="ce1">
            <text:p>0.364366211</text:p>
          </table:table-cell>
          <table:table-cell office:value-type="float" office:value="9.174962772" table:style-name="ce1">
            <text:p>9.174962772</text:p>
          </table:table-cell>
          <table:table-cell office:value-type="float" office:value="0.364366211" table:style-name="ce1">
            <text:p>0.364366211</text:p>
          </table:table-cell>
          <table:table-cell office:value-type="float" office:value="5.568032296" table:style-name="ce1">
            <text:p>5.568032296</text:p>
          </table:table-cell>
          <table:table-cell office:value-type="float" office:value="8.530399704" table:style-name="ce1">
            <text:p>8.530399704</text:p>
          </table:table-cell>
          <table:table-cell office:value-type="float" office:value="0.6445630687" table:style-name="ce1">
            <text:p>0.6445630687</text:p>
          </table:table-cell>
          <table:table-cell office:value-type="float" office:value="44.900604" table:style-name="ce1">
            <text:p>44.900604</text:p>
          </table:table-cell>
          <table:table-cell office:value-type="float" office:value="17.02037803" table:style-name="ce1">
            <text:p>17.02037803</text:p>
          </table:table-cell>
          <table:table-cell office:value-type="float" office:value="1355.218977" table:style-name="ce1">
            <text:p>1355.218977</text:p>
          </table:table-cell>
          <table:table-cell office:value-type="float" office:value="89.9781567" table:style-name="ce1">
            <text:p>89.9781567</text:p>
          </table:table-cell>
          <table:table-cell office:value-type="float" office:value="123.485749" table:style-name="ce1">
            <text:p>123.485749</text:p>
          </table:table-cell>
          <table:table-cell office:value-type="float" office:value="36.99436659" table:style-name="ce1">
            <text:p>36.99436659</text:p>
          </table:table-cell>
          <table:table-cell office:value-type="float" office:value="21.67727354" table:style-name="ce1">
            <text:p>21.67727354</text:p>
          </table:table-cell>
          <table:table-cell office:value-type="float" office:value="0.002994984243" table:style-name="ce1">
            <text:p>0.002994984243</text:p>
          </table:table-cell>
          <table:table-cell office:value-type="float" office:value="0.01643920157" table:style-name="ce1">
            <text:p>0.01643920157</text:p>
          </table:table-cell>
          <table:table-cell office:value-type="float" office:value="15.16712263" table:style-name="ce1">
            <text:p>15.16712263</text:p>
          </table:table-cell>
          <table:table-cell office:value-type="float" office:value="40.59473542" table:style-name="ce1">
            <text:p>40.59473542</text:p>
          </table:table-cell>
          <table:table-cell office:value-type="float" office:value="0.2368924295" table:style-name="ce1">
            <text:p>0.2368924295</text:p>
          </table:table-cell>
          <table:table-cell office:value-type="float" office:value="0.5408776048" table:style-name="ce1">
            <text:p>0.5408776048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I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bottom</text:p>
          </table:table-cell>
          <table:table-cell office:value-type="float" office:value="10.90568991" table:style-name="ce1">
            <text:p>10.90568991</text:p>
          </table:table-cell>
          <table:table-cell office:value-type="string" table:style-name="ce1">
            <text:p>10-20%</text:p>
          </table:table-cell>
          <table:table-cell office:value-type="float" office:value="6.456249473" table:style-name="ce1">
            <text:p>6.456249473</text:p>
          </table:table-cell>
          <table:table-cell office:value-type="float" office:value="0.2645262961" table:style-name="ce1">
            <text:p>0.2645262961</text:p>
          </table:table-cell>
          <table:table-cell office:value-type="float" office:value="3.287148587" table:style-name="ce1">
            <text:p>3.287148587</text:p>
          </table:table-cell>
          <table:table-cell office:value-type="float" office:value="18.474506" table:style-name="ce1">
            <text:p>18.474506</text:p>
          </table:table-cell>
          <table:table-cell office:value-type="float" office:value="29.295038" table:style-name="ce1">
            <text:p>29.295038</text:p>
          </table:table-cell>
          <table:table-cell office:value-type="float" office:value="47.769544" table:style-name="ce1">
            <text:p>47.769544</text:p>
          </table:table-cell>
          <table:table-cell office:value-type="float" office:value="5.039890272" table:style-name="ce1">
            <text:p>5.039890272</text:p>
          </table:table-cell>
          <table:table-cell office:value-type="float" office:value="0.2676131414" table:style-name="ce1">
            <text:p>0.2676131414</text:p>
          </table:table-cell>
          <table:table-cell office:value-type="float" office:value="8.793373355" table:style-name="ce1">
            <text:p>8.793373355</text:p>
          </table:table-cell>
          <table:table-cell office:value-type="float" office:value="10.63618338" table:style-name="ce1">
            <text:p>10.63618338</text:p>
          </table:table-cell>
          <table:table-cell office:value-type="float" office:value="71.32390885" table:style-name="ce1">
            <text:p>71.32390885</text:p>
          </table:table-cell>
          <table:table-cell office:value-type="float" office:value="0.2603727609" table:style-name="ce1">
            <text:p>0.2603727609</text:p>
          </table:table-cell>
          <table:table-cell office:value-type="float" office:value="126.0054264" table:style-name="ce1">
            <text:p>126.0054264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3192632201" table:style-name="ce1">
            <text:p>0.3192632201</text:p>
          </table:table-cell>
          <table:table-cell office:value-type="float" office:value="4.548719961" table:style-name="ce1">
            <text:p>4.548719961</text:p>
          </table:table-cell>
          <table:table-cell office:value-type="float" office:value="0.3647981701" table:style-name="ce1">
            <text:p>0.3647981701</text:p>
          </table:table-cell>
          <table:table-cell office:value-type="float" office:value="9.158171407" table:style-name="ce1">
            <text:p>9.158171407</text:p>
          </table:table-cell>
          <table:table-cell office:value-type="float" office:value="0.3647981701" table:style-name="ce1">
            <text:p>0.3647981701</text:p>
          </table:table-cell>
          <table:table-cell office:value-type="float" office:value="5.56260654" table:style-name="ce1">
            <text:p>5.56260654</text:p>
          </table:table-cell>
          <table:table-cell office:value-type="float" office:value="8.51529746" table:style-name="ce1">
            <text:p>8.51529746</text:p>
          </table:table-cell>
          <table:table-cell office:value-type="float" office:value="0.6428739464" table:style-name="ce1">
            <text:p>0.6428739464</text:p>
          </table:table-cell>
          <table:table-cell office:value-type="float" office:value="44.468343" table:style-name="ce1">
            <text:p>44.468343</text:p>
          </table:table-cell>
          <table:table-cell office:value-type="float" office:value="17.01621132" table:style-name="ce1">
            <text:p>17.01621132</text:p>
          </table:table-cell>
          <table:table-cell office:value-type="float" office:value="1348.031432" table:style-name="ce1">
            <text:p>1348.031432</text:p>
          </table:table-cell>
          <table:table-cell office:value-type="float" office:value="89.97229281" table:style-name="ce1">
            <text:p>89.97229281</text:p>
          </table:table-cell>
          <table:table-cell office:value-type="float" office:value="123.4861139" table:style-name="ce1">
            <text:p>123.4861139</text:p>
          </table:table-cell>
          <table:table-cell office:value-type="float" office:value="36.99357362" table:style-name="ce1">
            <text:p>36.99357362</text:p>
          </table:table-cell>
          <table:table-cell office:value-type="float" office:value="21.67403719" table:style-name="ce1">
            <text:p>21.67403719</text:p>
          </table:table-cell>
          <table:table-cell office:value-type="float" office:value="0.002972181084" table:style-name="ce1">
            <text:p>0.002972181084</text:p>
          </table:table-cell>
          <table:table-cell office:value-type="float" office:value="0.01645022599" table:style-name="ce1">
            <text:p>0.01645022599</text:p>
          </table:table-cell>
          <table:table-cell office:value-type="float" office:value="15.28816545" table:style-name="ce1">
            <text:p>15.28816545</text:p>
          </table:table-cell>
          <table:table-cell office:value-type="float" office:value="40.59473542" table:style-name="ce1">
            <text:p>40.59473542</text:p>
          </table:table-cell>
          <table:table-cell office:value-type="float" office:value="0.2320036481" table:style-name="ce1">
            <text:p>0.2320036481</text:p>
          </table:table-cell>
          <table:table-cell office:value-type="float" office:value="0.5135928541" table:style-name="ce1">
            <text:p>0.5135928541</text:p>
          </table:table-cell>
        </table:table-row>
      </table:table>
      <table:table table:name="units" table:style-name="ta1">
        <table:table-column table:style-name="co1" table:number-columns-repeated="2" table:default-cell-style-name="ce1"/>
        <table:table-row table:style-name="ro1">
          <table:table-cell office:value-type="string" table:style-name="ce1">
            <text:p>variable</text:p>
          </table:table-cell>
          <table:table-cell office:value-type="string" table:style-name="ce1">
            <text:p>units</text:p>
          </table:table-cell>
        </table:table-row>
        <table:table-row table:style-name="ro1">
          <table:table-cell office:value-type="string" table:style-name="ce1">
            <text:p>NMP</text:p>
          </table:table-cell>
          <table:table-cell office:value-type="string" table:style-name="ce1">
            <text:p>%</text:p>
          </table:table-cell>
        </table:table-row>
        <table:table-row table:style-name="ro1">
          <table:table-cell office:value-type="string" table:style-name="ce1">
            <text:p>Sq</text:p>
          </table:table-cell>
          <table:table-cell office:value-type="string" table:style-name="ce1">
            <text:p>µm</text:p>
          </table:table-cell>
        </table:table-row>
        <table:table-row table:style-name="ro1">
          <table:table-cell office:value-type="string" table:style-name="ce1">
            <text:p>Ssk</text:p>
          </table:table-cell>
          <table:table-cell office:value-type="string" table:style-name="ce1">
            <text:p>&lt;no unit&gt;</text:p>
          </table:table-cell>
        </table:table-row>
        <table:table-row table:style-name="ro1">
          <table:table-cell office:value-type="string" table:style-name="ce1">
            <text:p>Sku</text:p>
          </table:table-cell>
          <table:table-cell office:value-type="string" table:style-name="ce1">
            <text:p>&lt;no unit&gt;</text:p>
          </table:table-cell>
        </table:table-row>
        <table:table-row table:style-name="ro1">
          <table:table-cell office:value-type="string" table:style-name="ce1">
            <text:p>Sp</text:p>
          </table:table-cell>
          <table:table-cell office:value-type="string" table:style-name="ce1">
            <text:p>µm</text:p>
          </table:table-cell>
        </table:table-row>
        <table:table-row table:style-name="ro1">
          <table:table-cell office:value-type="string" table:style-name="ce1">
            <text:p>Sv</text:p>
          </table:table-cell>
          <table:table-cell office:value-type="string" table:style-name="ce1">
            <text:p>µm</text:p>
          </table:table-cell>
        </table:table-row>
        <table:table-row table:style-name="ro1">
          <table:table-cell office:value-type="string" table:style-name="ce1">
            <text:p>Sz</text:p>
          </table:table-cell>
          <table:table-cell office:value-type="string" table:style-name="ce1">
            <text:p>µm</text:p>
          </table:table-cell>
        </table:table-row>
        <table:table-row table:style-name="ro1">
          <table:table-cell office:value-type="string" table:style-name="ce1">
            <text:p>Sa</text:p>
          </table:table-cell>
          <table:table-cell office:value-type="string" table:style-name="ce1">
            <text:p>µm</text:p>
          </table:table-cell>
        </table:table-row>
        <table:table-row table:style-name="ro1">
          <table:table-cell office:value-type="string" table:style-name="ce1">
            <text:p>Smr</text:p>
          </table:table-cell>
          <table:table-cell office:value-type="string" table:style-name="ce1">
            <text:p>%</text:p>
          </table:table-cell>
        </table:table-row>
        <table:table-row table:style-name="ro1">
          <table:table-cell office:value-type="string" table:style-name="ce1">
            <text:p>Smc</text:p>
          </table:table-cell>
          <table:table-cell office:value-type="string" table:style-name="ce1">
            <text:p>µm</text:p>
          </table:table-cell>
        </table:table-row>
        <table:table-row table:style-name="ro1">
          <table:table-cell office:value-type="string" table:style-name="ce1">
            <text:p>Sxp</text:p>
          </table:table-cell>
          <table:table-cell office:value-type="string" table:style-name="ce1">
            <text:p>µm</text:p>
          </table:table-cell>
        </table:table-row>
        <table:table-row table:style-name="ro1">
          <table:table-cell office:value-type="string" table:style-name="ce1">
            <text:p>Sal</text:p>
          </table:table-cell>
          <table:table-cell office:value-type="string" table:style-name="ce1">
            <text:p>µm</text:p>
          </table:table-cell>
        </table:table-row>
        <table:table-row table:style-name="ro1">
          <table:table-cell office:value-type="string" table:style-name="ce1">
            <text:p>Str</text:p>
          </table:table-cell>
          <table:table-cell office:value-type="string" table:style-name="ce1">
            <text:p>&lt;no unit&gt;</text:p>
          </table:table-cell>
        </table:table-row>
        <table:table-row table:style-name="ro1">
          <table:table-cell office:value-type="string" table:style-name="ce1">
            <text:p>Std</text:p>
          </table:table-cell>
          <table:table-cell office:value-type="string" table:style-name="ce1">
            <text:p>°</text:p>
          </table:table-cell>
        </table:table-row>
        <table:table-row table:style-name="ro1">
          <table:table-cell office:value-type="string" table:style-name="ce1">
            <text:p>Ssw</text:p>
          </table:table-cell>
          <table:table-cell office:value-type="string" table:style-name="ce1">
            <text:p>µm</text:p>
          </table:table-cell>
        </table:table-row>
        <table:table-row table:style-name="ro1">
          <table:table-cell office:value-type="string" table:style-name="ce1">
            <text:p>Sdq</text:p>
          </table:table-cell>
          <table:table-cell office:value-type="string" table:style-name="ce1">
            <text:p>&lt;no unit&gt;</text:p>
          </table:table-cell>
        </table:table-row>
        <table:table-row table:style-name="ro1">
          <table:table-cell office:value-type="string" table:style-name="ce1">
            <text:p>Sdr</text:p>
          </table:table-cell>
          <table:table-cell office:value-type="string" table:style-name="ce1">
            <text:p>%</text:p>
          </table:table-cell>
        </table:table-row>
        <table:table-row table:style-name="ro1">
          <table:table-cell office:value-type="string" table:style-name="ce1">
            <text:p>Vm</text:p>
          </table:table-cell>
          <table:table-cell office:value-type="string" table:style-name="ce1">
            <text:p>µm³/µm²</text:p>
          </table:table-cell>
        </table:table-row>
        <table:table-row table:style-name="ro1">
          <table:table-cell office:value-type="string" table:style-name="ce1">
            <text:p>Vv</text:p>
          </table:table-cell>
          <table:table-cell office:value-type="string" table:style-name="ce1">
            <text:p>µm³/µm²</text:p>
          </table:table-cell>
        </table:table-row>
        <table:table-row table:style-name="ro1">
          <table:table-cell office:value-type="string" table:style-name="ce1">
            <text:p>Vmp</text:p>
          </table:table-cell>
          <table:table-cell office:value-type="string" table:style-name="ce1">
            <text:p>µm³/µm²</text:p>
          </table:table-cell>
        </table:table-row>
        <table:table-row table:style-name="ro1">
          <table:table-cell office:value-type="string" table:style-name="ce1">
            <text:p>Vmc</text:p>
          </table:table-cell>
          <table:table-cell office:value-type="string" table:style-name="ce1">
            <text:p>µm³/µm²</text:p>
          </table:table-cell>
        </table:table-row>
        <table:table-row table:style-name="ro1">
          <table:table-cell office:value-type="string" table:style-name="ce1">
            <text:p>Vvc</text:p>
          </table:table-cell>
          <table:table-cell office:value-type="string" table:style-name="ce1">
            <text:p>µm³/µm²</text:p>
          </table:table-cell>
        </table:table-row>
        <table:table-row table:style-name="ro1">
          <table:table-cell office:value-type="string" table:style-name="ce1">
            <text:p>Vvv</text:p>
          </table:table-cell>
          <table:table-cell office:value-type="string" table:style-name="ce1">
            <text:p>µm³/µm²</text:p>
          </table:table-cell>
        </table:table-row>
        <table:table-row table:style-name="ro1">
          <table:table-cell office:value-type="string" table:style-name="ce1">
            <text:p>Maximum.depth.of.furrows</text:p>
          </table:table-cell>
          <table:table-cell office:value-type="string" table:style-name="ce1">
            <text:p>µm</text:p>
          </table:table-cell>
        </table:table-row>
        <table:table-row table:style-name="ro1">
          <table:table-cell office:value-type="string" table:style-name="ce1">
            <text:p>Mean.depth.of.furrows</text:p>
          </table:table-cell>
          <table:table-cell office:value-type="string" table:style-name="ce1">
            <text:p>µm</text:p>
          </table:table-cell>
        </table:table-row>
        <table:table-row table:style-name="ro1">
          <table:table-cell office:value-type="string" table:style-name="ce1">
            <text:p>Mean.density.of.furrows</text:p>
          </table:table-cell>
          <table:table-cell office:value-type="string" table:style-name="ce1">
            <text:p>cm/cm2</text:p>
          </table:table-cell>
        </table:table-row>
        <table:table-row table:style-name="ro1">
          <table:table-cell office:value-type="string" table:style-name="ce1">
            <text:p>First.direction</text:p>
          </table:table-cell>
          <table:table-cell office:value-type="string" table:style-name="ce1">
            <text:p>°</text:p>
          </table:table-cell>
        </table:table-row>
        <table:table-row table:style-name="ro1">
          <table:table-cell office:value-type="string" table:style-name="ce1">
            <text:p>Second.direction</text:p>
          </table:table-cell>
          <table:table-cell office:value-type="string" table:style-name="ce1">
            <text:p>°</text:p>
          </table:table-cell>
        </table:table-row>
        <table:table-row table:style-name="ro1">
          <table:table-cell office:value-type="string" table:style-name="ce1">
            <text:p>Third.direction</text:p>
          </table:table-cell>
          <table:table-cell office:value-type="string" table:style-name="ce1">
            <text:p>°</text:p>
          </table:table-cell>
        </table:table-row>
        <table:table-row table:style-name="ro1">
          <table:table-cell office:value-type="string" table:style-name="ce1">
            <text:p>Texture.isotropy</text:p>
          </table:table-cell>
          <table:table-cell office:value-type="string" table:style-name="ce1">
            <text:p>%</text:p>
          </table:table-cell>
        </table:table-row>
        <table:table-row table:style-name="ro1">
          <table:table-cell office:value-type="string" table:style-name="ce1">
            <text:p>epLsar</text:p>
          </table:table-cell>
          <table:table-cell office:value-type="string" table:style-name="ce1">
            <text:p>&lt;no unit&gt;</text:p>
          </table:table-cell>
        </table:table-row>
        <table:table-row table:style-name="ro1">
          <table:table-cell office:value-type="string" table:style-name="ce1">
            <text:p>NewEplsar</text:p>
          </table:table-cell>
          <table:table-cell office:value-type="string" table:style-name="ce1">
            <text:p>&lt;no unit&gt;</text:p>
          </table:table-cell>
        </table:table-row>
        <table:table-row table:style-name="ro1">
          <table:table-cell office:value-type="string" table:style-name="ce1">
            <text:p>Asfc</text:p>
          </table:table-cell>
          <table:table-cell office:value-type="string" table:style-name="ce1">
            <text:p>&lt;no unit&gt;</text:p>
          </table:table-cell>
        </table:table-row>
        <table:table-row table:style-name="ro1">
          <table:table-cell office:value-type="string" table:style-name="ce1">
            <text:p>Smfc</text:p>
          </table:table-cell>
          <table:table-cell office:value-type="string" table:style-name="ce1">
            <text:p>µm²</text:p>
          </table:table-cell>
        </table:table-row>
        <table:table-row table:style-name="ro1">
          <table:table-cell office:value-type="string" table:style-name="ce1">
            <text:p>HAsfc9</text:p>
          </table:table-cell>
          <table:table-cell office:value-type="string" table:style-name="ce1">
            <text:p>&lt;no unit&gt;</text:p>
          </table:table-cell>
        </table:table-row>
        <table:table-row table:style-name="ro1">
          <table:table-cell office:value-type="string" table:style-name="ce1">
            <text:p>HAsfc81</text:p>
          </table:table-cell>
          <table:table-cell office:value-type="string" table:style-name="ce1">
            <text:p>&lt;no unit&gt;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